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4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6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6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6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6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7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7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7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7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8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8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8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9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9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9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9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9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9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0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0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0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0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0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3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1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1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1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2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2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3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3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4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4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4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4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4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4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5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5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5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6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6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6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6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6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6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7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7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3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37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3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3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3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3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3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3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38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8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8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8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8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9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9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9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9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9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9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9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0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0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0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0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1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1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1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1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2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3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3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4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4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4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4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4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5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5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5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5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5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5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6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6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7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7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7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7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8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8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8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8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8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9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9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9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9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0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0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0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0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0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0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0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0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0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1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1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1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1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1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1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2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2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2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2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3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3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3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3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4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4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4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4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4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4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5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5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5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6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6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6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6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6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6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7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7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7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7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8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8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8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8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8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8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9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9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9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9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9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0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0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0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0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0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0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0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1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1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6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1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2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2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3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3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3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6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64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6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64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4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4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4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5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5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5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5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5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5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6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6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6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6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7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7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7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7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8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8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8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8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8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8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9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9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9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9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9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0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0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0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0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0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1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1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1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1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7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72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7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7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7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7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73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3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3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3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3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4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4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4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4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4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4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7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7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5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5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6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6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6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6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7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7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7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7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7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8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8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8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8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7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9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9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9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9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9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9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9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9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0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0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0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0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0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0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0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1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1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2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2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3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3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3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4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4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5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5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6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6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6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7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7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8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8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8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8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8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8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9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9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9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9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9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9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9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9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9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0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0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0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0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0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1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1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1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1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9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9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2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3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3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4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9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4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4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4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5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5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5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5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9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6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7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7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9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9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9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98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8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9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9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9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9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9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0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0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0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0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0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0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1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1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2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2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2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3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4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4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5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5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6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06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0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0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0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06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6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6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7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7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7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8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8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8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8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0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09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9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9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9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9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9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0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0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0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1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0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1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1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1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1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1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2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3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3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4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4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4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1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1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1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15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5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5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5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6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6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6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6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6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7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1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7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7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8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8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8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8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8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9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9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9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9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9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9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9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0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0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0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0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0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0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0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0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1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21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2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2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2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1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1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2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3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3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3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2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2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4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4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5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2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5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6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6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6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6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6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6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7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2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7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7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8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8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8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8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8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8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9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9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9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2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2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3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30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0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0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0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0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0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1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1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1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1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3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2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3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3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4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4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4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34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34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34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5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5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5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5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5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5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6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6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6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6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6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6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3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3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7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7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8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8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8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8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8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3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9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9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9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9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9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0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0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0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4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0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1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1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1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1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2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4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4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43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4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3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3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4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4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4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4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4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4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4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5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5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5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4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6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6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6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6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6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7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7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7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4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48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8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8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8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8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8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9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9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9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9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9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9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9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9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0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5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50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0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0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1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1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1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1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1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1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5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2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3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5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4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4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4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4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4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5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5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5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6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6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5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5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5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5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7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7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8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8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8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8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8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8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5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9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9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9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9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9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9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0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0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0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0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60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0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0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1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1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1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1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1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1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2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2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2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6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6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3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3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4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4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4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6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5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5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5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5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5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5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6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6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6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6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6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7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7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7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8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8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8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8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6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69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6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69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9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9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9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0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0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0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0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0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0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0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0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0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1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1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1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7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1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1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2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3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3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3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7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7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4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4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5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7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5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6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6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6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6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6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6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7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7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7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7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8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8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8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8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8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8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9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9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9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7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9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7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0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0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0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0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0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0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1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1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1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1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2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3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4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4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4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5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5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5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5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5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5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6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6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6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6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7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7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7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7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8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8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8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8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8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8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9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9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9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9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9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9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9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0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0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0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0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0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0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1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1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1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1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9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9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2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2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3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3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3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9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4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4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5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9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5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5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6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6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6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6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6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6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7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9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97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7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8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8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8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8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8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8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8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9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9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9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9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9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9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0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00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0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0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0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1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1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1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1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0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2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3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3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3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0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4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4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4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0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5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5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6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6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6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0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7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07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7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7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7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7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8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8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8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8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0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8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9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9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9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9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9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9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9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9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0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1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0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0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0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0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1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1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1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1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1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2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2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2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2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3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3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1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3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3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4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4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4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4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4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4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1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5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6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6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6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1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7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7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7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7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7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7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8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8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8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8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8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8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8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9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9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1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9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9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0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0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20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0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0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2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1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21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2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2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2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2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2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2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3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3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3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2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4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2" draw:text-style-name="P2" draw:layer="layout" svg:width="2cm" svg:height="0.5cm" svg:x="14cm" svg:y="1.5cm">
          <draw:text-box>
            <text:p text:style-name="P1"><text:span text:style-name="T1">5</text:span></text:p>
          </draw:text-box>
        </draw:frame>
        <draw:line draw:style-name="gr3" draw:text-style-name="P3" draw:layer="layout" svg:x1="14cm" svg:y1="1cm" svg:x2="16cm" svg:y2="1cm">
          <text:p/>
        </draw:line>
        <draw:line draw:style-name="gr4" draw:text-style-name="P3" draw:layer="layout" svg:x1="14cm" svg:y1="1.5cm" svg:x2="16cm" svg:y2="1.5cm">
          <text:p/>
        </draw:line>
        <draw:line draw:style-name="gr5" draw:text-style-name="P3" xml:id="id1" draw:id="id1" draw:layer="layout" svg:x1="14cm" svg:y1="2cm" svg:x2="16cm" svg:y2="2cm">
          <text:p/>
        </draw:line>
        <draw:line draw:style-name="gr6" draw:text-style-name="P3" draw:layer="layout" svg:x1="14cm" svg:y1="2cm" svg:x2="14cm" svg:y2="1cm">
          <text:p/>
        </draw:line>
        <draw:line draw:style-name="gr7" draw:text-style-name="P3" draw:layer="layout" svg:x1="16cm" svg:y1="2cm" svg:x2="16cm" svg:y2="1cm">
          <text:p/>
        </draw:line>
        <draw:connector draw:style-name="gr8" draw:text-style-name="P4" draw:layer="layout" draw:type="line" svg:x1="13.596cm" svg:y1="7.011cm" svg:x2="15cm" svg:y2="2cm" draw:end-shape="id1" draw:end-glue-point="0" svg:d="M13596 7011l1404-5011" svg:viewBox="0 0 1405 5012">
          <text:p/>
        </draw:connector>
        <draw:frame draw:style-name="gr9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10" draw:text-style-name="P2" draw:layer="layout" svg:width="2cm" svg:height="0.5cm" svg:x="8.5cm" svg:y="5.5cm">
          <draw:text-box>
            <text:p text:style-name="P1"><text:span text:style-name="T1">4</text:span></text:p>
          </draw:text-box>
        </draw:frame>
        <draw:line draw:style-name="gr11" draw:text-style-name="P3" draw:layer="layout" svg:x1="8.5cm" svg:y1="5cm" svg:x2="10.5cm" svg:y2="5cm">
          <text:p/>
        </draw:line>
        <draw:line draw:style-name="gr12" draw:text-style-name="P3" draw:layer="layout" svg:x1="8.5cm" svg:y1="5.5cm" svg:x2="10.5cm" svg:y2="5.5cm">
          <text:p/>
        </draw:line>
        <draw:line draw:style-name="gr13" draw:text-style-name="P3" draw:layer="layout" svg:x1="8.5cm" svg:y1="6cm" svg:x2="10.5cm" svg:y2="6cm">
          <text:p/>
        </draw:line>
        <draw:line draw:style-name="gr14" draw:text-style-name="P3" draw:layer="layout" svg:x1="8.5cm" svg:y1="6cm" svg:x2="8.5cm" svg:y2="5cm">
          <text:p/>
        </draw:line>
        <draw:line draw:style-name="gr15" draw:text-style-name="P3" draw:layer="layout" svg:x1="10.5cm" svg:y1="6cm" svg:x2="10.5cm" svg:y2="5cm">
          <text:p/>
        </draw:line>
        <draw:frame draw:style-name="gr16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17" draw:text-style-name="P2" draw:layer="layout" svg:width="2cm" svg:height="0.5cm" svg:x="11.5cm" svg:y="5.5cm">
          <draw:text-box>
            <text:p text:style-name="P1"><text:span text:style-name="T1">4</text:span></text:p>
          </draw:text-box>
        </draw:frame>
        <draw:line draw:style-name="gr18" draw:text-style-name="P3" draw:layer="layout" svg:x1="11.5cm" svg:y1="5cm" svg:x2="13.5cm" svg:y2="5cm">
          <text:p/>
        </draw:line>
        <draw:line draw:style-name="gr19" draw:text-style-name="P3" draw:layer="layout" svg:x1="11.5cm" svg:y1="5.5cm" svg:x2="13.5cm" svg:y2="5.5cm">
          <text:p/>
        </draw:line>
        <draw:line draw:style-name="gr20" draw:text-style-name="P3" draw:layer="layout" svg:x1="11.5cm" svg:y1="6cm" svg:x2="13.5cm" svg:y2="6cm">
          <text:p/>
        </draw:line>
        <draw:line draw:style-name="gr21" draw:text-style-name="P3" draw:layer="layout" svg:x1="11.5cm" svg:y1="6cm" svg:x2="11.5cm" svg:y2="5cm">
          <text:p/>
        </draw:line>
        <draw:line draw:style-name="gr22" draw:text-style-name="P3" draw:layer="layout" svg:x1="13.5cm" svg:y1="6cm" svg:x2="13.5cm" svg:y2="5cm">
          <text:p/>
        </draw:line>
        <draw:custom-shape draw:style-name="gr23" draw:text-style-name="P6" xml:id="id2" draw:id="id2" draw:layer="layout" svg:width="1cm" svg:height="1cm" svg:x="10.5cm" svg:y="3cm">
          <text:p text:style-name="P5"><text:span text:style-name="T2">R</text:span><text:span text:style-name="T3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4" draw:text-style-name="P3" draw:layer="layout" draw:type="line" svg:x1="9.5cm" svg:y1="5cm" svg:x2="10.646cm" svg:y2="3.854cm" draw:end-shape="id2" draw:end-glue-point="7" svg:d="M9500 5000l1146-1146" svg:viewBox="0 0 1147 1147">
          <text:p/>
        </draw:connector>
        <draw:connector draw:style-name="gr25" draw:text-style-name="P3" draw:layer="layout" draw:type="line" svg:x1="12.5cm" svg:y1="5cm" svg:x2="11.354cm" svg:y2="3.854cm" draw:end-shape="id2" draw:end-glue-point="9" svg:d="M12500 5000l-1146-1146" svg:viewBox="0 0 1147 1147">
          <text:p/>
        </draw:connector>
        <draw:custom-shape draw:style-name="gr26" draw:text-style-name="P6" xml:id="id5" draw:id="id5" draw:layer="layout" svg:width="1cm" svg:height="1cm" svg:x="10.001cm" svg:y="7.001cm">
          <text:p text:style-name="P5"><text:span text:style-name="T2">R</text:span><text:span text:style-name="T3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7" draw:text-style-name="P2" draw:layer="layout" svg:width="2cm" svg:height="0.5cm" svg:x="16.5cm" svg:y="5cm">
          <draw:text-box>
            <text:p text:style-name="P1"><text:span text:style-name="T1">v4, v5</text:span></text:p>
          </draw:text-box>
        </draw:frame>
        <draw:frame draw:style-name="gr28" draw:text-style-name="P2" draw:layer="layout" svg:width="2cm" svg:height="0.5cm" svg:x="16.5cm" svg:y="5.5cm">
          <draw:text-box>
            <text:p text:style-name="P1"><text:span text:style-name="T1">3</text:span></text:p>
          </draw:text-box>
        </draw:frame>
        <draw:line draw:style-name="gr29" draw:text-style-name="P3" draw:layer="layout" svg:x1="16.5cm" svg:y1="5cm" svg:x2="18.5cm" svg:y2="5cm">
          <text:p/>
        </draw:line>
        <draw:line draw:style-name="gr30" draw:text-style-name="P3" draw:layer="layout" svg:x1="16.5cm" svg:y1="5.5cm" svg:x2="18.5cm" svg:y2="5.5cm">
          <text:p/>
        </draw:line>
        <draw:line draw:style-name="gr31" draw:text-style-name="P3" draw:layer="layout" svg:x1="16.5cm" svg:y1="6cm" svg:x2="18.5cm" svg:y2="6cm">
          <text:p/>
        </draw:line>
        <draw:line draw:style-name="gr32" draw:text-style-name="P3" xml:id="id28" draw:id="id28" draw:layer="layout" svg:x1="16.5cm" svg:y1="6cm" svg:x2="16.5cm" svg:y2="5cm">
          <text:p/>
        </draw:line>
        <draw:line draw:style-name="gr33" draw:text-style-name="P3" draw:layer="layout" svg:x1="18.5cm" svg:y1="6cm" svg:x2="18.5cm" svg:y2="5cm">
          <text:p/>
        </draw:line>
        <draw:frame draw:style-name="gr34" draw:text-style-name="P2" draw:layer="layout" svg:width="2cm" svg:height="0.5cm" svg:x="19.5cm" svg:y="5cm">
          <draw:text-box>
            <text:p text:style-name="P1"><text:span text:style-name="T1">v4, v0</text:span></text:p>
          </draw:text-box>
        </draw:frame>
        <draw:frame draw:style-name="gr35" draw:text-style-name="P2" draw:layer="layout" svg:width="2cm" svg:height="0.5cm" svg:x="19.5cm" svg:y="5.5cm">
          <draw:text-box>
            <text:p text:style-name="P1"><text:span text:style-name="T1">2</text:span></text:p>
          </draw:text-box>
        </draw:frame>
        <draw:line draw:style-name="gr36" draw:text-style-name="P3" draw:layer="layout" svg:x1="19.5cm" svg:y1="5cm" svg:x2="21.5cm" svg:y2="5cm">
          <text:p/>
        </draw:line>
        <draw:line draw:style-name="gr37" draw:text-style-name="P3" draw:layer="layout" svg:x1="19.5cm" svg:y1="5.5cm" svg:x2="21.5cm" svg:y2="5.5cm">
          <text:p/>
        </draw:line>
        <draw:line draw:style-name="gr38" draw:text-style-name="P3" draw:layer="layout" svg:x1="19.5cm" svg:y1="6cm" svg:x2="21.5cm" svg:y2="6cm">
          <text:p/>
        </draw:line>
        <draw:line draw:style-name="gr39" draw:text-style-name="P3" draw:layer="layout" svg:x1="19.5cm" svg:y1="6cm" svg:x2="19.5cm" svg:y2="5cm">
          <text:p/>
        </draw:line>
        <draw:line draw:style-name="gr40" draw:text-style-name="P3" xml:id="id39" draw:id="id39" draw:layer="layout" svg:x1="21.5cm" svg:y1="6cm" svg:x2="21.5cm" svg:y2="5cm">
          <text:p/>
        </draw:line>
        <draw:custom-shape draw:style-name="gr41" draw:text-style-name="P6" xml:id="id3" draw:id="id3" draw:layer="layout" svg:width="1cm" svg:height="1cm" svg:x="18.5cm" svg:y="3cm">
          <text:p text:style-name="P5"><text:span text:style-name="T2">R</text:span><text:span text:style-name="T3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2" draw:text-style-name="P3" draw:layer="layout" draw:type="line" svg:x1="17.5cm" svg:y1="5cm" svg:x2="18.646cm" svg:y2="3.854cm" draw:end-shape="id3" draw:end-glue-point="7" svg:d="M17500 5000l1146-1146" svg:viewBox="0 0 1147 1147">
          <text:p/>
        </draw:connector>
        <draw:connector draw:style-name="gr43" draw:text-style-name="P3" draw:layer="layout" draw:type="line" svg:x1="20.5cm" svg:y1="5cm" svg:x2="19.354cm" svg:y2="3.854cm" draw:end-shape="id3" draw:end-glue-point="9" svg:d="M20500 5000l-1146-1146" svg:viewBox="0 0 1147 1147">
          <text:p/>
        </draw:connector>
        <draw:connector draw:style-name="gr8" draw:text-style-name="P4" draw:layer="layout" draw:type="line" svg:x1="11cm" svg:y1="3cm" svg:x2="14cm" svg:y2="2cm" svg:d="M11000 3000l3000-1000" svg:viewBox="0 0 3001 1001">
          <text:p/>
        </draw:connector>
        <draw:connector draw:style-name="gr8" draw:text-style-name="P4" draw:layer="layout" draw:type="line" svg:x1="19cm" svg:y1="3cm" svg:x2="16cm" svg:y2="2.001cm" svg:d="M19000 3000l-3000-999" svg:viewBox="0 0 3001 1000">
          <text:p/>
        </draw:connector>
        <draw:frame draw:style-name="gr44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45" draw:text-style-name="P2" draw:layer="layout" svg:width="2cm" svg:height="0.5cm" svg:x="5cm" svg:y="9.5cm">
          <draw:text-box>
            <text:p text:style-name="P1"><text:span text:style-name="T1">2</text:span></text:p>
          </draw:text-box>
        </draw:frame>
        <draw:line draw:style-name="gr46" draw:text-style-name="P3" draw:layer="layout" svg:x1="5cm" svg:y1="9cm" svg:x2="7cm" svg:y2="9cm">
          <text:p/>
        </draw:line>
        <draw:line draw:style-name="gr47" draw:text-style-name="P3" draw:layer="layout" svg:x1="5cm" svg:y1="9.5cm" svg:x2="7cm" svg:y2="9.5cm">
          <text:p/>
        </draw:line>
        <draw:line draw:style-name="gr48" draw:text-style-name="P3" draw:layer="layout" svg:x1="5cm" svg:y1="10cm" svg:x2="7cm" svg:y2="10cm">
          <text:p/>
        </draw:line>
        <draw:line draw:style-name="gr49" draw:text-style-name="P3" draw:layer="layout" svg:x1="5cm" svg:y1="10cm" svg:x2="5cm" svg:y2="9cm">
          <text:p/>
        </draw:line>
        <draw:line draw:style-name="gr50" draw:text-style-name="P3" draw:layer="layout" svg:x1="7cm" svg:y1="10cm" svg:x2="7cm" svg:y2="9cm">
          <text:p/>
        </draw:line>
        <draw:frame draw:style-name="gr51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52" draw:text-style-name="P2" draw:layer="layout" svg:width="2cm" svg:height="0.5cm" svg:x="8cm" svg:y="9.5cm">
          <draw:text-box>
            <text:p text:style-name="P1"><text:span text:style-name="T1">5</text:span></text:p>
          </draw:text-box>
        </draw:frame>
        <draw:line draw:style-name="gr53" draw:text-style-name="P3" draw:layer="layout" svg:x1="8cm" svg:y1="9cm" svg:x2="10cm" svg:y2="9cm">
          <text:p/>
        </draw:line>
        <draw:line draw:style-name="gr54" draw:text-style-name="P3" draw:layer="layout" svg:x1="8cm" svg:y1="9.5cm" svg:x2="10cm" svg:y2="9.5cm">
          <text:p/>
        </draw:line>
        <draw:line draw:style-name="gr55" draw:text-style-name="P3" draw:layer="layout" svg:x1="8cm" svg:y1="10cm" svg:x2="10cm" svg:y2="10cm">
          <text:p/>
        </draw:line>
        <draw:line draw:style-name="gr56" draw:text-style-name="P3" draw:layer="layout" svg:x1="8cm" svg:y1="10cm" svg:x2="8cm" svg:y2="9cm">
          <text:p/>
        </draw:line>
        <draw:line draw:style-name="gr57" draw:text-style-name="P3" draw:layer="layout" svg:x1="10cm" svg:y1="10cm" svg:x2="10cm" svg:y2="9cm">
          <text:p/>
        </draw:line>
        <draw:custom-shape draw:style-name="gr58" draw:text-style-name="P6" xml:id="id4" draw:id="id4" draw:layer="layout" svg:width="1cm" svg:height="1cm" svg:x="7cm" svg:y="7cm">
          <text:p text:style-name="P5"><text:span text:style-name="T2">R</text:span><text:span text:style-name="T3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9" draw:text-style-name="P3" draw:layer="layout" draw:type="line" svg:x1="6cm" svg:y1="9cm" svg:x2="7.146cm" svg:y2="7.854cm" draw:end-shape="id4" draw:end-glue-point="7" svg:d="M6000 9000l1146-1146" svg:viewBox="0 0 1147 1147">
          <text:p/>
        </draw:connector>
        <draw:connector draw:style-name="gr60" draw:text-style-name="P3" draw:layer="layout" draw:type="line" svg:x1="9cm" svg:y1="9cm" svg:x2="7.854cm" svg:y2="7.854cm" draw:end-shape="id4" draw:end-glue-point="9" svg:d="M9000 9000l-1146-1146" svg:viewBox="0 0 1147 1147">
          <text:p/>
        </draw:connector>
        <draw:connector draw:style-name="gr8" draw:text-style-name="P4" draw:layer="layout" draw:type="line" svg:x1="7.5cm" svg:y1="7.001cm" svg:x2="9.5cm" svg:y2="6cm" svg:d="M7500 7001l2000-1001" svg:viewBox="0 0 2001 1002">
          <text:p/>
        </draw:connector>
        <draw:connector draw:style-name="gr8" draw:text-style-name="P4" draw:layer="layout" draw:type="line" svg:x1="6cm" svg:y1="9cm" svg:x2="10.001cm" svg:y2="7.501cm" draw:end-shape="id5" draw:end-glue-point="6" svg:d="M6000 9000l4001-1499" svg:viewBox="0 0 4002 1500">
          <text:p/>
        </draw:connector>
        <draw:frame draw:style-name="gr61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62" draw:text-style-name="P2" draw:layer="layout" svg:width="2cm" svg:height="0.5cm" svg:x="11cm" svg:y="9.5cm">
          <draw:text-box>
            <text:p text:style-name="P1"><text:span text:style-name="T1">2</text:span></text:p>
          </draw:text-box>
        </draw:frame>
        <draw:line draw:style-name="gr63" draw:text-style-name="P3" draw:layer="layout" svg:x1="11cm" svg:y1="9cm" svg:x2="13cm" svg:y2="9cm">
          <text:p/>
        </draw:line>
        <draw:line draw:style-name="gr64" draw:text-style-name="P3" draw:layer="layout" svg:x1="11cm" svg:y1="9.5cm" svg:x2="13cm" svg:y2="9.5cm">
          <text:p/>
        </draw:line>
        <draw:line draw:style-name="gr65" draw:text-style-name="P3" draw:layer="layout" svg:x1="11cm" svg:y1="10cm" svg:x2="13cm" svg:y2="10cm">
          <text:p/>
        </draw:line>
        <draw:line draw:style-name="gr66" draw:text-style-name="P3" draw:layer="layout" svg:x1="11cm" svg:y1="10cm" svg:x2="11cm" svg:y2="9cm">
          <text:p/>
        </draw:line>
        <draw:line draw:style-name="gr67" draw:text-style-name="P3" draw:layer="layout" svg:x1="13cm" svg:y1="10cm" svg:x2="13cm" svg:y2="9cm">
          <text:p/>
        </draw:line>
        <draw:connector draw:style-name="gr8" draw:text-style-name="P4" draw:layer="layout" draw:type="line" svg:x1="12cm" svg:y1="9cm" svg:x2="10.855cm" svg:y2="7.855cm" draw:end-shape="id5" draw:end-glue-point="9" svg:d="M12000 9000l-1145-1145" svg:viewBox="0 0 1146 1146">
          <text:p/>
        </draw:connector>
        <draw:connector draw:style-name="gr8" draw:text-style-name="P4" draw:layer="layout" draw:type="line" svg:x1="10.501cm" svg:y1="7.001cm" svg:x2="12.5cm" svg:y2="6cm" draw:start-shape="id5" draw:start-glue-point="4" svg:d="M10501 7001l1999-1001" svg:viewBox="0 0 2000 1002">
          <text:p/>
        </draw:connector>
        <draw:frame draw:style-name="gr68" draw:text-style-name="P2" draw:layer="layout" svg:width="2cm" svg:height="0.5cm" svg:x="17cm" svg:y="9cm">
          <draw:text-box>
            <text:p text:style-name="P1"><text:span text:style-name="T1">v0,v</text:span><text:span text:style-name="T1">2</text:span></text:p>
          </draw:text-box>
        </draw:frame>
        <draw:frame draw:style-name="gr69" draw:text-style-name="P2" draw:layer="layout" svg:width="2cm" svg:height="0.5cm" svg:x="17cm" svg:y="9.5cm">
          <draw:text-box>
            <text:p text:style-name="P1"><text:span text:style-name="T1">3</text:span></text:p>
          </draw:text-box>
        </draw:frame>
        <draw:line draw:style-name="gr70" draw:text-style-name="P3" draw:layer="layout" svg:x1="17cm" svg:y1="9cm" svg:x2="19cm" svg:y2="9cm">
          <text:p/>
        </draw:line>
        <draw:line draw:style-name="gr71" draw:text-style-name="P3" draw:layer="layout" svg:x1="17cm" svg:y1="9.5cm" svg:x2="19cm" svg:y2="9.5cm">
          <text:p/>
        </draw:line>
        <draw:line draw:style-name="gr72" draw:text-style-name="P3" xml:id="id33" draw:id="id33" draw:layer="layout" svg:x1="17cm" svg:y1="10cm" svg:x2="19cm" svg:y2="10cm">
          <text:p/>
        </draw:line>
        <draw:line draw:style-name="gr73" draw:text-style-name="P3" xml:id="id24" draw:id="id24" draw:layer="layout" svg:x1="17cm" svg:y1="10cm" svg:x2="17cm" svg:y2="9cm">
          <text:p/>
        </draw:line>
        <draw:line draw:style-name="gr74" draw:text-style-name="P3" draw:layer="layout" svg:x1="19cm" svg:y1="10cm" svg:x2="19cm" svg:y2="9cm">
          <text:p/>
        </draw:line>
        <draw:g xml:id="id7" draw:id="id7">
          <draw:frame draw:style-name="gr75" draw:text-style-name="P2" draw:layer="layout" svg:width="2cm" svg:height="0.5cm" svg:x="20cm" svg:y="9cm">
            <draw:text-box>
              <text:p text:style-name="P7">v2, v4</text:p>
            </draw:text-box>
          </draw:frame>
          <draw:frame draw:style-name="gr76" draw:text-style-name="P2" draw:layer="layout" svg:width="2cm" svg:height="0.5cm" svg:x="20cm" svg:y="9.5cm">
            <draw:text-box>
              <text:p text:style-name="P7">2</text:p>
            </draw:text-box>
          </draw:frame>
          <draw:line draw:style-name="gr77" draw:text-style-name="P3" draw:layer="layout" svg:x1="20cm" svg:y1="9cm" svg:x2="22cm" svg:y2="9cm">
            <text:p/>
          </draw:line>
          <draw:line draw:style-name="gr78" draw:text-style-name="P3" draw:layer="layout" svg:x1="20cm" svg:y1="9.5cm" svg:x2="22cm" svg:y2="9.5cm">
            <text:p/>
          </draw:line>
          <draw:line draw:style-name="gr79" draw:text-style-name="P3" draw:layer="layout" svg:x1="20cm" svg:y1="10cm" svg:x2="22cm" svg:y2="10cm">
            <text:p/>
          </draw:line>
          <draw:line draw:style-name="gr80" draw:text-style-name="P3" draw:layer="layout" svg:x1="20cm" svg:y1="10cm" svg:x2="20cm" svg:y2="9cm">
            <text:p/>
          </draw:line>
          <draw:line draw:style-name="gr81" draw:text-style-name="P3" draw:layer="layout" svg:x1="22cm" svg:y1="10cm" svg:x2="22cm" svg:y2="9cm">
            <text:p/>
          </draw:line>
        </draw:g>
        <draw:custom-shape draw:style-name="gr82" draw:text-style-name="P6" xml:id="id6" draw:id="id6" draw:layer="layout" svg:width="1cm" svg:height="1cm" svg:x="20cm" svg:y="7cm">
          <text:p text:style-name="P5"><text:span text:style-name="T2">R</text:span><text:span text:style-name="T3">8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3" draw:text-style-name="P3" draw:layer="layout" draw:type="line" svg:x1="18cm" svg:y1="9cm" svg:x2="20.146cm" svg:y2="7.854cm" draw:end-shape="id6" draw:end-glue-point="7" svg:d="M18000 9000l2146-1146" svg:viewBox="0 0 2147 1147">
          <text:p/>
        </draw:connector>
        <draw:connector draw:style-name="gr84" draw:text-style-name="P3" draw:layer="layout" draw:type="line" svg:x1="21cm" svg:y1="9cm" svg:x2="20.854cm" svg:y2="7.854cm" draw:start-shape="id7" draw:start-glue-point="0" draw:end-shape="id6" draw:end-glue-point="9" svg:d="M21000 9000l-146-1146" svg:viewBox="0 0 147 1147">
          <text:p/>
        </draw:connector>
        <draw:custom-shape draw:style-name="gr85" draw:text-style-name="P6" xml:id="id8" draw:id="id8" draw:layer="layout" svg:width="1cm" svg:height="1cm" svg:x="13.001cm" svg:y="7.001cm">
          <text:p text:style-name="P5"><text:span text:style-name="T2">R</text:span><text:span text:style-name="T3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4" draw:layer="layout" svg:x1="12cm" svg:y1="9cm" svg:x2="13.6cm" svg:y2="8cm">
          <text:p/>
        </draw:line>
        <draw:connector draw:style-name="gr8" draw:text-style-name="P4" draw:layer="layout" draw:type="line" svg:x1="9.004cm" svg:y1="9.014cm" svg:x2="13.147cm" svg:y2="7.855cm" draw:end-shape="id8" draw:end-glue-point="7" svg:d="M9004 9014l4143-1159" svg:viewBox="0 0 4144 1160">
          <text:p/>
        </draw:connector>
        <draw:custom-shape draw:style-name="gr86" draw:text-style-name="P6" xml:id="id9" draw:id="id9" draw:layer="layout" svg:width="1cm" svg:height="1cm" svg:x="15.001cm" svg:y="7.001cm">
          <text:p text:style-name="P5"><text:span text:style-name="T2">R</text:span><text:span text:style-name="T3">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5.004cm" svg:y1="9.024cm" svg:x2="15.501cm" svg:y2="8.001cm" draw:end-shape="id9" draw:end-glue-point="8" svg:d="M15004 9024l497-1023" svg:viewBox="0 0 498 1024">
          <text:p/>
        </draw:connector>
        <draw:line draw:style-name="gr8" draw:text-style-name="P4" draw:layer="layout" svg:x1="18.1cm" svg:y1="9cm" svg:x2="15.5cm" svg:y2="8cm">
          <text:p/>
        </draw:line>
        <draw:connector draw:style-name="gr8" draw:text-style-name="P4" draw:layer="layout" draw:type="line" svg:x1="15.501cm" svg:y1="7.001cm" svg:x2="15.202cm" svg:y2="1.994cm" draw:start-shape="id9" draw:start-glue-point="4" svg:d="M15501 7001l-299-5007" svg:viewBox="0 0 300 5008">
          <text:p/>
        </draw:connector>
        <draw:custom-shape draw:style-name="gr87" draw:text-style-name="P6" xml:id="id10" draw:id="id10" draw:layer="layout" svg:width="1cm" svg:height="1cm" svg:x="17.001cm" svg:y="7.001cm">
          <text:p text:style-name="P5"><text:span text:style-name="T2">R</text:span><text:span text:style-name="T3">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5.004cm" svg:y1="9.025cm" svg:x2="17.501cm" svg:y2="8.001cm" draw:end-shape="id10" draw:end-glue-point="8" svg:d="M15004 9025l2497-1024" svg:viewBox="0 0 2498 1025">
          <text:p/>
        </draw:connector>
        <draw:line draw:style-name="gr8" draw:text-style-name="P4" draw:layer="layout" svg:x1="21cm" svg:y1="9cm" svg:x2="17.5cm" svg:y2="8cm">
          <text:p/>
        </draw:line>
        <draw:connector draw:style-name="gr8" draw:text-style-name="P4" draw:layer="layout" draw:type="line" svg:x1="17.501cm" svg:y1="7.001cm" svg:x2="17.471cm" svg:y2="5.991cm" draw:start-shape="id10" draw:start-glue-point="4" svg:d="M17501 7001l-30-1010" svg:viewBox="0 0 31 1011">
          <text:p/>
        </draw:connector>
        <draw:connector draw:style-name="gr8" draw:text-style-name="P4" draw:layer="layout" draw:type="line" svg:x1="20.5cm" svg:y1="7cm" svg:x2="20.466cm" svg:y2="5.991cm" draw:start-shape="id6" draw:start-glue-point="4" svg:d="M20500 7000l-34-1009" svg:viewBox="0 0 35 1010">
          <text:p/>
        </draw:connector>
        <draw:frame draw:style-name="gr88" draw:text-style-name="P2" draw:layer="layout" svg:width="2cm" svg:height="0.5cm" svg:x="14cm" svg:y="9cm">
          <draw:text-box>
            <text:p text:style-name="P1"><text:span text:style-name="T1">v2, v5</text:span></text:p>
          </draw:text-box>
        </draw:frame>
        <draw:frame draw:style-name="gr89" draw:text-style-name="P2" draw:layer="layout" svg:width="2cm" svg:height="0.5cm" svg:x="14cm" svg:y="9.5cm">
          <draw:text-box>
            <text:p text:style-name="P1"><text:span text:style-name="T1">4</text:span></text:p>
          </draw:text-box>
        </draw:frame>
        <draw:line draw:style-name="gr90" draw:text-style-name="P3" draw:layer="layout" svg:x1="14cm" svg:y1="9cm" svg:x2="16cm" svg:y2="9cm">
          <text:p/>
        </draw:line>
        <draw:line draw:style-name="gr91" draw:text-style-name="P3" draw:layer="layout" svg:x1="14cm" svg:y1="9.5cm" svg:x2="16cm" svg:y2="9.5cm">
          <text:p/>
        </draw:line>
        <draw:line draw:style-name="gr92" draw:text-style-name="P3" xml:id="id18" draw:id="id18" draw:layer="layout" svg:x1="14cm" svg:y1="10cm" svg:x2="16cm" svg:y2="10cm">
          <text:p/>
        </draw:line>
        <draw:line draw:style-name="gr93" draw:text-style-name="P3" draw:layer="layout" svg:x1="14cm" svg:y1="10cm" svg:x2="14cm" svg:y2="9cm">
          <text:p/>
        </draw:line>
        <draw:line draw:style-name="gr94" draw:text-style-name="P3" draw:layer="layout" svg:x1="16cm" svg:y1="10cm" svg:x2="16cm" svg:y2="9cm">
          <text:p/>
        </draw:line>
        <draw:g xml:id="id11" draw:id="id11">
          <draw:frame draw:style-name="gr95" draw:text-style-name="P2" draw:layer="layout" svg:width="2cm" svg:height="0.5cm" svg:x="1cm" svg:y="13cm">
            <draw:text-box>
              <text:p text:style-name="P7">v7, v9</text:p>
            </draw:text-box>
          </draw:frame>
          <draw:frame draw:style-name="gr96" draw:text-style-name="P2" draw:layer="layout" svg:width="2cm" svg:height="0.5cm" svg:x="1cm" svg:y="13.5cm">
            <draw:text-box>
              <text:p text:style-name="P7">1</text:p>
            </draw:text-box>
          </draw:frame>
          <draw:line draw:style-name="gr97" draw:text-style-name="P3" draw:layer="layout" svg:x1="1cm" svg:y1="13cm" svg:x2="3cm" svg:y2="13cm">
            <text:p/>
          </draw:line>
          <draw:line draw:style-name="gr98" draw:text-style-name="P3" draw:layer="layout" svg:x1="1cm" svg:y1="13.5cm" svg:x2="3cm" svg:y2="13.5cm">
            <text:p/>
          </draw:line>
          <draw:line draw:style-name="gr99" draw:text-style-name="P3" draw:layer="layout" svg:x1="1cm" svg:y1="14cm" svg:x2="3cm" svg:y2="14cm">
            <text:p/>
          </draw:line>
          <draw:line draw:style-name="gr100" draw:text-style-name="P3" draw:layer="layout" svg:x1="1cm" svg:y1="14cm" svg:x2="1cm" svg:y2="13cm">
            <text:p/>
          </draw:line>
          <draw:line draw:style-name="gr101" draw:text-style-name="P3" draw:layer="layout" svg:x1="3cm" svg:y1="14cm" svg:x2="3cm" svg:y2="13cm">
            <text:p/>
          </draw:line>
        </draw:g>
        <draw:g xml:id="id13" draw:id="id13">
          <draw:frame draw:style-name="gr102" draw:text-style-name="P2" draw:layer="layout" svg:width="2cm" svg:height="0.5cm" svg:x="3.5cm" svg:y="13cm">
            <draw:text-box>
              <text:p text:style-name="P7">v6, v5</text:p>
            </draw:text-box>
          </draw:frame>
          <draw:frame draw:style-name="gr103" draw:text-style-name="P2" draw:layer="layout" svg:width="2cm" svg:height="0.5cm" svg:x="3.5cm" svg:y="13.5cm">
            <draw:text-box>
              <text:p text:style-name="P7">1</text:p>
            </draw:text-box>
          </draw:frame>
          <draw:line draw:style-name="gr104" draw:text-style-name="P3" draw:layer="layout" svg:x1="3.5cm" svg:y1="13cm" svg:x2="5.5cm" svg:y2="13cm">
            <text:p/>
          </draw:line>
          <draw:line draw:style-name="gr105" draw:text-style-name="P3" draw:layer="layout" svg:x1="3.5cm" svg:y1="13.5cm" svg:x2="5.5cm" svg:y2="13.5cm">
            <text:p/>
          </draw:line>
          <draw:line draw:style-name="gr106" draw:text-style-name="P3" draw:layer="layout" svg:x1="3.5cm" svg:y1="14cm" svg:x2="5.5cm" svg:y2="14cm">
            <text:p/>
          </draw:line>
          <draw:line draw:style-name="gr107" draw:text-style-name="P3" draw:layer="layout" svg:x1="3.5cm" svg:y1="14cm" svg:x2="3.5cm" svg:y2="13cm">
            <text:p/>
          </draw:line>
          <draw:line draw:style-name="gr108" draw:text-style-name="P3" draw:layer="layout" svg:x1="5.5cm" svg:y1="14cm" svg:x2="5.5cm" svg:y2="13cm">
            <text:p/>
          </draw:line>
        </draw:g>
        <draw:custom-shape draw:style-name="gr109" draw:text-style-name="P6" xml:id="id12" draw:id="id12" draw:layer="layout" svg:width="1cm" svg:height="1cm" svg:x="3.5cm" svg:y="11cm">
          <text:p text:style-name="P5"><text:span text:style-name="T2">R</text:span><text:span text:style-name="T3">1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10" draw:text-style-name="P3" draw:layer="layout" draw:type="line" svg:x1="2cm" svg:y1="13cm" svg:x2="3.646cm" svg:y2="11.854cm" draw:start-shape="id11" draw:start-glue-point="0" draw:end-shape="id12" draw:end-glue-point="7" svg:d="M2000 13000l1646-1146" svg:viewBox="0 0 1647 1147">
          <text:p/>
        </draw:connector>
        <draw:connector draw:style-name="gr111" draw:text-style-name="P3" draw:layer="layout" draw:type="line" svg:x1="4.5cm" svg:y1="13cm" svg:x2="4.354cm" svg:y2="11.854cm" draw:start-shape="id13" draw:start-glue-point="0" draw:end-shape="id12" draw:end-glue-point="9" svg:d="M4500 13000l-146-1146" svg:viewBox="0 0 147 1147">
          <text:p/>
        </draw:connector>
        <draw:connector draw:style-name="gr8" draw:text-style-name="P4" draw:layer="layout" draw:type="line" svg:x1="4cm" svg:y1="11cm" svg:x2="6.047cm" svg:y2="10.01cm" draw:start-shape="id12" draw:start-glue-point="4" svg:d="M4000 11000l2047-990" svg:viewBox="0 0 2048 991">
          <text:p/>
        </draw:connector>
        <draw:frame draw:style-name="gr112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113" draw:text-style-name="P2" draw:layer="layout" svg:width="2cm" svg:height="0.5cm" svg:x="6cm" svg:y="13.5cm">
          <draw:text-box>
            <text:p text:style-name="P1"><text:span text:style-name="T1">4</text:span></text:p>
          </draw:text-box>
        </draw:frame>
        <draw:line draw:style-name="gr114" draw:text-style-name="P3" xml:id="id16" draw:id="id16" draw:layer="layout" svg:x1="6cm" svg:y1="13cm" svg:x2="8cm" svg:y2="13cm">
          <text:p/>
        </draw:line>
        <draw:line draw:style-name="gr115" draw:text-style-name="P3" draw:layer="layout" svg:x1="6cm" svg:y1="13.5cm" svg:x2="8cm" svg:y2="13.5cm">
          <text:p/>
        </draw:line>
        <draw:line draw:style-name="gr116" draw:text-style-name="P3" xml:id="id41" draw:id="id41" draw:layer="layout" svg:x1="6cm" svg:y1="14cm" svg:x2="8cm" svg:y2="14cm">
          <text:p/>
        </draw:line>
        <draw:line draw:style-name="gr117" draw:text-style-name="P3" draw:layer="layout" svg:x1="6cm" svg:y1="14cm" svg:x2="6cm" svg:y2="13cm">
          <text:p/>
        </draw:line>
        <draw:line draw:style-name="gr118" draw:text-style-name="P3" draw:layer="layout" svg:x1="8cm" svg:y1="14cm" svg:x2="8cm" svg:y2="13cm">
          <text:p/>
        </draw:line>
        <draw:frame draw:style-name="gr119" draw:text-style-name="P2" draw:layer="layout" svg:width="2cm" svg:height="0.5cm" svg:x="8.5cm" svg:y="13cm">
          <draw:text-box>
            <text:p text:style-name="P1"><text:span text:style-name="T1">v2, v10</text:span></text:p>
          </draw:text-box>
        </draw:frame>
        <draw:frame draw:style-name="gr120" draw:text-style-name="P2" draw:layer="layout" svg:width="2cm" svg:height="0.5cm" svg:x="8.5cm" svg:y="13.5cm">
          <draw:text-box>
            <text:p text:style-name="P1"><text:span text:style-name="T1">2</text:span></text:p>
          </draw:text-box>
        </draw:frame>
        <draw:line draw:style-name="gr121" draw:text-style-name="P3" draw:layer="layout" svg:x1="8.5cm" svg:y1="13cm" svg:x2="10.5cm" svg:y2="13cm">
          <text:p/>
        </draw:line>
        <draw:line draw:style-name="gr122" draw:text-style-name="P3" draw:layer="layout" svg:x1="8.5cm" svg:y1="13.5cm" svg:x2="10.5cm" svg:y2="13.5cm">
          <text:p/>
        </draw:line>
        <draw:line draw:style-name="gr123" draw:text-style-name="P3" draw:layer="layout" svg:x1="8.5cm" svg:y1="14cm" svg:x2="10.5cm" svg:y2="14cm">
          <text:p/>
        </draw:line>
        <draw:line draw:style-name="gr124" draw:text-style-name="P3" draw:layer="layout" svg:x1="8.5cm" svg:y1="14cm" svg:x2="8.5cm" svg:y2="13cm">
          <text:p/>
        </draw:line>
        <draw:line draw:style-name="gr125" draw:text-style-name="P3" xml:id="id21" draw:id="id21" draw:layer="layout" svg:x1="10.5cm" svg:y1="14cm" svg:x2="10.5cm" svg:y2="13cm">
          <text:p/>
        </draw:line>
        <draw:frame draw:style-name="gr126" draw:text-style-name="P2" draw:layer="layout" svg:width="2cm" svg:height="0.5cm" svg:x="11cm" svg:y="13cm">
          <draw:text-box>
            <text:p text:style-name="P1"><text:span text:style-name="T1">v3, v5</text:span></text:p>
          </draw:text-box>
        </draw:frame>
        <draw:frame draw:style-name="gr127" draw:text-style-name="P2" draw:layer="layout" svg:width="2cm" svg:height="0.5cm" svg:x="11cm" svg:y="13.5cm">
          <draw:text-box>
            <text:p text:style-name="P1"><text:span text:style-name="T1">2</text:span></text:p>
          </draw:text-box>
        </draw:frame>
        <draw:line draw:style-name="gr128" draw:text-style-name="P3" xml:id="id19" draw:id="id19" draw:layer="layout" svg:x1="11cm" svg:y1="13cm" svg:x2="13cm" svg:y2="13cm">
          <text:p/>
        </draw:line>
        <draw:line draw:style-name="gr129" draw:text-style-name="P3" draw:layer="layout" svg:x1="11cm" svg:y1="13.5cm" svg:x2="13cm" svg:y2="13.5cm">
          <text:p/>
        </draw:line>
        <draw:line draw:style-name="gr130" draw:text-style-name="P3" draw:layer="layout" svg:x1="11cm" svg:y1="14cm" svg:x2="13cm" svg:y2="14cm">
          <text:p/>
        </draw:line>
        <draw:line draw:style-name="gr131" draw:text-style-name="P3" draw:layer="layout" svg:x1="11cm" svg:y1="14cm" svg:x2="11cm" svg:y2="13cm">
          <text:p/>
        </draw:line>
        <draw:line draw:style-name="gr132" draw:text-style-name="P3" xml:id="id25" draw:id="id25" draw:layer="layout" svg:x1="13cm" svg:y1="14cm" svg:x2="13cm" svg:y2="13cm">
          <text:p/>
        </draw:line>
        <draw:frame draw:style-name="gr133" draw:text-style-name="P2" draw:layer="layout" svg:width="2cm" svg:height="0.5cm" svg:x="13.5cm" svg:y="13cm">
          <draw:text-box>
            <text:p text:style-name="P1"><text:span text:style-name="T1">v2</text:span><text:span text:style-name="T1">, </text:span><text:span text:style-name="T1">v3</text:span></text:p>
          </draw:text-box>
        </draw:frame>
        <draw:frame draw:style-name="gr134" draw:text-style-name="P2" draw:layer="layout" svg:width="2cm" svg:height="0.5cm" svg:x="13.5cm" svg:y="13.5cm">
          <draw:text-box>
            <text:p text:style-name="P1"><text:span text:style-name="T1">2</text:span></text:p>
          </draw:text-box>
        </draw:frame>
        <draw:line draw:style-name="gr135" draw:text-style-name="P3" draw:layer="layout" svg:x1="13.5cm" svg:y1="13cm" svg:x2="15.5cm" svg:y2="13cm">
          <text:p/>
        </draw:line>
        <draw:line draw:style-name="gr136" draw:text-style-name="P3" draw:layer="layout" svg:x1="13.5cm" svg:y1="13.5cm" svg:x2="15.5cm" svg:y2="13.5cm">
          <text:p/>
        </draw:line>
        <draw:line draw:style-name="gr137" draw:text-style-name="P3" draw:layer="layout" svg:x1="13.5cm" svg:y1="14cm" svg:x2="15.5cm" svg:y2="14cm">
          <text:p/>
        </draw:line>
        <draw:line draw:style-name="gr138" draw:text-style-name="P3" xml:id="id20" draw:id="id20" draw:layer="layout" svg:x1="13.5cm" svg:y1="14cm" svg:x2="13.5cm" svg:y2="13cm">
          <text:p/>
        </draw:line>
        <draw:line draw:style-name="gr139" draw:text-style-name="P3" xml:id="id29" draw:id="id29" draw:layer="layout" svg:x1="15.5cm" svg:y1="14cm" svg:x2="15.5cm" svg:y2="13cm">
          <text:p/>
        </draw:line>
        <draw:frame draw:style-name="gr140" draw:text-style-name="P2" draw:layer="layout" svg:width="2cm" svg:height="0.5cm" svg:x="16cm" svg:y="13cm">
          <draw:text-box>
            <text:p text:style-name="P1"><text:span text:style-name="T1">v0, </text:span><text:span text:style-name="T1">v10</text:span></text:p>
          </draw:text-box>
        </draw:frame>
        <draw:frame draw:style-name="gr141" draw:text-style-name="P2" draw:layer="layout" svg:width="2cm" svg:height="0.5cm" svg:x="16cm" svg:y="13.5cm">
          <draw:text-box>
            <text:p text:style-name="P1"><text:span text:style-name="T1">1</text:span></text:p>
          </draw:text-box>
        </draw:frame>
        <draw:line draw:style-name="gr142" draw:text-style-name="P3" draw:layer="layout" svg:x1="16cm" svg:y1="13cm" svg:x2="18cm" svg:y2="13cm">
          <text:p/>
        </draw:line>
        <draw:line draw:style-name="gr143" draw:text-style-name="P3" draw:layer="layout" svg:x1="16cm" svg:y1="13.5cm" svg:x2="18cm" svg:y2="13.5cm">
          <text:p/>
        </draw:line>
        <draw:line draw:style-name="gr144" draw:text-style-name="P3" draw:layer="layout" svg:x1="16cm" svg:y1="14cm" svg:x2="18cm" svg:y2="14cm">
          <text:p/>
        </draw:line>
        <draw:line draw:style-name="gr145" draw:text-style-name="P3" xml:id="id23" draw:id="id23" draw:layer="layout" svg:x1="16cm" svg:y1="14cm" svg:x2="16cm" svg:y2="13cm">
          <text:p/>
        </draw:line>
        <draw:line draw:style-name="gr146" draw:text-style-name="P3" draw:layer="layout" svg:x1="18cm" svg:y1="14cm" svg:x2="18cm" svg:y2="13cm">
          <text:p/>
        </draw:line>
        <draw:frame draw:style-name="gr147" draw:text-style-name="P2" draw:layer="layout" svg:width="2cm" svg:height="0.5cm" svg:x="18.5cm" svg:y="13cm">
          <draw:text-box>
            <text:p text:style-name="P1"><text:span text:style-name="T1">v3, v4</text:span></text:p>
          </draw:text-box>
        </draw:frame>
        <draw:frame draw:style-name="gr148" draw:text-style-name="P2" draw:layer="layout" svg:width="2cm" svg:height="0.5cm" svg:x="18.5cm" svg:y="13.5cm">
          <draw:text-box>
            <text:p text:style-name="P1"><text:span text:style-name="T1">1</text:span></text:p>
          </draw:text-box>
        </draw:frame>
        <draw:line draw:style-name="gr149" draw:text-style-name="P3" xml:id="id31" draw:id="id31" draw:layer="layout" svg:x1="18.5cm" svg:y1="13cm" svg:x2="20.5cm" svg:y2="13cm">
          <text:p/>
        </draw:line>
        <draw:line draw:style-name="gr150" draw:text-style-name="P3" draw:layer="layout" svg:x1="18.5cm" svg:y1="13.5cm" svg:x2="20.5cm" svg:y2="13.5cm">
          <text:p/>
        </draw:line>
        <draw:line draw:style-name="gr151" draw:text-style-name="P3" draw:layer="layout" svg:x1="18.5cm" svg:y1="14cm" svg:x2="20.5cm" svg:y2="14cm">
          <text:p/>
        </draw:line>
        <draw:line draw:style-name="gr152" draw:text-style-name="P3" xml:id="id27" draw:id="id27" draw:layer="layout" svg:x1="18.5cm" svg:y1="14cm" svg:x2="18.5cm" svg:y2="13cm">
          <text:p/>
        </draw:line>
        <draw:line draw:style-name="gr153" draw:text-style-name="P3" draw:layer="layout" svg:x1="20.5cm" svg:y1="14cm" svg:x2="20.5cm" svg:y2="13cm">
          <text:p/>
        </draw:line>
        <draw:g xml:id="id34" draw:id="id34">
          <draw:frame draw:style-name="gr154" draw:text-style-name="P2" draw:layer="layout" svg:width="2cm" svg:height="0.5cm" svg:x="21cm" svg:y="13cm">
            <draw:text-box>
              <text:p text:style-name="P7">v0, v1</text:p>
            </draw:text-box>
          </draw:frame>
          <draw:frame draw:style-name="gr155" draw:text-style-name="P2" draw:layer="layout" svg:width="2cm" svg:height="0.5cm" svg:x="21cm" svg:y="13.5cm">
            <draw:text-box>
              <text:p text:style-name="P7">1</text:p>
            </draw:text-box>
          </draw:frame>
          <draw:line draw:style-name="gr156" draw:text-style-name="P3" draw:layer="layout" svg:x1="21cm" svg:y1="13cm" svg:x2="23cm" svg:y2="13cm">
            <text:p/>
          </draw:line>
          <draw:line draw:style-name="gr157" draw:text-style-name="P3" draw:layer="layout" svg:x1="21cm" svg:y1="13.5cm" svg:x2="23cm" svg:y2="13.5cm">
            <text:p/>
          </draw:line>
          <draw:line draw:style-name="gr158" draw:text-style-name="P3" draw:layer="layout" svg:x1="21cm" svg:y1="14cm" svg:x2="23cm" svg:y2="14cm">
            <text:p/>
          </draw:line>
          <draw:line draw:style-name="gr159" draw:text-style-name="P3" draw:layer="layout" svg:x1="21cm" svg:y1="14cm" svg:x2="21cm" svg:y2="13cm">
            <text:p/>
          </draw:line>
          <draw:line draw:style-name="gr160" draw:text-style-name="P3" draw:layer="layout" svg:x1="23cm" svg:y1="14cm" svg:x2="23cm" svg:y2="13cm">
            <text:p/>
          </draw:line>
        </draw:g>
        <draw:g xml:id="id36" draw:id="id36">
          <draw:frame draw:style-name="gr161" draw:text-style-name="P2" draw:layer="layout" svg:width="2cm" svg:height="0.5cm" svg:x="23.487cm" svg:y="13.028cm">
            <draw:text-box>
              <text:p text:style-name="P7">v1, v2</text:p>
            </draw:text-box>
          </draw:frame>
          <draw:frame draw:style-name="gr162" draw:text-style-name="P2" draw:layer="layout" svg:width="2cm" svg:height="0.5cm" svg:x="23.487cm" svg:y="13.528cm">
            <draw:text-box>
              <text:p text:style-name="P7">2</text:p>
            </draw:text-box>
          </draw:frame>
          <draw:line draw:style-name="gr163" draw:text-style-name="P3" draw:layer="layout" svg:x1="23.487cm" svg:y1="13.028cm" svg:x2="25.487cm" svg:y2="13.028cm">
            <text:p/>
          </draw:line>
          <draw:line draw:style-name="gr164" draw:text-style-name="P3" draw:layer="layout" svg:x1="23.487cm" svg:y1="13.528cm" svg:x2="25.487cm" svg:y2="13.528cm">
            <text:p/>
          </draw:line>
          <draw:line draw:style-name="gr165" draw:text-style-name="P3" draw:layer="layout" svg:x1="23.487cm" svg:y1="14.028cm" svg:x2="25.487cm" svg:y2="14.028cm">
            <text:p/>
          </draw:line>
          <draw:line draw:style-name="gr166" draw:text-style-name="P3" draw:layer="layout" svg:x1="23.487cm" svg:y1="14.028cm" svg:x2="23.487cm" svg:y2="13.028cm">
            <text:p/>
          </draw:line>
          <draw:line draw:style-name="gr167" draw:text-style-name="P3" draw:layer="layout" svg:x1="25.487cm" svg:y1="14.028cm" svg:x2="25.487cm" svg:y2="13.028cm">
            <text:p/>
          </draw:line>
        </draw:g>
        <draw:g xml:id="id37" draw:id="id37">
          <draw:frame draw:style-name="gr168" draw:text-style-name="P2" draw:layer="layout" svg:width="2cm" svg:height="0.5cm" svg:x="26cm" svg:y="13cm">
            <draw:text-box>
              <text:p text:style-name="P7">v1, v4</text:p>
            </draw:text-box>
          </draw:frame>
          <draw:frame draw:style-name="gr169" draw:text-style-name="P2" draw:layer="layout" svg:width="2cm" svg:height="0.5cm" svg:x="26cm" svg:y="13.5cm">
            <draw:text-box>
              <text:p text:style-name="P7">1</text:p>
            </draw:text-box>
          </draw:frame>
          <draw:line draw:style-name="gr170" draw:text-style-name="P3" draw:layer="layout" svg:x1="26cm" svg:y1="13cm" svg:x2="28cm" svg:y2="13cm">
            <text:p/>
          </draw:line>
          <draw:line draw:style-name="gr171" draw:text-style-name="P3" draw:layer="layout" svg:x1="26cm" svg:y1="13.5cm" svg:x2="28cm" svg:y2="13.5cm">
            <text:p/>
          </draw:line>
          <draw:line draw:style-name="gr172" draw:text-style-name="P3" draw:layer="layout" svg:x1="26cm" svg:y1="14cm" svg:x2="28cm" svg:y2="14cm">
            <text:p/>
          </draw:line>
          <draw:line draw:style-name="gr173" draw:text-style-name="P3" draw:layer="layout" svg:x1="26cm" svg:y1="14cm" svg:x2="26cm" svg:y2="13cm">
            <text:p/>
          </draw:line>
          <draw:line draw:style-name="gr174" draw:text-style-name="P3" draw:layer="layout" svg:x1="28cm" svg:y1="14cm" svg:x2="28cm" svg:y2="13cm">
            <text:p/>
          </draw:line>
        </draw:g>
        <draw:custom-shape draw:style-name="gr175" draw:text-style-name="P6" xml:id="id14" draw:id="id14" draw:layer="layout" svg:width="1cm" svg:height="1cm" svg:x="6.001cm" svg:y="11.001cm">
          <text:p text:style-name="P5"><text:span text:style-name="T2">R</text:span><text:span text:style-name="T3">1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6.501cm" svg:y1="11.001cm" svg:x2="9.641cm" svg:y2="5.976cm" draw:start-shape="id14" draw:start-glue-point="4" svg:d="M6501 11001l3140-5025" svg:viewBox="0 0 3141 5026">
          <text:p/>
        </draw:connector>
        <draw:custom-shape draw:style-name="gr176" draw:text-style-name="P6" xml:id="id15" draw:id="id15" draw:layer="layout" svg:width="1cm" svg:height="1cm" svg:x="8.502cm" svg:y="11.002cm">
          <text:p text:style-name="P5"><text:span text:style-name="T2">R</text:span><text:span text:style-name="T3">1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5cm" svg:y1="13.001cm" svg:x2="9.002cm" svg:y2="12.002cm" draw:end-shape="id15" draw:end-glue-point="8" svg:d="M5000 13001l4002-999" svg:viewBox="0 0 4003 1000">
          <text:p/>
        </draw:connector>
        <draw:connector draw:style-name="gr8" draw:text-style-name="P4" draw:layer="layout" draw:type="line" svg:x1="7cm" svg:y1="13cm" svg:x2="9.002cm" svg:y2="12.002cm" draw:start-shape="id16" draw:start-glue-point="0" draw:end-shape="id15" draw:end-glue-point="8" svg:d="M7000 13000l2002-998" svg:viewBox="0 0 2003 999">
          <text:p/>
        </draw:connector>
        <draw:connector draw:style-name="gr8" draw:text-style-name="P4" draw:layer="layout" draw:type="line" svg:x1="9.002cm" svg:y1="11.002cm" svg:x2="8.979cm" svg:y2="10.01cm" draw:start-shape="id15" draw:start-glue-point="4" svg:d="M9002 11002l-23-992" svg:viewBox="0 0 24 993">
          <text:p/>
        </draw:connector>
        <draw:connector draw:style-name="gr8" draw:text-style-name="P4" draw:layer="layout" draw:type="line" svg:x1="2cm" svg:y1="13cm" svg:x2="6.147cm" svg:y2="11.855cm" draw:start-shape="id11" draw:start-glue-point="0" draw:end-shape="id14" draw:end-glue-point="7" svg:d="M2000 13000l4147-1145" svg:viewBox="0 0 4148 1146">
          <text:p/>
        </draw:connector>
        <draw:connector draw:style-name="gr8" draw:text-style-name="P4" draw:layer="layout" draw:type="line" svg:x1="7cm" svg:y1="13cm" svg:x2="6.855cm" svg:y2="11.855cm" draw:start-shape="id16" draw:start-glue-point="0" draw:end-shape="id14" draw:end-glue-point="9" svg:d="M7000 13000l-145-1145" svg:viewBox="0 0 146 1146">
          <text:p/>
        </draw:connector>
        <draw:custom-shape draw:style-name="gr177" draw:text-style-name="P6" xml:id="id17" draw:id="id17" draw:layer="layout" svg:width="1cm" svg:height="1cm" svg:x="11.003cm" svg:y="11.003cm">
          <text:p text:style-name="P5"><text:span text:style-name="T2">R</text:span><text:span text:style-name="T3">1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1.503cm" svg:y1="11.003cm" svg:x2="15cm" svg:y2="10cm" draw:start-shape="id17" draw:start-glue-point="4" draw:end-shape="id18" draw:end-glue-point="0" svg:d="M11503 11003l3497-1003" svg:viewBox="0 0 3498 1004">
          <text:p/>
        </draw:connector>
        <draw:connector draw:style-name="gr8" draw:text-style-name="P4" draw:layer="layout" draw:type="line" svg:x1="12cm" svg:y1="13cm" svg:x2="11.503cm" svg:y2="12.003cm" draw:start-shape="id19" draw:start-glue-point="0" draw:end-shape="id17" draw:end-glue-point="8" svg:d="M12000 13000l-497-997" svg:viewBox="0 0 498 998">
          <text:p/>
        </draw:connector>
        <draw:connector draw:style-name="gr8" draw:text-style-name="P4" draw:layer="layout" draw:type="line" svg:x1="13.5cm" svg:y1="13cm" svg:x2="11.857cm" svg:y2="11.857cm" draw:start-shape="id20" draw:start-glue-point="0" draw:end-shape="id17" draw:end-glue-point="9" svg:d="M13500 13000l-1643-1143" svg:viewBox="0 0 1644 1144">
          <text:p/>
        </draw:connector>
        <draw:custom-shape draw:style-name="gr178" draw:text-style-name="P6" xml:id="id22" draw:id="id22" draw:layer="layout" svg:width="1cm" svg:height="1cm" svg:x="13.504cm" svg:y="11.004cm">
          <text:p text:style-name="P5"><text:span text:style-name="T2">R</text:span><text:span text:style-name="T3">1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0.5cm" svg:y1="13cm" svg:x2="14.004cm" svg:y2="12.004cm" draw:start-shape="id21" draw:start-glue-point="0" draw:end-shape="id22" draw:end-glue-point="8" svg:d="M10500 13000l3504-996" svg:viewBox="0 0 3505 997">
          <text:p/>
        </draw:connector>
        <draw:connector draw:style-name="gr8" draw:text-style-name="P4" draw:layer="layout" draw:type="line" svg:x1="16cm" svg:y1="13cm" svg:x2="14.358cm" svg:y2="11.858cm" draw:start-shape="id23" draw:start-glue-point="0" draw:end-shape="id22" draw:end-glue-point="9" svg:d="M16000 13000l-1642-1142" svg:viewBox="0 0 1643 1143">
          <text:p/>
        </draw:connector>
        <draw:connector draw:style-name="gr8" draw:text-style-name="P4" draw:layer="layout" draw:type="line" svg:x1="14.358cm" svg:y1="11.15cm" svg:x2="17cm" svg:y2="10cm" draw:start-shape="id22" draw:start-glue-point="11" draw:end-shape="id24" draw:end-glue-point="2" svg:d="M14358 11150l2642-1150" svg:viewBox="0 0 2643 1151">
          <text:p/>
        </draw:connector>
        <draw:custom-shape draw:style-name="gr179" draw:text-style-name="P6" xml:id="id26" draw:id="id26" draw:layer="layout" svg:width="1cm" svg:height="1cm" svg:x="16.005cm" svg:y="11.005cm">
          <text:p text:style-name="P5"><text:span text:style-name="T2">R</text:span><text:span text:style-name="T3">1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3cm" svg:y1="13cm" svg:x2="16.505cm" svg:y2="12.005cm" draw:start-shape="id25" draw:start-glue-point="0" draw:end-shape="id26" draw:end-glue-point="8" svg:d="M13000 13000l3505-995" svg:viewBox="0 0 3506 996">
          <text:p/>
        </draw:connector>
        <draw:connector draw:style-name="gr8" draw:text-style-name="P4" draw:layer="layout" draw:type="line" svg:x1="18.5cm" svg:y1="13cm" svg:x2="16.859cm" svg:y2="11.859cm" draw:start-shape="id27" draw:start-glue-point="0" draw:end-shape="id26" draw:end-glue-point="9" svg:d="M18500 13000l-1641-1141" svg:viewBox="0 0 1642 1142">
          <text:p/>
        </draw:connector>
        <draw:connector draw:style-name="gr8" draw:text-style-name="P4" draw:layer="layout" draw:type="line" svg:x1="16.505cm" svg:y1="11.005cm" svg:x2="16.5cm" svg:y2="6cm" draw:start-shape="id26" draw:start-glue-point="4" draw:end-shape="id28" draw:end-glue-point="2" svg:d="M16505 11005l-5-5005" svg:viewBox="0 0 6 5006">
          <text:p/>
        </draw:connector>
        <draw:custom-shape draw:style-name="gr180" draw:text-style-name="P6" xml:id="id30" draw:id="id30" draw:layer="layout" svg:width="1cm" svg:height="1cm" svg:x="18.506cm" svg:y="11.006cm">
          <text:p text:style-name="P5"><text:span text:style-name="T2">R</text:span><text:span text:style-name="T3">1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5.5cm" svg:y1="13cm" svg:x2="18.652cm" svg:y2="11.86cm" draw:start-shape="id29" draw:start-glue-point="0" draw:end-shape="id30" draw:end-glue-point="7" svg:d="M15500 13000l3152-1140" svg:viewBox="0 0 3153 1141">
          <text:p/>
        </draw:connector>
        <draw:connector draw:style-name="gr8" draw:text-style-name="P4" draw:layer="layout" draw:type="line" svg:x1="19.5cm" svg:y1="13cm" svg:x2="19.36cm" svg:y2="11.86cm" draw:start-shape="id31" draw:start-glue-point="0" draw:end-shape="id30" draw:end-glue-point="9" svg:d="M19500 13000l-140-1140" svg:viewBox="0 0 141 1141">
          <text:p/>
        </draw:connector>
        <draw:connector draw:style-name="gr8" draw:text-style-name="P4" draw:layer="layout" draw:type="line" svg:x1="19.006cm" svg:y1="11.006cm" svg:x2="21cm" svg:y2="10cm" draw:start-shape="id30" draw:start-glue-point="4" draw:end-shape="id7" draw:end-glue-point="2" svg:d="M19006 11006l1994-1006" svg:viewBox="0 0 1995 1007">
          <text:p/>
        </draw:connector>
        <draw:custom-shape draw:style-name="gr181" draw:text-style-name="P6" xml:id="id32" draw:id="id32" draw:layer="layout" svg:width="1cm" svg:height="1cm" svg:x="21.007cm" svg:y="11.007cm">
          <text:p text:style-name="P5"><text:span text:style-name="T2">R</text:span><text:span text:style-name="T3">1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21.507cm" svg:y1="11.007cm" svg:x2="18cm" svg:y2="10cm" draw:start-shape="id32" draw:start-glue-point="4" draw:end-shape="id33" draw:end-glue-point="0" svg:d="M21507 11007l-3507-1007" svg:viewBox="0 0 3508 1008">
          <text:p/>
        </draw:connector>
        <draw:connector draw:style-name="gr8" draw:text-style-name="P4" draw:layer="layout" draw:type="line" svg:x1="19.5cm" svg:y1="13cm" svg:x2="21.507cm" svg:y2="12.007cm" draw:start-shape="id31" draw:start-glue-point="0" draw:end-shape="id32" draw:end-glue-point="8" svg:d="M19500 13000l2007-993" svg:viewBox="0 0 2008 994">
          <text:p/>
        </draw:connector>
        <draw:connector draw:style-name="gr8" draw:text-style-name="P4" draw:layer="layout" draw:type="line" svg:x1="22cm" svg:y1="13cm" svg:x2="21.507cm" svg:y2="12.007cm" draw:start-shape="id34" draw:start-glue-point="0" draw:end-shape="id32" draw:end-glue-point="8" svg:d="M22000 13000l-493-993" svg:viewBox="0 0 494 994">
          <text:p/>
        </draw:connector>
        <draw:custom-shape draw:style-name="gr182" draw:text-style-name="P6" xml:id="id35" draw:id="id35" draw:layer="layout" svg:width="1cm" svg:height="1cm" svg:x="23.508cm" svg:y="11.008cm">
          <text:p text:style-name="P5"><text:span text:style-name="T2">R</text:span><text:span text:style-name="T3">18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24.008cm" svg:y1="11.008cm" svg:x2="21cm" svg:y2="10cm" draw:start-shape="id35" draw:start-glue-point="4" draw:end-shape="id7" draw:end-glue-point="2" svg:d="M24008 11008l-3008-1008" svg:viewBox="0 0 3009 1009">
          <text:p/>
        </draw:connector>
        <draw:connector draw:style-name="gr8" draw:text-style-name="P4" draw:layer="layout" draw:type="line" svg:x1="24.487cm" svg:y1="13.028cm" svg:x2="24.008cm" svg:y2="12.008cm" draw:start-shape="id36" draw:start-glue-point="0" draw:end-shape="id35" draw:end-glue-point="8" svg:d="M24487 13028l-479-1020" svg:viewBox="0 0 480 1021">
          <text:p/>
        </draw:connector>
        <draw:connector draw:style-name="gr8" draw:text-style-name="P4" draw:layer="layout" draw:type="line" svg:x1="27cm" svg:y1="13cm" svg:x2="24.362cm" svg:y2="11.862cm" draw:start-shape="id37" draw:start-glue-point="0" draw:end-shape="id35" draw:end-glue-point="9" svg:d="M27000 13000l-2638-1138" svg:viewBox="0 0 2639 1139">
          <text:p/>
        </draw:connector>
        <draw:custom-shape draw:style-name="gr183" draw:text-style-name="P6" xml:id="id38" draw:id="id38" draw:layer="layout" svg:width="1cm" svg:height="1cm" svg:x="23.009cm" svg:y="7.009cm">
          <text:p text:style-name="P5"><text:span text:style-name="T2">R</text:span><text:span text:style-name="T3">9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22cm" svg:y1="13cm" svg:x2="23.509cm" svg:y2="8.009cm" draw:start-shape="id34" draw:start-glue-point="0" draw:end-shape="id38" draw:end-glue-point="8" svg:d="M22000 13000l1509-4991" svg:viewBox="0 0 1510 4992">
          <text:p/>
        </draw:connector>
        <draw:connector draw:style-name="gr8" draw:text-style-name="P4" draw:layer="layout" draw:type="line" svg:x1="27cm" svg:y1="13cm" svg:x2="23.509cm" svg:y2="8.009cm" draw:start-shape="id37" draw:start-glue-point="0" draw:end-shape="id38" draw:end-glue-point="8" svg:d="M27000 13000l-3491-4991" svg:viewBox="0 0 3492 4992">
          <text:p/>
        </draw:connector>
        <draw:connector draw:style-name="gr8" draw:text-style-name="P4" draw:layer="layout" draw:type="line" svg:x1="23.509cm" svg:y1="7.009cm" svg:x2="21.5cm" svg:y2="6cm" draw:start-shape="id38" draw:start-glue-point="4" draw:end-shape="id39" draw:end-glue-point="2" svg:d="M23509 7009l-2009-1009" svg:viewBox="0 0 2010 1010">
          <text:p/>
        </draw:connector>
        <draw:frame draw:style-name="gr184" draw:text-style-name="P2" draw:layer="layout" svg:width="2cm" svg:height="0.5cm" svg:x="4.5cm" svg:y="17cm">
          <draw:text-box>
            <text:p text:style-name="P1"><text:span text:style-name="T1">v5, </text:span><text:span text:style-name="T1">v8</text:span></text:p>
          </draw:text-box>
        </draw:frame>
        <draw:frame draw:style-name="gr185" draw:text-style-name="P2" draw:layer="layout" svg:width="2cm" svg:height="0.5cm" svg:x="4.5cm" svg:y="17.5cm">
          <draw:text-box>
            <text:p text:style-name="P1"><text:span text:style-name="T1">2</text:span></text:p>
          </draw:text-box>
        </draw:frame>
        <draw:line draw:style-name="gr186" draw:text-style-name="P3" draw:layer="layout" svg:x1="4.5cm" svg:y1="17cm" svg:x2="6.5cm" svg:y2="17cm">
          <text:p/>
        </draw:line>
        <draw:line draw:style-name="gr187" draw:text-style-name="P3" draw:layer="layout" svg:x1="4.5cm" svg:y1="17.5cm" svg:x2="6.5cm" svg:y2="17.5cm">
          <text:p/>
        </draw:line>
        <draw:line draw:style-name="gr188" draw:text-style-name="P3" draw:layer="layout" svg:x1="4.5cm" svg:y1="18cm" svg:x2="6.5cm" svg:y2="18cm">
          <text:p/>
        </draw:line>
        <draw:line draw:style-name="gr189" draw:text-style-name="P3" draw:layer="layout" svg:x1="4.5cm" svg:y1="18cm" svg:x2="4.5cm" svg:y2="17cm">
          <text:p/>
        </draw:line>
        <draw:line draw:style-name="gr190" draw:text-style-name="P3" draw:layer="layout" svg:x1="6.5cm" svg:y1="18cm" svg:x2="6.5cm" svg:y2="17cm">
          <text:p/>
        </draw:line>
        <draw:frame draw:style-name="gr191" draw:text-style-name="P2" draw:layer="layout" svg:width="2cm" svg:height="0.5cm" svg:x="7.5cm" svg:y="17cm">
          <draw:text-box>
            <text:p text:style-name="P1"><text:span text:style-name="T1">v8, v9</text:span></text:p>
          </draw:text-box>
        </draw:frame>
        <draw:frame draw:style-name="gr192" draw:text-style-name="P2" draw:layer="layout" svg:width="2cm" svg:height="0.5cm" svg:x="7.5cm" svg:y="17.5cm">
          <draw:text-box>
            <text:p text:style-name="P1"><text:span text:style-name="T1">1</text:span></text:p>
          </draw:text-box>
        </draw:frame>
        <draw:line draw:style-name="gr193" draw:text-style-name="P3" draw:layer="layout" svg:x1="7.5cm" svg:y1="17cm" svg:x2="9.5cm" svg:y2="17cm">
          <text:p/>
        </draw:line>
        <draw:line draw:style-name="gr194" draw:text-style-name="P3" draw:layer="layout" svg:x1="7.5cm" svg:y1="17.5cm" svg:x2="9.5cm" svg:y2="17.5cm">
          <text:p/>
        </draw:line>
        <draw:line draw:style-name="gr195" draw:text-style-name="P3" draw:layer="layout" svg:x1="7.5cm" svg:y1="18cm" svg:x2="9.5cm" svg:y2="18cm">
          <text:p/>
        </draw:line>
        <draw:line draw:style-name="gr196" draw:text-style-name="P3" draw:layer="layout" svg:x1="7.5cm" svg:y1="18cm" svg:x2="7.5cm" svg:y2="17cm">
          <text:p/>
        </draw:line>
        <draw:line draw:style-name="gr197" draw:text-style-name="P3" draw:layer="layout" svg:x1="9.5cm" svg:y1="18cm" svg:x2="9.5cm" svg:y2="17cm">
          <text:p/>
        </draw:line>
        <draw:custom-shape draw:style-name="gr198" draw:text-style-name="P6" xml:id="id40" draw:id="id40" draw:layer="layout" svg:width="1cm" svg:height="1cm" svg:x="6.5cm" svg:y="15cm">
          <text:p text:style-name="P5"><text:span text:style-name="T2">R</text:span><text:span text:style-name="T3">19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99" draw:text-style-name="P3" draw:layer="layout" draw:type="line" svg:x1="5.5cm" svg:y1="17cm" svg:x2="6.646cm" svg:y2="15.854cm" draw:end-shape="id40" draw:end-glue-point="7" svg:d="M5500 17000l1146-1146" svg:viewBox="0 0 1147 1147">
          <text:p/>
        </draw:connector>
        <draw:connector draw:style-name="gr200" draw:text-style-name="P3" draw:layer="layout" draw:type="line" svg:x1="8.5cm" svg:y1="17cm" svg:x2="7.354cm" svg:y2="15.854cm" draw:end-shape="id40" draw:end-glue-point="9" svg:d="M8500 17000l-1146-1146" svg:viewBox="0 0 1147 1147">
          <text:p/>
        </draw:connector>
        <draw:connector draw:style-name="gr8" draw:text-style-name="P4" draw:layer="layout" draw:type="line" svg:x1="7cm" svg:y1="15cm" svg:x2="7cm" svg:y2="14cm" draw:start-shape="id40" draw:start-glue-point="4" draw:end-shape="id41" draw:end-glue-point="0" svg:d="M7000 15000v-1000" svg:viewBox="0 0 1 1001">
          <text:p/>
        </draw:connector>
      </draw:page>
      <draw:page draw:name="page2" draw:style-name="dp1" draw:master-page-name="Default">
        <draw:frame draw:style-name="gr201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202" draw:text-style-name="P2" draw:layer="layout" svg:width="2cm" svg:height="0.5cm" svg:x="14cm" svg:y="1.5cm">
          <draw:text-box>
            <text:p text:style-name="P1"><text:span text:style-name="T1">5</text:span></text:p>
          </draw:text-box>
        </draw:frame>
        <draw:line draw:style-name="gr203" draw:text-style-name="P3" draw:layer="layout" svg:x1="14cm" svg:y1="1cm" svg:x2="16cm" svg:y2="1cm">
          <text:p/>
        </draw:line>
        <draw:line draw:style-name="gr204" draw:text-style-name="P3" draw:layer="layout" svg:x1="14cm" svg:y1="1.5cm" svg:x2="16cm" svg:y2="1.5cm">
          <text:p/>
        </draw:line>
        <draw:line draw:style-name="gr205" draw:text-style-name="P3" xml:id="id42" draw:id="id42" draw:layer="layout" svg:x1="14cm" svg:y1="2cm" svg:x2="16cm" svg:y2="2cm">
          <text:p/>
        </draw:line>
        <draw:line draw:style-name="gr206" draw:text-style-name="P3" draw:layer="layout" svg:x1="14cm" svg:y1="2cm" svg:x2="14cm" svg:y2="1cm">
          <text:p/>
        </draw:line>
        <draw:line draw:style-name="gr207" draw:text-style-name="P3" draw:layer="layout" svg:x1="16cm" svg:y1="2cm" svg:x2="16cm" svg:y2="1cm">
          <text:p/>
        </draw:line>
        <draw:connector draw:style-name="gr8" draw:text-style-name="P4" draw:layer="layout" draw:type="line" svg:x1="13.596cm" svg:y1="7.011cm" svg:x2="15cm" svg:y2="2cm" draw:end-shape="id42" draw:end-glue-point="0" svg:d="M13596 7011l1404-5011" svg:viewBox="0 0 1405 5012">
          <text:p/>
        </draw:connector>
        <draw:frame draw:style-name="gr208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209" draw:text-style-name="P2" draw:layer="layout" svg:width="2cm" svg:height="0.5cm" svg:x="8.5cm" svg:y="5.5cm">
          <draw:text-box>
            <text:p text:style-name="P1"><text:span text:style-name="T1">4</text:span></text:p>
          </draw:text-box>
        </draw:frame>
        <draw:line draw:style-name="gr210" draw:text-style-name="P3" draw:layer="layout" svg:x1="8.5cm" svg:y1="5cm" svg:x2="10.5cm" svg:y2="5cm">
          <text:p/>
        </draw:line>
        <draw:line draw:style-name="gr211" draw:text-style-name="P3" draw:layer="layout" svg:x1="8.5cm" svg:y1="5.5cm" svg:x2="10.5cm" svg:y2="5.5cm">
          <text:p/>
        </draw:line>
        <draw:line draw:style-name="gr212" draw:text-style-name="P3" draw:layer="layout" svg:x1="8.5cm" svg:y1="6cm" svg:x2="10.5cm" svg:y2="6cm">
          <text:p/>
        </draw:line>
        <draw:line draw:style-name="gr213" draw:text-style-name="P3" draw:layer="layout" svg:x1="8.5cm" svg:y1="6cm" svg:x2="8.5cm" svg:y2="5cm">
          <text:p/>
        </draw:line>
        <draw:line draw:style-name="gr214" draw:text-style-name="P3" draw:layer="layout" svg:x1="10.5cm" svg:y1="6cm" svg:x2="10.5cm" svg:y2="5cm">
          <text:p/>
        </draw:line>
        <draw:frame draw:style-name="gr215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216" draw:text-style-name="P2" draw:layer="layout" svg:width="2cm" svg:height="0.5cm" svg:x="11.5cm" svg:y="5.5cm">
          <draw:text-box>
            <text:p text:style-name="P1"><text:span text:style-name="T1">4</text:span></text:p>
          </draw:text-box>
        </draw:frame>
        <draw:line draw:style-name="gr217" draw:text-style-name="P3" draw:layer="layout" svg:x1="11.5cm" svg:y1="5cm" svg:x2="13.5cm" svg:y2="5cm">
          <text:p/>
        </draw:line>
        <draw:line draw:style-name="gr218" draw:text-style-name="P3" draw:layer="layout" svg:x1="11.5cm" svg:y1="5.5cm" svg:x2="13.5cm" svg:y2="5.5cm">
          <text:p/>
        </draw:line>
        <draw:line draw:style-name="gr219" draw:text-style-name="P3" draw:layer="layout" svg:x1="11.5cm" svg:y1="6cm" svg:x2="13.5cm" svg:y2="6cm">
          <text:p/>
        </draw:line>
        <draw:line draw:style-name="gr220" draw:text-style-name="P3" draw:layer="layout" svg:x1="11.5cm" svg:y1="6cm" svg:x2="11.5cm" svg:y2="5cm">
          <text:p/>
        </draw:line>
        <draw:line draw:style-name="gr221" draw:text-style-name="P3" draw:layer="layout" svg:x1="13.5cm" svg:y1="6cm" svg:x2="13.5cm" svg:y2="5cm">
          <text:p/>
        </draw:line>
        <draw:custom-shape draw:style-name="gr222" draw:text-style-name="P6" xml:id="id43" draw:id="id43" draw:layer="layout" svg:width="1cm" svg:height="1cm" svg:x="10.5cm" svg:y="3cm">
          <text:p text:style-name="P5"><text:span text:style-name="T2">R</text:span><text:span text:style-name="T3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23" draw:text-style-name="P3" draw:layer="layout" draw:type="line" svg:x1="9.5cm" svg:y1="5cm" svg:x2="10.646cm" svg:y2="3.854cm" draw:end-shape="id43" draw:end-glue-point="7" svg:d="M9500 5000l1146-1146" svg:viewBox="0 0 1147 1147">
          <text:p/>
        </draw:connector>
        <draw:connector draw:style-name="gr224" draw:text-style-name="P3" draw:layer="layout" draw:type="line" svg:x1="12.5cm" svg:y1="5cm" svg:x2="11.354cm" svg:y2="3.854cm" draw:end-shape="id43" draw:end-glue-point="9" svg:d="M12500 5000l-1146-1146" svg:viewBox="0 0 1147 1147">
          <text:p/>
        </draw:connector>
        <draw:custom-shape draw:style-name="gr225" draw:text-style-name="P6" xml:id="id46" draw:id="id46" draw:layer="layout" svg:width="1cm" svg:height="1cm" svg:x="10.001cm" svg:y="7.001cm">
          <text:p text:style-name="P5"><text:span text:style-name="T2">R</text:span><text:span text:style-name="T3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26" draw:text-style-name="P2" draw:layer="layout" svg:width="2cm" svg:height="0.5cm" svg:x="16.5cm" svg:y="5cm">
          <draw:text-box>
            <text:p text:style-name="P1"><text:span text:style-name="T1">v4, v5</text:span></text:p>
          </draw:text-box>
        </draw:frame>
        <draw:frame draw:style-name="gr227" draw:text-style-name="P2" draw:layer="layout" svg:width="2cm" svg:height="0.5cm" svg:x="16.5cm" svg:y="5.5cm">
          <draw:text-box>
            <text:p text:style-name="P1"><text:span text:style-name="T1">3</text:span></text:p>
          </draw:text-box>
        </draw:frame>
        <draw:line draw:style-name="gr228" draw:text-style-name="P3" draw:layer="layout" svg:x1="16.5cm" svg:y1="5cm" svg:x2="18.5cm" svg:y2="5cm">
          <text:p/>
        </draw:line>
        <draw:line draw:style-name="gr229" draw:text-style-name="P3" draw:layer="layout" svg:x1="16.5cm" svg:y1="5.5cm" svg:x2="18.5cm" svg:y2="5.5cm">
          <text:p/>
        </draw:line>
        <draw:line draw:style-name="gr230" draw:text-style-name="P3" draw:layer="layout" svg:x1="16.5cm" svg:y1="6cm" svg:x2="18.5cm" svg:y2="6cm">
          <text:p/>
        </draw:line>
        <draw:line draw:style-name="gr231" draw:text-style-name="P3" xml:id="id69" draw:id="id69" draw:layer="layout" svg:x1="16.5cm" svg:y1="6cm" svg:x2="16.5cm" svg:y2="5cm">
          <text:p/>
        </draw:line>
        <draw:line draw:style-name="gr232" draw:text-style-name="P3" draw:layer="layout" svg:x1="18.5cm" svg:y1="6cm" svg:x2="18.5cm" svg:y2="5cm">
          <text:p/>
        </draw:line>
        <draw:frame draw:style-name="gr233" draw:text-style-name="P2" draw:layer="layout" svg:width="2cm" svg:height="0.5cm" svg:x="19.5cm" svg:y="5cm">
          <draw:text-box>
            <text:p text:style-name="P1"><text:span text:style-name="T1">v4, v0</text:span></text:p>
          </draw:text-box>
        </draw:frame>
        <draw:frame draw:style-name="gr234" draw:text-style-name="P2" draw:layer="layout" svg:width="2cm" svg:height="0.5cm" svg:x="19.5cm" svg:y="5.5cm">
          <draw:text-box>
            <text:p text:style-name="P1"><text:span text:style-name="T1">2</text:span></text:p>
          </draw:text-box>
        </draw:frame>
        <draw:line draw:style-name="gr235" draw:text-style-name="P3" draw:layer="layout" svg:x1="19.5cm" svg:y1="5cm" svg:x2="21.5cm" svg:y2="5cm">
          <text:p/>
        </draw:line>
        <draw:line draw:style-name="gr236" draw:text-style-name="P3" draw:layer="layout" svg:x1="19.5cm" svg:y1="5.5cm" svg:x2="21.5cm" svg:y2="5.5cm">
          <text:p/>
        </draw:line>
        <draw:line draw:style-name="gr237" draw:text-style-name="P3" draw:layer="layout" svg:x1="19.5cm" svg:y1="6cm" svg:x2="21.5cm" svg:y2="6cm">
          <text:p/>
        </draw:line>
        <draw:line draw:style-name="gr238" draw:text-style-name="P3" draw:layer="layout" svg:x1="19.5cm" svg:y1="6cm" svg:x2="19.5cm" svg:y2="5cm">
          <text:p/>
        </draw:line>
        <draw:line draw:style-name="gr239" draw:text-style-name="P3" xml:id="id80" draw:id="id80" draw:layer="layout" svg:x1="21.5cm" svg:y1="6cm" svg:x2="21.5cm" svg:y2="5cm">
          <text:p/>
        </draw:line>
        <draw:custom-shape draw:style-name="gr240" draw:text-style-name="P6" xml:id="id44" draw:id="id44" draw:layer="layout" svg:width="1cm" svg:height="1cm" svg:x="18.5cm" svg:y="3cm">
          <text:p text:style-name="P5"><text:span text:style-name="T2">R</text:span><text:span text:style-name="T3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41" draw:text-style-name="P3" draw:layer="layout" draw:type="line" svg:x1="17.5cm" svg:y1="5cm" svg:x2="18.646cm" svg:y2="3.854cm" draw:end-shape="id44" draw:end-glue-point="7" svg:d="M17500 5000l1146-1146" svg:viewBox="0 0 1147 1147">
          <text:p/>
        </draw:connector>
        <draw:connector draw:style-name="gr242" draw:text-style-name="P3" draw:layer="layout" draw:type="line" svg:x1="20.5cm" svg:y1="5cm" svg:x2="19.354cm" svg:y2="3.854cm" draw:end-shape="id44" draw:end-glue-point="9" svg:d="M20500 5000l-1146-1146" svg:viewBox="0 0 1147 1147">
          <text:p/>
        </draw:connector>
        <draw:connector draw:style-name="gr8" draw:text-style-name="P4" draw:layer="layout" draw:type="line" svg:x1="11cm" svg:y1="3cm" svg:x2="14cm" svg:y2="2cm" svg:d="M11000 3000l3000-1000" svg:viewBox="0 0 3001 1001">
          <text:p/>
        </draw:connector>
        <draw:connector draw:style-name="gr8" draw:text-style-name="P4" draw:layer="layout" draw:type="line" svg:x1="19cm" svg:y1="3cm" svg:x2="16cm" svg:y2="2.001cm" svg:d="M19000 3000l-3000-999" svg:viewBox="0 0 3001 1000">
          <text:p/>
        </draw:connector>
        <draw:frame draw:style-name="gr243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244" draw:text-style-name="P2" draw:layer="layout" svg:width="2cm" svg:height="0.5cm" svg:x="5cm" svg:y="9.5cm">
          <draw:text-box>
            <text:p text:style-name="P1"><text:span text:style-name="T1">2</text:span></text:p>
          </draw:text-box>
        </draw:frame>
        <draw:line draw:style-name="gr245" draw:text-style-name="P3" draw:layer="layout" svg:x1="5cm" svg:y1="9cm" svg:x2="7cm" svg:y2="9cm">
          <text:p/>
        </draw:line>
        <draw:line draw:style-name="gr246" draw:text-style-name="P3" draw:layer="layout" svg:x1="5cm" svg:y1="9.5cm" svg:x2="7cm" svg:y2="9.5cm">
          <text:p/>
        </draw:line>
        <draw:line draw:style-name="gr247" draw:text-style-name="P3" draw:layer="layout" svg:x1="5cm" svg:y1="10cm" svg:x2="7cm" svg:y2="10cm">
          <text:p/>
        </draw:line>
        <draw:line draw:style-name="gr248" draw:text-style-name="P3" draw:layer="layout" svg:x1="5cm" svg:y1="10cm" svg:x2="5cm" svg:y2="9cm">
          <text:p/>
        </draw:line>
        <draw:line draw:style-name="gr249" draw:text-style-name="P3" draw:layer="layout" svg:x1="7cm" svg:y1="10cm" svg:x2="7cm" svg:y2="9cm">
          <text:p/>
        </draw:line>
        <draw:frame draw:style-name="gr250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251" draw:text-style-name="P2" draw:layer="layout" svg:width="2cm" svg:height="0.5cm" svg:x="8cm" svg:y="9.5cm">
          <draw:text-box>
            <text:p text:style-name="P1"><text:span text:style-name="T1">5</text:span></text:p>
          </draw:text-box>
        </draw:frame>
        <draw:line draw:style-name="gr252" draw:text-style-name="P3" draw:layer="layout" svg:x1="8cm" svg:y1="9cm" svg:x2="10cm" svg:y2="9cm">
          <text:p/>
        </draw:line>
        <draw:line draw:style-name="gr253" draw:text-style-name="P3" draw:layer="layout" svg:x1="8cm" svg:y1="9.5cm" svg:x2="10cm" svg:y2="9.5cm">
          <text:p/>
        </draw:line>
        <draw:line draw:style-name="gr254" draw:text-style-name="P3" draw:layer="layout" svg:x1="8cm" svg:y1="10cm" svg:x2="10cm" svg:y2="10cm">
          <text:p/>
        </draw:line>
        <draw:line draw:style-name="gr255" draw:text-style-name="P3" draw:layer="layout" svg:x1="8cm" svg:y1="10cm" svg:x2="8cm" svg:y2="9cm">
          <text:p/>
        </draw:line>
        <draw:line draw:style-name="gr256" draw:text-style-name="P3" draw:layer="layout" svg:x1="10cm" svg:y1="10cm" svg:x2="10cm" svg:y2="9cm">
          <text:p/>
        </draw:line>
        <draw:custom-shape draw:style-name="gr257" draw:text-style-name="P6" xml:id="id45" draw:id="id45" draw:layer="layout" svg:width="1cm" svg:height="1cm" svg:x="7cm" svg:y="7cm">
          <text:p text:style-name="P5"><text:span text:style-name="T2">R</text:span><text:span text:style-name="T3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58" draw:text-style-name="P3" draw:layer="layout" draw:type="line" svg:x1="6cm" svg:y1="9cm" svg:x2="7.146cm" svg:y2="7.854cm" draw:end-shape="id45" draw:end-glue-point="7" svg:d="M6000 9000l1146-1146" svg:viewBox="0 0 1147 1147">
          <text:p/>
        </draw:connector>
        <draw:connector draw:style-name="gr259" draw:text-style-name="P3" draw:layer="layout" draw:type="line" svg:x1="9cm" svg:y1="9cm" svg:x2="7.854cm" svg:y2="7.854cm" draw:end-shape="id45" draw:end-glue-point="9" svg:d="M9000 9000l-1146-1146" svg:viewBox="0 0 1147 1147">
          <text:p/>
        </draw:connector>
        <draw:connector draw:style-name="gr8" draw:text-style-name="P4" draw:layer="layout" draw:type="line" svg:x1="7.5cm" svg:y1="7.001cm" svg:x2="9.5cm" svg:y2="6cm" svg:d="M7500 7001l2000-1001" svg:viewBox="0 0 2001 1002">
          <text:p/>
        </draw:connector>
        <draw:connector draw:style-name="gr8" draw:text-style-name="P4" draw:layer="layout" draw:type="line" svg:x1="6cm" svg:y1="9cm" svg:x2="10.001cm" svg:y2="7.501cm" draw:end-shape="id46" draw:end-glue-point="6" svg:d="M6000 9000l4001-1499" svg:viewBox="0 0 4002 1500">
          <text:p/>
        </draw:connector>
        <draw:frame draw:style-name="gr260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261" draw:text-style-name="P2" draw:layer="layout" svg:width="2cm" svg:height="0.5cm" svg:x="11cm" svg:y="9.5cm">
          <draw:text-box>
            <text:p text:style-name="P1"><text:span text:style-name="T1">2</text:span></text:p>
          </draw:text-box>
        </draw:frame>
        <draw:line draw:style-name="gr262" draw:text-style-name="P3" draw:layer="layout" svg:x1="11cm" svg:y1="9cm" svg:x2="13cm" svg:y2="9cm">
          <text:p/>
        </draw:line>
        <draw:line draw:style-name="gr263" draw:text-style-name="P3" draw:layer="layout" svg:x1="11cm" svg:y1="9.5cm" svg:x2="13cm" svg:y2="9.5cm">
          <text:p/>
        </draw:line>
        <draw:line draw:style-name="gr264" draw:text-style-name="P3" draw:layer="layout" svg:x1="11cm" svg:y1="10cm" svg:x2="13cm" svg:y2="10cm">
          <text:p/>
        </draw:line>
        <draw:line draw:style-name="gr265" draw:text-style-name="P3" draw:layer="layout" svg:x1="11cm" svg:y1="10cm" svg:x2="11cm" svg:y2="9cm">
          <text:p/>
        </draw:line>
        <draw:line draw:style-name="gr266" draw:text-style-name="P3" draw:layer="layout" svg:x1="13cm" svg:y1="10cm" svg:x2="13cm" svg:y2="9cm">
          <text:p/>
        </draw:line>
        <draw:connector draw:style-name="gr8" draw:text-style-name="P4" draw:layer="layout" draw:type="line" svg:x1="12cm" svg:y1="9cm" svg:x2="10.855cm" svg:y2="7.855cm" draw:end-shape="id46" draw:end-glue-point="9" svg:d="M12000 9000l-1145-1145" svg:viewBox="0 0 1146 1146">
          <text:p/>
        </draw:connector>
        <draw:connector draw:style-name="gr8" draw:text-style-name="P4" draw:layer="layout" draw:type="line" svg:x1="10.501cm" svg:y1="7.001cm" svg:x2="12.5cm" svg:y2="6cm" draw:start-shape="id46" draw:start-glue-point="4" svg:d="M10501 7001l1999-1001" svg:viewBox="0 0 2000 1002">
          <text:p/>
        </draw:connector>
        <draw:frame draw:style-name="gr267" draw:text-style-name="P2" draw:layer="layout" svg:width="2cm" svg:height="0.5cm" svg:x="17cm" svg:y="9cm">
          <draw:text-box>
            <text:p text:style-name="P1"><text:span text:style-name="T1">v0,v2</text:span></text:p>
          </draw:text-box>
        </draw:frame>
        <draw:frame draw:style-name="gr268" draw:text-style-name="P2" draw:layer="layout" svg:width="2cm" svg:height="0.5cm" svg:x="17cm" svg:y="9.5cm">
          <draw:text-box>
            <text:p text:style-name="P1"><text:span text:style-name="T1">3</text:span></text:p>
          </draw:text-box>
        </draw:frame>
        <draw:line draw:style-name="gr269" draw:text-style-name="P3" draw:layer="layout" svg:x1="17cm" svg:y1="9cm" svg:x2="19cm" svg:y2="9cm">
          <text:p/>
        </draw:line>
        <draw:line draw:style-name="gr270" draw:text-style-name="P3" draw:layer="layout" svg:x1="17cm" svg:y1="9.5cm" svg:x2="19cm" svg:y2="9.5cm">
          <text:p/>
        </draw:line>
        <draw:line draw:style-name="gr271" draw:text-style-name="P3" xml:id="id74" draw:id="id74" draw:layer="layout" svg:x1="17cm" svg:y1="10cm" svg:x2="19cm" svg:y2="10cm">
          <text:p/>
        </draw:line>
        <draw:line draw:style-name="gr272" draw:text-style-name="P3" xml:id="id65" draw:id="id65" draw:layer="layout" svg:x1="17cm" svg:y1="10cm" svg:x2="17cm" svg:y2="9cm">
          <text:p/>
        </draw:line>
        <draw:line draw:style-name="gr273" draw:text-style-name="P3" draw:layer="layout" svg:x1="19cm" svg:y1="10cm" svg:x2="19cm" svg:y2="9cm">
          <text:p/>
        </draw:line>
        <draw:g xml:id="id48" draw:id="id48">
          <draw:frame draw:style-name="gr274" draw:text-style-name="P2" draw:layer="layout" svg:width="2cm" svg:height="0.5cm" svg:x="20cm" svg:y="9cm">
            <draw:text-box>
              <text:p text:style-name="P7">v2, v4</text:p>
            </draw:text-box>
          </draw:frame>
          <draw:frame draw:style-name="gr275" draw:text-style-name="P2" draw:layer="layout" svg:width="2cm" svg:height="0.5cm" svg:x="20cm" svg:y="9.5cm">
            <draw:text-box>
              <text:p text:style-name="P7">2</text:p>
            </draw:text-box>
          </draw:frame>
          <draw:line draw:style-name="gr276" draw:text-style-name="P3" draw:layer="layout" svg:x1="20cm" svg:y1="9cm" svg:x2="22cm" svg:y2="9cm">
            <text:p/>
          </draw:line>
          <draw:line draw:style-name="gr277" draw:text-style-name="P3" draw:layer="layout" svg:x1="20cm" svg:y1="9.5cm" svg:x2="22cm" svg:y2="9.5cm">
            <text:p/>
          </draw:line>
          <draw:line draw:style-name="gr278" draw:text-style-name="P3" draw:layer="layout" svg:x1="20cm" svg:y1="10cm" svg:x2="22cm" svg:y2="10cm">
            <text:p/>
          </draw:line>
          <draw:line draw:style-name="gr279" draw:text-style-name="P3" draw:layer="layout" svg:x1="20cm" svg:y1="10cm" svg:x2="20cm" svg:y2="9cm">
            <text:p/>
          </draw:line>
          <draw:line draw:style-name="gr280" draw:text-style-name="P3" draw:layer="layout" svg:x1="22cm" svg:y1="10cm" svg:x2="22cm" svg:y2="9cm">
            <text:p/>
          </draw:line>
        </draw:g>
        <draw:custom-shape draw:style-name="gr281" draw:text-style-name="P6" xml:id="id47" draw:id="id47" draw:layer="layout" svg:width="1cm" svg:height="1cm" svg:x="20cm" svg:y="7cm">
          <text:p text:style-name="P5"><text:span text:style-name="T2">R</text:span><text:span text:style-name="T3">8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82" draw:text-style-name="P3" draw:layer="layout" draw:type="line" svg:x1="18cm" svg:y1="9cm" svg:x2="20.146cm" svg:y2="7.854cm" draw:end-shape="id47" draw:end-glue-point="7" svg:d="M18000 9000l2146-1146" svg:viewBox="0 0 2147 1147">
          <text:p/>
        </draw:connector>
        <draw:connector draw:style-name="gr283" draw:text-style-name="P3" draw:layer="layout" draw:type="line" svg:x1="21cm" svg:y1="9cm" svg:x2="20.854cm" svg:y2="7.854cm" draw:start-shape="id48" draw:start-glue-point="0" draw:end-shape="id47" draw:end-glue-point="9" svg:d="M21000 9000l-146-1146" svg:viewBox="0 0 147 1147">
          <text:p/>
        </draw:connector>
        <draw:custom-shape draw:style-name="gr284" draw:text-style-name="P6" xml:id="id49" draw:id="id49" draw:layer="layout" svg:width="1cm" svg:height="1cm" svg:x="13.001cm" svg:y="7.001cm">
          <text:p text:style-name="P5"><text:span text:style-name="T2">R</text:span><text:span text:style-name="T3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4" draw:layer="layout" svg:x1="12cm" svg:y1="9cm" svg:x2="13.6cm" svg:y2="8cm">
          <text:p/>
        </draw:line>
        <draw:connector draw:style-name="gr8" draw:text-style-name="P4" draw:layer="layout" draw:type="line" svg:x1="9.004cm" svg:y1="9.014cm" svg:x2="13.147cm" svg:y2="7.855cm" draw:end-shape="id49" draw:end-glue-point="7" svg:d="M9004 9014l4143-1159" svg:viewBox="0 0 4144 1160">
          <text:p/>
        </draw:connector>
        <draw:custom-shape draw:style-name="gr285" draw:text-style-name="P6" xml:id="id50" draw:id="id50" draw:layer="layout" svg:width="1cm" svg:height="1cm" svg:x="15.001cm" svg:y="7.001cm">
          <text:p text:style-name="P5"><text:span text:style-name="T2">R</text:span><text:span text:style-name="T3">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5.004cm" svg:y1="9.024cm" svg:x2="15.501cm" svg:y2="8.001cm" draw:end-shape="id50" draw:end-glue-point="8" svg:d="M15004 9024l497-1023" svg:viewBox="0 0 498 1024">
          <text:p/>
        </draw:connector>
        <draw:line draw:style-name="gr8" draw:text-style-name="P4" draw:layer="layout" svg:x1="18.1cm" svg:y1="9cm" svg:x2="15.5cm" svg:y2="8cm">
          <text:p/>
        </draw:line>
        <draw:connector draw:style-name="gr8" draw:text-style-name="P4" draw:layer="layout" draw:type="line" svg:x1="15.501cm" svg:y1="7.001cm" svg:x2="15.202cm" svg:y2="1.994cm" draw:start-shape="id50" draw:start-glue-point="4" svg:d="M15501 7001l-299-5007" svg:viewBox="0 0 300 5008">
          <text:p/>
        </draw:connector>
        <draw:custom-shape draw:style-name="gr286" draw:text-style-name="P6" xml:id="id51" draw:id="id51" draw:layer="layout" svg:width="1cm" svg:height="1cm" svg:x="17.001cm" svg:y="7.001cm">
          <text:p text:style-name="P5"><text:span text:style-name="T2">R</text:span><text:span text:style-name="T3">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5.004cm" svg:y1="9.025cm" svg:x2="17.501cm" svg:y2="8.001cm" draw:end-shape="id51" draw:end-glue-point="8" svg:d="M15004 9025l2497-1024" svg:viewBox="0 0 2498 1025">
          <text:p/>
        </draw:connector>
        <draw:line draw:style-name="gr8" draw:text-style-name="P4" draw:layer="layout" svg:x1="21cm" svg:y1="9cm" svg:x2="17.5cm" svg:y2="8cm">
          <text:p/>
        </draw:line>
        <draw:connector draw:style-name="gr8" draw:text-style-name="P4" draw:layer="layout" draw:type="line" svg:x1="17.501cm" svg:y1="7.001cm" svg:x2="17.471cm" svg:y2="5.991cm" draw:start-shape="id51" draw:start-glue-point="4" svg:d="M17501 7001l-30-1010" svg:viewBox="0 0 31 1011">
          <text:p/>
        </draw:connector>
        <draw:connector draw:style-name="gr8" draw:text-style-name="P4" draw:layer="layout" draw:type="line" svg:x1="20.5cm" svg:y1="7cm" svg:x2="20.466cm" svg:y2="5.991cm" draw:start-shape="id47" draw:start-glue-point="4" svg:d="M20500 7000l-34-1009" svg:viewBox="0 0 35 1010">
          <text:p/>
        </draw:connector>
        <draw:frame draw:style-name="gr287" draw:text-style-name="P2" draw:layer="layout" svg:width="2cm" svg:height="0.5cm" svg:x="14cm" svg:y="9cm">
          <draw:text-box>
            <text:p text:style-name="P1"><text:span text:style-name="T1">v2, v5</text:span></text:p>
          </draw:text-box>
        </draw:frame>
        <draw:frame draw:style-name="gr288" draw:text-style-name="P2" draw:layer="layout" svg:width="2cm" svg:height="0.5cm" svg:x="14cm" svg:y="9.5cm">
          <draw:text-box>
            <text:p text:style-name="P1"><text:span text:style-name="T1">4</text:span></text:p>
          </draw:text-box>
        </draw:frame>
        <draw:line draw:style-name="gr289" draw:text-style-name="P3" draw:layer="layout" svg:x1="14cm" svg:y1="9cm" svg:x2="16cm" svg:y2="9cm">
          <text:p/>
        </draw:line>
        <draw:line draw:style-name="gr290" draw:text-style-name="P3" draw:layer="layout" svg:x1="14cm" svg:y1="9.5cm" svg:x2="16cm" svg:y2="9.5cm">
          <text:p/>
        </draw:line>
        <draw:line draw:style-name="gr291" draw:text-style-name="P3" xml:id="id59" draw:id="id59" draw:layer="layout" svg:x1="14cm" svg:y1="10cm" svg:x2="16cm" svg:y2="10cm">
          <text:p/>
        </draw:line>
        <draw:line draw:style-name="gr292" draw:text-style-name="P3" draw:layer="layout" svg:x1="14cm" svg:y1="10cm" svg:x2="14cm" svg:y2="9cm">
          <text:p/>
        </draw:line>
        <draw:line draw:style-name="gr293" draw:text-style-name="P3" draw:layer="layout" svg:x1="16cm" svg:y1="10cm" svg:x2="16cm" svg:y2="9cm">
          <text:p/>
        </draw:line>
        <draw:g xml:id="id52" draw:id="id52">
          <draw:frame draw:style-name="gr294" draw:text-style-name="P2" draw:layer="layout" svg:width="2cm" svg:height="0.5cm" svg:x="1cm" svg:y="13cm">
            <draw:text-box>
              <text:p text:style-name="P7">v7, v9</text:p>
            </draw:text-box>
          </draw:frame>
          <draw:frame draw:style-name="gr295" draw:text-style-name="P2" draw:layer="layout" svg:width="2cm" svg:height="0.5cm" svg:x="1cm" svg:y="13.5cm">
            <draw:text-box>
              <text:p text:style-name="P7">1</text:p>
            </draw:text-box>
          </draw:frame>
          <draw:line draw:style-name="gr296" draw:text-style-name="P3" draw:layer="layout" svg:x1="1cm" svg:y1="13cm" svg:x2="3cm" svg:y2="13cm">
            <text:p/>
          </draw:line>
          <draw:line draw:style-name="gr297" draw:text-style-name="P3" draw:layer="layout" svg:x1="1cm" svg:y1="13.5cm" svg:x2="3cm" svg:y2="13.5cm">
            <text:p/>
          </draw:line>
          <draw:line draw:style-name="gr298" draw:text-style-name="P3" draw:layer="layout" svg:x1="1cm" svg:y1="14cm" svg:x2="3cm" svg:y2="14cm">
            <text:p/>
          </draw:line>
          <draw:line draw:style-name="gr299" draw:text-style-name="P3" draw:layer="layout" svg:x1="1cm" svg:y1="14cm" svg:x2="1cm" svg:y2="13cm">
            <text:p/>
          </draw:line>
          <draw:line draw:style-name="gr300" draw:text-style-name="P3" draw:layer="layout" svg:x1="3cm" svg:y1="14cm" svg:x2="3cm" svg:y2="13cm">
            <text:p/>
          </draw:line>
        </draw:g>
        <draw:g xml:id="id54" draw:id="id54">
          <draw:frame draw:style-name="gr301" draw:text-style-name="P2" draw:layer="layout" svg:width="2cm" svg:height="0.5cm" svg:x="3.5cm" svg:y="13cm">
            <draw:text-box>
              <text:p text:style-name="P7">v6, v5</text:p>
            </draw:text-box>
          </draw:frame>
          <draw:frame draw:style-name="gr302" draw:text-style-name="P2" draw:layer="layout" svg:width="2cm" svg:height="0.5cm" svg:x="3.5cm" svg:y="13.5cm">
            <draw:text-box>
              <text:p text:style-name="P7">1</text:p>
            </draw:text-box>
          </draw:frame>
          <draw:line draw:style-name="gr303" draw:text-style-name="P3" draw:layer="layout" svg:x1="3.5cm" svg:y1="13cm" svg:x2="5.5cm" svg:y2="13cm">
            <text:p/>
          </draw:line>
          <draw:line draw:style-name="gr304" draw:text-style-name="P3" draw:layer="layout" svg:x1="3.5cm" svg:y1="13.5cm" svg:x2="5.5cm" svg:y2="13.5cm">
            <text:p/>
          </draw:line>
          <draw:line draw:style-name="gr305" draw:text-style-name="P3" draw:layer="layout" svg:x1="3.5cm" svg:y1="14cm" svg:x2="5.5cm" svg:y2="14cm">
            <text:p/>
          </draw:line>
          <draw:line draw:style-name="gr306" draw:text-style-name="P3" draw:layer="layout" svg:x1="3.5cm" svg:y1="14cm" svg:x2="3.5cm" svg:y2="13cm">
            <text:p/>
          </draw:line>
          <draw:line draw:style-name="gr307" draw:text-style-name="P3" draw:layer="layout" svg:x1="5.5cm" svg:y1="14cm" svg:x2="5.5cm" svg:y2="13cm">
            <text:p/>
          </draw:line>
        </draw:g>
        <draw:custom-shape draw:style-name="gr308" draw:text-style-name="P6" xml:id="id53" draw:id="id53" draw:layer="layout" svg:width="1cm" svg:height="1cm" svg:x="3.5cm" svg:y="11cm">
          <text:p text:style-name="P5"><text:span text:style-name="T2">R</text:span><text:span text:style-name="T3">1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09" draw:text-style-name="P3" draw:layer="layout" draw:type="line" svg:x1="2cm" svg:y1="13cm" svg:x2="3.646cm" svg:y2="11.854cm" draw:start-shape="id52" draw:start-glue-point="0" draw:end-shape="id53" draw:end-glue-point="7" svg:d="M2000 13000l1646-1146" svg:viewBox="0 0 1647 1147">
          <text:p/>
        </draw:connector>
        <draw:connector draw:style-name="gr310" draw:text-style-name="P3" draw:layer="layout" draw:type="line" svg:x1="4.5cm" svg:y1="13cm" svg:x2="4.354cm" svg:y2="11.854cm" draw:start-shape="id54" draw:start-glue-point="0" draw:end-shape="id53" draw:end-glue-point="9" svg:d="M4500 13000l-146-1146" svg:viewBox="0 0 147 1147">
          <text:p/>
        </draw:connector>
        <draw:connector draw:style-name="gr8" draw:text-style-name="P4" draw:layer="layout" draw:type="line" svg:x1="4cm" svg:y1="11cm" svg:x2="6.047cm" svg:y2="10.01cm" draw:start-shape="id53" draw:start-glue-point="4" svg:d="M4000 11000l2047-990" svg:viewBox="0 0 2048 991">
          <text:p/>
        </draw:connector>
        <draw:frame draw:style-name="gr311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312" draw:text-style-name="P2" draw:layer="layout" svg:width="2cm" svg:height="0.5cm" svg:x="6cm" svg:y="13.5cm">
          <draw:text-box>
            <text:p text:style-name="P1"><text:span text:style-name="T1">4</text:span></text:p>
          </draw:text-box>
        </draw:frame>
        <draw:line draw:style-name="gr313" draw:text-style-name="P3" xml:id="id57" draw:id="id57" draw:layer="layout" svg:x1="6cm" svg:y1="13cm" svg:x2="8cm" svg:y2="13cm">
          <text:p/>
        </draw:line>
        <draw:line draw:style-name="gr314" draw:text-style-name="P3" draw:layer="layout" svg:x1="6cm" svg:y1="13.5cm" svg:x2="8cm" svg:y2="13.5cm">
          <text:p/>
        </draw:line>
        <draw:line draw:style-name="gr315" draw:text-style-name="P3" draw:layer="layout" svg:x1="6cm" svg:y1="14cm" svg:x2="8cm" svg:y2="14cm">
          <text:p/>
        </draw:line>
        <draw:line draw:style-name="gr316" draw:text-style-name="P3" draw:layer="layout" svg:x1="6cm" svg:y1="14cm" svg:x2="6cm" svg:y2="13cm">
          <text:p/>
        </draw:line>
        <draw:line draw:style-name="gr317" draw:text-style-name="P3" draw:layer="layout" svg:x1="8cm" svg:y1="14cm" svg:x2="8cm" svg:y2="13cm">
          <text:p/>
        </draw:line>
        <draw:frame draw:style-name="gr318" draw:text-style-name="P2" draw:layer="layout" svg:width="2cm" svg:height="0.5cm" svg:x="8.5cm" svg:y="13cm">
          <draw:text-box>
            <text:p text:style-name="P1"><text:span text:style-name="T1">v2, </text:span><text:span text:style-name="T1">v10</text:span></text:p>
          </draw:text-box>
        </draw:frame>
        <draw:frame draw:style-name="gr319" draw:text-style-name="P2" draw:layer="layout" svg:width="2cm" svg:height="0.5cm" svg:x="8.5cm" svg:y="13.5cm">
          <draw:text-box>
            <text:p text:style-name="P1"><text:span text:style-name="T1">2</text:span></text:p>
          </draw:text-box>
        </draw:frame>
        <draw:line draw:style-name="gr320" draw:text-style-name="P3" draw:layer="layout" svg:x1="8.5cm" svg:y1="13cm" svg:x2="10.5cm" svg:y2="13cm">
          <text:p/>
        </draw:line>
        <draw:line draw:style-name="gr321" draw:text-style-name="P3" draw:layer="layout" svg:x1="8.5cm" svg:y1="13.5cm" svg:x2="10.5cm" svg:y2="13.5cm">
          <text:p/>
        </draw:line>
        <draw:line draw:style-name="gr322" draw:text-style-name="P3" draw:layer="layout" svg:x1="8.5cm" svg:y1="14cm" svg:x2="10.5cm" svg:y2="14cm">
          <text:p/>
        </draw:line>
        <draw:line draw:style-name="gr323" draw:text-style-name="P3" draw:layer="layout" svg:x1="8.5cm" svg:y1="14cm" svg:x2="8.5cm" svg:y2="13cm">
          <text:p/>
        </draw:line>
        <draw:line draw:style-name="gr324" draw:text-style-name="P3" xml:id="id62" draw:id="id62" draw:layer="layout" svg:x1="10.5cm" svg:y1="14cm" svg:x2="10.5cm" svg:y2="13cm">
          <text:p/>
        </draw:line>
        <draw:frame draw:style-name="gr325" draw:text-style-name="P2" draw:layer="layout" svg:width="2cm" svg:height="0.5cm" svg:x="11cm" svg:y="13cm">
          <draw:text-box>
            <text:p text:style-name="P1"><text:span text:style-name="T1">v3, v5</text:span></text:p>
          </draw:text-box>
        </draw:frame>
        <draw:frame draw:style-name="gr326" draw:text-style-name="P2" draw:layer="layout" svg:width="2cm" svg:height="0.5cm" svg:x="11cm" svg:y="13.5cm">
          <draw:text-box>
            <text:p text:style-name="P1"><text:span text:style-name="T1">2</text:span></text:p>
          </draw:text-box>
        </draw:frame>
        <draw:line draw:style-name="gr327" draw:text-style-name="P3" xml:id="id60" draw:id="id60" draw:layer="layout" svg:x1="11cm" svg:y1="13cm" svg:x2="13cm" svg:y2="13cm">
          <text:p/>
        </draw:line>
        <draw:line draw:style-name="gr328" draw:text-style-name="P3" draw:layer="layout" svg:x1="11cm" svg:y1="13.5cm" svg:x2="13cm" svg:y2="13.5cm">
          <text:p/>
        </draw:line>
        <draw:line draw:style-name="gr329" draw:text-style-name="P3" draw:layer="layout" svg:x1="11cm" svg:y1="14cm" svg:x2="13cm" svg:y2="14cm">
          <text:p/>
        </draw:line>
        <draw:line draw:style-name="gr330" draw:text-style-name="P3" draw:layer="layout" svg:x1="11cm" svg:y1="14cm" svg:x2="11cm" svg:y2="13cm">
          <text:p/>
        </draw:line>
        <draw:line draw:style-name="gr331" draw:text-style-name="P3" xml:id="id66" draw:id="id66" draw:layer="layout" svg:x1="13cm" svg:y1="14cm" svg:x2="13cm" svg:y2="13cm">
          <text:p/>
        </draw:line>
        <draw:frame draw:style-name="gr332" draw:text-style-name="P2" draw:layer="layout" svg:width="2cm" svg:height="0.5cm" svg:x="13.5cm" svg:y="13cm">
          <draw:text-box>
            <text:p text:style-name="P1"><text:span text:style-name="T1">v2, </text:span><text:span text:style-name="T1">v3</text:span></text:p>
          </draw:text-box>
        </draw:frame>
        <draw:frame draw:style-name="gr333" draw:text-style-name="P2" draw:layer="layout" svg:width="2cm" svg:height="0.5cm" svg:x="13.5cm" svg:y="13.5cm">
          <draw:text-box>
            <text:p text:style-name="P1"><text:span text:style-name="T1">2</text:span></text:p>
          </draw:text-box>
        </draw:frame>
        <draw:line draw:style-name="gr334" draw:text-style-name="P3" draw:layer="layout" svg:x1="13.5cm" svg:y1="13cm" svg:x2="15.5cm" svg:y2="13cm">
          <text:p/>
        </draw:line>
        <draw:line draw:style-name="gr335" draw:text-style-name="P3" draw:layer="layout" svg:x1="13.5cm" svg:y1="13.5cm" svg:x2="15.5cm" svg:y2="13.5cm">
          <text:p/>
        </draw:line>
        <draw:line draw:style-name="gr336" draw:text-style-name="P3" draw:layer="layout" svg:x1="13.5cm" svg:y1="14cm" svg:x2="15.5cm" svg:y2="14cm">
          <text:p/>
        </draw:line>
        <draw:line draw:style-name="gr337" draw:text-style-name="P3" xml:id="id61" draw:id="id61" draw:layer="layout" svg:x1="13.5cm" svg:y1="14cm" svg:x2="13.5cm" svg:y2="13cm">
          <text:p/>
        </draw:line>
        <draw:line draw:style-name="gr338" draw:text-style-name="P3" xml:id="id70" draw:id="id70" draw:layer="layout" svg:x1="15.5cm" svg:y1="14cm" svg:x2="15.5cm" svg:y2="13cm">
          <text:p/>
        </draw:line>
        <draw:frame draw:style-name="gr339" draw:text-style-name="P2" draw:layer="layout" svg:width="2cm" svg:height="0.5cm" svg:x="16cm" svg:y="13cm">
          <draw:text-box>
            <text:p text:style-name="P1"><text:span text:style-name="T1">v0, v10</text:span></text:p>
          </draw:text-box>
        </draw:frame>
        <draw:frame draw:style-name="gr340" draw:text-style-name="P2" draw:layer="layout" svg:width="2cm" svg:height="0.5cm" svg:x="16cm" svg:y="13.5cm">
          <draw:text-box>
            <text:p text:style-name="P1"><text:span text:style-name="T1">1</text:span></text:p>
          </draw:text-box>
        </draw:frame>
        <draw:line draw:style-name="gr341" draw:text-style-name="P3" draw:layer="layout" svg:x1="16cm" svg:y1="13cm" svg:x2="18cm" svg:y2="13cm">
          <text:p/>
        </draw:line>
        <draw:line draw:style-name="gr342" draw:text-style-name="P3" draw:layer="layout" svg:x1="16cm" svg:y1="13.5cm" svg:x2="18cm" svg:y2="13.5cm">
          <text:p/>
        </draw:line>
        <draw:line draw:style-name="gr343" draw:text-style-name="P3" draw:layer="layout" svg:x1="16cm" svg:y1="14cm" svg:x2="18cm" svg:y2="14cm">
          <text:p/>
        </draw:line>
        <draw:line draw:style-name="gr344" draw:text-style-name="P3" xml:id="id64" draw:id="id64" draw:layer="layout" svg:x1="16cm" svg:y1="14cm" svg:x2="16cm" svg:y2="13cm">
          <text:p/>
        </draw:line>
        <draw:line draw:style-name="gr345" draw:text-style-name="P3" draw:layer="layout" svg:x1="18cm" svg:y1="14cm" svg:x2="18cm" svg:y2="13cm">
          <text:p/>
        </draw:line>
        <draw:frame draw:style-name="gr346" draw:text-style-name="P2" draw:layer="layout" svg:width="2cm" svg:height="0.5cm" svg:x="18.5cm" svg:y="13cm">
          <draw:text-box>
            <text:p text:style-name="P1"><text:span text:style-name="T1">v3, </text:span><text:span text:style-name="T1">v4</text:span></text:p>
          </draw:text-box>
        </draw:frame>
        <draw:frame draw:style-name="gr347" draw:text-style-name="P2" draw:layer="layout" svg:width="2cm" svg:height="0.5cm" svg:x="18.5cm" svg:y="13.5cm">
          <draw:text-box>
            <text:p text:style-name="P1"><text:span text:style-name="T1">1</text:span></text:p>
          </draw:text-box>
        </draw:frame>
        <draw:line draw:style-name="gr348" draw:text-style-name="P3" xml:id="id72" draw:id="id72" draw:layer="layout" svg:x1="18.5cm" svg:y1="13cm" svg:x2="20.5cm" svg:y2="13cm">
          <text:p/>
        </draw:line>
        <draw:line draw:style-name="gr349" draw:text-style-name="P3" draw:layer="layout" svg:x1="18.5cm" svg:y1="13.5cm" svg:x2="20.5cm" svg:y2="13.5cm">
          <text:p/>
        </draw:line>
        <draw:line draw:style-name="gr350" draw:text-style-name="P3" draw:layer="layout" svg:x1="18.5cm" svg:y1="14cm" svg:x2="20.5cm" svg:y2="14cm">
          <text:p/>
        </draw:line>
        <draw:line draw:style-name="gr351" draw:text-style-name="P3" xml:id="id68" draw:id="id68" draw:layer="layout" svg:x1="18.5cm" svg:y1="14cm" svg:x2="18.5cm" svg:y2="13cm">
          <text:p/>
        </draw:line>
        <draw:line draw:style-name="gr352" draw:text-style-name="P3" draw:layer="layout" svg:x1="20.5cm" svg:y1="14cm" svg:x2="20.5cm" svg:y2="13cm">
          <text:p/>
        </draw:line>
        <draw:g xml:id="id75" draw:id="id75">
          <draw:frame draw:style-name="gr353" draw:text-style-name="P2" draw:layer="layout" svg:width="2cm" svg:height="0.5cm" svg:x="21cm" svg:y="13cm">
            <draw:text-box>
              <text:p text:style-name="P7">v0, v1</text:p>
            </draw:text-box>
          </draw:frame>
          <draw:frame draw:style-name="gr354" draw:text-style-name="P2" draw:layer="layout" svg:width="2cm" svg:height="0.5cm" svg:x="21cm" svg:y="13.5cm">
            <draw:text-box>
              <text:p text:style-name="P7">1</text:p>
            </draw:text-box>
          </draw:frame>
          <draw:line draw:style-name="gr355" draw:text-style-name="P3" draw:layer="layout" svg:x1="21cm" svg:y1="13cm" svg:x2="23cm" svg:y2="13cm">
            <text:p/>
          </draw:line>
          <draw:line draw:style-name="gr356" draw:text-style-name="P3" draw:layer="layout" svg:x1="21cm" svg:y1="13.5cm" svg:x2="23cm" svg:y2="13.5cm">
            <text:p/>
          </draw:line>
          <draw:line draw:style-name="gr357" draw:text-style-name="P3" draw:layer="layout" svg:x1="21cm" svg:y1="14cm" svg:x2="23cm" svg:y2="14cm">
            <text:p/>
          </draw:line>
          <draw:line draw:style-name="gr358" draw:text-style-name="P3" draw:layer="layout" svg:x1="21cm" svg:y1="14cm" svg:x2="21cm" svg:y2="13cm">
            <text:p/>
          </draw:line>
          <draw:line draw:style-name="gr359" draw:text-style-name="P3" draw:layer="layout" svg:x1="23cm" svg:y1="14cm" svg:x2="23cm" svg:y2="13cm">
            <text:p/>
          </draw:line>
        </draw:g>
        <draw:g xml:id="id77" draw:id="id77">
          <draw:frame draw:style-name="gr360" draw:text-style-name="P2" draw:layer="layout" svg:width="2cm" svg:height="0.5cm" svg:x="23.487cm" svg:y="13.028cm">
            <draw:text-box>
              <text:p text:style-name="P7">v1, v2</text:p>
            </draw:text-box>
          </draw:frame>
          <draw:frame draw:style-name="gr361" draw:text-style-name="P2" draw:layer="layout" svg:width="2cm" svg:height="0.5cm" svg:x="23.487cm" svg:y="13.528cm">
            <draw:text-box>
              <text:p text:style-name="P7">2</text:p>
            </draw:text-box>
          </draw:frame>
          <draw:line draw:style-name="gr362" draw:text-style-name="P3" draw:layer="layout" svg:x1="23.487cm" svg:y1="13.028cm" svg:x2="25.487cm" svg:y2="13.028cm">
            <text:p/>
          </draw:line>
          <draw:line draw:style-name="gr363" draw:text-style-name="P3" draw:layer="layout" svg:x1="23.487cm" svg:y1="13.528cm" svg:x2="25.487cm" svg:y2="13.528cm">
            <text:p/>
          </draw:line>
          <draw:line draw:style-name="gr364" draw:text-style-name="P3" draw:layer="layout" svg:x1="23.487cm" svg:y1="14.028cm" svg:x2="25.487cm" svg:y2="14.028cm">
            <text:p/>
          </draw:line>
          <draw:line draw:style-name="gr365" draw:text-style-name="P3" draw:layer="layout" svg:x1="23.487cm" svg:y1="14.028cm" svg:x2="23.487cm" svg:y2="13.028cm">
            <text:p/>
          </draw:line>
          <draw:line draw:style-name="gr366" draw:text-style-name="P3" draw:layer="layout" svg:x1="25.487cm" svg:y1="14.028cm" svg:x2="25.487cm" svg:y2="13.028cm">
            <text:p/>
          </draw:line>
        </draw:g>
        <draw:g xml:id="id78" draw:id="id78">
          <draw:frame draw:style-name="gr367" draw:text-style-name="P2" draw:layer="layout" svg:width="2cm" svg:height="0.5cm" svg:x="26cm" svg:y="13cm">
            <draw:text-box>
              <text:p text:style-name="P7">v1, v4</text:p>
            </draw:text-box>
          </draw:frame>
          <draw:frame draw:style-name="gr368" draw:text-style-name="P2" draw:layer="layout" svg:width="2cm" svg:height="0.5cm" svg:x="26cm" svg:y="13.5cm">
            <draw:text-box>
              <text:p text:style-name="P7">1</text:p>
            </draw:text-box>
          </draw:frame>
          <draw:line draw:style-name="gr369" draw:text-style-name="P3" draw:layer="layout" svg:x1="26cm" svg:y1="13cm" svg:x2="28cm" svg:y2="13cm">
            <text:p/>
          </draw:line>
          <draw:line draw:style-name="gr370" draw:text-style-name="P3" draw:layer="layout" svg:x1="26cm" svg:y1="13.5cm" svg:x2="28cm" svg:y2="13.5cm">
            <text:p/>
          </draw:line>
          <draw:line draw:style-name="gr371" draw:text-style-name="P3" draw:layer="layout" svg:x1="26cm" svg:y1="14cm" svg:x2="28cm" svg:y2="14cm">
            <text:p/>
          </draw:line>
          <draw:line draw:style-name="gr372" draw:text-style-name="P3" draw:layer="layout" svg:x1="26cm" svg:y1="14cm" svg:x2="26cm" svg:y2="13cm">
            <text:p/>
          </draw:line>
          <draw:line draw:style-name="gr373" draw:text-style-name="P3" draw:layer="layout" svg:x1="28cm" svg:y1="14cm" svg:x2="28cm" svg:y2="13cm">
            <text:p/>
          </draw:line>
        </draw:g>
        <draw:custom-shape draw:style-name="gr374" draw:text-style-name="P6" xml:id="id55" draw:id="id55" draw:layer="layout" svg:width="1cm" svg:height="1cm" svg:x="6.001cm" svg:y="11.001cm">
          <text:p text:style-name="P5"><text:span text:style-name="T2">R</text:span><text:span text:style-name="T3">1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6.501cm" svg:y1="11.001cm" svg:x2="9.641cm" svg:y2="5.976cm" draw:start-shape="id55" draw:start-glue-point="4" svg:d="M6501 11001l3140-5025" svg:viewBox="0 0 3141 5026">
          <text:p/>
        </draw:connector>
        <draw:custom-shape draw:style-name="gr375" draw:text-style-name="P6" xml:id="id56" draw:id="id56" draw:layer="layout" svg:width="1cm" svg:height="1cm" svg:x="8.502cm" svg:y="11.002cm">
          <text:p text:style-name="P5"><text:span text:style-name="T2">R</text:span><text:span text:style-name="T3">1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5cm" svg:y1="13.001cm" svg:x2="9.002cm" svg:y2="12.002cm" draw:end-shape="id56" draw:end-glue-point="8" svg:d="M5000 13001l4002-999" svg:viewBox="0 0 4003 1000">
          <text:p/>
        </draw:connector>
        <draw:connector draw:style-name="gr8" draw:text-style-name="P4" draw:layer="layout" draw:type="line" svg:x1="7cm" svg:y1="13cm" svg:x2="9.002cm" svg:y2="12.002cm" draw:start-shape="id57" draw:start-glue-point="0" draw:end-shape="id56" draw:end-glue-point="8" svg:d="M7000 13000l2002-998" svg:viewBox="0 0 2003 999">
          <text:p/>
        </draw:connector>
        <draw:connector draw:style-name="gr8" draw:text-style-name="P4" draw:layer="layout" draw:type="line" svg:x1="9.002cm" svg:y1="11.002cm" svg:x2="8.979cm" svg:y2="10.01cm" draw:start-shape="id56" draw:start-glue-point="4" svg:d="M9002 11002l-23-992" svg:viewBox="0 0 24 993">
          <text:p/>
        </draw:connector>
        <draw:connector draw:style-name="gr8" draw:text-style-name="P4" draw:layer="layout" draw:type="line" svg:x1="2cm" svg:y1="13cm" svg:x2="6.147cm" svg:y2="11.855cm" draw:start-shape="id52" draw:start-glue-point="0" draw:end-shape="id55" draw:end-glue-point="7" svg:d="M2000 13000l4147-1145" svg:viewBox="0 0 4148 1146">
          <text:p/>
        </draw:connector>
        <draw:connector draw:style-name="gr8" draw:text-style-name="P4" draw:layer="layout" draw:type="line" svg:x1="7cm" svg:y1="13cm" svg:x2="6.855cm" svg:y2="11.855cm" draw:start-shape="id57" draw:start-glue-point="0" draw:end-shape="id55" draw:end-glue-point="9" svg:d="M7000 13000l-145-1145" svg:viewBox="0 0 146 1146">
          <text:p/>
        </draw:connector>
        <draw:custom-shape draw:style-name="gr376" draw:text-style-name="P6" xml:id="id58" draw:id="id58" draw:layer="layout" svg:width="1cm" svg:height="1cm" svg:x="11.003cm" svg:y="11.003cm">
          <text:p text:style-name="P5"><text:span text:style-name="T2">R</text:span><text:span text:style-name="T3">1</text:span><text:span text:style-name="T3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1.503cm" svg:y1="11.003cm" svg:x2="15cm" svg:y2="10cm" draw:start-shape="id58" draw:start-glue-point="4" draw:end-shape="id59" draw:end-glue-point="0" svg:d="M11503 11003l3497-1003" svg:viewBox="0 0 3498 1004">
          <text:p/>
        </draw:connector>
        <draw:connector draw:style-name="gr8" draw:text-style-name="P4" draw:layer="layout" draw:type="line" svg:x1="12cm" svg:y1="13cm" svg:x2="11.503cm" svg:y2="12.003cm" draw:start-shape="id60" draw:start-glue-point="0" draw:end-shape="id58" draw:end-glue-point="8" svg:d="M12000 13000l-497-997" svg:viewBox="0 0 498 998">
          <text:p/>
        </draw:connector>
        <draw:connector draw:style-name="gr8" draw:text-style-name="P4" draw:layer="layout" draw:type="line" svg:x1="13.5cm" svg:y1="13cm" svg:x2="11.857cm" svg:y2="11.857cm" draw:start-shape="id61" draw:start-glue-point="0" draw:end-shape="id58" draw:end-glue-point="9" svg:d="M13500 13000l-1643-1143" svg:viewBox="0 0 1644 1144">
          <text:p/>
        </draw:connector>
        <draw:custom-shape draw:style-name="gr377" draw:text-style-name="P6" xml:id="id63" draw:id="id63" draw:layer="layout" svg:width="1cm" svg:height="1cm" svg:x="13.504cm" svg:y="11.004cm">
          <text:p text:style-name="P5"><text:span text:style-name="T2">R</text:span><text:span text:style-name="T3">1</text:span><text:span text:style-name="T3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0.5cm" svg:y1="13cm" svg:x2="14.004cm" svg:y2="12.004cm" draw:start-shape="id62" draw:start-glue-point="0" draw:end-shape="id63" draw:end-glue-point="8" svg:d="M10500 13000l3504-996" svg:viewBox="0 0 3505 997">
          <text:p/>
        </draw:connector>
        <draw:connector draw:style-name="gr8" draw:text-style-name="P4" draw:layer="layout" draw:type="line" svg:x1="16cm" svg:y1="13cm" svg:x2="14.358cm" svg:y2="11.858cm" draw:start-shape="id64" draw:start-glue-point="0" draw:end-shape="id63" draw:end-glue-point="9" svg:d="M16000 13000l-1642-1142" svg:viewBox="0 0 1643 1143">
          <text:p/>
        </draw:connector>
        <draw:connector draw:style-name="gr8" draw:text-style-name="P4" draw:layer="layout" draw:type="line" svg:x1="14.358cm" svg:y1="11.15cm" svg:x2="17cm" svg:y2="10cm" draw:start-shape="id63" draw:start-glue-point="11" draw:end-shape="id65" draw:end-glue-point="2" svg:d="M14358 11150l2642-1150" svg:viewBox="0 0 2643 1151">
          <text:p/>
        </draw:connector>
        <draw:custom-shape draw:style-name="gr378" draw:text-style-name="P6" xml:id="id67" draw:id="id67" draw:layer="layout" svg:width="1cm" svg:height="1cm" svg:x="16.005cm" svg:y="11.005cm">
          <text:p text:style-name="P5"><text:span text:style-name="T2">R</text:span><text:span text:style-name="T3">1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3cm" svg:y1="13cm" svg:x2="16.505cm" svg:y2="12.005cm" draw:start-shape="id66" draw:start-glue-point="0" draw:end-shape="id67" draw:end-glue-point="8" svg:d="M13000 13000l3505-995" svg:viewBox="0 0 3506 996">
          <text:p/>
        </draw:connector>
        <draw:connector draw:style-name="gr8" draw:text-style-name="P4" draw:layer="layout" draw:type="line" svg:x1="18.5cm" svg:y1="13cm" svg:x2="16.859cm" svg:y2="11.859cm" draw:start-shape="id68" draw:start-glue-point="0" draw:end-shape="id67" draw:end-glue-point="9" svg:d="M18500 13000l-1641-1141" svg:viewBox="0 0 1642 1142">
          <text:p/>
        </draw:connector>
        <draw:connector draw:style-name="gr8" draw:text-style-name="P4" draw:layer="layout" draw:type="line" svg:x1="16.505cm" svg:y1="11.005cm" svg:x2="16.5cm" svg:y2="6cm" draw:start-shape="id67" draw:start-glue-point="4" draw:end-shape="id69" draw:end-glue-point="2" svg:d="M16505 11005l-5-5005" svg:viewBox="0 0 6 5006">
          <text:p/>
        </draw:connector>
        <draw:custom-shape draw:style-name="gr379" draw:text-style-name="P6" xml:id="id71" draw:id="id71" draw:layer="layout" svg:width="1cm" svg:height="1cm" svg:x="18.506cm" svg:y="11.006cm">
          <text:p text:style-name="P5"><text:span text:style-name="T2">R</text:span><text:span text:style-name="T3">1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5.5cm" svg:y1="13cm" svg:x2="18.652cm" svg:y2="11.86cm" draw:start-shape="id70" draw:start-glue-point="0" draw:end-shape="id71" draw:end-glue-point="7" svg:d="M15500 13000l3152-1140" svg:viewBox="0 0 3153 1141">
          <text:p/>
        </draw:connector>
        <draw:connector draw:style-name="gr8" draw:text-style-name="P4" draw:layer="layout" draw:type="line" svg:x1="19.5cm" svg:y1="13cm" svg:x2="19.36cm" svg:y2="11.86cm" draw:start-shape="id72" draw:start-glue-point="0" draw:end-shape="id71" draw:end-glue-point="9" svg:d="M19500 13000l-140-1140" svg:viewBox="0 0 141 1141">
          <text:p/>
        </draw:connector>
        <draw:connector draw:style-name="gr8" draw:text-style-name="P4" draw:layer="layout" draw:type="line" svg:x1="19.006cm" svg:y1="11.006cm" svg:x2="21cm" svg:y2="10cm" draw:start-shape="id71" draw:start-glue-point="4" draw:end-shape="id48" draw:end-glue-point="2" svg:d="M19006 11006l1994-1006" svg:viewBox="0 0 1995 1007">
          <text:p/>
        </draw:connector>
        <draw:custom-shape draw:style-name="gr380" draw:text-style-name="P6" xml:id="id73" draw:id="id73" draw:layer="layout" svg:width="1cm" svg:height="1cm" svg:x="21.007cm" svg:y="11.007cm">
          <text:p text:style-name="P5"><text:span text:style-name="T2">R</text:span><text:span text:style-name="T3">1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21.507cm" svg:y1="11.007cm" svg:x2="18cm" svg:y2="10cm" draw:start-shape="id73" draw:start-glue-point="4" draw:end-shape="id74" draw:end-glue-point="0" svg:d="M21507 11007l-3507-1007" svg:viewBox="0 0 3508 1008">
          <text:p/>
        </draw:connector>
        <draw:connector draw:style-name="gr8" draw:text-style-name="P4" draw:layer="layout" draw:type="line" svg:x1="19.5cm" svg:y1="13cm" svg:x2="21.507cm" svg:y2="12.007cm" draw:start-shape="id72" draw:start-glue-point="0" draw:end-shape="id73" draw:end-glue-point="8" svg:d="M19500 13000l2007-993" svg:viewBox="0 0 2008 994">
          <text:p/>
        </draw:connector>
        <draw:connector draw:style-name="gr8" draw:text-style-name="P4" draw:layer="layout" draw:type="line" svg:x1="22cm" svg:y1="13cm" svg:x2="21.507cm" svg:y2="12.007cm" draw:start-shape="id75" draw:start-glue-point="0" draw:end-shape="id73" draw:end-glue-point="8" svg:d="M22000 13000l-493-993" svg:viewBox="0 0 494 994">
          <text:p/>
        </draw:connector>
        <draw:custom-shape draw:style-name="gr381" draw:text-style-name="P6" xml:id="id76" draw:id="id76" draw:layer="layout" svg:width="1cm" svg:height="1cm" svg:x="23.508cm" svg:y="11.008cm">
          <text:p text:style-name="P5"><text:span text:style-name="T2">R</text:span><text:span text:style-name="T3">18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24.008cm" svg:y1="11.008cm" svg:x2="21cm" svg:y2="10cm" draw:start-shape="id76" draw:start-glue-point="4" draw:end-shape="id48" draw:end-glue-point="2" svg:d="M24008 11008l-3008-1008" svg:viewBox="0 0 3009 1009">
          <text:p/>
        </draw:connector>
        <draw:connector draw:style-name="gr8" draw:text-style-name="P4" draw:layer="layout" draw:type="line" svg:x1="24.487cm" svg:y1="13.028cm" svg:x2="24.008cm" svg:y2="12.008cm" draw:start-shape="id77" draw:start-glue-point="0" draw:end-shape="id76" draw:end-glue-point="8" svg:d="M24487 13028l-479-1020" svg:viewBox="0 0 480 1021">
          <text:p/>
        </draw:connector>
        <draw:connector draw:style-name="gr8" draw:text-style-name="P4" draw:layer="layout" draw:type="line" svg:x1="27cm" svg:y1="13cm" svg:x2="24.362cm" svg:y2="11.862cm" draw:start-shape="id78" draw:start-glue-point="0" draw:end-shape="id76" draw:end-glue-point="9" svg:d="M27000 13000l-2638-1138" svg:viewBox="0 0 2639 1139">
          <text:p/>
        </draw:connector>
        <draw:custom-shape draw:style-name="gr382" draw:text-style-name="P6" xml:id="id79" draw:id="id79" draw:layer="layout" svg:width="1cm" svg:height="1cm" svg:x="23.009cm" svg:y="7.009cm">
          <text:p text:style-name="P5"><text:span text:style-name="T2">R</text:span><text:span text:style-name="T3">9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22cm" svg:y1="13cm" svg:x2="23.509cm" svg:y2="8.009cm" draw:start-shape="id75" draw:start-glue-point="0" draw:end-shape="id79" draw:end-glue-point="8" svg:d="M22000 13000l1509-4991" svg:viewBox="0 0 1510 4992">
          <text:p/>
        </draw:connector>
        <draw:connector draw:style-name="gr8" draw:text-style-name="P4" draw:layer="layout" draw:type="line" svg:x1="27cm" svg:y1="13cm" svg:x2="23.509cm" svg:y2="8.009cm" draw:start-shape="id78" draw:start-glue-point="0" draw:end-shape="id79" draw:end-glue-point="8" svg:d="M27000 13000l-3491-4991" svg:viewBox="0 0 3492 4992">
          <text:p/>
        </draw:connector>
        <draw:connector draw:style-name="gr8" draw:text-style-name="P4" draw:layer="layout" draw:type="line" svg:x1="23.509cm" svg:y1="7.009cm" svg:x2="21.5cm" svg:y2="6cm" draw:start-shape="id79" draw:start-glue-point="4" draw:end-shape="id80" draw:end-glue-point="2" svg:d="M23509 7009l-2009-1009" svg:viewBox="0 0 2010 1010">
          <text:p/>
        </draw:connector>
      </draw:page>
      <draw:page draw:name="page3" draw:style-name="dp1" draw:master-page-name="Default">
        <draw:frame draw:style-name="gr383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384" draw:text-style-name="P2" draw:layer="layout" svg:width="2cm" svg:height="0.5cm" svg:x="14cm" svg:y="1.5cm">
          <draw:text-box>
            <text:p text:style-name="P1"><text:span text:style-name="T1">5</text:span></text:p>
          </draw:text-box>
        </draw:frame>
        <draw:line draw:style-name="gr385" draw:text-style-name="P3" draw:layer="layout" svg:x1="14cm" svg:y1="1cm" svg:x2="16cm" svg:y2="1cm">
          <text:p/>
        </draw:line>
        <draw:line draw:style-name="gr386" draw:text-style-name="P3" draw:layer="layout" svg:x1="14cm" svg:y1="1.5cm" svg:x2="16cm" svg:y2="1.5cm">
          <text:p/>
        </draw:line>
        <draw:line draw:style-name="gr387" draw:text-style-name="P3" xml:id="id81" draw:id="id81" draw:layer="layout" svg:x1="14cm" svg:y1="2cm" svg:x2="16cm" svg:y2="2cm">
          <text:p/>
        </draw:line>
        <draw:line draw:style-name="gr388" draw:text-style-name="P3" draw:layer="layout" svg:x1="14cm" svg:y1="2cm" svg:x2="14cm" svg:y2="1cm">
          <text:p/>
        </draw:line>
        <draw:line draw:style-name="gr389" draw:text-style-name="P3" draw:layer="layout" svg:x1="16cm" svg:y1="2cm" svg:x2="16cm" svg:y2="1cm">
          <text:p/>
        </draw:line>
        <draw:connector draw:style-name="gr8" draw:text-style-name="P4" draw:layer="layout" draw:type="line" svg:x1="13.596cm" svg:y1="7.011cm" svg:x2="15cm" svg:y2="2cm" draw:end-shape="id81" draw:end-glue-point="0" svg:d="M13596 7011l1404-5011" svg:viewBox="0 0 1405 5012">
          <text:p/>
        </draw:connector>
        <draw:frame draw:style-name="gr390" draw:text-style-name="P2" draw:layer="layout" svg:width="2cm" svg:height="0.5cm" svg:x="8.5cm" svg:y="5cm">
          <draw:text-box>
            <text:p text:style-name="P1"><text:span text:style-name="T1">v7, </text:span><text:span text:style-name="T1">v5</text:span></text:p>
          </draw:text-box>
        </draw:frame>
        <draw:frame draw:style-name="gr391" draw:text-style-name="P2" draw:layer="layout" svg:width="2cm" svg:height="0.5cm" svg:x="8.5cm" svg:y="5.5cm">
          <draw:text-box>
            <text:p text:style-name="P1"><text:span text:style-name="T1">4</text:span></text:p>
          </draw:text-box>
        </draw:frame>
        <draw:line draw:style-name="gr392" draw:text-style-name="P3" draw:layer="layout" svg:x1="8.5cm" svg:y1="5cm" svg:x2="10.5cm" svg:y2="5cm">
          <text:p/>
        </draw:line>
        <draw:line draw:style-name="gr393" draw:text-style-name="P3" draw:layer="layout" svg:x1="8.5cm" svg:y1="5.5cm" svg:x2="10.5cm" svg:y2="5.5cm">
          <text:p/>
        </draw:line>
        <draw:line draw:style-name="gr394" draw:text-style-name="P3" draw:layer="layout" svg:x1="8.5cm" svg:y1="6cm" svg:x2="10.5cm" svg:y2="6cm">
          <text:p/>
        </draw:line>
        <draw:line draw:style-name="gr395" draw:text-style-name="P3" draw:layer="layout" svg:x1="8.5cm" svg:y1="6cm" svg:x2="8.5cm" svg:y2="5cm">
          <text:p/>
        </draw:line>
        <draw:line draw:style-name="gr396" draw:text-style-name="P3" draw:layer="layout" svg:x1="10.5cm" svg:y1="6cm" svg:x2="10.5cm" svg:y2="5cm">
          <text:p/>
        </draw:line>
        <draw:frame draw:style-name="gr397" draw:text-style-name="P2" draw:layer="layout" svg:width="2cm" svg:height="0.5cm" svg:x="11.5cm" svg:y="5cm">
          <draw:text-box>
            <text:p text:style-name="P1"><text:span text:style-name="T1">v7, </text:span><text:span text:style-name="T1">v0</text:span></text:p>
          </draw:text-box>
        </draw:frame>
        <draw:frame draw:style-name="gr398" draw:text-style-name="P2" draw:layer="layout" svg:width="2cm" svg:height="0.5cm" svg:x="11.5cm" svg:y="5.5cm">
          <draw:text-box>
            <text:p text:style-name="P1"><text:span text:style-name="T1">4</text:span></text:p>
          </draw:text-box>
        </draw:frame>
        <draw:line draw:style-name="gr399" draw:text-style-name="P3" draw:layer="layout" svg:x1="11.5cm" svg:y1="5cm" svg:x2="13.5cm" svg:y2="5cm">
          <text:p/>
        </draw:line>
        <draw:line draw:style-name="gr400" draw:text-style-name="P3" draw:layer="layout" svg:x1="11.5cm" svg:y1="5.5cm" svg:x2="13.5cm" svg:y2="5.5cm">
          <text:p/>
        </draw:line>
        <draw:line draw:style-name="gr401" draw:text-style-name="P3" draw:layer="layout" svg:x1="11.5cm" svg:y1="6cm" svg:x2="13.5cm" svg:y2="6cm">
          <text:p/>
        </draw:line>
        <draw:line draw:style-name="gr402" draw:text-style-name="P3" draw:layer="layout" svg:x1="11.5cm" svg:y1="6cm" svg:x2="11.5cm" svg:y2="5cm">
          <text:p/>
        </draw:line>
        <draw:line draw:style-name="gr403" draw:text-style-name="P3" draw:layer="layout" svg:x1="13.5cm" svg:y1="6cm" svg:x2="13.5cm" svg:y2="5cm">
          <text:p/>
        </draw:line>
        <draw:custom-shape draw:style-name="gr404" draw:text-style-name="P6" xml:id="id82" draw:id="id82" draw:layer="layout" svg:width="1cm" svg:height="1cm" svg:x="10.5cm" svg:y="3cm">
          <text:p text:style-name="P5"><text:span text:style-name="T2">R</text:span><text:span text:style-name="T3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05" draw:text-style-name="P3" draw:layer="layout" draw:type="line" svg:x1="9.5cm" svg:y1="5cm" svg:x2="10.646cm" svg:y2="3.854cm" draw:end-shape="id82" draw:end-glue-point="7" svg:d="M9500 5000l1146-1146" svg:viewBox="0 0 1147 1147">
          <text:p/>
        </draw:connector>
        <draw:connector draw:style-name="gr406" draw:text-style-name="P3" draw:layer="layout" draw:type="line" svg:x1="12.5cm" svg:y1="5cm" svg:x2="11.354cm" svg:y2="3.854cm" draw:end-shape="id82" draw:end-glue-point="9" svg:d="M12500 5000l-1146-1146" svg:viewBox="0 0 1147 1147">
          <text:p/>
        </draw:connector>
        <draw:custom-shape draw:style-name="gr407" draw:text-style-name="P6" xml:id="id85" draw:id="id85" draw:layer="layout" svg:width="1cm" svg:height="1cm" svg:x="10.001cm" svg:y="7.001cm">
          <text:p text:style-name="P5"><text:span text:style-name="T2">R</text:span><text:span text:style-name="T3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08" draw:text-style-name="P2" draw:layer="layout" svg:width="2cm" svg:height="0.5cm" svg:x="16.5cm" svg:y="5cm">
          <draw:text-box>
            <text:p text:style-name="P1"><text:span text:style-name="T1">v4, </text:span><text:span text:style-name="T1">v5</text:span></text:p>
          </draw:text-box>
        </draw:frame>
        <draw:frame draw:style-name="gr409" draw:text-style-name="P2" draw:layer="layout" svg:width="2cm" svg:height="0.5cm" svg:x="16.5cm" svg:y="5.5cm">
          <draw:text-box>
            <text:p text:style-name="P1"><text:span text:style-name="T1">3</text:span></text:p>
          </draw:text-box>
        </draw:frame>
        <draw:line draw:style-name="gr410" draw:text-style-name="P3" draw:layer="layout" svg:x1="16.5cm" svg:y1="5cm" svg:x2="18.5cm" svg:y2="5cm">
          <text:p/>
        </draw:line>
        <draw:line draw:style-name="gr411" draw:text-style-name="P3" draw:layer="layout" svg:x1="16.5cm" svg:y1="5.5cm" svg:x2="18.5cm" svg:y2="5.5cm">
          <text:p/>
        </draw:line>
        <draw:line draw:style-name="gr412" draw:text-style-name="P3" draw:layer="layout" svg:x1="16.5cm" svg:y1="6cm" svg:x2="18.5cm" svg:y2="6cm">
          <text:p/>
        </draw:line>
        <draw:line draw:style-name="gr413" draw:text-style-name="P3" xml:id="id108" draw:id="id108" draw:layer="layout" svg:x1="16.5cm" svg:y1="6cm" svg:x2="16.5cm" svg:y2="5cm">
          <text:p/>
        </draw:line>
        <draw:line draw:style-name="gr414" draw:text-style-name="P3" draw:layer="layout" svg:x1="18.5cm" svg:y1="6cm" svg:x2="18.5cm" svg:y2="5cm">
          <text:p/>
        </draw:line>
        <draw:frame draw:style-name="gr415" draw:text-style-name="P2" draw:layer="layout" svg:width="2cm" svg:height="0.5cm" svg:x="19.5cm" svg:y="5cm">
          <draw:text-box>
            <text:p text:style-name="P1"><text:span text:style-name="T1">v4, v0</text:span></text:p>
          </draw:text-box>
        </draw:frame>
        <draw:frame draw:style-name="gr416" draw:text-style-name="P2" draw:layer="layout" svg:width="2cm" svg:height="0.5cm" svg:x="19.5cm" svg:y="5.5cm">
          <draw:text-box>
            <text:p text:style-name="P1"><text:span text:style-name="T1">2</text:span></text:p>
          </draw:text-box>
        </draw:frame>
        <draw:line draw:style-name="gr417" draw:text-style-name="P3" draw:layer="layout" svg:x1="19.5cm" svg:y1="5cm" svg:x2="21.5cm" svg:y2="5cm">
          <text:p/>
        </draw:line>
        <draw:line draw:style-name="gr418" draw:text-style-name="P3" draw:layer="layout" svg:x1="19.5cm" svg:y1="5.5cm" svg:x2="21.5cm" svg:y2="5.5cm">
          <text:p/>
        </draw:line>
        <draw:line draw:style-name="gr419" draw:text-style-name="P3" draw:layer="layout" svg:x1="19.5cm" svg:y1="6cm" svg:x2="21.5cm" svg:y2="6cm">
          <text:p/>
        </draw:line>
        <draw:line draw:style-name="gr420" draw:text-style-name="P3" draw:layer="layout" svg:x1="19.5cm" svg:y1="6cm" svg:x2="19.5cm" svg:y2="5cm">
          <text:p/>
        </draw:line>
        <draw:line draw:style-name="gr421" draw:text-style-name="P3" xml:id="id117" draw:id="id117" draw:layer="layout" svg:x1="21.5cm" svg:y1="6cm" svg:x2="21.5cm" svg:y2="5cm">
          <text:p/>
        </draw:line>
        <draw:custom-shape draw:style-name="gr422" draw:text-style-name="P6" xml:id="id83" draw:id="id83" draw:layer="layout" svg:width="1cm" svg:height="1cm" svg:x="18.5cm" svg:y="3cm">
          <text:p text:style-name="P5"><text:span text:style-name="T2">R</text:span><text:span text:style-name="T3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23" draw:text-style-name="P3" draw:layer="layout" draw:type="line" svg:x1="17.5cm" svg:y1="5cm" svg:x2="18.646cm" svg:y2="3.854cm" draw:end-shape="id83" draw:end-glue-point="7" svg:d="M17500 5000l1146-1146" svg:viewBox="0 0 1147 1147">
          <text:p/>
        </draw:connector>
        <draw:connector draw:style-name="gr424" draw:text-style-name="P3" draw:layer="layout" draw:type="line" svg:x1="20.5cm" svg:y1="5cm" svg:x2="19.354cm" svg:y2="3.854cm" draw:end-shape="id83" draw:end-glue-point="9" svg:d="M20500 5000l-1146-1146" svg:viewBox="0 0 1147 1147">
          <text:p/>
        </draw:connector>
        <draw:connector draw:style-name="gr8" draw:text-style-name="P4" draw:layer="layout" draw:type="line" svg:x1="11cm" svg:y1="3cm" svg:x2="14cm" svg:y2="2cm" svg:d="M11000 3000l3000-1000" svg:viewBox="0 0 3001 1001">
          <text:p/>
        </draw:connector>
        <draw:connector draw:style-name="gr8" draw:text-style-name="P4" draw:layer="layout" draw:type="line" svg:x1="19cm" svg:y1="3cm" svg:x2="16cm" svg:y2="2.001cm" svg:d="M19000 3000l-3000-999" svg:viewBox="0 0 3001 1000">
          <text:p/>
        </draw:connector>
        <draw:frame draw:style-name="gr425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426" draw:text-style-name="P2" draw:layer="layout" svg:width="2cm" svg:height="0.5cm" svg:x="5cm" svg:y="9.5cm">
          <draw:text-box>
            <text:p text:style-name="P1"><text:span text:style-name="T1">2</text:span></text:p>
          </draw:text-box>
        </draw:frame>
        <draw:line draw:style-name="gr427" draw:text-style-name="P3" draw:layer="layout" svg:x1="5cm" svg:y1="9cm" svg:x2="7cm" svg:y2="9cm">
          <text:p/>
        </draw:line>
        <draw:line draw:style-name="gr428" draw:text-style-name="P3" draw:layer="layout" svg:x1="5cm" svg:y1="9.5cm" svg:x2="7cm" svg:y2="9.5cm">
          <text:p/>
        </draw:line>
        <draw:line draw:style-name="gr429" draw:text-style-name="P3" draw:layer="layout" svg:x1="5cm" svg:y1="10cm" svg:x2="7cm" svg:y2="10cm">
          <text:p/>
        </draw:line>
        <draw:line draw:style-name="gr430" draw:text-style-name="P3" draw:layer="layout" svg:x1="5cm" svg:y1="10cm" svg:x2="5cm" svg:y2="9cm">
          <text:p/>
        </draw:line>
        <draw:line draw:style-name="gr431" draw:text-style-name="P3" draw:layer="layout" svg:x1="7cm" svg:y1="10cm" svg:x2="7cm" svg:y2="9cm">
          <text:p/>
        </draw:line>
        <draw:frame draw:style-name="gr432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433" draw:text-style-name="P2" draw:layer="layout" svg:width="2cm" svg:height="0.5cm" svg:x="8cm" svg:y="9.5cm">
          <draw:text-box>
            <text:p text:style-name="P1"><text:span text:style-name="T1">5</text:span></text:p>
          </draw:text-box>
        </draw:frame>
        <draw:line draw:style-name="gr434" draw:text-style-name="P3" draw:layer="layout" svg:x1="8cm" svg:y1="9cm" svg:x2="10cm" svg:y2="9cm">
          <text:p/>
        </draw:line>
        <draw:line draw:style-name="gr435" draw:text-style-name="P3" draw:layer="layout" svg:x1="8cm" svg:y1="9.5cm" svg:x2="10cm" svg:y2="9.5cm">
          <text:p/>
        </draw:line>
        <draw:line draw:style-name="gr436" draw:text-style-name="P3" draw:layer="layout" svg:x1="8cm" svg:y1="10cm" svg:x2="10cm" svg:y2="10cm">
          <text:p/>
        </draw:line>
        <draw:line draw:style-name="gr437" draw:text-style-name="P3" draw:layer="layout" svg:x1="8cm" svg:y1="10cm" svg:x2="8cm" svg:y2="9cm">
          <text:p/>
        </draw:line>
        <draw:line draw:style-name="gr438" draw:text-style-name="P3" draw:layer="layout" svg:x1="10cm" svg:y1="10cm" svg:x2="10cm" svg:y2="9cm">
          <text:p/>
        </draw:line>
        <draw:custom-shape draw:style-name="gr439" draw:text-style-name="P6" xml:id="id84" draw:id="id84" draw:layer="layout" svg:width="1cm" svg:height="1cm" svg:x="7cm" svg:y="7cm">
          <text:p text:style-name="P5"><text:span text:style-name="T2">R</text:span><text:span text:style-name="T3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40" draw:text-style-name="P3" draw:layer="layout" draw:type="line" svg:x1="6cm" svg:y1="9cm" svg:x2="7.146cm" svg:y2="7.854cm" draw:end-shape="id84" draw:end-glue-point="7" svg:d="M6000 9000l1146-1146" svg:viewBox="0 0 1147 1147">
          <text:p/>
        </draw:connector>
        <draw:connector draw:style-name="gr441" draw:text-style-name="P3" draw:layer="layout" draw:type="line" svg:x1="9cm" svg:y1="9cm" svg:x2="7.854cm" svg:y2="7.854cm" draw:end-shape="id84" draw:end-glue-point="9" svg:d="M9000 9000l-1146-1146" svg:viewBox="0 0 1147 1147">
          <text:p/>
        </draw:connector>
        <draw:connector draw:style-name="gr8" draw:text-style-name="P4" draw:layer="layout" draw:type="line" svg:x1="7.5cm" svg:y1="7.001cm" svg:x2="9.5cm" svg:y2="6cm" svg:d="M7500 7001l2000-1001" svg:viewBox="0 0 2001 1002">
          <text:p/>
        </draw:connector>
        <draw:connector draw:style-name="gr8" draw:text-style-name="P4" draw:layer="layout" draw:type="line" svg:x1="6cm" svg:y1="9cm" svg:x2="10.001cm" svg:y2="7.501cm" draw:end-shape="id85" draw:end-glue-point="6" svg:d="M6000 9000l4001-1499" svg:viewBox="0 0 4002 1500">
          <text:p/>
        </draw:connector>
        <draw:frame draw:style-name="gr442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443" draw:text-style-name="P2" draw:layer="layout" svg:width="2cm" svg:height="0.5cm" svg:x="11cm" svg:y="9.5cm">
          <draw:text-box>
            <text:p text:style-name="P1"><text:span text:style-name="T1">2</text:span></text:p>
          </draw:text-box>
        </draw:frame>
        <draw:line draw:style-name="gr444" draw:text-style-name="P3" draw:layer="layout" svg:x1="11cm" svg:y1="9cm" svg:x2="13cm" svg:y2="9cm">
          <text:p/>
        </draw:line>
        <draw:line draw:style-name="gr445" draw:text-style-name="P3" draw:layer="layout" svg:x1="11cm" svg:y1="9.5cm" svg:x2="13cm" svg:y2="9.5cm">
          <text:p/>
        </draw:line>
        <draw:line draw:style-name="gr446" draw:text-style-name="P3" draw:layer="layout" svg:x1="11cm" svg:y1="10cm" svg:x2="13cm" svg:y2="10cm">
          <text:p/>
        </draw:line>
        <draw:line draw:style-name="gr447" draw:text-style-name="P3" draw:layer="layout" svg:x1="11cm" svg:y1="10cm" svg:x2="11cm" svg:y2="9cm">
          <text:p/>
        </draw:line>
        <draw:line draw:style-name="gr448" draw:text-style-name="P3" draw:layer="layout" svg:x1="13cm" svg:y1="10cm" svg:x2="13cm" svg:y2="9cm">
          <text:p/>
        </draw:line>
        <draw:connector draw:style-name="gr8" draw:text-style-name="P4" draw:layer="layout" draw:type="line" svg:x1="12cm" svg:y1="9cm" svg:x2="10.855cm" svg:y2="7.855cm" draw:end-shape="id85" draw:end-glue-point="9" svg:d="M12000 9000l-1145-1145" svg:viewBox="0 0 1146 1146">
          <text:p/>
        </draw:connector>
        <draw:connector draw:style-name="gr8" draw:text-style-name="P4" draw:layer="layout" draw:type="line" svg:x1="10.501cm" svg:y1="7.001cm" svg:x2="12.5cm" svg:y2="6cm" draw:start-shape="id85" draw:start-glue-point="4" svg:d="M10501 7001l1999-1001" svg:viewBox="0 0 2000 1002">
          <text:p/>
        </draw:connector>
        <draw:frame draw:style-name="gr449" draw:text-style-name="P2" draw:layer="layout" svg:width="2cm" svg:height="0.5cm" svg:x="17cm" svg:y="9cm">
          <draw:text-box>
            <text:p text:style-name="P1"><text:span text:style-name="T1">v0,v2</text:span></text:p>
          </draw:text-box>
        </draw:frame>
        <draw:frame draw:style-name="gr450" draw:text-style-name="P2" draw:layer="layout" svg:width="2cm" svg:height="0.5cm" svg:x="17cm" svg:y="9.5cm">
          <draw:text-box>
            <text:p text:style-name="P1"><text:span text:style-name="T1">3</text:span></text:p>
          </draw:text-box>
        </draw:frame>
        <draw:line draw:style-name="gr451" draw:text-style-name="P3" draw:layer="layout" svg:x1="17cm" svg:y1="9cm" svg:x2="19cm" svg:y2="9cm">
          <text:p/>
        </draw:line>
        <draw:line draw:style-name="gr452" draw:text-style-name="P3" draw:layer="layout" svg:x1="17cm" svg:y1="9.5cm" svg:x2="19cm" svg:y2="9.5cm">
          <text:p/>
        </draw:line>
        <draw:line draw:style-name="gr453" draw:text-style-name="P3" xml:id="id113" draw:id="id113" draw:layer="layout" svg:x1="17cm" svg:y1="10cm" svg:x2="19cm" svg:y2="10cm">
          <text:p/>
        </draw:line>
        <draw:line draw:style-name="gr454" draw:text-style-name="P3" xml:id="id104" draw:id="id104" draw:layer="layout" svg:x1="17cm" svg:y1="10cm" svg:x2="17cm" svg:y2="9cm">
          <text:p/>
        </draw:line>
        <draw:line draw:style-name="gr455" draw:text-style-name="P3" draw:layer="layout" svg:x1="19cm" svg:y1="10cm" svg:x2="19cm" svg:y2="9cm">
          <text:p/>
        </draw:line>
        <draw:g xml:id="id87" draw:id="id87">
          <draw:frame draw:style-name="gr456" draw:text-style-name="P2" draw:layer="layout" svg:width="2cm" svg:height="0.5cm" svg:x="20cm" svg:y="9cm">
            <draw:text-box>
              <text:p text:style-name="P7">v2, v4</text:p>
            </draw:text-box>
          </draw:frame>
          <draw:frame draw:style-name="gr457" draw:text-style-name="P2" draw:layer="layout" svg:width="2cm" svg:height="0.5cm" svg:x="20cm" svg:y="9.5cm">
            <draw:text-box>
              <text:p text:style-name="P7">2</text:p>
            </draw:text-box>
          </draw:frame>
          <draw:line draw:style-name="gr458" draw:text-style-name="P3" draw:layer="layout" svg:x1="20cm" svg:y1="9cm" svg:x2="22cm" svg:y2="9cm">
            <text:p/>
          </draw:line>
          <draw:line draw:style-name="gr459" draw:text-style-name="P3" draw:layer="layout" svg:x1="20cm" svg:y1="9.5cm" svg:x2="22cm" svg:y2="9.5cm">
            <text:p/>
          </draw:line>
          <draw:line draw:style-name="gr460" draw:text-style-name="P3" draw:layer="layout" svg:x1="20cm" svg:y1="10cm" svg:x2="22cm" svg:y2="10cm">
            <text:p/>
          </draw:line>
          <draw:line draw:style-name="gr461" draw:text-style-name="P3" draw:layer="layout" svg:x1="20cm" svg:y1="10cm" svg:x2="20cm" svg:y2="9cm">
            <text:p/>
          </draw:line>
          <draw:line draw:style-name="gr462" draw:text-style-name="P3" draw:layer="layout" svg:x1="22cm" svg:y1="10cm" svg:x2="22cm" svg:y2="9cm">
            <text:p/>
          </draw:line>
        </draw:g>
        <draw:custom-shape draw:style-name="gr463" draw:text-style-name="P6" xml:id="id86" draw:id="id86" draw:layer="layout" svg:width="1cm" svg:height="1cm" svg:x="20cm" svg:y="7cm">
          <text:p text:style-name="P5"><text:span text:style-name="T2">R</text:span><text:span text:style-name="T3">8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64" draw:text-style-name="P3" draw:layer="layout" draw:type="line" svg:x1="18cm" svg:y1="9cm" svg:x2="20.146cm" svg:y2="7.854cm" draw:end-shape="id86" draw:end-glue-point="7" svg:d="M18000 9000l2146-1146" svg:viewBox="0 0 2147 1147">
          <text:p/>
        </draw:connector>
        <draw:connector draw:style-name="gr465" draw:text-style-name="P3" draw:layer="layout" draw:type="line" svg:x1="21cm" svg:y1="9cm" svg:x2="20.854cm" svg:y2="7.854cm" draw:start-shape="id87" draw:start-glue-point="0" draw:end-shape="id86" draw:end-glue-point="9" svg:d="M21000 9000l-146-1146" svg:viewBox="0 0 147 1147">
          <text:p/>
        </draw:connector>
        <draw:custom-shape draw:style-name="gr466" draw:text-style-name="P6" xml:id="id88" draw:id="id88" draw:layer="layout" svg:width="1cm" svg:height="1cm" svg:x="13.001cm" svg:y="7.001cm">
          <text:p text:style-name="P5"><text:span text:style-name="T2">R</text:span><text:span text:style-name="T3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4" draw:layer="layout" svg:x1="12cm" svg:y1="9cm" svg:x2="13.6cm" svg:y2="8cm">
          <text:p/>
        </draw:line>
        <draw:connector draw:style-name="gr8" draw:text-style-name="P4" draw:layer="layout" draw:type="line" svg:x1="9.004cm" svg:y1="9.014cm" svg:x2="13.147cm" svg:y2="7.855cm" draw:end-shape="id88" draw:end-glue-point="7" svg:d="M9004 9014l4143-1159" svg:viewBox="0 0 4144 1160">
          <text:p/>
        </draw:connector>
        <draw:custom-shape draw:style-name="gr467" draw:text-style-name="P6" xml:id="id89" draw:id="id89" draw:layer="layout" svg:width="1cm" svg:height="1cm" svg:x="15.001cm" svg:y="7.001cm">
          <text:p text:style-name="P5"><text:span text:style-name="T2">R</text:span><text:span text:style-name="T3">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5.004cm" svg:y1="9.024cm" svg:x2="15.501cm" svg:y2="8.001cm" draw:end-shape="id89" draw:end-glue-point="8" svg:d="M15004 9024l497-1023" svg:viewBox="0 0 498 1024">
          <text:p/>
        </draw:connector>
        <draw:line draw:style-name="gr8" draw:text-style-name="P4" draw:layer="layout" svg:x1="18.1cm" svg:y1="9cm" svg:x2="15.5cm" svg:y2="8cm">
          <text:p/>
        </draw:line>
        <draw:connector draw:style-name="gr8" draw:text-style-name="P4" draw:layer="layout" draw:type="line" svg:x1="15.501cm" svg:y1="7.001cm" svg:x2="15.202cm" svg:y2="1.994cm" draw:start-shape="id89" draw:start-glue-point="4" svg:d="M15501 7001l-299-5007" svg:viewBox="0 0 300 5008">
          <text:p/>
        </draw:connector>
        <draw:custom-shape draw:style-name="gr468" draw:text-style-name="P6" xml:id="id90" draw:id="id90" draw:layer="layout" svg:width="1cm" svg:height="1cm" svg:x="17.001cm" svg:y="7.001cm">
          <text:p text:style-name="P5"><text:span text:style-name="T2">R</text:span><text:span text:style-name="T3">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5.004cm" svg:y1="9.025cm" svg:x2="17.501cm" svg:y2="8.001cm" draw:end-shape="id90" draw:end-glue-point="8" svg:d="M15004 9025l2497-1024" svg:viewBox="0 0 2498 1025">
          <text:p/>
        </draw:connector>
        <draw:line draw:style-name="gr8" draw:text-style-name="P4" draw:layer="layout" svg:x1="21cm" svg:y1="9cm" svg:x2="17.5cm" svg:y2="8cm">
          <text:p/>
        </draw:line>
        <draw:connector draw:style-name="gr8" draw:text-style-name="P4" draw:layer="layout" draw:type="line" svg:x1="17.501cm" svg:y1="7.001cm" svg:x2="17.471cm" svg:y2="5.991cm" draw:start-shape="id90" draw:start-glue-point="4" svg:d="M17501 7001l-30-1010" svg:viewBox="0 0 31 1011">
          <text:p/>
        </draw:connector>
        <draw:connector draw:style-name="gr8" draw:text-style-name="P4" draw:layer="layout" draw:type="line" svg:x1="20.5cm" svg:y1="7cm" svg:x2="20.466cm" svg:y2="5.991cm" draw:start-shape="id86" draw:start-glue-point="4" svg:d="M20500 7000l-34-1009" svg:viewBox="0 0 35 1010">
          <text:p/>
        </draw:connector>
        <draw:frame draw:style-name="gr469" draw:text-style-name="P2" draw:layer="layout" svg:width="2cm" svg:height="0.5cm" svg:x="14cm" svg:y="9cm">
          <draw:text-box>
            <text:p text:style-name="P1"><text:span text:style-name="T1">v2, v5</text:span></text:p>
          </draw:text-box>
        </draw:frame>
        <draw:frame draw:style-name="gr470" draw:text-style-name="P2" draw:layer="layout" svg:width="2cm" svg:height="0.5cm" svg:x="14cm" svg:y="9.5cm">
          <draw:text-box>
            <text:p text:style-name="P1"><text:span text:style-name="T1">4</text:span></text:p>
          </draw:text-box>
        </draw:frame>
        <draw:line draw:style-name="gr471" draw:text-style-name="P3" draw:layer="layout" svg:x1="14cm" svg:y1="9cm" svg:x2="16cm" svg:y2="9cm">
          <text:p/>
        </draw:line>
        <draw:line draw:style-name="gr472" draw:text-style-name="P3" draw:layer="layout" svg:x1="14cm" svg:y1="9.5cm" svg:x2="16cm" svg:y2="9.5cm">
          <text:p/>
        </draw:line>
        <draw:line draw:style-name="gr473" draw:text-style-name="P3" xml:id="id98" draw:id="id98" draw:layer="layout" svg:x1="14cm" svg:y1="10cm" svg:x2="16cm" svg:y2="10cm">
          <text:p/>
        </draw:line>
        <draw:line draw:style-name="gr474" draw:text-style-name="P3" draw:layer="layout" svg:x1="14cm" svg:y1="10cm" svg:x2="14cm" svg:y2="9cm">
          <text:p/>
        </draw:line>
        <draw:line draw:style-name="gr475" draw:text-style-name="P3" draw:layer="layout" svg:x1="16cm" svg:y1="10cm" svg:x2="16cm" svg:y2="9cm">
          <text:p/>
        </draw:line>
        <draw:g xml:id="id91" draw:id="id91">
          <draw:frame draw:style-name="gr476" draw:text-style-name="P2" draw:layer="layout" svg:width="2cm" svg:height="0.5cm" svg:x="1cm" svg:y="13cm">
            <draw:text-box>
              <text:p text:style-name="P7">v7, v9</text:p>
            </draw:text-box>
          </draw:frame>
          <draw:frame draw:style-name="gr477" draw:text-style-name="P2" draw:layer="layout" svg:width="2cm" svg:height="0.5cm" svg:x="1cm" svg:y="13.5cm">
            <draw:text-box>
              <text:p text:style-name="P7">1</text:p>
            </draw:text-box>
          </draw:frame>
          <draw:line draw:style-name="gr478" draw:text-style-name="P3" draw:layer="layout" svg:x1="1cm" svg:y1="13cm" svg:x2="3cm" svg:y2="13cm">
            <text:p/>
          </draw:line>
          <draw:line draw:style-name="gr479" draw:text-style-name="P3" draw:layer="layout" svg:x1="1cm" svg:y1="13.5cm" svg:x2="3cm" svg:y2="13.5cm">
            <text:p/>
          </draw:line>
          <draw:line draw:style-name="gr480" draw:text-style-name="P3" draw:layer="layout" svg:x1="1cm" svg:y1="14cm" svg:x2="3cm" svg:y2="14cm">
            <text:p/>
          </draw:line>
          <draw:line draw:style-name="gr481" draw:text-style-name="P3" draw:layer="layout" svg:x1="1cm" svg:y1="14cm" svg:x2="1cm" svg:y2="13cm">
            <text:p/>
          </draw:line>
          <draw:line draw:style-name="gr482" draw:text-style-name="P3" draw:layer="layout" svg:x1="3cm" svg:y1="14cm" svg:x2="3cm" svg:y2="13cm">
            <text:p/>
          </draw:line>
        </draw:g>
        <draw:g xml:id="id93" draw:id="id93">
          <draw:frame draw:style-name="gr483" draw:text-style-name="P2" draw:layer="layout" svg:width="2cm" svg:height="0.5cm" svg:x="3.5cm" svg:y="13cm">
            <draw:text-box>
              <text:p text:style-name="P7">v6, v5</text:p>
            </draw:text-box>
          </draw:frame>
          <draw:frame draw:style-name="gr484" draw:text-style-name="P2" draw:layer="layout" svg:width="2cm" svg:height="0.5cm" svg:x="3.5cm" svg:y="13.5cm">
            <draw:text-box>
              <text:p text:style-name="P7">1</text:p>
            </draw:text-box>
          </draw:frame>
          <draw:line draw:style-name="gr485" draw:text-style-name="P3" draw:layer="layout" svg:x1="3.5cm" svg:y1="13cm" svg:x2="5.5cm" svg:y2="13cm">
            <text:p/>
          </draw:line>
          <draw:line draw:style-name="gr486" draw:text-style-name="P3" draw:layer="layout" svg:x1="3.5cm" svg:y1="13.5cm" svg:x2="5.5cm" svg:y2="13.5cm">
            <text:p/>
          </draw:line>
          <draw:line draw:style-name="gr487" draw:text-style-name="P3" draw:layer="layout" svg:x1="3.5cm" svg:y1="14cm" svg:x2="5.5cm" svg:y2="14cm">
            <text:p/>
          </draw:line>
          <draw:line draw:style-name="gr488" draw:text-style-name="P3" draw:layer="layout" svg:x1="3.5cm" svg:y1="14cm" svg:x2="3.5cm" svg:y2="13cm">
            <text:p/>
          </draw:line>
          <draw:line draw:style-name="gr489" draw:text-style-name="P3" draw:layer="layout" svg:x1="5.5cm" svg:y1="14cm" svg:x2="5.5cm" svg:y2="13cm">
            <text:p/>
          </draw:line>
        </draw:g>
        <draw:custom-shape draw:style-name="gr490" draw:text-style-name="P6" xml:id="id92" draw:id="id92" draw:layer="layout" svg:width="1cm" svg:height="1cm" svg:x="3.5cm" svg:y="11cm">
          <text:p text:style-name="P5"><text:span text:style-name="T2">R</text:span><text:span text:style-name="T3">1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91" draw:text-style-name="P3" draw:layer="layout" draw:type="line" svg:x1="2cm" svg:y1="13cm" svg:x2="3.646cm" svg:y2="11.854cm" draw:start-shape="id91" draw:start-glue-point="0" draw:end-shape="id92" draw:end-glue-point="7" svg:d="M2000 13000l1646-1146" svg:viewBox="0 0 1647 1147">
          <text:p/>
        </draw:connector>
        <draw:connector draw:style-name="gr492" draw:text-style-name="P3" draw:layer="layout" draw:type="line" svg:x1="4.5cm" svg:y1="13cm" svg:x2="4.354cm" svg:y2="11.854cm" draw:start-shape="id93" draw:start-glue-point="0" draw:end-shape="id92" draw:end-glue-point="9" svg:d="M4500 13000l-146-1146" svg:viewBox="0 0 147 1147">
          <text:p/>
        </draw:connector>
        <draw:connector draw:style-name="gr8" draw:text-style-name="P4" draw:layer="layout" draw:type="line" svg:x1="4cm" svg:y1="11cm" svg:x2="6.047cm" svg:y2="10.01cm" draw:start-shape="id92" draw:start-glue-point="4" svg:d="M4000 11000l2047-990" svg:viewBox="0 0 2048 991">
          <text:p/>
        </draw:connector>
        <draw:frame draw:style-name="gr493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494" draw:text-style-name="P2" draw:layer="layout" svg:width="2cm" svg:height="0.5cm" svg:x="6cm" svg:y="13.5cm">
          <draw:text-box>
            <text:p text:style-name="P1"><text:span text:style-name="T1">4</text:span></text:p>
          </draw:text-box>
        </draw:frame>
        <draw:line draw:style-name="gr495" draw:text-style-name="P3" xml:id="id96" draw:id="id96" draw:layer="layout" svg:x1="6cm" svg:y1="13cm" svg:x2="8cm" svg:y2="13cm">
          <text:p/>
        </draw:line>
        <draw:line draw:style-name="gr496" draw:text-style-name="P3" draw:layer="layout" svg:x1="6cm" svg:y1="13.5cm" svg:x2="8cm" svg:y2="13.5cm">
          <text:p/>
        </draw:line>
        <draw:line draw:style-name="gr497" draw:text-style-name="P3" draw:layer="layout" svg:x1="6cm" svg:y1="14cm" svg:x2="8cm" svg:y2="14cm">
          <text:p/>
        </draw:line>
        <draw:line draw:style-name="gr498" draw:text-style-name="P3" draw:layer="layout" svg:x1="6cm" svg:y1="14cm" svg:x2="6cm" svg:y2="13cm">
          <text:p/>
        </draw:line>
        <draw:line draw:style-name="gr499" draw:text-style-name="P3" draw:layer="layout" svg:x1="8cm" svg:y1="14cm" svg:x2="8cm" svg:y2="13cm">
          <text:p/>
        </draw:line>
        <draw:frame draw:style-name="gr500" draw:text-style-name="P2" draw:layer="layout" svg:width="2cm" svg:height="0.5cm" svg:x="8.5cm" svg:y="13cm">
          <draw:text-box>
            <text:p text:style-name="P1"><text:span text:style-name="T1">v2, v10</text:span></text:p>
          </draw:text-box>
        </draw:frame>
        <draw:frame draw:style-name="gr501" draw:text-style-name="P2" draw:layer="layout" svg:width="2cm" svg:height="0.5cm" svg:x="8.5cm" svg:y="13.5cm">
          <draw:text-box>
            <text:p text:style-name="P1"><text:span text:style-name="T1">2</text:span></text:p>
          </draw:text-box>
        </draw:frame>
        <draw:line draw:style-name="gr502" draw:text-style-name="P3" draw:layer="layout" svg:x1="8.5cm" svg:y1="13cm" svg:x2="10.5cm" svg:y2="13cm">
          <text:p/>
        </draw:line>
        <draw:line draw:style-name="gr503" draw:text-style-name="P3" draw:layer="layout" svg:x1="8.5cm" svg:y1="13.5cm" svg:x2="10.5cm" svg:y2="13.5cm">
          <text:p/>
        </draw:line>
        <draw:line draw:style-name="gr504" draw:text-style-name="P3" draw:layer="layout" svg:x1="8.5cm" svg:y1="14cm" svg:x2="10.5cm" svg:y2="14cm">
          <text:p/>
        </draw:line>
        <draw:line draw:style-name="gr505" draw:text-style-name="P3" draw:layer="layout" svg:x1="8.5cm" svg:y1="14cm" svg:x2="8.5cm" svg:y2="13cm">
          <text:p/>
        </draw:line>
        <draw:line draw:style-name="gr506" draw:text-style-name="P3" xml:id="id101" draw:id="id101" draw:layer="layout" svg:x1="10.5cm" svg:y1="14cm" svg:x2="10.5cm" svg:y2="13cm">
          <text:p/>
        </draw:line>
        <draw:frame draw:style-name="gr507" draw:text-style-name="P2" draw:layer="layout" svg:width="2cm" svg:height="0.5cm" svg:x="11cm" svg:y="13cm">
          <draw:text-box>
            <text:p text:style-name="P1"><text:span text:style-name="T1">v3, v5</text:span></text:p>
          </draw:text-box>
        </draw:frame>
        <draw:frame draw:style-name="gr508" draw:text-style-name="P2" draw:layer="layout" svg:width="2cm" svg:height="0.5cm" svg:x="11cm" svg:y="13.5cm">
          <draw:text-box>
            <text:p text:style-name="P1"><text:span text:style-name="T1">2</text:span></text:p>
          </draw:text-box>
        </draw:frame>
        <draw:line draw:style-name="gr509" draw:text-style-name="P3" xml:id="id99" draw:id="id99" draw:layer="layout" svg:x1="11cm" svg:y1="13cm" svg:x2="13cm" svg:y2="13cm">
          <text:p/>
        </draw:line>
        <draw:line draw:style-name="gr510" draw:text-style-name="P3" draw:layer="layout" svg:x1="11cm" svg:y1="13.5cm" svg:x2="13cm" svg:y2="13.5cm">
          <text:p/>
        </draw:line>
        <draw:line draw:style-name="gr511" draw:text-style-name="P3" draw:layer="layout" svg:x1="11cm" svg:y1="14cm" svg:x2="13cm" svg:y2="14cm">
          <text:p/>
        </draw:line>
        <draw:line draw:style-name="gr512" draw:text-style-name="P3" draw:layer="layout" svg:x1="11cm" svg:y1="14cm" svg:x2="11cm" svg:y2="13cm">
          <text:p/>
        </draw:line>
        <draw:line draw:style-name="gr513" draw:text-style-name="P3" xml:id="id105" draw:id="id105" draw:layer="layout" svg:x1="13cm" svg:y1="14cm" svg:x2="13cm" svg:y2="13cm">
          <text:p/>
        </draw:line>
        <draw:frame draw:style-name="gr514" draw:text-style-name="P2" draw:layer="layout" svg:width="2cm" svg:height="0.5cm" svg:x="13.5cm" svg:y="13cm">
          <draw:text-box>
            <text:p text:style-name="P1"><text:span text:style-name="T1">v2, </text:span><text:span text:style-name="T1">v3</text:span></text:p>
          </draw:text-box>
        </draw:frame>
        <draw:frame draw:style-name="gr515" draw:text-style-name="P2" draw:layer="layout" svg:width="2cm" svg:height="0.5cm" svg:x="13.5cm" svg:y="13.5cm">
          <draw:text-box>
            <text:p text:style-name="P1"><text:span text:style-name="T1">2</text:span></text:p>
          </draw:text-box>
        </draw:frame>
        <draw:line draw:style-name="gr516" draw:text-style-name="P3" draw:layer="layout" svg:x1="13.5cm" svg:y1="13cm" svg:x2="15.5cm" svg:y2="13cm">
          <text:p/>
        </draw:line>
        <draw:line draw:style-name="gr517" draw:text-style-name="P3" draw:layer="layout" svg:x1="13.5cm" svg:y1="13.5cm" svg:x2="15.5cm" svg:y2="13.5cm">
          <text:p/>
        </draw:line>
        <draw:line draw:style-name="gr518" draw:text-style-name="P3" draw:layer="layout" svg:x1="13.5cm" svg:y1="14cm" svg:x2="15.5cm" svg:y2="14cm">
          <text:p/>
        </draw:line>
        <draw:line draw:style-name="gr519" draw:text-style-name="P3" xml:id="id100" draw:id="id100" draw:layer="layout" svg:x1="13.5cm" svg:y1="14cm" svg:x2="13.5cm" svg:y2="13cm">
          <text:p/>
        </draw:line>
        <draw:line draw:style-name="gr520" draw:text-style-name="P3" xml:id="id109" draw:id="id109" draw:layer="layout" svg:x1="15.5cm" svg:y1="14cm" svg:x2="15.5cm" svg:y2="13cm">
          <text:p/>
        </draw:line>
        <draw:frame draw:style-name="gr521" draw:text-style-name="P2" draw:layer="layout" svg:width="2cm" svg:height="0.5cm" svg:x="16cm" svg:y="13cm">
          <draw:text-box>
            <text:p text:style-name="P1"><text:span text:style-name="T1">v0, </text:span><text:span text:style-name="T1">v10</text:span></text:p>
          </draw:text-box>
        </draw:frame>
        <draw:frame draw:style-name="gr522" draw:text-style-name="P2" draw:layer="layout" svg:width="2cm" svg:height="0.5cm" svg:x="16cm" svg:y="13.5cm">
          <draw:text-box>
            <text:p text:style-name="P1"><text:span text:style-name="T1">1</text:span></text:p>
          </draw:text-box>
        </draw:frame>
        <draw:line draw:style-name="gr523" draw:text-style-name="P3" draw:layer="layout" svg:x1="16cm" svg:y1="13cm" svg:x2="18cm" svg:y2="13cm">
          <text:p/>
        </draw:line>
        <draw:line draw:style-name="gr524" draw:text-style-name="P3" draw:layer="layout" svg:x1="16cm" svg:y1="13.5cm" svg:x2="18cm" svg:y2="13.5cm">
          <text:p/>
        </draw:line>
        <draw:line draw:style-name="gr525" draw:text-style-name="P3" draw:layer="layout" svg:x1="16cm" svg:y1="14cm" svg:x2="18cm" svg:y2="14cm">
          <text:p/>
        </draw:line>
        <draw:line draw:style-name="gr526" draw:text-style-name="P3" xml:id="id103" draw:id="id103" draw:layer="layout" svg:x1="16cm" svg:y1="14cm" svg:x2="16cm" svg:y2="13cm">
          <text:p/>
        </draw:line>
        <draw:line draw:style-name="gr527" draw:text-style-name="P3" draw:layer="layout" svg:x1="18cm" svg:y1="14cm" svg:x2="18cm" svg:y2="13cm">
          <text:p/>
        </draw:line>
        <draw:frame draw:style-name="gr528" draw:text-style-name="P2" draw:layer="layout" svg:width="2cm" svg:height="0.5cm" svg:x="18.5cm" svg:y="13cm">
          <draw:text-box>
            <text:p text:style-name="P1"><text:span text:style-name="T1">v3, </text:span><text:span text:style-name="T1">v4</text:span></text:p>
          </draw:text-box>
        </draw:frame>
        <draw:frame draw:style-name="gr529" draw:text-style-name="P2" draw:layer="layout" svg:width="2cm" svg:height="0.5cm" svg:x="18.5cm" svg:y="13.5cm">
          <draw:text-box>
            <text:p text:style-name="P1"><text:span text:style-name="T1">1</text:span></text:p>
          </draw:text-box>
        </draw:frame>
        <draw:line draw:style-name="gr530" draw:text-style-name="P3" xml:id="id111" draw:id="id111" draw:layer="layout" svg:x1="18.5cm" svg:y1="13cm" svg:x2="20.5cm" svg:y2="13cm">
          <text:p/>
        </draw:line>
        <draw:line draw:style-name="gr531" draw:text-style-name="P3" draw:layer="layout" svg:x1="18.5cm" svg:y1="13.5cm" svg:x2="20.5cm" svg:y2="13.5cm">
          <text:p/>
        </draw:line>
        <draw:line draw:style-name="gr532" draw:text-style-name="P3" draw:layer="layout" svg:x1="18.5cm" svg:y1="14cm" svg:x2="20.5cm" svg:y2="14cm">
          <text:p/>
        </draw:line>
        <draw:line draw:style-name="gr533" draw:text-style-name="P3" xml:id="id107" draw:id="id107" draw:layer="layout" svg:x1="18.5cm" svg:y1="14cm" svg:x2="18.5cm" svg:y2="13cm">
          <text:p/>
        </draw:line>
        <draw:line draw:style-name="gr534" draw:text-style-name="P3" draw:layer="layout" svg:x1="20.5cm" svg:y1="14cm" svg:x2="20.5cm" svg:y2="13cm">
          <text:p/>
        </draw:line>
        <draw:g xml:id="id114" draw:id="id114">
          <draw:frame draw:style-name="gr535" draw:text-style-name="P2" draw:layer="layout" svg:width="2cm" svg:height="0.5cm" svg:x="21cm" svg:y="13cm">
            <draw:text-box>
              <text:p text:style-name="P7">v0, v1</text:p>
            </draw:text-box>
          </draw:frame>
          <draw:frame draw:style-name="gr536" draw:text-style-name="P2" draw:layer="layout" svg:width="2cm" svg:height="0.5cm" svg:x="21cm" svg:y="13.5cm">
            <draw:text-box>
              <text:p text:style-name="P7">1</text:p>
            </draw:text-box>
          </draw:frame>
          <draw:line draw:style-name="gr537" draw:text-style-name="P3" draw:layer="layout" svg:x1="21cm" svg:y1="13cm" svg:x2="23cm" svg:y2="13cm">
            <text:p/>
          </draw:line>
          <draw:line draw:style-name="gr538" draw:text-style-name="P3" draw:layer="layout" svg:x1="21cm" svg:y1="13.5cm" svg:x2="23cm" svg:y2="13.5cm">
            <text:p/>
          </draw:line>
          <draw:line draw:style-name="gr539" draw:text-style-name="P3" draw:layer="layout" svg:x1="21cm" svg:y1="14cm" svg:x2="23cm" svg:y2="14cm">
            <text:p/>
          </draw:line>
          <draw:line draw:style-name="gr540" draw:text-style-name="P3" draw:layer="layout" svg:x1="21cm" svg:y1="14cm" svg:x2="21cm" svg:y2="13cm">
            <text:p/>
          </draw:line>
          <draw:line draw:style-name="gr541" draw:text-style-name="P3" draw:layer="layout" svg:x1="23cm" svg:y1="14cm" svg:x2="23cm" svg:y2="13cm">
            <text:p/>
          </draw:line>
        </draw:g>
        <draw:g xml:id="id116" draw:id="id116">
          <draw:frame draw:style-name="gr542" draw:text-style-name="P2" draw:layer="layout" svg:width="2cm" svg:height="0.5cm" svg:x="26cm" svg:y="13cm">
            <draw:text-box>
              <text:p text:style-name="P7">v1, v4</text:p>
            </draw:text-box>
          </draw:frame>
          <draw:frame draw:style-name="gr543" draw:text-style-name="P2" draw:layer="layout" svg:width="2cm" svg:height="0.5cm" svg:x="26cm" svg:y="13.5cm">
            <draw:text-box>
              <text:p text:style-name="P7">1</text:p>
            </draw:text-box>
          </draw:frame>
          <draw:line draw:style-name="gr544" draw:text-style-name="P3" draw:layer="layout" svg:x1="26cm" svg:y1="13cm" svg:x2="28cm" svg:y2="13cm">
            <text:p/>
          </draw:line>
          <draw:line draw:style-name="gr545" draw:text-style-name="P3" draw:layer="layout" svg:x1="26cm" svg:y1="13.5cm" svg:x2="28cm" svg:y2="13.5cm">
            <text:p/>
          </draw:line>
          <draw:line draw:style-name="gr546" draw:text-style-name="P3" draw:layer="layout" svg:x1="26cm" svg:y1="14cm" svg:x2="28cm" svg:y2="14cm">
            <text:p/>
          </draw:line>
          <draw:line draw:style-name="gr547" draw:text-style-name="P3" draw:layer="layout" svg:x1="26cm" svg:y1="14cm" svg:x2="26cm" svg:y2="13cm">
            <text:p/>
          </draw:line>
          <draw:line draw:style-name="gr548" draw:text-style-name="P3" draw:layer="layout" svg:x1="28cm" svg:y1="14cm" svg:x2="28cm" svg:y2="13cm">
            <text:p/>
          </draw:line>
        </draw:g>
        <draw:custom-shape draw:style-name="gr549" draw:text-style-name="P6" xml:id="id94" draw:id="id94" draw:layer="layout" svg:width="1cm" svg:height="1cm" svg:x="6.001cm" svg:y="11.001cm">
          <text:p text:style-name="P5"><text:span text:style-name="T2">R</text:span><text:span text:style-name="T3">1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6.501cm" svg:y1="11.001cm" svg:x2="9.641cm" svg:y2="5.976cm" draw:start-shape="id94" draw:start-glue-point="4" svg:d="M6501 11001l3140-5025" svg:viewBox="0 0 3141 5026">
          <text:p/>
        </draw:connector>
        <draw:custom-shape draw:style-name="gr550" draw:text-style-name="P6" xml:id="id95" draw:id="id95" draw:layer="layout" svg:width="1cm" svg:height="1cm" svg:x="8.502cm" svg:y="11.002cm">
          <text:p text:style-name="P5"><text:span text:style-name="T2">R</text:span><text:span text:style-name="T3">1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5cm" svg:y1="13.001cm" svg:x2="9.002cm" svg:y2="12.002cm" draw:end-shape="id95" draw:end-glue-point="8" svg:d="M5000 13001l4002-999" svg:viewBox="0 0 4003 1000">
          <text:p/>
        </draw:connector>
        <draw:connector draw:style-name="gr8" draw:text-style-name="P4" draw:layer="layout" draw:type="line" svg:x1="7cm" svg:y1="13cm" svg:x2="9.002cm" svg:y2="12.002cm" draw:start-shape="id96" draw:start-glue-point="0" draw:end-shape="id95" draw:end-glue-point="8" svg:d="M7000 13000l2002-998" svg:viewBox="0 0 2003 999">
          <text:p/>
        </draw:connector>
        <draw:connector draw:style-name="gr8" draw:text-style-name="P4" draw:layer="layout" draw:type="line" svg:x1="9.002cm" svg:y1="11.002cm" svg:x2="8.979cm" svg:y2="10.01cm" draw:start-shape="id95" draw:start-glue-point="4" svg:d="M9002 11002l-23-992" svg:viewBox="0 0 24 993">
          <text:p/>
        </draw:connector>
        <draw:connector draw:style-name="gr8" draw:text-style-name="P4" draw:layer="layout" draw:type="line" svg:x1="2cm" svg:y1="13cm" svg:x2="6.147cm" svg:y2="11.855cm" draw:start-shape="id91" draw:start-glue-point="0" draw:end-shape="id94" draw:end-glue-point="7" svg:d="M2000 13000l4147-1145" svg:viewBox="0 0 4148 1146">
          <text:p/>
        </draw:connector>
        <draw:connector draw:style-name="gr8" draw:text-style-name="P4" draw:layer="layout" draw:type="line" svg:x1="7cm" svg:y1="13cm" svg:x2="6.855cm" svg:y2="11.855cm" draw:start-shape="id96" draw:start-glue-point="0" draw:end-shape="id94" draw:end-glue-point="9" svg:d="M7000 13000l-145-1145" svg:viewBox="0 0 146 1146">
          <text:p/>
        </draw:connector>
        <draw:custom-shape draw:style-name="gr551" draw:text-style-name="P6" xml:id="id97" draw:id="id97" draw:layer="layout" svg:width="1cm" svg:height="1cm" svg:x="11.003cm" svg:y="11.003cm">
          <text:p text:style-name="P5"><text:span text:style-name="T2">R</text:span><text:span text:style-name="T3">1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1.503cm" svg:y1="11.003cm" svg:x2="15cm" svg:y2="10cm" draw:start-shape="id97" draw:start-glue-point="4" draw:end-shape="id98" draw:end-glue-point="0" svg:d="M11503 11003l3497-1003" svg:viewBox="0 0 3498 1004">
          <text:p/>
        </draw:connector>
        <draw:connector draw:style-name="gr8" draw:text-style-name="P4" draw:layer="layout" draw:type="line" svg:x1="12cm" svg:y1="13cm" svg:x2="11.503cm" svg:y2="12.003cm" draw:start-shape="id99" draw:start-glue-point="0" draw:end-shape="id97" draw:end-glue-point="8" svg:d="M12000 13000l-497-997" svg:viewBox="0 0 498 998">
          <text:p/>
        </draw:connector>
        <draw:connector draw:style-name="gr8" draw:text-style-name="P4" draw:layer="layout" draw:type="line" svg:x1="13.5cm" svg:y1="13cm" svg:x2="11.857cm" svg:y2="11.857cm" draw:start-shape="id100" draw:start-glue-point="0" draw:end-shape="id97" draw:end-glue-point="9" svg:d="M13500 13000l-1643-1143" svg:viewBox="0 0 1644 1144">
          <text:p/>
        </draw:connector>
        <draw:custom-shape draw:style-name="gr552" draw:text-style-name="P6" xml:id="id102" draw:id="id102" draw:layer="layout" svg:width="1cm" svg:height="1cm" svg:x="13.504cm" svg:y="11.004cm">
          <text:p text:style-name="P5"><text:span text:style-name="T2">R</text:span><text:span text:style-name="T3">1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0.5cm" svg:y1="13cm" svg:x2="14.004cm" svg:y2="12.004cm" draw:start-shape="id101" draw:start-glue-point="0" draw:end-shape="id102" draw:end-glue-point="8" svg:d="M10500 13000l3504-996" svg:viewBox="0 0 3505 997">
          <text:p/>
        </draw:connector>
        <draw:connector draw:style-name="gr8" draw:text-style-name="P4" draw:layer="layout" draw:type="line" svg:x1="16cm" svg:y1="13cm" svg:x2="14.358cm" svg:y2="11.858cm" draw:start-shape="id103" draw:start-glue-point="0" draw:end-shape="id102" draw:end-glue-point="9" svg:d="M16000 13000l-1642-1142" svg:viewBox="0 0 1643 1143">
          <text:p/>
        </draw:connector>
        <draw:connector draw:style-name="gr8" draw:text-style-name="P4" draw:layer="layout" draw:type="line" svg:x1="14.358cm" svg:y1="11.15cm" svg:x2="17cm" svg:y2="10cm" draw:start-shape="id102" draw:start-glue-point="11" draw:end-shape="id104" draw:end-glue-point="2" svg:d="M14358 11150l2642-1150" svg:viewBox="0 0 2643 1151">
          <text:p/>
        </draw:connector>
        <draw:custom-shape draw:style-name="gr553" draw:text-style-name="P6" xml:id="id106" draw:id="id106" draw:layer="layout" svg:width="1cm" svg:height="1cm" svg:x="16.005cm" svg:y="11.005cm">
          <text:p text:style-name="P5"><text:span text:style-name="T2">R</text:span><text:span text:style-name="T3">1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3cm" svg:y1="13cm" svg:x2="16.505cm" svg:y2="12.005cm" draw:start-shape="id105" draw:start-glue-point="0" draw:end-shape="id106" draw:end-glue-point="8" svg:d="M13000 13000l3505-995" svg:viewBox="0 0 3506 996">
          <text:p/>
        </draw:connector>
        <draw:connector draw:style-name="gr8" draw:text-style-name="P4" draw:layer="layout" draw:type="line" svg:x1="18.5cm" svg:y1="13cm" svg:x2="16.859cm" svg:y2="11.859cm" draw:start-shape="id107" draw:start-glue-point="0" draw:end-shape="id106" draw:end-glue-point="9" svg:d="M18500 13000l-1641-1141" svg:viewBox="0 0 1642 1142">
          <text:p/>
        </draw:connector>
        <draw:connector draw:style-name="gr8" draw:text-style-name="P4" draw:layer="layout" draw:type="line" svg:x1="16.505cm" svg:y1="11.005cm" svg:x2="16.5cm" svg:y2="6cm" draw:start-shape="id106" draw:start-glue-point="4" draw:end-shape="id108" draw:end-glue-point="2" svg:d="M16505 11005l-5-5005" svg:viewBox="0 0 6 5006">
          <text:p/>
        </draw:connector>
        <draw:custom-shape draw:style-name="gr554" draw:text-style-name="P6" xml:id="id110" draw:id="id110" draw:layer="layout" svg:width="1cm" svg:height="1cm" svg:x="18.506cm" svg:y="11.006cm">
          <text:p text:style-name="P5"><text:span text:style-name="T2">R</text:span><text:span text:style-name="T3">1</text:span><text:span text:style-name="T3">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5.5cm" svg:y1="13cm" svg:x2="18.652cm" svg:y2="11.86cm" draw:start-shape="id109" draw:start-glue-point="0" draw:end-shape="id110" draw:end-glue-point="7" svg:d="M15500 13000l3152-1140" svg:viewBox="0 0 3153 1141">
          <text:p/>
        </draw:connector>
        <draw:connector draw:style-name="gr8" draw:text-style-name="P4" draw:layer="layout" draw:type="line" svg:x1="19.5cm" svg:y1="13cm" svg:x2="19.36cm" svg:y2="11.86cm" draw:start-shape="id111" draw:start-glue-point="0" draw:end-shape="id110" draw:end-glue-point="9" svg:d="M19500 13000l-140-1140" svg:viewBox="0 0 141 1141">
          <text:p/>
        </draw:connector>
        <draw:connector draw:style-name="gr8" draw:text-style-name="P4" draw:layer="layout" draw:type="line" svg:x1="19.006cm" svg:y1="11.006cm" svg:x2="21cm" svg:y2="10cm" draw:start-shape="id110" draw:start-glue-point="4" draw:end-shape="id87" draw:end-glue-point="2" svg:d="M19006 11006l1994-1006" svg:viewBox="0 0 1995 1007">
          <text:p/>
        </draw:connector>
        <draw:custom-shape draw:style-name="gr555" draw:text-style-name="P6" xml:id="id112" draw:id="id112" draw:layer="layout" svg:width="1cm" svg:height="1cm" svg:x="21.007cm" svg:y="11.007cm">
          <text:p text:style-name="P5"><text:span text:style-name="T2">R</text:span><text:span text:style-name="T3">1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21.507cm" svg:y1="11.007cm" svg:x2="18cm" svg:y2="10cm" draw:start-shape="id112" draw:start-glue-point="4" draw:end-shape="id113" draw:end-glue-point="0" svg:d="M21507 11007l-3507-1007" svg:viewBox="0 0 3508 1008">
          <text:p/>
        </draw:connector>
        <draw:connector draw:style-name="gr8" draw:text-style-name="P4" draw:layer="layout" draw:type="line" svg:x1="19.5cm" svg:y1="13cm" svg:x2="21.507cm" svg:y2="12.007cm" draw:start-shape="id111" draw:start-glue-point="0" draw:end-shape="id112" draw:end-glue-point="8" svg:d="M19500 13000l2007-993" svg:viewBox="0 0 2008 994">
          <text:p/>
        </draw:connector>
        <draw:connector draw:style-name="gr8" draw:text-style-name="P4" draw:layer="layout" draw:type="line" svg:x1="22cm" svg:y1="13cm" svg:x2="21.507cm" svg:y2="12.007cm" draw:start-shape="id114" draw:start-glue-point="0" draw:end-shape="id112" draw:end-glue-point="8" svg:d="M22000 13000l-493-993" svg:viewBox="0 0 494 994">
          <text:p/>
        </draw:connector>
        <draw:custom-shape draw:style-name="gr556" draw:text-style-name="P6" xml:id="id115" draw:id="id115" draw:layer="layout" svg:width="1cm" svg:height="1cm" svg:x="23.009cm" svg:y="7.009cm">
          <text:p text:style-name="P5"><text:span text:style-name="T2">R</text:span><text:span text:style-name="T3">9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22cm" svg:y1="13cm" svg:x2="23.509cm" svg:y2="8.009cm" draw:start-shape="id114" draw:start-glue-point="0" draw:end-shape="id115" draw:end-glue-point="8" svg:d="M22000 13000l1509-4991" svg:viewBox="0 0 1510 4992">
          <text:p/>
        </draw:connector>
        <draw:connector draw:style-name="gr8" draw:text-style-name="P4" draw:layer="layout" draw:type="line" svg:x1="27cm" svg:y1="13cm" svg:x2="23.509cm" svg:y2="8.009cm" draw:start-shape="id116" draw:start-glue-point="0" draw:end-shape="id115" draw:end-glue-point="8" svg:d="M27000 13000l-3491-4991" svg:viewBox="0 0 3492 4992">
          <text:p/>
        </draw:connector>
        <draw:connector draw:style-name="gr8" draw:text-style-name="P4" draw:layer="layout" draw:type="line" svg:x1="23.509cm" svg:y1="7.009cm" svg:x2="21.5cm" svg:y2="6cm" draw:start-shape="id115" draw:start-glue-point="4" draw:end-shape="id117" draw:end-glue-point="2" svg:d="M23509 7009l-2009-1009" svg:viewBox="0 0 2010 1010">
          <text:p/>
        </draw:connector>
      </draw:page>
      <draw:page draw:name="page4" draw:style-name="dp1" draw:master-page-name="Default">
        <draw:frame draw:style-name="gr557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558" draw:text-style-name="P2" draw:layer="layout" svg:width="2cm" svg:height="0.5cm" svg:x="14cm" svg:y="1.5cm">
          <draw:text-box>
            <text:p text:style-name="P1"><text:span text:style-name="T1">5</text:span></text:p>
          </draw:text-box>
        </draw:frame>
        <draw:line draw:style-name="gr559" draw:text-style-name="P3" draw:layer="layout" svg:x1="14cm" svg:y1="1cm" svg:x2="16cm" svg:y2="1cm">
          <text:p/>
        </draw:line>
        <draw:line draw:style-name="gr560" draw:text-style-name="P3" draw:layer="layout" svg:x1="14cm" svg:y1="1.5cm" svg:x2="16cm" svg:y2="1.5cm">
          <text:p/>
        </draw:line>
        <draw:line draw:style-name="gr561" draw:text-style-name="P3" xml:id="id118" draw:id="id118" draw:layer="layout" svg:x1="14cm" svg:y1="2cm" svg:x2="16cm" svg:y2="2cm">
          <text:p/>
        </draw:line>
        <draw:line draw:style-name="gr562" draw:text-style-name="P3" draw:layer="layout" svg:x1="14cm" svg:y1="2cm" svg:x2="14cm" svg:y2="1cm">
          <text:p/>
        </draw:line>
        <draw:line draw:style-name="gr563" draw:text-style-name="P3" draw:layer="layout" svg:x1="16cm" svg:y1="2cm" svg:x2="16cm" svg:y2="1cm">
          <text:p/>
        </draw:line>
        <draw:connector draw:style-name="gr8" draw:text-style-name="P4" draw:layer="layout" draw:type="line" svg:x1="13.596cm" svg:y1="7.011cm" svg:x2="15cm" svg:y2="2cm" draw:end-shape="id118" draw:end-glue-point="0" svg:d="M13596 7011l1404-5011" svg:viewBox="0 0 1405 5012">
          <text:p/>
        </draw:connector>
        <draw:frame draw:style-name="gr564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565" draw:text-style-name="P2" draw:layer="layout" svg:width="2cm" svg:height="0.5cm" svg:x="8.5cm" svg:y="5.5cm">
          <draw:text-box>
            <text:p text:style-name="P1"><text:span text:style-name="T1">4</text:span></text:p>
          </draw:text-box>
        </draw:frame>
        <draw:line draw:style-name="gr566" draw:text-style-name="P3" draw:layer="layout" svg:x1="8.5cm" svg:y1="5cm" svg:x2="10.5cm" svg:y2="5cm">
          <text:p/>
        </draw:line>
        <draw:line draw:style-name="gr567" draw:text-style-name="P3" draw:layer="layout" svg:x1="8.5cm" svg:y1="5.5cm" svg:x2="10.5cm" svg:y2="5.5cm">
          <text:p/>
        </draw:line>
        <draw:line draw:style-name="gr568" draw:text-style-name="P3" draw:layer="layout" svg:x1="8.5cm" svg:y1="6cm" svg:x2="10.5cm" svg:y2="6cm">
          <text:p/>
        </draw:line>
        <draw:line draw:style-name="gr569" draw:text-style-name="P3" draw:layer="layout" svg:x1="8.5cm" svg:y1="6cm" svg:x2="8.5cm" svg:y2="5cm">
          <text:p/>
        </draw:line>
        <draw:line draw:style-name="gr570" draw:text-style-name="P3" draw:layer="layout" svg:x1="10.5cm" svg:y1="6cm" svg:x2="10.5cm" svg:y2="5cm">
          <text:p/>
        </draw:line>
        <draw:frame draw:style-name="gr571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572" draw:text-style-name="P2" draw:layer="layout" svg:width="2cm" svg:height="0.5cm" svg:x="11.5cm" svg:y="5.5cm">
          <draw:text-box>
            <text:p text:style-name="P1"><text:span text:style-name="T1">4</text:span></text:p>
          </draw:text-box>
        </draw:frame>
        <draw:line draw:style-name="gr573" draw:text-style-name="P3" draw:layer="layout" svg:x1="11.5cm" svg:y1="5cm" svg:x2="13.5cm" svg:y2="5cm">
          <text:p/>
        </draw:line>
        <draw:line draw:style-name="gr574" draw:text-style-name="P3" draw:layer="layout" svg:x1="11.5cm" svg:y1="5.5cm" svg:x2="13.5cm" svg:y2="5.5cm">
          <text:p/>
        </draw:line>
        <draw:line draw:style-name="gr575" draw:text-style-name="P3" draw:layer="layout" svg:x1="11.5cm" svg:y1="6cm" svg:x2="13.5cm" svg:y2="6cm">
          <text:p/>
        </draw:line>
        <draw:line draw:style-name="gr576" draw:text-style-name="P3" draw:layer="layout" svg:x1="11.5cm" svg:y1="6cm" svg:x2="11.5cm" svg:y2="5cm">
          <text:p/>
        </draw:line>
        <draw:line draw:style-name="gr577" draw:text-style-name="P3" draw:layer="layout" svg:x1="13.5cm" svg:y1="6cm" svg:x2="13.5cm" svg:y2="5cm">
          <text:p/>
        </draw:line>
        <draw:custom-shape draw:style-name="gr578" draw:text-style-name="P6" xml:id="id119" draw:id="id119" draw:layer="layout" svg:width="1cm" svg:height="1cm" svg:x="10.5cm" svg:y="3cm">
          <text:p text:style-name="P5"><text:span text:style-name="T2">R</text:span><text:span text:style-name="T3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79" draw:text-style-name="P3" draw:layer="layout" draw:type="line" svg:x1="9.5cm" svg:y1="5cm" svg:x2="10.646cm" svg:y2="3.854cm" draw:end-shape="id119" draw:end-glue-point="7" svg:d="M9500 5000l1146-1146" svg:viewBox="0 0 1147 1147">
          <text:p/>
        </draw:connector>
        <draw:connector draw:style-name="gr580" draw:text-style-name="P3" draw:layer="layout" draw:type="line" svg:x1="12.5cm" svg:y1="5cm" svg:x2="11.354cm" svg:y2="3.854cm" draw:end-shape="id119" draw:end-glue-point="9" svg:d="M12500 5000l-1146-1146" svg:viewBox="0 0 1147 1147">
          <text:p/>
        </draw:connector>
        <draw:custom-shape draw:style-name="gr581" draw:text-style-name="P6" xml:id="id122" draw:id="id122" draw:layer="layout" svg:width="1cm" svg:height="1cm" svg:x="10.001cm" svg:y="7.001cm">
          <text:p text:style-name="P5"><text:span text:style-name="T2">R</text:span><text:span text:style-name="T3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82" draw:text-style-name="P2" draw:layer="layout" svg:width="2cm" svg:height="0.5cm" svg:x="16.5cm" svg:y="5cm">
          <draw:text-box>
            <text:p text:style-name="P1"><text:span text:style-name="T1">v4, v5</text:span></text:p>
          </draw:text-box>
        </draw:frame>
        <draw:frame draw:style-name="gr583" draw:text-style-name="P2" draw:layer="layout" svg:width="2cm" svg:height="0.5cm" svg:x="16.5cm" svg:y="5.5cm">
          <draw:text-box>
            <text:p text:style-name="P1"><text:span text:style-name="T1">3</text:span></text:p>
          </draw:text-box>
        </draw:frame>
        <draw:line draw:style-name="gr584" draw:text-style-name="P3" draw:layer="layout" svg:x1="16.5cm" svg:y1="5cm" svg:x2="18.5cm" svg:y2="5cm">
          <text:p/>
        </draw:line>
        <draw:line draw:style-name="gr585" draw:text-style-name="P3" draw:layer="layout" svg:x1="16.5cm" svg:y1="5.5cm" svg:x2="18.5cm" svg:y2="5.5cm">
          <text:p/>
        </draw:line>
        <draw:line draw:style-name="gr586" draw:text-style-name="P3" draw:layer="layout" svg:x1="16.5cm" svg:y1="6cm" svg:x2="18.5cm" svg:y2="6cm">
          <text:p/>
        </draw:line>
        <draw:line draw:style-name="gr587" draw:text-style-name="P3" xml:id="id145" draw:id="id145" draw:layer="layout" svg:x1="16.5cm" svg:y1="6cm" svg:x2="16.5cm" svg:y2="5cm">
          <text:p/>
        </draw:line>
        <draw:line draw:style-name="gr588" draw:text-style-name="P3" draw:layer="layout" svg:x1="18.5cm" svg:y1="6cm" svg:x2="18.5cm" svg:y2="5cm">
          <text:p/>
        </draw:line>
        <draw:frame draw:style-name="gr589" draw:text-style-name="P2" draw:layer="layout" svg:width="2cm" svg:height="0.5cm" svg:x="19.5cm" svg:y="5cm">
          <draw:text-box>
            <text:p text:style-name="P1"><text:span text:style-name="T1">v</text:span><text:span text:style-name="T1">4</text:span><text:span text:style-name="T1">,</text:span><text:span text:style-name="T1"> </text:span><text:span text:style-name="T1">v</text:span><text:span text:style-name="T1">0</text:span></text:p>
          </draw:text-box>
        </draw:frame>
        <draw:frame draw:style-name="gr590" draw:text-style-name="P2" draw:layer="layout" svg:width="2cm" svg:height="0.5cm" svg:x="19.5cm" svg:y="5.5cm">
          <draw:text-box>
            <text:p text:style-name="P1"><text:span text:style-name="T1">2</text:span></text:p>
          </draw:text-box>
        </draw:frame>
        <draw:line draw:style-name="gr591" draw:text-style-name="P3" draw:layer="layout" svg:x1="19.5cm" svg:y1="5cm" svg:x2="21.5cm" svg:y2="5cm">
          <text:p/>
        </draw:line>
        <draw:line draw:style-name="gr592" draw:text-style-name="P3" draw:layer="layout" svg:x1="19.5cm" svg:y1="5.5cm" svg:x2="21.5cm" svg:y2="5.5cm">
          <text:p/>
        </draw:line>
        <draw:line draw:style-name="gr593" draw:text-style-name="P3" draw:layer="layout" svg:x1="19.5cm" svg:y1="6cm" svg:x2="21.5cm" svg:y2="6cm">
          <text:p/>
        </draw:line>
        <draw:line draw:style-name="gr594" draw:text-style-name="P3" draw:layer="layout" svg:x1="19.5cm" svg:y1="6cm" svg:x2="19.5cm" svg:y2="5cm">
          <text:p/>
        </draw:line>
        <draw:line draw:style-name="gr595" draw:text-style-name="P3" xml:id="id152" draw:id="id152" draw:layer="layout" svg:x1="21.5cm" svg:y1="6cm" svg:x2="21.5cm" svg:y2="5cm">
          <text:p/>
        </draw:line>
        <draw:custom-shape draw:style-name="gr596" draw:text-style-name="P6" xml:id="id120" draw:id="id120" draw:layer="layout" svg:width="1cm" svg:height="1cm" svg:x="18.5cm" svg:y="3cm">
          <text:p text:style-name="P5"><text:span text:style-name="T2">R</text:span><text:span text:style-name="T3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97" draw:text-style-name="P3" draw:layer="layout" draw:type="line" svg:x1="17.5cm" svg:y1="5cm" svg:x2="18.646cm" svg:y2="3.854cm" draw:end-shape="id120" draw:end-glue-point="7" svg:d="M17500 5000l1146-1146" svg:viewBox="0 0 1147 1147">
          <text:p/>
        </draw:connector>
        <draw:connector draw:style-name="gr598" draw:text-style-name="P3" draw:layer="layout" draw:type="line" svg:x1="20.5cm" svg:y1="5cm" svg:x2="19.354cm" svg:y2="3.854cm" draw:end-shape="id120" draw:end-glue-point="9" svg:d="M20500 5000l-1146-1146" svg:viewBox="0 0 1147 1147">
          <text:p/>
        </draw:connector>
        <draw:connector draw:style-name="gr8" draw:text-style-name="P4" draw:layer="layout" draw:type="line" svg:x1="11cm" svg:y1="3cm" svg:x2="14cm" svg:y2="2cm" svg:d="M11000 3000l3000-1000" svg:viewBox="0 0 3001 1001">
          <text:p/>
        </draw:connector>
        <draw:connector draw:style-name="gr8" draw:text-style-name="P4" draw:layer="layout" draw:type="line" svg:x1="19cm" svg:y1="3cm" svg:x2="16cm" svg:y2="2.001cm" svg:d="M19000 3000l-3000-999" svg:viewBox="0 0 3001 1000">
          <text:p/>
        </draw:connector>
        <draw:frame draw:style-name="gr599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600" draw:text-style-name="P2" draw:layer="layout" svg:width="2cm" svg:height="0.5cm" svg:x="5cm" svg:y="9.5cm">
          <draw:text-box>
            <text:p text:style-name="P1"><text:span text:style-name="T1">2</text:span></text:p>
          </draw:text-box>
        </draw:frame>
        <draw:line draw:style-name="gr601" draw:text-style-name="P3" draw:layer="layout" svg:x1="5cm" svg:y1="9cm" svg:x2="7cm" svg:y2="9cm">
          <text:p/>
        </draw:line>
        <draw:line draw:style-name="gr602" draw:text-style-name="P3" draw:layer="layout" svg:x1="5cm" svg:y1="9.5cm" svg:x2="7cm" svg:y2="9.5cm">
          <text:p/>
        </draw:line>
        <draw:line draw:style-name="gr603" draw:text-style-name="P3" draw:layer="layout" svg:x1="5cm" svg:y1="10cm" svg:x2="7cm" svg:y2="10cm">
          <text:p/>
        </draw:line>
        <draw:line draw:style-name="gr604" draw:text-style-name="P3" draw:layer="layout" svg:x1="5cm" svg:y1="10cm" svg:x2="5cm" svg:y2="9cm">
          <text:p/>
        </draw:line>
        <draw:line draw:style-name="gr605" draw:text-style-name="P3" draw:layer="layout" svg:x1="7cm" svg:y1="10cm" svg:x2="7cm" svg:y2="9cm">
          <text:p/>
        </draw:line>
        <draw:frame draw:style-name="gr606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607" draw:text-style-name="P2" draw:layer="layout" svg:width="2cm" svg:height="0.5cm" svg:x="8cm" svg:y="9.5cm">
          <draw:text-box>
            <text:p text:style-name="P1"><text:span text:style-name="T1">5</text:span></text:p>
          </draw:text-box>
        </draw:frame>
        <draw:line draw:style-name="gr608" draw:text-style-name="P3" draw:layer="layout" svg:x1="8cm" svg:y1="9cm" svg:x2="10cm" svg:y2="9cm">
          <text:p/>
        </draw:line>
        <draw:line draw:style-name="gr609" draw:text-style-name="P3" draw:layer="layout" svg:x1="8cm" svg:y1="9.5cm" svg:x2="10cm" svg:y2="9.5cm">
          <text:p/>
        </draw:line>
        <draw:line draw:style-name="gr610" draw:text-style-name="P3" draw:layer="layout" svg:x1="8cm" svg:y1="10cm" svg:x2="10cm" svg:y2="10cm">
          <text:p/>
        </draw:line>
        <draw:line draw:style-name="gr611" draw:text-style-name="P3" draw:layer="layout" svg:x1="8cm" svg:y1="10cm" svg:x2="8cm" svg:y2="9cm">
          <text:p/>
        </draw:line>
        <draw:line draw:style-name="gr612" draw:text-style-name="P3" draw:layer="layout" svg:x1="10cm" svg:y1="10cm" svg:x2="10cm" svg:y2="9cm">
          <text:p/>
        </draw:line>
        <draw:custom-shape draw:style-name="gr613" draw:text-style-name="P6" xml:id="id121" draw:id="id121" draw:layer="layout" svg:width="1cm" svg:height="1cm" svg:x="7cm" svg:y="7cm">
          <text:p text:style-name="P5"><text:span text:style-name="T2">R</text:span><text:span text:style-name="T3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14" draw:text-style-name="P3" draw:layer="layout" draw:type="line" svg:x1="6cm" svg:y1="9cm" svg:x2="7.146cm" svg:y2="7.854cm" draw:end-shape="id121" draw:end-glue-point="7" svg:d="M6000 9000l1146-1146" svg:viewBox="0 0 1147 1147">
          <text:p/>
        </draw:connector>
        <draw:connector draw:style-name="gr615" draw:text-style-name="P3" draw:layer="layout" draw:type="line" svg:x1="9cm" svg:y1="9cm" svg:x2="7.854cm" svg:y2="7.854cm" draw:end-shape="id121" draw:end-glue-point="9" svg:d="M9000 9000l-1146-1146" svg:viewBox="0 0 1147 1147">
          <text:p/>
        </draw:connector>
        <draw:connector draw:style-name="gr8" draw:text-style-name="P4" draw:layer="layout" draw:type="line" svg:x1="7.5cm" svg:y1="7.001cm" svg:x2="9.5cm" svg:y2="6cm" svg:d="M7500 7001l2000-1001" svg:viewBox="0 0 2001 1002">
          <text:p/>
        </draw:connector>
        <draw:connector draw:style-name="gr8" draw:text-style-name="P4" draw:layer="layout" draw:type="line" svg:x1="6cm" svg:y1="9cm" svg:x2="10.001cm" svg:y2="7.501cm" draw:end-shape="id122" draw:end-glue-point="6" svg:d="M6000 9000l4001-1499" svg:viewBox="0 0 4002 1500">
          <text:p/>
        </draw:connector>
        <draw:frame draw:style-name="gr616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617" draw:text-style-name="P2" draw:layer="layout" svg:width="2cm" svg:height="0.5cm" svg:x="11cm" svg:y="9.5cm">
          <draw:text-box>
            <text:p text:style-name="P1"><text:span text:style-name="T1">2</text:span></text:p>
          </draw:text-box>
        </draw:frame>
        <draw:line draw:style-name="gr618" draw:text-style-name="P3" draw:layer="layout" svg:x1="11cm" svg:y1="9cm" svg:x2="13cm" svg:y2="9cm">
          <text:p/>
        </draw:line>
        <draw:line draw:style-name="gr619" draw:text-style-name="P3" draw:layer="layout" svg:x1="11cm" svg:y1="9.5cm" svg:x2="13cm" svg:y2="9.5cm">
          <text:p/>
        </draw:line>
        <draw:line draw:style-name="gr620" draw:text-style-name="P3" draw:layer="layout" svg:x1="11cm" svg:y1="10cm" svg:x2="13cm" svg:y2="10cm">
          <text:p/>
        </draw:line>
        <draw:line draw:style-name="gr621" draw:text-style-name="P3" draw:layer="layout" svg:x1="11cm" svg:y1="10cm" svg:x2="11cm" svg:y2="9cm">
          <text:p/>
        </draw:line>
        <draw:line draw:style-name="gr622" draw:text-style-name="P3" draw:layer="layout" svg:x1="13cm" svg:y1="10cm" svg:x2="13cm" svg:y2="9cm">
          <text:p/>
        </draw:line>
        <draw:connector draw:style-name="gr8" draw:text-style-name="P4" draw:layer="layout" draw:type="line" svg:x1="12cm" svg:y1="9cm" svg:x2="10.855cm" svg:y2="7.855cm" draw:end-shape="id122" draw:end-glue-point="9" svg:d="M12000 9000l-1145-1145" svg:viewBox="0 0 1146 1146">
          <text:p/>
        </draw:connector>
        <draw:connector draw:style-name="gr8" draw:text-style-name="P4" draw:layer="layout" draw:type="line" svg:x1="10.501cm" svg:y1="7.001cm" svg:x2="12.5cm" svg:y2="6cm" draw:start-shape="id122" draw:start-glue-point="4" svg:d="M10501 7001l1999-1001" svg:viewBox="0 0 2000 1002">
          <text:p/>
        </draw:connector>
        <draw:frame draw:style-name="gr623" draw:text-style-name="P2" draw:layer="layout" svg:width="2cm" svg:height="0.5cm" svg:x="17cm" svg:y="9cm">
          <draw:text-box>
            <text:p text:style-name="P1"><text:span text:style-name="T1">v0,v2</text:span></text:p>
          </draw:text-box>
        </draw:frame>
        <draw:frame draw:style-name="gr624" draw:text-style-name="P2" draw:layer="layout" svg:width="2cm" svg:height="0.5cm" svg:x="17cm" svg:y="9.5cm">
          <draw:text-box>
            <text:p text:style-name="P1"><text:span text:style-name="T1">3</text:span></text:p>
          </draw:text-box>
        </draw:frame>
        <draw:line draw:style-name="gr625" draw:text-style-name="P3" draw:layer="layout" svg:x1="17cm" svg:y1="9cm" svg:x2="19cm" svg:y2="9cm">
          <text:p/>
        </draw:line>
        <draw:line draw:style-name="gr626" draw:text-style-name="P3" draw:layer="layout" svg:x1="17cm" svg:y1="9.5cm" svg:x2="19cm" svg:y2="9.5cm">
          <text:p/>
        </draw:line>
        <draw:line draw:style-name="gr627" draw:text-style-name="P3" draw:layer="layout" svg:x1="17cm" svg:y1="10cm" svg:x2="19cm" svg:y2="10cm">
          <text:p/>
        </draw:line>
        <draw:line draw:style-name="gr628" draw:text-style-name="P3" xml:id="id141" draw:id="id141" draw:layer="layout" svg:x1="17cm" svg:y1="10cm" svg:x2="17cm" svg:y2="9cm">
          <text:p/>
        </draw:line>
        <draw:line draw:style-name="gr629" draw:text-style-name="P3" draw:layer="layout" svg:x1="19cm" svg:y1="10cm" svg:x2="19cm" svg:y2="9cm">
          <text:p/>
        </draw:line>
        <draw:g xml:id="id124" draw:id="id124">
          <draw:frame draw:style-name="gr630" draw:text-style-name="P2" draw:layer="layout" svg:width="2cm" svg:height="0.5cm" svg:x="20cm" svg:y="9cm">
            <draw:text-box>
              <text:p text:style-name="P7">v2, v4</text:p>
            </draw:text-box>
          </draw:frame>
          <draw:frame draw:style-name="gr631" draw:text-style-name="P2" draw:layer="layout" svg:width="2cm" svg:height="0.5cm" svg:x="20cm" svg:y="9.5cm">
            <draw:text-box>
              <text:p text:style-name="P7">2</text:p>
            </draw:text-box>
          </draw:frame>
          <draw:line draw:style-name="gr632" draw:text-style-name="P3" draw:layer="layout" svg:x1="20cm" svg:y1="9cm" svg:x2="22cm" svg:y2="9cm">
            <text:p/>
          </draw:line>
          <draw:line draw:style-name="gr633" draw:text-style-name="P3" draw:layer="layout" svg:x1="20cm" svg:y1="9.5cm" svg:x2="22cm" svg:y2="9.5cm">
            <text:p/>
          </draw:line>
          <draw:line draw:style-name="gr634" draw:text-style-name="P3" draw:layer="layout" svg:x1="20cm" svg:y1="10cm" svg:x2="22cm" svg:y2="10cm">
            <text:p/>
          </draw:line>
          <draw:line draw:style-name="gr635" draw:text-style-name="P3" draw:layer="layout" svg:x1="20cm" svg:y1="10cm" svg:x2="20cm" svg:y2="9cm">
            <text:p/>
          </draw:line>
          <draw:line draw:style-name="gr636" draw:text-style-name="P3" draw:layer="layout" svg:x1="22cm" svg:y1="10cm" svg:x2="22cm" svg:y2="9cm">
            <text:p/>
          </draw:line>
        </draw:g>
        <draw:custom-shape draw:style-name="gr637" draw:text-style-name="P6" xml:id="id123" draw:id="id123" draw:layer="layout" svg:width="1cm" svg:height="1cm" svg:x="20cm" svg:y="7cm">
          <text:p text:style-name="P5"><text:span text:style-name="T2">R</text:span><text:span text:style-name="T3">8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38" draw:text-style-name="P3" draw:layer="layout" draw:type="line" svg:x1="18cm" svg:y1="9cm" svg:x2="20.146cm" svg:y2="7.854cm" draw:end-shape="id123" draw:end-glue-point="7" svg:d="M18000 9000l2146-1146" svg:viewBox="0 0 2147 1147">
          <text:p/>
        </draw:connector>
        <draw:connector draw:style-name="gr639" draw:text-style-name="P3" draw:layer="layout" draw:type="line" svg:x1="21cm" svg:y1="9cm" svg:x2="20.854cm" svg:y2="7.854cm" draw:start-shape="id124" draw:start-glue-point="0" draw:end-shape="id123" draw:end-glue-point="9" svg:d="M21000 9000l-146-1146" svg:viewBox="0 0 147 1147">
          <text:p/>
        </draw:connector>
        <draw:custom-shape draw:style-name="gr640" draw:text-style-name="P6" xml:id="id125" draw:id="id125" draw:layer="layout" svg:width="1cm" svg:height="1cm" svg:x="13.001cm" svg:y="7.001cm">
          <text:p text:style-name="P5"><text:span text:style-name="T2">R</text:span><text:span text:style-name="T3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4" draw:layer="layout" svg:x1="12cm" svg:y1="9cm" svg:x2="13.6cm" svg:y2="8cm">
          <text:p/>
        </draw:line>
        <draw:connector draw:style-name="gr8" draw:text-style-name="P4" draw:layer="layout" draw:type="line" svg:x1="9.004cm" svg:y1="9.014cm" svg:x2="13.147cm" svg:y2="7.855cm" draw:end-shape="id125" draw:end-glue-point="7" svg:d="M9004 9014l4143-1159" svg:viewBox="0 0 4144 1160">
          <text:p/>
        </draw:connector>
        <draw:custom-shape draw:style-name="gr641" draw:text-style-name="P6" xml:id="id126" draw:id="id126" draw:layer="layout" svg:width="1cm" svg:height="1cm" svg:x="15.001cm" svg:y="7.001cm">
          <text:p text:style-name="P5"><text:span text:style-name="T2">R</text:span><text:span text:style-name="T3">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5.004cm" svg:y1="9.024cm" svg:x2="15.501cm" svg:y2="8.001cm" draw:end-shape="id126" draw:end-glue-point="8" svg:d="M15004 9024l497-1023" svg:viewBox="0 0 498 1024">
          <text:p/>
        </draw:connector>
        <draw:line draw:style-name="gr8" draw:text-style-name="P4" draw:layer="layout" svg:x1="18.1cm" svg:y1="9cm" svg:x2="15.5cm" svg:y2="8cm">
          <text:p/>
        </draw:line>
        <draw:connector draw:style-name="gr8" draw:text-style-name="P4" draw:layer="layout" draw:type="line" svg:x1="15.501cm" svg:y1="7.001cm" svg:x2="15.202cm" svg:y2="1.994cm" draw:start-shape="id126" draw:start-glue-point="4" svg:d="M15501 7001l-299-5007" svg:viewBox="0 0 300 5008">
          <text:p/>
        </draw:connector>
        <draw:custom-shape draw:style-name="gr642" draw:text-style-name="P6" xml:id="id127" draw:id="id127" draw:layer="layout" svg:width="1cm" svg:height="1cm" svg:x="17.001cm" svg:y="7.001cm">
          <text:p text:style-name="P5"><text:span text:style-name="T2">R</text:span><text:span text:style-name="T3">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5.004cm" svg:y1="9.025cm" svg:x2="17.501cm" svg:y2="8.001cm" draw:end-shape="id127" draw:end-glue-point="8" svg:d="M15004 9025l2497-1024" svg:viewBox="0 0 2498 1025">
          <text:p/>
        </draw:connector>
        <draw:line draw:style-name="gr8" draw:text-style-name="P4" draw:layer="layout" svg:x1="21cm" svg:y1="9cm" svg:x2="17.5cm" svg:y2="8cm">
          <text:p/>
        </draw:line>
        <draw:connector draw:style-name="gr8" draw:text-style-name="P4" draw:layer="layout" draw:type="line" svg:x1="17.501cm" svg:y1="7.001cm" svg:x2="17.471cm" svg:y2="5.991cm" draw:start-shape="id127" draw:start-glue-point="4" svg:d="M17501 7001l-30-1010" svg:viewBox="0 0 31 1011">
          <text:p/>
        </draw:connector>
        <draw:connector draw:style-name="gr8" draw:text-style-name="P4" draw:layer="layout" draw:type="line" svg:x1="20.5cm" svg:y1="7cm" svg:x2="20.466cm" svg:y2="5.991cm" draw:start-shape="id123" draw:start-glue-point="4" svg:d="M20500 7000l-34-1009" svg:viewBox="0 0 35 1010">
          <text:p/>
        </draw:connector>
        <draw:frame draw:style-name="gr643" draw:text-style-name="P2" draw:layer="layout" svg:width="2cm" svg:height="0.5cm" svg:x="14cm" svg:y="9cm">
          <draw:text-box>
            <text:p text:style-name="P1"><text:span text:style-name="T1">v2, v5</text:span></text:p>
          </draw:text-box>
        </draw:frame>
        <draw:frame draw:style-name="gr644" draw:text-style-name="P2" draw:layer="layout" svg:width="2cm" svg:height="0.5cm" svg:x="14cm" svg:y="9.5cm">
          <draw:text-box>
            <text:p text:style-name="P1"><text:span text:style-name="T1">4</text:span></text:p>
          </draw:text-box>
        </draw:frame>
        <draw:line draw:style-name="gr645" draw:text-style-name="P3" draw:layer="layout" svg:x1="14cm" svg:y1="9cm" svg:x2="16cm" svg:y2="9cm">
          <text:p/>
        </draw:line>
        <draw:line draw:style-name="gr646" draw:text-style-name="P3" draw:layer="layout" svg:x1="14cm" svg:y1="9.5cm" svg:x2="16cm" svg:y2="9.5cm">
          <text:p/>
        </draw:line>
        <draw:line draw:style-name="gr647" draw:text-style-name="P3" xml:id="id135" draw:id="id135" draw:layer="layout" svg:x1="14cm" svg:y1="10cm" svg:x2="16cm" svg:y2="10cm">
          <text:p/>
        </draw:line>
        <draw:line draw:style-name="gr648" draw:text-style-name="P3" draw:layer="layout" svg:x1="14cm" svg:y1="10cm" svg:x2="14cm" svg:y2="9cm">
          <text:p/>
        </draw:line>
        <draw:line draw:style-name="gr649" draw:text-style-name="P3" draw:layer="layout" svg:x1="16cm" svg:y1="10cm" svg:x2="16cm" svg:y2="9cm">
          <text:p/>
        </draw:line>
        <draw:g xml:id="id128" draw:id="id128">
          <draw:frame draw:style-name="gr650" draw:text-style-name="P2" draw:layer="layout" svg:width="2cm" svg:height="0.5cm" svg:x="1cm" svg:y="13cm">
            <draw:text-box>
              <text:p text:style-name="P7">v7, v9</text:p>
            </draw:text-box>
          </draw:frame>
          <draw:frame draw:style-name="gr651" draw:text-style-name="P2" draw:layer="layout" svg:width="2cm" svg:height="0.5cm" svg:x="1cm" svg:y="13.5cm">
            <draw:text-box>
              <text:p text:style-name="P7">1</text:p>
            </draw:text-box>
          </draw:frame>
          <draw:line draw:style-name="gr652" draw:text-style-name="P3" draw:layer="layout" svg:x1="1cm" svg:y1="13cm" svg:x2="3cm" svg:y2="13cm">
            <text:p/>
          </draw:line>
          <draw:line draw:style-name="gr653" draw:text-style-name="P3" draw:layer="layout" svg:x1="1cm" svg:y1="13.5cm" svg:x2="3cm" svg:y2="13.5cm">
            <text:p/>
          </draw:line>
          <draw:line draw:style-name="gr654" draw:text-style-name="P3" draw:layer="layout" svg:x1="1cm" svg:y1="14cm" svg:x2="3cm" svg:y2="14cm">
            <text:p/>
          </draw:line>
          <draw:line draw:style-name="gr655" draw:text-style-name="P3" draw:layer="layout" svg:x1="1cm" svg:y1="14cm" svg:x2="1cm" svg:y2="13cm">
            <text:p/>
          </draw:line>
          <draw:line draw:style-name="gr656" draw:text-style-name="P3" draw:layer="layout" svg:x1="3cm" svg:y1="14cm" svg:x2="3cm" svg:y2="13cm">
            <text:p/>
          </draw:line>
        </draw:g>
        <draw:g xml:id="id130" draw:id="id130">
          <draw:frame draw:style-name="gr657" draw:text-style-name="P2" draw:layer="layout" svg:width="2cm" svg:height="0.5cm" svg:x="3.5cm" svg:y="13cm">
            <draw:text-box>
              <text:p text:style-name="P7">v6, v5</text:p>
            </draw:text-box>
          </draw:frame>
          <draw:frame draw:style-name="gr658" draw:text-style-name="P2" draw:layer="layout" svg:width="2cm" svg:height="0.5cm" svg:x="3.5cm" svg:y="13.5cm">
            <draw:text-box>
              <text:p text:style-name="P7">1</text:p>
            </draw:text-box>
          </draw:frame>
          <draw:line draw:style-name="gr659" draw:text-style-name="P3" draw:layer="layout" svg:x1="3.5cm" svg:y1="13cm" svg:x2="5.5cm" svg:y2="13cm">
            <text:p/>
          </draw:line>
          <draw:line draw:style-name="gr660" draw:text-style-name="P3" draw:layer="layout" svg:x1="3.5cm" svg:y1="13.5cm" svg:x2="5.5cm" svg:y2="13.5cm">
            <text:p/>
          </draw:line>
          <draw:line draw:style-name="gr661" draw:text-style-name="P3" draw:layer="layout" svg:x1="3.5cm" svg:y1="14cm" svg:x2="5.5cm" svg:y2="14cm">
            <text:p/>
          </draw:line>
          <draw:line draw:style-name="gr662" draw:text-style-name="P3" draw:layer="layout" svg:x1="3.5cm" svg:y1="14cm" svg:x2="3.5cm" svg:y2="13cm">
            <text:p/>
          </draw:line>
          <draw:line draw:style-name="gr663" draw:text-style-name="P3" draw:layer="layout" svg:x1="5.5cm" svg:y1="14cm" svg:x2="5.5cm" svg:y2="13cm">
            <text:p/>
          </draw:line>
        </draw:g>
        <draw:custom-shape draw:style-name="gr664" draw:text-style-name="P6" xml:id="id129" draw:id="id129" draw:layer="layout" svg:width="1cm" svg:height="1cm" svg:x="3.5cm" svg:y="11cm">
          <text:p text:style-name="P5"><text:span text:style-name="T2">R</text:span><text:span text:style-name="T3">1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65" draw:text-style-name="P3" draw:layer="layout" draw:type="line" svg:x1="2cm" svg:y1="13cm" svg:x2="3.646cm" svg:y2="11.854cm" draw:start-shape="id128" draw:start-glue-point="0" draw:end-shape="id129" draw:end-glue-point="7" svg:d="M2000 13000l1646-1146" svg:viewBox="0 0 1647 1147">
          <text:p/>
        </draw:connector>
        <draw:connector draw:style-name="gr666" draw:text-style-name="P3" draw:layer="layout" draw:type="line" svg:x1="4.5cm" svg:y1="13cm" svg:x2="4.354cm" svg:y2="11.854cm" draw:start-shape="id130" draw:start-glue-point="0" draw:end-shape="id129" draw:end-glue-point="9" svg:d="M4500 13000l-146-1146" svg:viewBox="0 0 147 1147">
          <text:p/>
        </draw:connector>
        <draw:connector draw:style-name="gr8" draw:text-style-name="P4" draw:layer="layout" draw:type="line" svg:x1="4cm" svg:y1="11cm" svg:x2="6.047cm" svg:y2="10.01cm" draw:start-shape="id129" draw:start-glue-point="4" svg:d="M4000 11000l2047-990" svg:viewBox="0 0 2048 991">
          <text:p/>
        </draw:connector>
        <draw:frame draw:style-name="gr667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668" draw:text-style-name="P2" draw:layer="layout" svg:width="2cm" svg:height="0.5cm" svg:x="6cm" svg:y="13.5cm">
          <draw:text-box>
            <text:p text:style-name="P1"><text:span text:style-name="T1">4</text:span></text:p>
          </draw:text-box>
        </draw:frame>
        <draw:line draw:style-name="gr669" draw:text-style-name="P3" xml:id="id133" draw:id="id133" draw:layer="layout" svg:x1="6cm" svg:y1="13cm" svg:x2="8cm" svg:y2="13cm">
          <text:p/>
        </draw:line>
        <draw:line draw:style-name="gr670" draw:text-style-name="P3" draw:layer="layout" svg:x1="6cm" svg:y1="13.5cm" svg:x2="8cm" svg:y2="13.5cm">
          <text:p/>
        </draw:line>
        <draw:line draw:style-name="gr671" draw:text-style-name="P3" draw:layer="layout" svg:x1="6cm" svg:y1="14cm" svg:x2="8cm" svg:y2="14cm">
          <text:p/>
        </draw:line>
        <draw:line draw:style-name="gr672" draw:text-style-name="P3" draw:layer="layout" svg:x1="6cm" svg:y1="14cm" svg:x2="6cm" svg:y2="13cm">
          <text:p/>
        </draw:line>
        <draw:line draw:style-name="gr673" draw:text-style-name="P3" draw:layer="layout" svg:x1="8cm" svg:y1="14cm" svg:x2="8cm" svg:y2="13cm">
          <text:p/>
        </draw:line>
        <draw:frame draw:style-name="gr674" draw:text-style-name="P2" draw:layer="layout" svg:width="2cm" svg:height="0.5cm" svg:x="8.5cm" svg:y="13cm">
          <draw:text-box>
            <text:p text:style-name="P1"><text:span text:style-name="T1">v2, </text:span><text:span text:style-name="T1">v10</text:span></text:p>
          </draw:text-box>
        </draw:frame>
        <draw:frame draw:style-name="gr675" draw:text-style-name="P2" draw:layer="layout" svg:width="2cm" svg:height="0.5cm" svg:x="8.5cm" svg:y="13.5cm">
          <draw:text-box>
            <text:p text:style-name="P1"><text:span text:style-name="T1">2</text:span></text:p>
          </draw:text-box>
        </draw:frame>
        <draw:line draw:style-name="gr676" draw:text-style-name="P3" draw:layer="layout" svg:x1="8.5cm" svg:y1="13cm" svg:x2="10.5cm" svg:y2="13cm">
          <text:p/>
        </draw:line>
        <draw:line draw:style-name="gr677" draw:text-style-name="P3" draw:layer="layout" svg:x1="8.5cm" svg:y1="13.5cm" svg:x2="10.5cm" svg:y2="13.5cm">
          <text:p/>
        </draw:line>
        <draw:line draw:style-name="gr678" draw:text-style-name="P3" draw:layer="layout" svg:x1="8.5cm" svg:y1="14cm" svg:x2="10.5cm" svg:y2="14cm">
          <text:p/>
        </draw:line>
        <draw:line draw:style-name="gr679" draw:text-style-name="P3" draw:layer="layout" svg:x1="8.5cm" svg:y1="14cm" svg:x2="8.5cm" svg:y2="13cm">
          <text:p/>
        </draw:line>
        <draw:line draw:style-name="gr680" draw:text-style-name="P3" xml:id="id138" draw:id="id138" draw:layer="layout" svg:x1="10.5cm" svg:y1="14cm" svg:x2="10.5cm" svg:y2="13cm">
          <text:p/>
        </draw:line>
        <draw:frame draw:style-name="gr681" draw:text-style-name="P2" draw:layer="layout" svg:width="2cm" svg:height="0.5cm" svg:x="11cm" svg:y="13cm">
          <draw:text-box>
            <text:p text:style-name="P1"><text:span text:style-name="T1">v3, v5</text:span></text:p>
          </draw:text-box>
        </draw:frame>
        <draw:frame draw:style-name="gr682" draw:text-style-name="P2" draw:layer="layout" svg:width="2cm" svg:height="0.5cm" svg:x="11cm" svg:y="13.5cm">
          <draw:text-box>
            <text:p text:style-name="P1"><text:span text:style-name="T1">2</text:span></text:p>
          </draw:text-box>
        </draw:frame>
        <draw:line draw:style-name="gr683" draw:text-style-name="P3" xml:id="id136" draw:id="id136" draw:layer="layout" svg:x1="11cm" svg:y1="13cm" svg:x2="13cm" svg:y2="13cm">
          <text:p/>
        </draw:line>
        <draw:line draw:style-name="gr684" draw:text-style-name="P3" draw:layer="layout" svg:x1="11cm" svg:y1="13.5cm" svg:x2="13cm" svg:y2="13.5cm">
          <text:p/>
        </draw:line>
        <draw:line draw:style-name="gr685" draw:text-style-name="P3" draw:layer="layout" svg:x1="11cm" svg:y1="14cm" svg:x2="13cm" svg:y2="14cm">
          <text:p/>
        </draw:line>
        <draw:line draw:style-name="gr686" draw:text-style-name="P3" draw:layer="layout" svg:x1="11cm" svg:y1="14cm" svg:x2="11cm" svg:y2="13cm">
          <text:p/>
        </draw:line>
        <draw:line draw:style-name="gr687" draw:text-style-name="P3" xml:id="id142" draw:id="id142" draw:layer="layout" svg:x1="13cm" svg:y1="14cm" svg:x2="13cm" svg:y2="13cm">
          <text:p/>
        </draw:line>
        <draw:frame draw:style-name="gr688" draw:text-style-name="P2" draw:layer="layout" svg:width="2cm" svg:height="0.5cm" svg:x="13.5cm" svg:y="13cm">
          <draw:text-box>
            <text:p text:style-name="P1"><text:span text:style-name="T1">v2, v3</text:span></text:p>
          </draw:text-box>
        </draw:frame>
        <draw:frame draw:style-name="gr689" draw:text-style-name="P2" draw:layer="layout" svg:width="2cm" svg:height="0.5cm" svg:x="13.5cm" svg:y="13.5cm">
          <draw:text-box>
            <text:p text:style-name="P1"><text:span text:style-name="T1">2</text:span></text:p>
          </draw:text-box>
        </draw:frame>
        <draw:line draw:style-name="gr690" draw:text-style-name="P3" draw:layer="layout" svg:x1="13.5cm" svg:y1="13cm" svg:x2="15.5cm" svg:y2="13cm">
          <text:p/>
        </draw:line>
        <draw:line draw:style-name="gr691" draw:text-style-name="P3" draw:layer="layout" svg:x1="13.5cm" svg:y1="13.5cm" svg:x2="15.5cm" svg:y2="13.5cm">
          <text:p/>
        </draw:line>
        <draw:line draw:style-name="gr692" draw:text-style-name="P3" draw:layer="layout" svg:x1="13.5cm" svg:y1="14cm" svg:x2="15.5cm" svg:y2="14cm">
          <text:p/>
        </draw:line>
        <draw:line draw:style-name="gr693" draw:text-style-name="P3" xml:id="id137" draw:id="id137" draw:layer="layout" svg:x1="13.5cm" svg:y1="14cm" svg:x2="13.5cm" svg:y2="13cm">
          <text:p/>
        </draw:line>
        <draw:line draw:style-name="gr694" draw:text-style-name="P3" xml:id="id146" draw:id="id146" draw:layer="layout" svg:x1="15.5cm" svg:y1="14cm" svg:x2="15.5cm" svg:y2="13cm">
          <text:p/>
        </draw:line>
        <draw:frame draw:style-name="gr695" draw:text-style-name="P2" draw:layer="layout" svg:width="2cm" svg:height="0.5cm" svg:x="16cm" svg:y="13cm">
          <draw:text-box>
            <text:p text:style-name="P1"><text:span text:style-name="T1">v0, v10</text:span></text:p>
          </draw:text-box>
        </draw:frame>
        <draw:frame draw:style-name="gr696" draw:text-style-name="P2" draw:layer="layout" svg:width="2cm" svg:height="0.5cm" svg:x="16cm" svg:y="13.5cm">
          <draw:text-box>
            <text:p text:style-name="P1"><text:span text:style-name="T1">1</text:span></text:p>
          </draw:text-box>
        </draw:frame>
        <draw:line draw:style-name="gr697" draw:text-style-name="P3" draw:layer="layout" svg:x1="16cm" svg:y1="13cm" svg:x2="18cm" svg:y2="13cm">
          <text:p/>
        </draw:line>
        <draw:line draw:style-name="gr698" draw:text-style-name="P3" draw:layer="layout" svg:x1="16cm" svg:y1="13.5cm" svg:x2="18cm" svg:y2="13.5cm">
          <text:p/>
        </draw:line>
        <draw:line draw:style-name="gr699" draw:text-style-name="P3" draw:layer="layout" svg:x1="16cm" svg:y1="14cm" svg:x2="18cm" svg:y2="14cm">
          <text:p/>
        </draw:line>
        <draw:line draw:style-name="gr700" draw:text-style-name="P3" xml:id="id140" draw:id="id140" draw:layer="layout" svg:x1="16cm" svg:y1="14cm" svg:x2="16cm" svg:y2="13cm">
          <text:p/>
        </draw:line>
        <draw:line draw:style-name="gr701" draw:text-style-name="P3" draw:layer="layout" svg:x1="18cm" svg:y1="14cm" svg:x2="18cm" svg:y2="13cm">
          <text:p/>
        </draw:line>
        <draw:frame draw:style-name="gr702" draw:text-style-name="P2" draw:layer="layout" svg:width="2cm" svg:height="0.5cm" svg:x="18.5cm" svg:y="13cm">
          <draw:text-box>
            <text:p text:style-name="P1"><text:span text:style-name="T1">v3, v4</text:span></text:p>
          </draw:text-box>
        </draw:frame>
        <draw:frame draw:style-name="gr703" draw:text-style-name="P2" draw:layer="layout" svg:width="2cm" svg:height="0.5cm" svg:x="18.5cm" svg:y="13.5cm">
          <draw:text-box>
            <text:p text:style-name="P1"><text:span text:style-name="T1">1</text:span></text:p>
          </draw:text-box>
        </draw:frame>
        <draw:line draw:style-name="gr704" draw:text-style-name="P3" xml:id="id148" draw:id="id148" draw:layer="layout" svg:x1="18.5cm" svg:y1="13cm" svg:x2="20.5cm" svg:y2="13cm">
          <text:p/>
        </draw:line>
        <draw:line draw:style-name="gr705" draw:text-style-name="P3" draw:layer="layout" svg:x1="18.5cm" svg:y1="13.5cm" svg:x2="20.5cm" svg:y2="13.5cm">
          <text:p/>
        </draw:line>
        <draw:line draw:style-name="gr706" draw:text-style-name="P3" draw:layer="layout" svg:x1="18.5cm" svg:y1="14cm" svg:x2="20.5cm" svg:y2="14cm">
          <text:p/>
        </draw:line>
        <draw:line draw:style-name="gr707" draw:text-style-name="P3" xml:id="id144" draw:id="id144" draw:layer="layout" svg:x1="18.5cm" svg:y1="14cm" svg:x2="18.5cm" svg:y2="13cm">
          <text:p/>
        </draw:line>
        <draw:line draw:style-name="gr708" draw:text-style-name="P3" draw:layer="layout" svg:x1="20.5cm" svg:y1="14cm" svg:x2="20.5cm" svg:y2="13cm">
          <text:p/>
        </draw:line>
        <draw:g xml:id="id149" draw:id="id149">
          <draw:frame draw:style-name="gr709" draw:text-style-name="P2" draw:layer="layout" svg:width="2cm" svg:height="0.5cm" svg:x="21cm" svg:y="13cm">
            <draw:text-box>
              <text:p text:style-name="P7">v0, v1</text:p>
            </draw:text-box>
          </draw:frame>
          <draw:frame draw:style-name="gr710" draw:text-style-name="P2" draw:layer="layout" svg:width="2cm" svg:height="0.5cm" svg:x="21cm" svg:y="13.5cm">
            <draw:text-box>
              <text:p text:style-name="P7">1</text:p>
            </draw:text-box>
          </draw:frame>
          <draw:line draw:style-name="gr711" draw:text-style-name="P3" draw:layer="layout" svg:x1="21cm" svg:y1="13cm" svg:x2="23cm" svg:y2="13cm">
            <text:p/>
          </draw:line>
          <draw:line draw:style-name="gr712" draw:text-style-name="P3" draw:layer="layout" svg:x1="21cm" svg:y1="13.5cm" svg:x2="23cm" svg:y2="13.5cm">
            <text:p/>
          </draw:line>
          <draw:line draw:style-name="gr713" draw:text-style-name="P3" draw:layer="layout" svg:x1="21cm" svg:y1="14cm" svg:x2="23cm" svg:y2="14cm">
            <text:p/>
          </draw:line>
          <draw:line draw:style-name="gr714" draw:text-style-name="P3" draw:layer="layout" svg:x1="21cm" svg:y1="14cm" svg:x2="21cm" svg:y2="13cm">
            <text:p/>
          </draw:line>
          <draw:line draw:style-name="gr715" draw:text-style-name="P3" draw:layer="layout" svg:x1="23cm" svg:y1="14cm" svg:x2="23cm" svg:y2="13cm">
            <text:p/>
          </draw:line>
        </draw:g>
        <draw:g xml:id="id151" draw:id="id151">
          <draw:frame draw:style-name="gr716" draw:text-style-name="P2" draw:layer="layout" svg:width="2cm" svg:height="0.5cm" svg:x="26cm" svg:y="13cm">
            <draw:text-box>
              <text:p text:style-name="P7">v1, v4</text:p>
            </draw:text-box>
          </draw:frame>
          <draw:frame draw:style-name="gr717" draw:text-style-name="P2" draw:layer="layout" svg:width="2cm" svg:height="0.5cm" svg:x="26cm" svg:y="13.5cm">
            <draw:text-box>
              <text:p text:style-name="P7">1</text:p>
            </draw:text-box>
          </draw:frame>
          <draw:line draw:style-name="gr718" draw:text-style-name="P3" draw:layer="layout" svg:x1="26cm" svg:y1="13cm" svg:x2="28cm" svg:y2="13cm">
            <text:p/>
          </draw:line>
          <draw:line draw:style-name="gr719" draw:text-style-name="P3" draw:layer="layout" svg:x1="26cm" svg:y1="13.5cm" svg:x2="28cm" svg:y2="13.5cm">
            <text:p/>
          </draw:line>
          <draw:line draw:style-name="gr720" draw:text-style-name="P3" draw:layer="layout" svg:x1="26cm" svg:y1="14cm" svg:x2="28cm" svg:y2="14cm">
            <text:p/>
          </draw:line>
          <draw:line draw:style-name="gr721" draw:text-style-name="P3" draw:layer="layout" svg:x1="26cm" svg:y1="14cm" svg:x2="26cm" svg:y2="13cm">
            <text:p/>
          </draw:line>
          <draw:line draw:style-name="gr722" draw:text-style-name="P3" draw:layer="layout" svg:x1="28cm" svg:y1="14cm" svg:x2="28cm" svg:y2="13cm">
            <text:p/>
          </draw:line>
        </draw:g>
        <draw:custom-shape draw:style-name="gr723" draw:text-style-name="P6" xml:id="id131" draw:id="id131" draw:layer="layout" svg:width="1cm" svg:height="1cm" svg:x="6.001cm" svg:y="11.001cm">
          <text:p text:style-name="P5"><text:span text:style-name="T2">R</text:span><text:span text:style-name="T3">1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6.501cm" svg:y1="11.001cm" svg:x2="9.641cm" svg:y2="5.976cm" draw:start-shape="id131" draw:start-glue-point="4" svg:d="M6501 11001l3140-5025" svg:viewBox="0 0 3141 5026">
          <text:p/>
        </draw:connector>
        <draw:custom-shape draw:style-name="gr724" draw:text-style-name="P6" xml:id="id132" draw:id="id132" draw:layer="layout" svg:width="1cm" svg:height="1cm" svg:x="8.502cm" svg:y="11.002cm">
          <text:p text:style-name="P5"><text:span text:style-name="T2">R</text:span><text:span text:style-name="T3">1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5cm" svg:y1="13.001cm" svg:x2="9.002cm" svg:y2="12.002cm" draw:end-shape="id132" draw:end-glue-point="8" svg:d="M5000 13001l4002-999" svg:viewBox="0 0 4003 1000">
          <text:p/>
        </draw:connector>
        <draw:connector draw:style-name="gr8" draw:text-style-name="P4" draw:layer="layout" draw:type="line" svg:x1="7cm" svg:y1="13cm" svg:x2="9.002cm" svg:y2="12.002cm" draw:start-shape="id133" draw:start-glue-point="0" draw:end-shape="id132" draw:end-glue-point="8" svg:d="M7000 13000l2002-998" svg:viewBox="0 0 2003 999">
          <text:p/>
        </draw:connector>
        <draw:connector draw:style-name="gr8" draw:text-style-name="P4" draw:layer="layout" draw:type="line" svg:x1="9.002cm" svg:y1="11.002cm" svg:x2="8.979cm" svg:y2="10.01cm" draw:start-shape="id132" draw:start-glue-point="4" svg:d="M9002 11002l-23-992" svg:viewBox="0 0 24 993">
          <text:p/>
        </draw:connector>
        <draw:connector draw:style-name="gr8" draw:text-style-name="P4" draw:layer="layout" draw:type="line" svg:x1="2cm" svg:y1="13cm" svg:x2="6.147cm" svg:y2="11.855cm" draw:start-shape="id128" draw:start-glue-point="0" draw:end-shape="id131" draw:end-glue-point="7" svg:d="M2000 13000l4147-1145" svg:viewBox="0 0 4148 1146">
          <text:p/>
        </draw:connector>
        <draw:connector draw:style-name="gr8" draw:text-style-name="P4" draw:layer="layout" draw:type="line" svg:x1="7cm" svg:y1="13cm" svg:x2="6.855cm" svg:y2="11.855cm" draw:start-shape="id133" draw:start-glue-point="0" draw:end-shape="id131" draw:end-glue-point="9" svg:d="M7000 13000l-145-1145" svg:viewBox="0 0 146 1146">
          <text:p/>
        </draw:connector>
        <draw:custom-shape draw:style-name="gr725" draw:text-style-name="P6" xml:id="id134" draw:id="id134" draw:layer="layout" svg:width="1cm" svg:height="1cm" svg:x="11.003cm" svg:y="11.003cm">
          <text:p text:style-name="P5"><text:span text:style-name="T2">R</text:span><text:span text:style-name="T3">1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1.503cm" svg:y1="11.003cm" svg:x2="15cm" svg:y2="10cm" draw:start-shape="id134" draw:start-glue-point="4" draw:end-shape="id135" draw:end-glue-point="0" svg:d="M11503 11003l3497-1003" svg:viewBox="0 0 3498 1004">
          <text:p/>
        </draw:connector>
        <draw:connector draw:style-name="gr8" draw:text-style-name="P4" draw:layer="layout" draw:type="line" svg:x1="12cm" svg:y1="13cm" svg:x2="11.503cm" svg:y2="12.003cm" draw:start-shape="id136" draw:start-glue-point="0" draw:end-shape="id134" draw:end-glue-point="8" svg:d="M12000 13000l-497-997" svg:viewBox="0 0 498 998">
          <text:p/>
        </draw:connector>
        <draw:connector draw:style-name="gr8" draw:text-style-name="P4" draw:layer="layout" draw:type="line" svg:x1="13.5cm" svg:y1="13cm" svg:x2="11.857cm" svg:y2="11.857cm" draw:start-shape="id137" draw:start-glue-point="0" draw:end-shape="id134" draw:end-glue-point="9" svg:d="M13500 13000l-1643-1143" svg:viewBox="0 0 1644 1144">
          <text:p/>
        </draw:connector>
        <draw:custom-shape draw:style-name="gr726" draw:text-style-name="P6" xml:id="id139" draw:id="id139" draw:layer="layout" svg:width="1cm" svg:height="1cm" svg:x="13.504cm" svg:y="11.004cm">
          <text:p text:style-name="P5"><text:span text:style-name="T2">R</text:span><text:span text:style-name="T3">1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0.5cm" svg:y1="13cm" svg:x2="14.004cm" svg:y2="12.004cm" draw:start-shape="id138" draw:start-glue-point="0" draw:end-shape="id139" draw:end-glue-point="8" svg:d="M10500 13000l3504-996" svg:viewBox="0 0 3505 997">
          <text:p/>
        </draw:connector>
        <draw:connector draw:style-name="gr8" draw:text-style-name="P4" draw:layer="layout" draw:type="line" svg:x1="16cm" svg:y1="13cm" svg:x2="14.358cm" svg:y2="11.858cm" draw:start-shape="id140" draw:start-glue-point="0" draw:end-shape="id139" draw:end-glue-point="9" svg:d="M16000 13000l-1642-1142" svg:viewBox="0 0 1643 1143">
          <text:p/>
        </draw:connector>
        <draw:connector draw:style-name="gr8" draw:text-style-name="P4" draw:layer="layout" draw:type="line" svg:x1="14.358cm" svg:y1="11.15cm" svg:x2="17cm" svg:y2="10cm" draw:start-shape="id139" draw:start-glue-point="11" draw:end-shape="id141" draw:end-glue-point="2" svg:d="M14358 11150l2642-1150" svg:viewBox="0 0 2643 1151">
          <text:p/>
        </draw:connector>
        <draw:custom-shape draw:style-name="gr727" draw:text-style-name="P6" xml:id="id143" draw:id="id143" draw:layer="layout" svg:width="1cm" svg:height="1cm" svg:x="16.005cm" svg:y="11.005cm">
          <text:p text:style-name="P5"><text:span text:style-name="T2">R</text:span><text:span text:style-name="T3">1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3cm" svg:y1="13cm" svg:x2="16.505cm" svg:y2="12.005cm" draw:start-shape="id142" draw:start-glue-point="0" draw:end-shape="id143" draw:end-glue-point="8" svg:d="M13000 13000l3505-995" svg:viewBox="0 0 3506 996">
          <text:p/>
        </draw:connector>
        <draw:connector draw:style-name="gr8" draw:text-style-name="P4" draw:layer="layout" draw:type="line" svg:x1="18.5cm" svg:y1="13cm" svg:x2="16.859cm" svg:y2="11.859cm" draw:start-shape="id144" draw:start-glue-point="0" draw:end-shape="id143" draw:end-glue-point="9" svg:d="M18500 13000l-1641-1141" svg:viewBox="0 0 1642 1142">
          <text:p/>
        </draw:connector>
        <draw:connector draw:style-name="gr8" draw:text-style-name="P4" draw:layer="layout" draw:type="line" svg:x1="16.505cm" svg:y1="11.005cm" svg:x2="16.5cm" svg:y2="6cm" draw:start-shape="id143" draw:start-glue-point="4" draw:end-shape="id145" draw:end-glue-point="2" svg:d="M16505 11005l-5-5005" svg:viewBox="0 0 6 5006">
          <text:p/>
        </draw:connector>
        <draw:custom-shape draw:style-name="gr728" draw:text-style-name="P6" xml:id="id147" draw:id="id147" draw:layer="layout" svg:width="1cm" svg:height="1cm" svg:x="18.506cm" svg:y="11.006cm">
          <text:p text:style-name="P5"><text:span text:style-name="T2">R</text:span><text:span text:style-name="T3">1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5.5cm" svg:y1="13cm" svg:x2="18.652cm" svg:y2="11.86cm" draw:start-shape="id146" draw:start-glue-point="0" draw:end-shape="id147" draw:end-glue-point="7" svg:d="M15500 13000l3152-1140" svg:viewBox="0 0 3153 1141">
          <text:p/>
        </draw:connector>
        <draw:connector draw:style-name="gr8" draw:text-style-name="P4" draw:layer="layout" draw:type="line" svg:x1="19.5cm" svg:y1="13cm" svg:x2="19.36cm" svg:y2="11.86cm" draw:start-shape="id148" draw:start-glue-point="0" draw:end-shape="id147" draw:end-glue-point="9" svg:d="M19500 13000l-140-1140" svg:viewBox="0 0 141 1141">
          <text:p/>
        </draw:connector>
        <draw:connector draw:style-name="gr8" draw:text-style-name="P4" draw:layer="layout" draw:type="line" svg:x1="19.006cm" svg:y1="11.006cm" svg:x2="21cm" svg:y2="10cm" draw:start-shape="id147" draw:start-glue-point="4" draw:end-shape="id124" draw:end-glue-point="2" svg:d="M19006 11006l1994-1006" svg:viewBox="0 0 1995 1007">
          <text:p/>
        </draw:connector>
        <draw:custom-shape draw:style-name="gr729" draw:text-style-name="P6" xml:id="id150" draw:id="id150" draw:layer="layout" svg:width="1cm" svg:height="1cm" svg:x="23.009cm" svg:y="7.009cm">
          <text:p text:style-name="P5"><text:span text:style-name="T2">R</text:span><text:span text:style-name="T3">9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22cm" svg:y1="13cm" svg:x2="23.509cm" svg:y2="8.009cm" draw:start-shape="id149" draw:start-glue-point="0" draw:end-shape="id150" draw:end-glue-point="8" svg:d="M22000 13000l1509-4991" svg:viewBox="0 0 1510 4992">
          <text:p/>
        </draw:connector>
        <draw:connector draw:style-name="gr8" draw:text-style-name="P4" draw:layer="layout" draw:type="line" svg:x1="27cm" svg:y1="13cm" svg:x2="23.509cm" svg:y2="8.009cm" draw:start-shape="id151" draw:start-glue-point="0" draw:end-shape="id150" draw:end-glue-point="8" svg:d="M27000 13000l-3491-4991" svg:viewBox="0 0 3492 4992">
          <text:p/>
        </draw:connector>
        <draw:connector draw:style-name="gr8" draw:text-style-name="P4" draw:layer="layout" draw:type="line" svg:x1="23.509cm" svg:y1="7.009cm" svg:x2="21.5cm" svg:y2="6cm" draw:start-shape="id150" draw:start-glue-point="4" draw:end-shape="id152" draw:end-glue-point="2" svg:d="M23509 7009l-2009-1009" svg:viewBox="0 0 2010 1010">
          <text:p/>
        </draw:connector>
      </draw:page>
      <draw:page draw:name="page5" draw:style-name="dp1" draw:master-page-name="Default">
        <draw:frame draw:style-name="gr730" draw:text-style-name="P2" draw:layer="layout" svg:width="2cm" svg:height="0.5cm" svg:x="14cm" svg:y="1cm">
          <draw:text-box>
            <text:p text:style-name="P1"><text:span text:style-name="T1">v5, </text:span><text:span text:style-name="T1">v0</text:span></text:p>
          </draw:text-box>
        </draw:frame>
        <draw:frame draw:style-name="gr731" draw:text-style-name="P2" draw:layer="layout" svg:width="2cm" svg:height="0.5cm" svg:x="14cm" svg:y="1.5cm">
          <draw:text-box>
            <text:p text:style-name="P1"><text:span text:style-name="T1">5</text:span></text:p>
          </draw:text-box>
        </draw:frame>
        <draw:line draw:style-name="gr732" draw:text-style-name="P3" draw:layer="layout" svg:x1="14cm" svg:y1="1cm" svg:x2="16cm" svg:y2="1cm">
          <text:p/>
        </draw:line>
        <draw:line draw:style-name="gr733" draw:text-style-name="P3" draw:layer="layout" svg:x1="14cm" svg:y1="1.5cm" svg:x2="16cm" svg:y2="1.5cm">
          <text:p/>
        </draw:line>
        <draw:line draw:style-name="gr734" draw:text-style-name="P3" xml:id="id153" draw:id="id153" draw:layer="layout" svg:x1="14cm" svg:y1="2cm" svg:x2="16cm" svg:y2="2cm">
          <text:p/>
        </draw:line>
        <draw:line draw:style-name="gr735" draw:text-style-name="P3" draw:layer="layout" svg:x1="14cm" svg:y1="2cm" svg:x2="14cm" svg:y2="1cm">
          <text:p/>
        </draw:line>
        <draw:line draw:style-name="gr736" draw:text-style-name="P3" draw:layer="layout" svg:x1="16cm" svg:y1="2cm" svg:x2="16cm" svg:y2="1cm">
          <text:p/>
        </draw:line>
        <draw:connector draw:style-name="gr8" draw:text-style-name="P4" draw:layer="layout" draw:type="line" svg:x1="13.596cm" svg:y1="7.011cm" svg:x2="15cm" svg:y2="2cm" draw:end-shape="id153" draw:end-glue-point="0" svg:d="M13596 7011l1404-5011" svg:viewBox="0 0 1405 5012">
          <text:p/>
        </draw:connector>
        <draw:frame draw:style-name="gr737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738" draw:text-style-name="P2" draw:layer="layout" svg:width="2cm" svg:height="0.5cm" svg:x="8.5cm" svg:y="5.5cm">
          <draw:text-box>
            <text:p text:style-name="P1"><text:span text:style-name="T1">4</text:span></text:p>
          </draw:text-box>
        </draw:frame>
        <draw:line draw:style-name="gr739" draw:text-style-name="P3" draw:layer="layout" svg:x1="8.5cm" svg:y1="5cm" svg:x2="10.5cm" svg:y2="5cm">
          <text:p/>
        </draw:line>
        <draw:line draw:style-name="gr740" draw:text-style-name="P3" draw:layer="layout" svg:x1="8.5cm" svg:y1="5.5cm" svg:x2="10.5cm" svg:y2="5.5cm">
          <text:p/>
        </draw:line>
        <draw:line draw:style-name="gr741" draw:text-style-name="P3" draw:layer="layout" svg:x1="8.5cm" svg:y1="6cm" svg:x2="10.5cm" svg:y2="6cm">
          <text:p/>
        </draw:line>
        <draw:line draw:style-name="gr742" draw:text-style-name="P3" draw:layer="layout" svg:x1="8.5cm" svg:y1="6cm" svg:x2="8.5cm" svg:y2="5cm">
          <text:p/>
        </draw:line>
        <draw:line draw:style-name="gr743" draw:text-style-name="P3" draw:layer="layout" svg:x1="10.5cm" svg:y1="6cm" svg:x2="10.5cm" svg:y2="5cm">
          <text:p/>
        </draw:line>
        <draw:frame draw:style-name="gr744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745" draw:text-style-name="P2" draw:layer="layout" svg:width="2cm" svg:height="0.5cm" svg:x="11.5cm" svg:y="5.5cm">
          <draw:text-box>
            <text:p text:style-name="P1"><text:span text:style-name="T1">4</text:span></text:p>
          </draw:text-box>
        </draw:frame>
        <draw:line draw:style-name="gr746" draw:text-style-name="P3" draw:layer="layout" svg:x1="11.5cm" svg:y1="5cm" svg:x2="13.5cm" svg:y2="5cm">
          <text:p/>
        </draw:line>
        <draw:line draw:style-name="gr747" draw:text-style-name="P3" draw:layer="layout" svg:x1="11.5cm" svg:y1="5.5cm" svg:x2="13.5cm" svg:y2="5.5cm">
          <text:p/>
        </draw:line>
        <draw:line draw:style-name="gr748" draw:text-style-name="P3" draw:layer="layout" svg:x1="11.5cm" svg:y1="6cm" svg:x2="13.5cm" svg:y2="6cm">
          <text:p/>
        </draw:line>
        <draw:line draw:style-name="gr749" draw:text-style-name="P3" draw:layer="layout" svg:x1="11.5cm" svg:y1="6cm" svg:x2="11.5cm" svg:y2="5cm">
          <text:p/>
        </draw:line>
        <draw:line draw:style-name="gr750" draw:text-style-name="P3" draw:layer="layout" svg:x1="13.5cm" svg:y1="6cm" svg:x2="13.5cm" svg:y2="5cm">
          <text:p/>
        </draw:line>
        <draw:custom-shape draw:style-name="gr751" draw:text-style-name="P6" xml:id="id154" draw:id="id154" draw:layer="layout" svg:width="1cm" svg:height="1cm" svg:x="10.5cm" svg:y="3cm">
          <text:p text:style-name="P5"><text:span text:style-name="T2">R</text:span><text:span text:style-name="T3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52" draw:text-style-name="P3" draw:layer="layout" draw:type="line" svg:x1="9.5cm" svg:y1="5cm" svg:x2="10.646cm" svg:y2="3.854cm" draw:end-shape="id154" draw:end-glue-point="7" svg:d="M9500 5000l1146-1146" svg:viewBox="0 0 1147 1147">
          <text:p/>
        </draw:connector>
        <draw:connector draw:style-name="gr753" draw:text-style-name="P3" draw:layer="layout" draw:type="line" svg:x1="12.5cm" svg:y1="5cm" svg:x2="11.354cm" svg:y2="3.854cm" draw:end-shape="id154" draw:end-glue-point="9" svg:d="M12500 5000l-1146-1146" svg:viewBox="0 0 1147 1147">
          <text:p/>
        </draw:connector>
        <draw:custom-shape draw:style-name="gr754" draw:text-style-name="P6" xml:id="id157" draw:id="id157" draw:layer="layout" svg:width="1cm" svg:height="1cm" svg:x="10.001cm" svg:y="7.001cm">
          <text:p text:style-name="P5"><text:span text:style-name="T2">R</text:span><text:span text:style-name="T3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55" draw:text-style-name="P2" draw:layer="layout" svg:width="2cm" svg:height="0.5cm" svg:x="16.5cm" svg:y="5cm">
          <draw:text-box>
            <text:p text:style-name="P1"><text:span text:style-name="T1">v4, v5</text:span></text:p>
          </draw:text-box>
        </draw:frame>
        <draw:frame draw:style-name="gr756" draw:text-style-name="P2" draw:layer="layout" svg:width="2cm" svg:height="0.5cm" svg:x="16.5cm" svg:y="5.5cm">
          <draw:text-box>
            <text:p text:style-name="P1"><text:span text:style-name="T1">3</text:span></text:p>
          </draw:text-box>
        </draw:frame>
        <draw:line draw:style-name="gr757" draw:text-style-name="P3" draw:layer="layout" svg:x1="16.5cm" svg:y1="5cm" svg:x2="18.5cm" svg:y2="5cm">
          <text:p/>
        </draw:line>
        <draw:line draw:style-name="gr758" draw:text-style-name="P3" draw:layer="layout" svg:x1="16.5cm" svg:y1="5.5cm" svg:x2="18.5cm" svg:y2="5.5cm">
          <text:p/>
        </draw:line>
        <draw:line draw:style-name="gr759" draw:text-style-name="P3" draw:layer="layout" svg:x1="16.5cm" svg:y1="6cm" svg:x2="18.5cm" svg:y2="6cm">
          <text:p/>
        </draw:line>
        <draw:line draw:style-name="gr760" draw:text-style-name="P3" xml:id="id180" draw:id="id180" draw:layer="layout" svg:x1="16.5cm" svg:y1="6cm" svg:x2="16.5cm" svg:y2="5cm">
          <text:p/>
        </draw:line>
        <draw:line draw:style-name="gr761" draw:text-style-name="P3" draw:layer="layout" svg:x1="18.5cm" svg:y1="6cm" svg:x2="18.5cm" svg:y2="5cm">
          <text:p/>
        </draw:line>
        <draw:frame draw:style-name="gr762" draw:text-style-name="P2" draw:layer="layout" svg:width="2cm" svg:height="0.5cm" svg:x="19.5cm" svg:y="5cm">
          <draw:text-box>
            <text:p text:style-name="P1"><text:span text:style-name="T1">v4, v0</text:span></text:p>
          </draw:text-box>
        </draw:frame>
        <draw:frame draw:style-name="gr763" draw:text-style-name="P2" draw:layer="layout" svg:width="2cm" svg:height="0.5cm" svg:x="19.5cm" svg:y="5.5cm">
          <draw:text-box>
            <text:p text:style-name="P1"><text:span text:style-name="T1">2</text:span></text:p>
          </draw:text-box>
        </draw:frame>
        <draw:line draw:style-name="gr764" draw:text-style-name="P3" draw:layer="layout" svg:x1="19.5cm" svg:y1="5cm" svg:x2="21.5cm" svg:y2="5cm">
          <text:p/>
        </draw:line>
        <draw:line draw:style-name="gr765" draw:text-style-name="P3" draw:layer="layout" svg:x1="19.5cm" svg:y1="5.5cm" svg:x2="21.5cm" svg:y2="5.5cm">
          <text:p/>
        </draw:line>
        <draw:line draw:style-name="gr766" draw:text-style-name="P3" draw:layer="layout" svg:x1="19.5cm" svg:y1="6cm" svg:x2="21.5cm" svg:y2="6cm">
          <text:p/>
        </draw:line>
        <draw:line draw:style-name="gr767" draw:text-style-name="P3" draw:layer="layout" svg:x1="19.5cm" svg:y1="6cm" svg:x2="19.5cm" svg:y2="5cm">
          <text:p/>
        </draw:line>
        <draw:line draw:style-name="gr768" draw:text-style-name="P3" xml:id="id184" draw:id="id184" draw:layer="layout" svg:x1="21.5cm" svg:y1="6cm" svg:x2="21.5cm" svg:y2="5cm">
          <text:p/>
        </draw:line>
        <draw:custom-shape draw:style-name="gr769" draw:text-style-name="P6" xml:id="id155" draw:id="id155" draw:layer="layout" svg:width="1cm" svg:height="1cm" svg:x="18.5cm" svg:y="3cm">
          <text:p text:style-name="P5"><text:span text:style-name="T2">R</text:span><text:span text:style-name="T3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70" draw:text-style-name="P3" draw:layer="layout" draw:type="line" svg:x1="17.5cm" svg:y1="5cm" svg:x2="18.646cm" svg:y2="3.854cm" draw:end-shape="id155" draw:end-glue-point="7" svg:d="M17500 5000l1146-1146" svg:viewBox="0 0 1147 1147">
          <text:p/>
        </draw:connector>
        <draw:connector draw:style-name="gr771" draw:text-style-name="P3" draw:layer="layout" draw:type="line" svg:x1="20.5cm" svg:y1="5cm" svg:x2="19.354cm" svg:y2="3.854cm" draw:end-shape="id155" draw:end-glue-point="9" svg:d="M20500 5000l-1146-1146" svg:viewBox="0 0 1147 1147">
          <text:p/>
        </draw:connector>
        <draw:connector draw:style-name="gr8" draw:text-style-name="P4" draw:layer="layout" draw:type="line" svg:x1="11cm" svg:y1="3cm" svg:x2="14cm" svg:y2="2cm" svg:d="M11000 3000l3000-1000" svg:viewBox="0 0 3001 1001">
          <text:p/>
        </draw:connector>
        <draw:connector draw:style-name="gr8" draw:text-style-name="P4" draw:layer="layout" draw:type="line" svg:x1="19cm" svg:y1="3cm" svg:x2="16cm" svg:y2="2.001cm" svg:d="M19000 3000l-3000-999" svg:viewBox="0 0 3001 1000">
          <text:p/>
        </draw:connector>
        <draw:frame draw:style-name="gr772" draw:text-style-name="P2" draw:layer="layout" svg:width="2cm" svg:height="0.5cm" svg:x="5cm" svg:y="9cm">
          <draw:text-box>
            <text:p text:style-name="P1"><text:span text:style-name="T1">v6, </text:span><text:span text:style-name="T1">v7</text:span></text:p>
          </draw:text-box>
        </draw:frame>
        <draw:frame draw:style-name="gr773" draw:text-style-name="P2" draw:layer="layout" svg:width="2cm" svg:height="0.5cm" svg:x="5cm" svg:y="9.5cm">
          <draw:text-box>
            <text:p text:style-name="P1"><text:span text:style-name="T1">2</text:span></text:p>
          </draw:text-box>
        </draw:frame>
        <draw:line draw:style-name="gr774" draw:text-style-name="P3" draw:layer="layout" svg:x1="5cm" svg:y1="9cm" svg:x2="7cm" svg:y2="9cm">
          <text:p/>
        </draw:line>
        <draw:line draw:style-name="gr775" draw:text-style-name="P3" draw:layer="layout" svg:x1="5cm" svg:y1="9.5cm" svg:x2="7cm" svg:y2="9.5cm">
          <text:p/>
        </draw:line>
        <draw:line draw:style-name="gr776" draw:text-style-name="P3" draw:layer="layout" svg:x1="5cm" svg:y1="10cm" svg:x2="7cm" svg:y2="10cm">
          <text:p/>
        </draw:line>
        <draw:line draw:style-name="gr777" draw:text-style-name="P3" draw:layer="layout" svg:x1="5cm" svg:y1="10cm" svg:x2="5cm" svg:y2="9cm">
          <text:p/>
        </draw:line>
        <draw:line draw:style-name="gr778" draw:text-style-name="P3" draw:layer="layout" svg:x1="7cm" svg:y1="10cm" svg:x2="7cm" svg:y2="9cm">
          <text:p/>
        </draw:line>
        <draw:frame draw:style-name="gr779" draw:text-style-name="P2" draw:layer="layout" svg:width="2cm" svg:height="0.5cm" svg:x="8cm" svg:y="9cm">
          <draw:text-box>
            <text:p text:style-name="P1"><text:span text:style-name="T1">v6, </text:span><text:span text:style-name="T1">v5</text:span></text:p>
          </draw:text-box>
        </draw:frame>
        <draw:frame draw:style-name="gr780" draw:text-style-name="P2" draw:layer="layout" svg:width="2cm" svg:height="0.5cm" svg:x="8cm" svg:y="9.5cm">
          <draw:text-box>
            <text:p text:style-name="P1"><text:span text:style-name="T1">5</text:span></text:p>
          </draw:text-box>
        </draw:frame>
        <draw:line draw:style-name="gr781" draw:text-style-name="P3" draw:layer="layout" svg:x1="8cm" svg:y1="9cm" svg:x2="10cm" svg:y2="9cm">
          <text:p/>
        </draw:line>
        <draw:line draw:style-name="gr782" draw:text-style-name="P3" draw:layer="layout" svg:x1="8cm" svg:y1="9.5cm" svg:x2="10cm" svg:y2="9.5cm">
          <text:p/>
        </draw:line>
        <draw:line draw:style-name="gr783" draw:text-style-name="P3" draw:layer="layout" svg:x1="8cm" svg:y1="10cm" svg:x2="10cm" svg:y2="10cm">
          <text:p/>
        </draw:line>
        <draw:line draw:style-name="gr784" draw:text-style-name="P3" draw:layer="layout" svg:x1="8cm" svg:y1="10cm" svg:x2="8cm" svg:y2="9cm">
          <text:p/>
        </draw:line>
        <draw:line draw:style-name="gr785" draw:text-style-name="P3" draw:layer="layout" svg:x1="10cm" svg:y1="10cm" svg:x2="10cm" svg:y2="9cm">
          <text:p/>
        </draw:line>
        <draw:custom-shape draw:style-name="gr786" draw:text-style-name="P6" xml:id="id156" draw:id="id156" draw:layer="layout" svg:width="1cm" svg:height="1cm" svg:x="7cm" svg:y="7cm">
          <text:p text:style-name="P5"><text:span text:style-name="T2">R</text:span><text:span text:style-name="T3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87" draw:text-style-name="P3" draw:layer="layout" draw:type="line" svg:x1="6cm" svg:y1="9cm" svg:x2="7.146cm" svg:y2="7.854cm" draw:end-shape="id156" draw:end-glue-point="7" svg:d="M6000 9000l1146-1146" svg:viewBox="0 0 1147 1147">
          <text:p/>
        </draw:connector>
        <draw:connector draw:style-name="gr788" draw:text-style-name="P3" draw:layer="layout" draw:type="line" svg:x1="9cm" svg:y1="9cm" svg:x2="7.854cm" svg:y2="7.854cm" draw:end-shape="id156" draw:end-glue-point="9" svg:d="M9000 9000l-1146-1146" svg:viewBox="0 0 1147 1147">
          <text:p/>
        </draw:connector>
        <draw:connector draw:style-name="gr8" draw:text-style-name="P4" draw:layer="layout" draw:type="line" svg:x1="7.5cm" svg:y1="7.001cm" svg:x2="9.5cm" svg:y2="6cm" svg:d="M7500 7001l2000-1001" svg:viewBox="0 0 2001 1002">
          <text:p/>
        </draw:connector>
        <draw:connector draw:style-name="gr8" draw:text-style-name="P4" draw:layer="layout" draw:type="line" svg:x1="6cm" svg:y1="9cm" svg:x2="10.001cm" svg:y2="7.501cm" draw:end-shape="id157" draw:end-glue-point="6" svg:d="M6000 9000l4001-1499" svg:viewBox="0 0 4002 1500">
          <text:p/>
        </draw:connector>
        <draw:frame draw:style-name="gr789" draw:text-style-name="P2" draw:layer="layout" svg:width="2cm" svg:height="0.5cm" svg:x="11cm" svg:y="9cm">
          <draw:text-box>
            <text:p text:style-name="P1"><text:span text:style-name="T1">v6, </text:span><text:span text:style-name="T1">v0</text:span></text:p>
          </draw:text-box>
        </draw:frame>
        <draw:frame draw:style-name="gr790" draw:text-style-name="P2" draw:layer="layout" svg:width="2cm" svg:height="0.5cm" svg:x="11cm" svg:y="9.5cm">
          <draw:text-box>
            <text:p text:style-name="P1"><text:span text:style-name="T1">2</text:span></text:p>
          </draw:text-box>
        </draw:frame>
        <draw:line draw:style-name="gr791" draw:text-style-name="P3" draw:layer="layout" svg:x1="11cm" svg:y1="9cm" svg:x2="13cm" svg:y2="9cm">
          <text:p/>
        </draw:line>
        <draw:line draw:style-name="gr792" draw:text-style-name="P3" draw:layer="layout" svg:x1="11cm" svg:y1="9.5cm" svg:x2="13cm" svg:y2="9.5cm">
          <text:p/>
        </draw:line>
        <draw:line draw:style-name="gr793" draw:text-style-name="P3" draw:layer="layout" svg:x1="11cm" svg:y1="10cm" svg:x2="13cm" svg:y2="10cm">
          <text:p/>
        </draw:line>
        <draw:line draw:style-name="gr794" draw:text-style-name="P3" draw:layer="layout" svg:x1="11cm" svg:y1="10cm" svg:x2="11cm" svg:y2="9cm">
          <text:p/>
        </draw:line>
        <draw:line draw:style-name="gr795" draw:text-style-name="P3" draw:layer="layout" svg:x1="13cm" svg:y1="10cm" svg:x2="13cm" svg:y2="9cm">
          <text:p/>
        </draw:line>
        <draw:connector draw:style-name="gr8" draw:text-style-name="P4" draw:layer="layout" draw:type="line" svg:x1="12cm" svg:y1="9cm" svg:x2="10.855cm" svg:y2="7.855cm" draw:end-shape="id157" draw:end-glue-point="9" svg:d="M12000 9000l-1145-1145" svg:viewBox="0 0 1146 1146">
          <text:p/>
        </draw:connector>
        <draw:connector draw:style-name="gr8" draw:text-style-name="P4" draw:layer="layout" draw:type="line" svg:x1="10.501cm" svg:y1="7.001cm" svg:x2="12.5cm" svg:y2="6cm" draw:start-shape="id157" draw:start-glue-point="4" svg:d="M10501 7001l1999-1001" svg:viewBox="0 0 2000 1002">
          <text:p/>
        </draw:connector>
        <draw:frame draw:style-name="gr796" draw:text-style-name="P2" draw:layer="layout" svg:width="2cm" svg:height="0.5cm" svg:x="17cm" svg:y="9cm">
          <draw:text-box>
            <text:p text:style-name="P1"><text:span text:style-name="T1">v0,</text:span><text:span text:style-name="T1">v2</text:span></text:p>
          </draw:text-box>
        </draw:frame>
        <draw:frame draw:style-name="gr797" draw:text-style-name="P2" draw:layer="layout" svg:width="2cm" svg:height="0.5cm" svg:x="17cm" svg:y="9.5cm">
          <draw:text-box>
            <text:p text:style-name="P1"><text:span text:style-name="T1">3</text:span></text:p>
          </draw:text-box>
        </draw:frame>
        <draw:line draw:style-name="gr798" draw:text-style-name="P3" draw:layer="layout" svg:x1="17cm" svg:y1="9cm" svg:x2="19cm" svg:y2="9cm">
          <text:p/>
        </draw:line>
        <draw:line draw:style-name="gr799" draw:text-style-name="P3" draw:layer="layout" svg:x1="17cm" svg:y1="9.5cm" svg:x2="19cm" svg:y2="9.5cm">
          <text:p/>
        </draw:line>
        <draw:line draw:style-name="gr800" draw:text-style-name="P3" draw:layer="layout" svg:x1="17cm" svg:y1="10cm" svg:x2="19cm" svg:y2="10cm">
          <text:p/>
        </draw:line>
        <draw:line draw:style-name="gr801" draw:text-style-name="P3" xml:id="id176" draw:id="id176" draw:layer="layout" svg:x1="17cm" svg:y1="10cm" svg:x2="17cm" svg:y2="9cm">
          <text:p/>
        </draw:line>
        <draw:line draw:style-name="gr802" draw:text-style-name="P3" draw:layer="layout" svg:x1="19cm" svg:y1="10cm" svg:x2="19cm" svg:y2="9cm">
          <text:p/>
        </draw:line>
        <draw:g xml:id="id159" draw:id="id159">
          <draw:frame draw:style-name="gr803" draw:text-style-name="P2" draw:layer="layout" svg:width="2cm" svg:height="0.5cm" svg:x="20cm" svg:y="9cm">
            <draw:text-box>
              <text:p text:style-name="P7">v2, v4</text:p>
            </draw:text-box>
          </draw:frame>
          <draw:frame draw:style-name="gr804" draw:text-style-name="P2" draw:layer="layout" svg:width="2cm" svg:height="0.5cm" svg:x="20cm" svg:y="9.5cm">
            <draw:text-box>
              <text:p text:style-name="P7">2</text:p>
            </draw:text-box>
          </draw:frame>
          <draw:line draw:style-name="gr805" draw:text-style-name="P3" draw:layer="layout" svg:x1="20cm" svg:y1="9cm" svg:x2="22cm" svg:y2="9cm">
            <text:p/>
          </draw:line>
          <draw:line draw:style-name="gr806" draw:text-style-name="P3" draw:layer="layout" svg:x1="20cm" svg:y1="9.5cm" svg:x2="22cm" svg:y2="9.5cm">
            <text:p/>
          </draw:line>
          <draw:line draw:style-name="gr807" draw:text-style-name="P3" draw:layer="layout" svg:x1="20cm" svg:y1="10cm" svg:x2="22cm" svg:y2="10cm">
            <text:p/>
          </draw:line>
          <draw:line draw:style-name="gr808" draw:text-style-name="P3" draw:layer="layout" svg:x1="20cm" svg:y1="10cm" svg:x2="20cm" svg:y2="9cm">
            <text:p/>
          </draw:line>
          <draw:line draw:style-name="gr809" draw:text-style-name="P3" draw:layer="layout" svg:x1="22cm" svg:y1="10cm" svg:x2="22cm" svg:y2="9cm">
            <text:p/>
          </draw:line>
        </draw:g>
        <draw:custom-shape draw:style-name="gr810" draw:text-style-name="P6" xml:id="id158" draw:id="id158" draw:layer="layout" svg:width="1cm" svg:height="1cm" svg:x="20cm" svg:y="7cm">
          <text:p text:style-name="P5"><text:span text:style-name="T2">R</text:span><text:span text:style-name="T3">8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11" draw:text-style-name="P3" draw:layer="layout" draw:type="line" svg:x1="18cm" svg:y1="9cm" svg:x2="20.146cm" svg:y2="7.854cm" draw:end-shape="id158" draw:end-glue-point="7" svg:d="M18000 9000l2146-1146" svg:viewBox="0 0 2147 1147">
          <text:p/>
        </draw:connector>
        <draw:connector draw:style-name="gr812" draw:text-style-name="P3" draw:layer="layout" draw:type="line" svg:x1="21cm" svg:y1="9cm" svg:x2="20.854cm" svg:y2="7.854cm" draw:start-shape="id159" draw:start-glue-point="0" draw:end-shape="id158" draw:end-glue-point="9" svg:d="M21000 9000l-146-1146" svg:viewBox="0 0 147 1147">
          <text:p/>
        </draw:connector>
        <draw:custom-shape draw:style-name="gr813" draw:text-style-name="P6" xml:id="id160" draw:id="id160" draw:layer="layout" svg:width="1cm" svg:height="1cm" svg:x="13.001cm" svg:y="7.001cm">
          <text:p text:style-name="P5"><text:span text:style-name="T2">R</text:span><text:span text:style-name="T3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4" draw:layer="layout" svg:x1="12cm" svg:y1="9cm" svg:x2="13.6cm" svg:y2="8cm">
          <text:p/>
        </draw:line>
        <draw:connector draw:style-name="gr8" draw:text-style-name="P4" draw:layer="layout" draw:type="line" svg:x1="9.004cm" svg:y1="9.014cm" svg:x2="13.147cm" svg:y2="7.855cm" draw:end-shape="id160" draw:end-glue-point="7" svg:d="M9004 9014l4143-1159" svg:viewBox="0 0 4144 1160">
          <text:p/>
        </draw:connector>
        <draw:custom-shape draw:style-name="gr814" draw:text-style-name="P6" xml:id="id161" draw:id="id161" draw:layer="layout" svg:width="1cm" svg:height="1cm" svg:x="15.001cm" svg:y="7.001cm">
          <text:p text:style-name="P5"><text:span text:style-name="T2">R</text:span><text:span text:style-name="T3">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5.004cm" svg:y1="9.024cm" svg:x2="15.501cm" svg:y2="8.001cm" draw:end-shape="id161" draw:end-glue-point="8" svg:d="M15004 9024l497-1023" svg:viewBox="0 0 498 1024">
          <text:p/>
        </draw:connector>
        <draw:line draw:style-name="gr8" draw:text-style-name="P4" draw:layer="layout" svg:x1="18.1cm" svg:y1="9cm" svg:x2="15.5cm" svg:y2="8cm">
          <text:p/>
        </draw:line>
        <draw:connector draw:style-name="gr8" draw:text-style-name="P4" draw:layer="layout" draw:type="line" svg:x1="15.501cm" svg:y1="7.001cm" svg:x2="15.202cm" svg:y2="1.994cm" draw:start-shape="id161" draw:start-glue-point="4" svg:d="M15501 7001l-299-5007" svg:viewBox="0 0 300 5008">
          <text:p/>
        </draw:connector>
        <draw:custom-shape draw:style-name="gr815" draw:text-style-name="P6" xml:id="id162" draw:id="id162" draw:layer="layout" svg:width="1cm" svg:height="1cm" svg:x="17.001cm" svg:y="7.001cm">
          <text:p text:style-name="P5"><text:span text:style-name="T2">R</text:span><text:span text:style-name="T3">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5.004cm" svg:y1="9.025cm" svg:x2="17.501cm" svg:y2="8.001cm" draw:end-shape="id162" draw:end-glue-point="8" svg:d="M15004 9025l2497-1024" svg:viewBox="0 0 2498 1025">
          <text:p/>
        </draw:connector>
        <draw:line draw:style-name="gr8" draw:text-style-name="P4" draw:layer="layout" svg:x1="21cm" svg:y1="9cm" svg:x2="17.5cm" svg:y2="8cm">
          <text:p/>
        </draw:line>
        <draw:connector draw:style-name="gr8" draw:text-style-name="P4" draw:layer="layout" draw:type="line" svg:x1="17.501cm" svg:y1="7.001cm" svg:x2="17.471cm" svg:y2="5.991cm" draw:start-shape="id162" draw:start-glue-point="4" svg:d="M17501 7001l-30-1010" svg:viewBox="0 0 31 1011">
          <text:p/>
        </draw:connector>
        <draw:connector draw:style-name="gr8" draw:text-style-name="P4" draw:layer="layout" draw:type="line" svg:x1="20.5cm" svg:y1="7cm" svg:x2="20.466cm" svg:y2="5.991cm" draw:start-shape="id158" draw:start-glue-point="4" svg:d="M20500 7000l-34-1009" svg:viewBox="0 0 35 1010">
          <text:p/>
        </draw:connector>
        <draw:frame draw:style-name="gr816" draw:text-style-name="P2" draw:layer="layout" svg:width="2cm" svg:height="0.5cm" svg:x="14cm" svg:y="9cm">
          <draw:text-box>
            <text:p text:style-name="P1"><text:span text:style-name="T1">v2, v5</text:span></text:p>
          </draw:text-box>
        </draw:frame>
        <draw:frame draw:style-name="gr817" draw:text-style-name="P2" draw:layer="layout" svg:width="2cm" svg:height="0.5cm" svg:x="14cm" svg:y="9.5cm">
          <draw:text-box>
            <text:p text:style-name="P1"><text:span text:style-name="T1">4</text:span></text:p>
          </draw:text-box>
        </draw:frame>
        <draw:line draw:style-name="gr818" draw:text-style-name="P3" draw:layer="layout" svg:x1="14cm" svg:y1="9cm" svg:x2="16cm" svg:y2="9cm">
          <text:p/>
        </draw:line>
        <draw:line draw:style-name="gr819" draw:text-style-name="P3" draw:layer="layout" svg:x1="14cm" svg:y1="9.5cm" svg:x2="16cm" svg:y2="9.5cm">
          <text:p/>
        </draw:line>
        <draw:line draw:style-name="gr820" draw:text-style-name="P3" xml:id="id170" draw:id="id170" draw:layer="layout" svg:x1="14cm" svg:y1="10cm" svg:x2="16cm" svg:y2="10cm">
          <text:p/>
        </draw:line>
        <draw:line draw:style-name="gr821" draw:text-style-name="P3" draw:layer="layout" svg:x1="14cm" svg:y1="10cm" svg:x2="14cm" svg:y2="9cm">
          <text:p/>
        </draw:line>
        <draw:line draw:style-name="gr822" draw:text-style-name="P3" draw:layer="layout" svg:x1="16cm" svg:y1="10cm" svg:x2="16cm" svg:y2="9cm">
          <text:p/>
        </draw:line>
        <draw:g xml:id="id163" draw:id="id163">
          <draw:frame draw:style-name="gr823" draw:text-style-name="P2" draw:layer="layout" svg:width="2cm" svg:height="0.5cm" svg:x="1cm" svg:y="13cm">
            <draw:text-box>
              <text:p text:style-name="P7">v7, v9</text:p>
            </draw:text-box>
          </draw:frame>
          <draw:frame draw:style-name="gr824" draw:text-style-name="P2" draw:layer="layout" svg:width="2cm" svg:height="0.5cm" svg:x="1cm" svg:y="13.5cm">
            <draw:text-box>
              <text:p text:style-name="P7">1</text:p>
            </draw:text-box>
          </draw:frame>
          <draw:line draw:style-name="gr825" draw:text-style-name="P3" draw:layer="layout" svg:x1="1cm" svg:y1="13cm" svg:x2="3cm" svg:y2="13cm">
            <text:p/>
          </draw:line>
          <draw:line draw:style-name="gr826" draw:text-style-name="P3" draw:layer="layout" svg:x1="1cm" svg:y1="13.5cm" svg:x2="3cm" svg:y2="13.5cm">
            <text:p/>
          </draw:line>
          <draw:line draw:style-name="gr827" draw:text-style-name="P3" draw:layer="layout" svg:x1="1cm" svg:y1="14cm" svg:x2="3cm" svg:y2="14cm">
            <text:p/>
          </draw:line>
          <draw:line draw:style-name="gr828" draw:text-style-name="P3" draw:layer="layout" svg:x1="1cm" svg:y1="14cm" svg:x2="1cm" svg:y2="13cm">
            <text:p/>
          </draw:line>
          <draw:line draw:style-name="gr829" draw:text-style-name="P3" draw:layer="layout" svg:x1="3cm" svg:y1="14cm" svg:x2="3cm" svg:y2="13cm">
            <text:p/>
          </draw:line>
        </draw:g>
        <draw:g xml:id="id165" draw:id="id165">
          <draw:frame draw:style-name="gr830" draw:text-style-name="P2" draw:layer="layout" svg:width="2cm" svg:height="0.5cm" svg:x="3.5cm" svg:y="13cm">
            <draw:text-box>
              <text:p text:style-name="P7">v6, v5</text:p>
            </draw:text-box>
          </draw:frame>
          <draw:frame draw:style-name="gr831" draw:text-style-name="P2" draw:layer="layout" svg:width="2cm" svg:height="0.5cm" svg:x="3.5cm" svg:y="13.5cm">
            <draw:text-box>
              <text:p text:style-name="P7">1</text:p>
            </draw:text-box>
          </draw:frame>
          <draw:line draw:style-name="gr832" draw:text-style-name="P3" draw:layer="layout" svg:x1="3.5cm" svg:y1="13cm" svg:x2="5.5cm" svg:y2="13cm">
            <text:p/>
          </draw:line>
          <draw:line draw:style-name="gr833" draw:text-style-name="P3" draw:layer="layout" svg:x1="3.5cm" svg:y1="13.5cm" svg:x2="5.5cm" svg:y2="13.5cm">
            <text:p/>
          </draw:line>
          <draw:line draw:style-name="gr834" draw:text-style-name="P3" draw:layer="layout" svg:x1="3.5cm" svg:y1="14cm" svg:x2="5.5cm" svg:y2="14cm">
            <text:p/>
          </draw:line>
          <draw:line draw:style-name="gr835" draw:text-style-name="P3" draw:layer="layout" svg:x1="3.5cm" svg:y1="14cm" svg:x2="3.5cm" svg:y2="13cm">
            <text:p/>
          </draw:line>
          <draw:line draw:style-name="gr836" draw:text-style-name="P3" draw:layer="layout" svg:x1="5.5cm" svg:y1="14cm" svg:x2="5.5cm" svg:y2="13cm">
            <text:p/>
          </draw:line>
        </draw:g>
        <draw:custom-shape draw:style-name="gr837" draw:text-style-name="P6" xml:id="id164" draw:id="id164" draw:layer="layout" svg:width="1cm" svg:height="1cm" svg:x="3.5cm" svg:y="11cm">
          <text:p text:style-name="P5"><text:span text:style-name="T2">R</text:span><text:span text:style-name="T3">1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38" draw:text-style-name="P3" draw:layer="layout" draw:type="line" svg:x1="2cm" svg:y1="13cm" svg:x2="3.646cm" svg:y2="11.854cm" draw:start-shape="id163" draw:start-glue-point="0" draw:end-shape="id164" draw:end-glue-point="7" svg:d="M2000 13000l1646-1146" svg:viewBox="0 0 1647 1147">
          <text:p/>
        </draw:connector>
        <draw:connector draw:style-name="gr839" draw:text-style-name="P3" draw:layer="layout" draw:type="line" svg:x1="4.5cm" svg:y1="13cm" svg:x2="4.354cm" svg:y2="11.854cm" draw:start-shape="id165" draw:start-glue-point="0" draw:end-shape="id164" draw:end-glue-point="9" svg:d="M4500 13000l-146-1146" svg:viewBox="0 0 147 1147">
          <text:p/>
        </draw:connector>
        <draw:connector draw:style-name="gr8" draw:text-style-name="P4" draw:layer="layout" draw:type="line" svg:x1="4cm" svg:y1="11cm" svg:x2="6.047cm" svg:y2="10.01cm" draw:start-shape="id164" draw:start-glue-point="4" svg:d="M4000 11000l2047-990" svg:viewBox="0 0 2048 991">
          <text:p/>
        </draw:connector>
        <draw:frame draw:style-name="gr840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841" draw:text-style-name="P2" draw:layer="layout" svg:width="2cm" svg:height="0.5cm" svg:x="6cm" svg:y="13.5cm">
          <draw:text-box>
            <text:p text:style-name="P1"><text:span text:style-name="T1">4</text:span></text:p>
          </draw:text-box>
        </draw:frame>
        <draw:line draw:style-name="gr842" draw:text-style-name="P3" xml:id="id168" draw:id="id168" draw:layer="layout" svg:x1="6cm" svg:y1="13cm" svg:x2="8cm" svg:y2="13cm">
          <text:p/>
        </draw:line>
        <draw:line draw:style-name="gr843" draw:text-style-name="P3" draw:layer="layout" svg:x1="6cm" svg:y1="13.5cm" svg:x2="8cm" svg:y2="13.5cm">
          <text:p/>
        </draw:line>
        <draw:line draw:style-name="gr844" draw:text-style-name="P3" draw:layer="layout" svg:x1="6cm" svg:y1="14cm" svg:x2="8cm" svg:y2="14cm">
          <text:p/>
        </draw:line>
        <draw:line draw:style-name="gr845" draw:text-style-name="P3" draw:layer="layout" svg:x1="6cm" svg:y1="14cm" svg:x2="6cm" svg:y2="13cm">
          <text:p/>
        </draw:line>
        <draw:line draw:style-name="gr846" draw:text-style-name="P3" draw:layer="layout" svg:x1="8cm" svg:y1="14cm" svg:x2="8cm" svg:y2="13cm">
          <text:p/>
        </draw:line>
        <draw:frame draw:style-name="gr847" draw:text-style-name="P2" draw:layer="layout" svg:width="2cm" svg:height="0.5cm" svg:x="8.5cm" svg:y="13cm">
          <draw:text-box>
            <text:p text:style-name="P1"><text:span text:style-name="T1">v2, v10</text:span></text:p>
          </draw:text-box>
        </draw:frame>
        <draw:frame draw:style-name="gr848" draw:text-style-name="P2" draw:layer="layout" svg:width="2cm" svg:height="0.5cm" svg:x="8.5cm" svg:y="13.5cm">
          <draw:text-box>
            <text:p text:style-name="P1"><text:span text:style-name="T1">2</text:span></text:p>
          </draw:text-box>
        </draw:frame>
        <draw:line draw:style-name="gr849" draw:text-style-name="P3" draw:layer="layout" svg:x1="8.5cm" svg:y1="13cm" svg:x2="10.5cm" svg:y2="13cm">
          <text:p/>
        </draw:line>
        <draw:line draw:style-name="gr850" draw:text-style-name="P3" draw:layer="layout" svg:x1="8.5cm" svg:y1="13.5cm" svg:x2="10.5cm" svg:y2="13.5cm">
          <text:p/>
        </draw:line>
        <draw:line draw:style-name="gr851" draw:text-style-name="P3" draw:layer="layout" svg:x1="8.5cm" svg:y1="14cm" svg:x2="10.5cm" svg:y2="14cm">
          <text:p/>
        </draw:line>
        <draw:line draw:style-name="gr852" draw:text-style-name="P3" draw:layer="layout" svg:x1="8.5cm" svg:y1="14cm" svg:x2="8.5cm" svg:y2="13cm">
          <text:p/>
        </draw:line>
        <draw:line draw:style-name="gr853" draw:text-style-name="P3" xml:id="id173" draw:id="id173" draw:layer="layout" svg:x1="10.5cm" svg:y1="14cm" svg:x2="10.5cm" svg:y2="13cm">
          <text:p/>
        </draw:line>
        <draw:frame draw:style-name="gr854" draw:text-style-name="P2" draw:layer="layout" svg:width="2cm" svg:height="0.5cm" svg:x="11cm" svg:y="13cm">
          <draw:text-box>
            <text:p text:style-name="P1"><text:span text:style-name="T1">v</text:span><text:span text:style-name="T1">3</text:span><text:span text:style-name="T1">,</text:span><text:span text:style-name="T1"> </text:span><text:span text:style-name="T1">v</text:span><text:span text:style-name="T1">5</text:span></text:p>
          </draw:text-box>
        </draw:frame>
        <draw:frame draw:style-name="gr855" draw:text-style-name="P2" draw:layer="layout" svg:width="2cm" svg:height="0.5cm" svg:x="11cm" svg:y="13.5cm">
          <draw:text-box>
            <text:p text:style-name="P1"><text:span text:style-name="T1">2</text:span></text:p>
          </draw:text-box>
        </draw:frame>
        <draw:line draw:style-name="gr856" draw:text-style-name="P3" xml:id="id171" draw:id="id171" draw:layer="layout" svg:x1="11cm" svg:y1="13cm" svg:x2="13cm" svg:y2="13cm">
          <text:p/>
        </draw:line>
        <draw:line draw:style-name="gr857" draw:text-style-name="P3" draw:layer="layout" svg:x1="11cm" svg:y1="13.5cm" svg:x2="13cm" svg:y2="13.5cm">
          <text:p/>
        </draw:line>
        <draw:line draw:style-name="gr858" draw:text-style-name="P3" draw:layer="layout" svg:x1="11cm" svg:y1="14cm" svg:x2="13cm" svg:y2="14cm">
          <text:p/>
        </draw:line>
        <draw:line draw:style-name="gr859" draw:text-style-name="P3" draw:layer="layout" svg:x1="11cm" svg:y1="14cm" svg:x2="11cm" svg:y2="13cm">
          <text:p/>
        </draw:line>
        <draw:line draw:style-name="gr860" draw:text-style-name="P3" xml:id="id177" draw:id="id177" draw:layer="layout" svg:x1="13cm" svg:y1="14cm" svg:x2="13cm" svg:y2="13cm">
          <text:p/>
        </draw:line>
        <draw:frame draw:style-name="gr861" draw:text-style-name="P2" draw:layer="layout" svg:width="2cm" svg:height="0.5cm" svg:x="13.5cm" svg:y="13cm">
          <draw:text-box>
            <text:p text:style-name="P1"><text:span text:style-name="T1">v2, v3</text:span></text:p>
          </draw:text-box>
        </draw:frame>
        <draw:frame draw:style-name="gr862" draw:text-style-name="P2" draw:layer="layout" svg:width="2cm" svg:height="0.5cm" svg:x="13.5cm" svg:y="13.5cm">
          <draw:text-box>
            <text:p text:style-name="P1"><text:span text:style-name="T1">2</text:span></text:p>
          </draw:text-box>
        </draw:frame>
        <draw:line draw:style-name="gr863" draw:text-style-name="P3" draw:layer="layout" svg:x1="13.5cm" svg:y1="13cm" svg:x2="15.5cm" svg:y2="13cm">
          <text:p/>
        </draw:line>
        <draw:line draw:style-name="gr864" draw:text-style-name="P3" draw:layer="layout" svg:x1="13.5cm" svg:y1="13.5cm" svg:x2="15.5cm" svg:y2="13.5cm">
          <text:p/>
        </draw:line>
        <draw:line draw:style-name="gr865" draw:text-style-name="P3" draw:layer="layout" svg:x1="13.5cm" svg:y1="14cm" svg:x2="15.5cm" svg:y2="14cm">
          <text:p/>
        </draw:line>
        <draw:line draw:style-name="gr866" draw:text-style-name="P3" xml:id="id172" draw:id="id172" draw:layer="layout" svg:x1="13.5cm" svg:y1="14cm" svg:x2="13.5cm" svg:y2="13cm">
          <text:p/>
        </draw:line>
        <draw:line draw:style-name="gr867" draw:text-style-name="P3" draw:layer="layout" svg:x1="15.5cm" svg:y1="14cm" svg:x2="15.5cm" svg:y2="13cm">
          <text:p/>
        </draw:line>
        <draw:frame draw:style-name="gr868" draw:text-style-name="P2" draw:layer="layout" svg:width="2cm" svg:height="0.5cm" svg:x="16cm" svg:y="13cm">
          <draw:text-box>
            <text:p text:style-name="P1"><text:span text:style-name="T1">v0, v10</text:span></text:p>
          </draw:text-box>
        </draw:frame>
        <draw:frame draw:style-name="gr869" draw:text-style-name="P2" draw:layer="layout" svg:width="2cm" svg:height="0.5cm" svg:x="16cm" svg:y="13.5cm">
          <draw:text-box>
            <text:p text:style-name="P1"><text:span text:style-name="T1">1</text:span></text:p>
          </draw:text-box>
        </draw:frame>
        <draw:line draw:style-name="gr870" draw:text-style-name="P3" draw:layer="layout" svg:x1="16cm" svg:y1="13cm" svg:x2="18cm" svg:y2="13cm">
          <text:p/>
        </draw:line>
        <draw:line draw:style-name="gr871" draw:text-style-name="P3" draw:layer="layout" svg:x1="16cm" svg:y1="13.5cm" svg:x2="18cm" svg:y2="13.5cm">
          <text:p/>
        </draw:line>
        <draw:line draw:style-name="gr872" draw:text-style-name="P3" draw:layer="layout" svg:x1="16cm" svg:y1="14cm" svg:x2="18cm" svg:y2="14cm">
          <text:p/>
        </draw:line>
        <draw:line draw:style-name="gr873" draw:text-style-name="P3" xml:id="id175" draw:id="id175" draw:layer="layout" svg:x1="16cm" svg:y1="14cm" svg:x2="16cm" svg:y2="13cm">
          <text:p/>
        </draw:line>
        <draw:line draw:style-name="gr874" draw:text-style-name="P3" draw:layer="layout" svg:x1="18cm" svg:y1="14cm" svg:x2="18cm" svg:y2="13cm">
          <text:p/>
        </draw:line>
        <draw:frame draw:style-name="gr875" draw:text-style-name="P2" draw:layer="layout" svg:width="2cm" svg:height="0.5cm" svg:x="18.5cm" svg:y="13cm">
          <draw:text-box>
            <text:p text:style-name="P1"><text:span text:style-name="T1">v3, v4</text:span></text:p>
          </draw:text-box>
        </draw:frame>
        <draw:frame draw:style-name="gr876" draw:text-style-name="P2" draw:layer="layout" svg:width="2cm" svg:height="0.5cm" svg:x="18.5cm" svg:y="13.5cm">
          <draw:text-box>
            <text:p text:style-name="P1"><text:span text:style-name="T1">1</text:span></text:p>
          </draw:text-box>
        </draw:frame>
        <draw:line draw:style-name="gr877" draw:text-style-name="P3" draw:layer="layout" svg:x1="18.5cm" svg:y1="13cm" svg:x2="20.5cm" svg:y2="13cm">
          <text:p/>
        </draw:line>
        <draw:line draw:style-name="gr878" draw:text-style-name="P3" draw:layer="layout" svg:x1="18.5cm" svg:y1="13.5cm" svg:x2="20.5cm" svg:y2="13.5cm">
          <text:p/>
        </draw:line>
        <draw:line draw:style-name="gr879" draw:text-style-name="P3" draw:layer="layout" svg:x1="18.5cm" svg:y1="14cm" svg:x2="20.5cm" svg:y2="14cm">
          <text:p/>
        </draw:line>
        <draw:line draw:style-name="gr880" draw:text-style-name="P3" xml:id="id179" draw:id="id179" draw:layer="layout" svg:x1="18.5cm" svg:y1="14cm" svg:x2="18.5cm" svg:y2="13cm">
          <text:p/>
        </draw:line>
        <draw:line draw:style-name="gr881" draw:text-style-name="P3" draw:layer="layout" svg:x1="20.5cm" svg:y1="14cm" svg:x2="20.5cm" svg:y2="13cm">
          <text:p/>
        </draw:line>
        <draw:g xml:id="id181" draw:id="id181">
          <draw:frame draw:style-name="gr882" draw:text-style-name="P2" draw:layer="layout" svg:width="2cm" svg:height="0.5cm" svg:x="21cm" svg:y="13cm">
            <draw:text-box>
              <text:p text:style-name="P7">v0, v1</text:p>
            </draw:text-box>
          </draw:frame>
          <draw:frame draw:style-name="gr883" draw:text-style-name="P2" draw:layer="layout" svg:width="2cm" svg:height="0.5cm" svg:x="21cm" svg:y="13.5cm">
            <draw:text-box>
              <text:p text:style-name="P7">1</text:p>
            </draw:text-box>
          </draw:frame>
          <draw:line draw:style-name="gr884" draw:text-style-name="P3" draw:layer="layout" svg:x1="21cm" svg:y1="13cm" svg:x2="23cm" svg:y2="13cm">
            <text:p/>
          </draw:line>
          <draw:line draw:style-name="gr885" draw:text-style-name="P3" draw:layer="layout" svg:x1="21cm" svg:y1="13.5cm" svg:x2="23cm" svg:y2="13.5cm">
            <text:p/>
          </draw:line>
          <draw:line draw:style-name="gr886" draw:text-style-name="P3" draw:layer="layout" svg:x1="21cm" svg:y1="14cm" svg:x2="23cm" svg:y2="14cm">
            <text:p/>
          </draw:line>
          <draw:line draw:style-name="gr887" draw:text-style-name="P3" draw:layer="layout" svg:x1="21cm" svg:y1="14cm" svg:x2="21cm" svg:y2="13cm">
            <text:p/>
          </draw:line>
          <draw:line draw:style-name="gr888" draw:text-style-name="P3" draw:layer="layout" svg:x1="23cm" svg:y1="14cm" svg:x2="23cm" svg:y2="13cm">
            <text:p/>
          </draw:line>
        </draw:g>
        <draw:g xml:id="id183" draw:id="id183">
          <draw:frame draw:style-name="gr889" draw:text-style-name="P2" draw:layer="layout" svg:width="2cm" svg:height="0.5cm" svg:x="26cm" svg:y="13cm">
            <draw:text-box>
              <text:p text:style-name="P7">v1, v4</text:p>
            </draw:text-box>
          </draw:frame>
          <draw:frame draw:style-name="gr890" draw:text-style-name="P2" draw:layer="layout" svg:width="2cm" svg:height="0.5cm" svg:x="26cm" svg:y="13.5cm">
            <draw:text-box>
              <text:p text:style-name="P7">1</text:p>
            </draw:text-box>
          </draw:frame>
          <draw:line draw:style-name="gr891" draw:text-style-name="P3" draw:layer="layout" svg:x1="26cm" svg:y1="13cm" svg:x2="28cm" svg:y2="13cm">
            <text:p/>
          </draw:line>
          <draw:line draw:style-name="gr892" draw:text-style-name="P3" draw:layer="layout" svg:x1="26cm" svg:y1="13.5cm" svg:x2="28cm" svg:y2="13.5cm">
            <text:p/>
          </draw:line>
          <draw:line draw:style-name="gr893" draw:text-style-name="P3" draw:layer="layout" svg:x1="26cm" svg:y1="14cm" svg:x2="28cm" svg:y2="14cm">
            <text:p/>
          </draw:line>
          <draw:line draw:style-name="gr894" draw:text-style-name="P3" draw:layer="layout" svg:x1="26cm" svg:y1="14cm" svg:x2="26cm" svg:y2="13cm">
            <text:p/>
          </draw:line>
          <draw:line draw:style-name="gr895" draw:text-style-name="P3" draw:layer="layout" svg:x1="28cm" svg:y1="14cm" svg:x2="28cm" svg:y2="13cm">
            <text:p/>
          </draw:line>
        </draw:g>
        <draw:custom-shape draw:style-name="gr896" draw:text-style-name="P6" xml:id="id166" draw:id="id166" draw:layer="layout" svg:width="1cm" svg:height="1cm" svg:x="6.001cm" svg:y="11.001cm">
          <text:p text:style-name="P5"><text:span text:style-name="T2">R</text:span><text:span text:style-name="T3">1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6.501cm" svg:y1="11.001cm" svg:x2="9.641cm" svg:y2="5.976cm" draw:start-shape="id166" draw:start-glue-point="4" svg:d="M6501 11001l3140-5025" svg:viewBox="0 0 3141 5026">
          <text:p/>
        </draw:connector>
        <draw:custom-shape draw:style-name="gr897" draw:text-style-name="P6" xml:id="id167" draw:id="id167" draw:layer="layout" svg:width="1cm" svg:height="1cm" svg:x="8.502cm" svg:y="11.002cm">
          <text:p text:style-name="P5"><text:span text:style-name="T2">R</text:span><text:span text:style-name="T3">1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5cm" svg:y1="13.001cm" svg:x2="9.002cm" svg:y2="12.002cm" draw:end-shape="id167" draw:end-glue-point="8" svg:d="M5000 13001l4002-999" svg:viewBox="0 0 4003 1000">
          <text:p/>
        </draw:connector>
        <draw:connector draw:style-name="gr8" draw:text-style-name="P4" draw:layer="layout" draw:type="line" svg:x1="7cm" svg:y1="13cm" svg:x2="9.002cm" svg:y2="12.002cm" draw:start-shape="id168" draw:start-glue-point="0" draw:end-shape="id167" draw:end-glue-point="8" svg:d="M7000 13000l2002-998" svg:viewBox="0 0 2003 999">
          <text:p/>
        </draw:connector>
        <draw:connector draw:style-name="gr8" draw:text-style-name="P4" draw:layer="layout" draw:type="line" svg:x1="9.002cm" svg:y1="11.002cm" svg:x2="8.979cm" svg:y2="10.01cm" draw:start-shape="id167" draw:start-glue-point="4" svg:d="M9002 11002l-23-992" svg:viewBox="0 0 24 993">
          <text:p/>
        </draw:connector>
        <draw:connector draw:style-name="gr8" draw:text-style-name="P4" draw:layer="layout" draw:type="line" svg:x1="2cm" svg:y1="13cm" svg:x2="6.147cm" svg:y2="11.855cm" draw:start-shape="id163" draw:start-glue-point="0" draw:end-shape="id166" draw:end-glue-point="7" svg:d="M2000 13000l4147-1145" svg:viewBox="0 0 4148 1146">
          <text:p/>
        </draw:connector>
        <draw:connector draw:style-name="gr8" draw:text-style-name="P4" draw:layer="layout" draw:type="line" svg:x1="7cm" svg:y1="13cm" svg:x2="6.855cm" svg:y2="11.855cm" draw:start-shape="id168" draw:start-glue-point="0" draw:end-shape="id166" draw:end-glue-point="9" svg:d="M7000 13000l-145-1145" svg:viewBox="0 0 146 1146">
          <text:p/>
        </draw:connector>
        <draw:custom-shape draw:style-name="gr898" draw:text-style-name="P6" xml:id="id169" draw:id="id169" draw:layer="layout" svg:width="1cm" svg:height="1cm" svg:x="11.003cm" svg:y="11.003cm">
          <text:p text:style-name="P5"><text:span text:style-name="T2">R</text:span><text:span text:style-name="T3">1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1.503cm" svg:y1="11.003cm" svg:x2="15cm" svg:y2="10cm" draw:start-shape="id169" draw:start-glue-point="4" draw:end-shape="id170" draw:end-glue-point="0" svg:d="M11503 11003l3497-1003" svg:viewBox="0 0 3498 1004">
          <text:p/>
        </draw:connector>
        <draw:connector draw:style-name="gr8" draw:text-style-name="P4" draw:layer="layout" draw:type="line" svg:x1="12cm" svg:y1="13cm" svg:x2="11.503cm" svg:y2="12.003cm" draw:start-shape="id171" draw:start-glue-point="0" draw:end-shape="id169" draw:end-glue-point="8" svg:d="M12000 13000l-497-997" svg:viewBox="0 0 498 998">
          <text:p/>
        </draw:connector>
        <draw:connector draw:style-name="gr8" draw:text-style-name="P4" draw:layer="layout" draw:type="line" svg:x1="13.5cm" svg:y1="13cm" svg:x2="11.857cm" svg:y2="11.857cm" draw:start-shape="id172" draw:start-glue-point="0" draw:end-shape="id169" draw:end-glue-point="9" svg:d="M13500 13000l-1643-1143" svg:viewBox="0 0 1644 1144">
          <text:p/>
        </draw:connector>
        <draw:custom-shape draw:style-name="gr899" draw:text-style-name="P6" xml:id="id174" draw:id="id174" draw:layer="layout" svg:width="1cm" svg:height="1cm" svg:x="13.504cm" svg:y="11.004cm">
          <text:p text:style-name="P5"><text:span text:style-name="T2">R</text:span><text:span text:style-name="T3">1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0.5cm" svg:y1="13cm" svg:x2="14.004cm" svg:y2="12.004cm" draw:start-shape="id173" draw:start-glue-point="0" draw:end-shape="id174" draw:end-glue-point="8" svg:d="M10500 13000l3504-996" svg:viewBox="0 0 3505 997">
          <text:p/>
        </draw:connector>
        <draw:connector draw:style-name="gr8" draw:text-style-name="P4" draw:layer="layout" draw:type="line" svg:x1="16cm" svg:y1="13cm" svg:x2="14.358cm" svg:y2="11.858cm" draw:start-shape="id175" draw:start-glue-point="0" draw:end-shape="id174" draw:end-glue-point="9" svg:d="M16000 13000l-1642-1142" svg:viewBox="0 0 1643 1143">
          <text:p/>
        </draw:connector>
        <draw:connector draw:style-name="gr8" draw:text-style-name="P4" draw:layer="layout" draw:type="line" svg:x1="14.358cm" svg:y1="11.15cm" svg:x2="17cm" svg:y2="10cm" draw:start-shape="id174" draw:start-glue-point="11" draw:end-shape="id176" draw:end-glue-point="2" svg:d="M14358 11150l2642-1150" svg:viewBox="0 0 2643 1151">
          <text:p/>
        </draw:connector>
        <draw:custom-shape draw:style-name="gr900" draw:text-style-name="P6" xml:id="id178" draw:id="id178" draw:layer="layout" svg:width="1cm" svg:height="1cm" svg:x="16.005cm" svg:y="11.005cm">
          <text:p text:style-name="P5"><text:span text:style-name="T2">R</text:span><text:span text:style-name="T3">1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3cm" svg:y1="13cm" svg:x2="16.505cm" svg:y2="12.005cm" draw:start-shape="id177" draw:start-glue-point="0" draw:end-shape="id178" draw:end-glue-point="8" svg:d="M13000 13000l3505-995" svg:viewBox="0 0 3506 996">
          <text:p/>
        </draw:connector>
        <draw:connector draw:style-name="gr8" draw:text-style-name="P4" draw:layer="layout" draw:type="line" svg:x1="18.5cm" svg:y1="13cm" svg:x2="16.859cm" svg:y2="11.859cm" draw:start-shape="id179" draw:start-glue-point="0" draw:end-shape="id178" draw:end-glue-point="9" svg:d="M18500 13000l-1641-1141" svg:viewBox="0 0 1642 1142">
          <text:p/>
        </draw:connector>
        <draw:connector draw:style-name="gr8" draw:text-style-name="P4" draw:layer="layout" draw:type="line" svg:x1="16.505cm" svg:y1="11.005cm" svg:x2="16.5cm" svg:y2="6cm" draw:start-shape="id178" draw:start-glue-point="4" draw:end-shape="id180" draw:end-glue-point="2" svg:d="M16505 11005l-5-5005" svg:viewBox="0 0 6 5006">
          <text:p/>
        </draw:connector>
        <draw:custom-shape draw:style-name="gr901" draw:text-style-name="P6" xml:id="id182" draw:id="id182" draw:layer="layout" svg:width="1cm" svg:height="1cm" svg:x="23.009cm" svg:y="7.009cm">
          <text:p text:style-name="P5"><text:span text:style-name="T2">R</text:span><text:span text:style-name="T3">9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22cm" svg:y1="13cm" svg:x2="23.509cm" svg:y2="8.009cm" draw:start-shape="id181" draw:start-glue-point="0" draw:end-shape="id182" draw:end-glue-point="8" svg:d="M22000 13000l1509-4991" svg:viewBox="0 0 1510 4992">
          <text:p/>
        </draw:connector>
        <draw:connector draw:style-name="gr8" draw:text-style-name="P4" draw:layer="layout" draw:type="line" svg:x1="27cm" svg:y1="13cm" svg:x2="23.509cm" svg:y2="8.009cm" draw:start-shape="id183" draw:start-glue-point="0" draw:end-shape="id182" draw:end-glue-point="8" svg:d="M27000 13000l-3491-4991" svg:viewBox="0 0 3492 4992">
          <text:p/>
        </draw:connector>
        <draw:connector draw:style-name="gr8" draw:text-style-name="P4" draw:layer="layout" draw:type="line" svg:x1="23.509cm" svg:y1="7.009cm" svg:x2="21.5cm" svg:y2="6cm" draw:start-shape="id182" draw:start-glue-point="4" draw:end-shape="id184" draw:end-glue-point="2" svg:d="M23509 7009l-2009-1009" svg:viewBox="0 0 2010 1010">
          <text:p/>
        </draw:connector>
      </draw:page>
      <draw:page draw:name="page6" draw:style-name="dp1" draw:master-page-name="Default">
        <draw:frame draw:style-name="gr902" draw:text-style-name="P2" draw:layer="layout" svg:width="2cm" svg:height="0.5cm" svg:x="14cm" svg:y="1cm">
          <draw:text-box>
            <text:p text:style-name="P1"><text:span text:style-name="T1">v5, </text:span><text:span text:style-name="T1">v0</text:span></text:p>
          </draw:text-box>
        </draw:frame>
        <draw:frame draw:style-name="gr903" draw:text-style-name="P2" draw:layer="layout" svg:width="2cm" svg:height="0.5cm" svg:x="14cm" svg:y="1.5cm">
          <draw:text-box>
            <text:p text:style-name="P1"><text:span text:style-name="T1">5</text:span></text:p>
          </draw:text-box>
        </draw:frame>
        <draw:line draw:style-name="gr904" draw:text-style-name="P3" draw:layer="layout" svg:x1="14cm" svg:y1="1cm" svg:x2="16cm" svg:y2="1cm">
          <text:p/>
        </draw:line>
        <draw:line draw:style-name="gr905" draw:text-style-name="P3" draw:layer="layout" svg:x1="14cm" svg:y1="1.5cm" svg:x2="16cm" svg:y2="1.5cm">
          <text:p/>
        </draw:line>
        <draw:line draw:style-name="gr906" draw:text-style-name="P3" xml:id="id185" draw:id="id185" draw:layer="layout" svg:x1="14cm" svg:y1="2cm" svg:x2="16cm" svg:y2="2cm">
          <text:p/>
        </draw:line>
        <draw:line draw:style-name="gr907" draw:text-style-name="P3" draw:layer="layout" svg:x1="14cm" svg:y1="2cm" svg:x2="14cm" svg:y2="1cm">
          <text:p/>
        </draw:line>
        <draw:line draw:style-name="gr908" draw:text-style-name="P3" draw:layer="layout" svg:x1="16cm" svg:y1="2cm" svg:x2="16cm" svg:y2="1cm">
          <text:p/>
        </draw:line>
        <draw:connector draw:style-name="gr8" draw:text-style-name="P4" draw:layer="layout" draw:type="line" svg:x1="13.596cm" svg:y1="7.011cm" svg:x2="15cm" svg:y2="2cm" draw:end-shape="id185" draw:end-glue-point="0" svg:d="M13596 7011l1404-5011" svg:viewBox="0 0 1405 5012">
          <text:p/>
        </draw:connector>
        <draw:frame draw:style-name="gr909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910" draw:text-style-name="P2" draw:layer="layout" svg:width="2cm" svg:height="0.5cm" svg:x="8.5cm" svg:y="5.5cm">
          <draw:text-box>
            <text:p text:style-name="P1"><text:span text:style-name="T1">4</text:span></text:p>
          </draw:text-box>
        </draw:frame>
        <draw:line draw:style-name="gr911" draw:text-style-name="P3" draw:layer="layout" svg:x1="8.5cm" svg:y1="5cm" svg:x2="10.5cm" svg:y2="5cm">
          <text:p/>
        </draw:line>
        <draw:line draw:style-name="gr912" draw:text-style-name="P3" draw:layer="layout" svg:x1="8.5cm" svg:y1="5.5cm" svg:x2="10.5cm" svg:y2="5.5cm">
          <text:p/>
        </draw:line>
        <draw:line draw:style-name="gr913" draw:text-style-name="P3" draw:layer="layout" svg:x1="8.5cm" svg:y1="6cm" svg:x2="10.5cm" svg:y2="6cm">
          <text:p/>
        </draw:line>
        <draw:line draw:style-name="gr914" draw:text-style-name="P3" draw:layer="layout" svg:x1="8.5cm" svg:y1="6cm" svg:x2="8.5cm" svg:y2="5cm">
          <text:p/>
        </draw:line>
        <draw:line draw:style-name="gr915" draw:text-style-name="P3" draw:layer="layout" svg:x1="10.5cm" svg:y1="6cm" svg:x2="10.5cm" svg:y2="5cm">
          <text:p/>
        </draw:line>
        <draw:frame draw:style-name="gr916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917" draw:text-style-name="P2" draw:layer="layout" svg:width="2cm" svg:height="0.5cm" svg:x="11.5cm" svg:y="5.5cm">
          <draw:text-box>
            <text:p text:style-name="P1"><text:span text:style-name="T1">4</text:span></text:p>
          </draw:text-box>
        </draw:frame>
        <draw:line draw:style-name="gr918" draw:text-style-name="P3" draw:layer="layout" svg:x1="11.5cm" svg:y1="5cm" svg:x2="13.5cm" svg:y2="5cm">
          <text:p/>
        </draw:line>
        <draw:line draw:style-name="gr919" draw:text-style-name="P3" draw:layer="layout" svg:x1="11.5cm" svg:y1="5.5cm" svg:x2="13.5cm" svg:y2="5.5cm">
          <text:p/>
        </draw:line>
        <draw:line draw:style-name="gr920" draw:text-style-name="P3" draw:layer="layout" svg:x1="11.5cm" svg:y1="6cm" svg:x2="13.5cm" svg:y2="6cm">
          <text:p/>
        </draw:line>
        <draw:line draw:style-name="gr921" draw:text-style-name="P3" draw:layer="layout" svg:x1="11.5cm" svg:y1="6cm" svg:x2="11.5cm" svg:y2="5cm">
          <text:p/>
        </draw:line>
        <draw:line draw:style-name="gr922" draw:text-style-name="P3" draw:layer="layout" svg:x1="13.5cm" svg:y1="6cm" svg:x2="13.5cm" svg:y2="5cm">
          <text:p/>
        </draw:line>
        <draw:custom-shape draw:style-name="gr923" draw:text-style-name="P6" xml:id="id186" draw:id="id186" draw:layer="layout" svg:width="1cm" svg:height="1cm" svg:x="10.5cm" svg:y="3cm">
          <text:p text:style-name="P5"><text:span text:style-name="T2">R</text:span><text:span text:style-name="T3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24" draw:text-style-name="P3" draw:layer="layout" draw:type="line" svg:x1="9.5cm" svg:y1="5cm" svg:x2="10.646cm" svg:y2="3.854cm" draw:end-shape="id186" draw:end-glue-point="7" svg:d="M9500 5000l1146-1146" svg:viewBox="0 0 1147 1147">
          <text:p/>
        </draw:connector>
        <draw:connector draw:style-name="gr925" draw:text-style-name="P3" draw:layer="layout" draw:type="line" svg:x1="12.5cm" svg:y1="5cm" svg:x2="11.354cm" svg:y2="3.854cm" draw:end-shape="id186" draw:end-glue-point="9" svg:d="M12500 5000l-1146-1146" svg:viewBox="0 0 1147 1147">
          <text:p/>
        </draw:connector>
        <draw:custom-shape draw:style-name="gr926" draw:text-style-name="P6" xml:id="id189" draw:id="id189" draw:layer="layout" svg:width="1cm" svg:height="1cm" svg:x="10.001cm" svg:y="7.001cm">
          <text:p text:style-name="P5"><text:span text:style-name="T2">R</text:span><text:span text:style-name="T3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927" draw:text-style-name="P2" draw:layer="layout" svg:width="2cm" svg:height="0.5cm" svg:x="16.5cm" svg:y="5cm">
          <draw:text-box>
            <text:p text:style-name="P1"><text:span text:style-name="T1">v4, v5</text:span></text:p>
          </draw:text-box>
        </draw:frame>
        <draw:frame draw:style-name="gr928" draw:text-style-name="P2" draw:layer="layout" svg:width="2cm" svg:height="0.5cm" svg:x="16.5cm" svg:y="5.5cm">
          <draw:text-box>
            <text:p text:style-name="P1"><text:span text:style-name="T1">3</text:span></text:p>
          </draw:text-box>
        </draw:frame>
        <draw:line draw:style-name="gr929" draw:text-style-name="P3" draw:layer="layout" svg:x1="16.5cm" svg:y1="5cm" svg:x2="18.5cm" svg:y2="5cm">
          <text:p/>
        </draw:line>
        <draw:line draw:style-name="gr930" draw:text-style-name="P3" draw:layer="layout" svg:x1="16.5cm" svg:y1="5.5cm" svg:x2="18.5cm" svg:y2="5.5cm">
          <text:p/>
        </draw:line>
        <draw:line draw:style-name="gr931" draw:text-style-name="P3" draw:layer="layout" svg:x1="16.5cm" svg:y1="6cm" svg:x2="18.5cm" svg:y2="6cm">
          <text:p/>
        </draw:line>
        <draw:line draw:style-name="gr932" draw:text-style-name="P3" draw:layer="layout" svg:x1="16.5cm" svg:y1="6cm" svg:x2="16.5cm" svg:y2="5cm">
          <text:p/>
        </draw:line>
        <draw:line draw:style-name="gr933" draw:text-style-name="P3" draw:layer="layout" svg:x1="18.5cm" svg:y1="6cm" svg:x2="18.5cm" svg:y2="5cm">
          <text:p/>
        </draw:line>
        <draw:frame draw:style-name="gr934" draw:text-style-name="P2" draw:layer="layout" svg:width="2cm" svg:height="0.5cm" svg:x="19.5cm" svg:y="5cm">
          <draw:text-box>
            <text:p text:style-name="P1"><text:span text:style-name="T1">v4, v0</text:span></text:p>
          </draw:text-box>
        </draw:frame>
        <draw:frame draw:style-name="gr935" draw:text-style-name="P2" draw:layer="layout" svg:width="2cm" svg:height="0.5cm" svg:x="19.5cm" svg:y="5.5cm">
          <draw:text-box>
            <text:p text:style-name="P1"><text:span text:style-name="T1">2</text:span></text:p>
          </draw:text-box>
        </draw:frame>
        <draw:line draw:style-name="gr936" draw:text-style-name="P3" draw:layer="layout" svg:x1="19.5cm" svg:y1="5cm" svg:x2="21.5cm" svg:y2="5cm">
          <text:p/>
        </draw:line>
        <draw:line draw:style-name="gr937" draw:text-style-name="P3" draw:layer="layout" svg:x1="19.5cm" svg:y1="5.5cm" svg:x2="21.5cm" svg:y2="5.5cm">
          <text:p/>
        </draw:line>
        <draw:line draw:style-name="gr938" draw:text-style-name="P3" draw:layer="layout" svg:x1="19.5cm" svg:y1="6cm" svg:x2="21.5cm" svg:y2="6cm">
          <text:p/>
        </draw:line>
        <draw:line draw:style-name="gr939" draw:text-style-name="P3" draw:layer="layout" svg:x1="19.5cm" svg:y1="6cm" svg:x2="19.5cm" svg:y2="5cm">
          <text:p/>
        </draw:line>
        <draw:line draw:style-name="gr940" draw:text-style-name="P3" xml:id="id212" draw:id="id212" draw:layer="layout" svg:x1="21.5cm" svg:y1="6cm" svg:x2="21.5cm" svg:y2="5cm">
          <text:p/>
        </draw:line>
        <draw:custom-shape draw:style-name="gr941" draw:text-style-name="P6" xml:id="id187" draw:id="id187" draw:layer="layout" svg:width="1cm" svg:height="1cm" svg:x="18.5cm" svg:y="3cm">
          <text:p text:style-name="P5"><text:span text:style-name="T2">R</text:span><text:span text:style-name="T3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42" draw:text-style-name="P3" draw:layer="layout" draw:type="line" svg:x1="17.5cm" svg:y1="5cm" svg:x2="18.646cm" svg:y2="3.854cm" draw:end-shape="id187" draw:end-glue-point="7" svg:d="M17500 5000l1146-1146" svg:viewBox="0 0 1147 1147">
          <text:p/>
        </draw:connector>
        <draw:connector draw:style-name="gr943" draw:text-style-name="P3" draw:layer="layout" draw:type="line" svg:x1="20.5cm" svg:y1="5cm" svg:x2="19.354cm" svg:y2="3.854cm" draw:end-shape="id187" draw:end-glue-point="9" svg:d="M20500 5000l-1146-1146" svg:viewBox="0 0 1147 1147">
          <text:p/>
        </draw:connector>
        <draw:connector draw:style-name="gr8" draw:text-style-name="P4" draw:layer="layout" draw:type="line" svg:x1="11cm" svg:y1="3cm" svg:x2="14cm" svg:y2="2cm" svg:d="M11000 3000l3000-1000" svg:viewBox="0 0 3001 1001">
          <text:p/>
        </draw:connector>
        <draw:connector draw:style-name="gr8" draw:text-style-name="P4" draw:layer="layout" draw:type="line" svg:x1="19cm" svg:y1="3cm" svg:x2="16cm" svg:y2="2.001cm" svg:d="M19000 3000l-3000-999" svg:viewBox="0 0 3001 1000">
          <text:p/>
        </draw:connector>
        <draw:frame draw:style-name="gr944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945" draw:text-style-name="P2" draw:layer="layout" svg:width="2cm" svg:height="0.5cm" svg:x="5cm" svg:y="9.5cm">
          <draw:text-box>
            <text:p text:style-name="P1"><text:span text:style-name="T1">2</text:span></text:p>
          </draw:text-box>
        </draw:frame>
        <draw:line draw:style-name="gr946" draw:text-style-name="P3" draw:layer="layout" svg:x1="5cm" svg:y1="9cm" svg:x2="7cm" svg:y2="9cm">
          <text:p/>
        </draw:line>
        <draw:line draw:style-name="gr947" draw:text-style-name="P3" draw:layer="layout" svg:x1="5cm" svg:y1="9.5cm" svg:x2="7cm" svg:y2="9.5cm">
          <text:p/>
        </draw:line>
        <draw:line draw:style-name="gr948" draw:text-style-name="P3" draw:layer="layout" svg:x1="5cm" svg:y1="10cm" svg:x2="7cm" svg:y2="10cm">
          <text:p/>
        </draw:line>
        <draw:line draw:style-name="gr949" draw:text-style-name="P3" draw:layer="layout" svg:x1="5cm" svg:y1="10cm" svg:x2="5cm" svg:y2="9cm">
          <text:p/>
        </draw:line>
        <draw:line draw:style-name="gr950" draw:text-style-name="P3" draw:layer="layout" svg:x1="7cm" svg:y1="10cm" svg:x2="7cm" svg:y2="9cm">
          <text:p/>
        </draw:line>
        <draw:frame draw:style-name="gr951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952" draw:text-style-name="P2" draw:layer="layout" svg:width="2cm" svg:height="0.5cm" svg:x="8cm" svg:y="9.5cm">
          <draw:text-box>
            <text:p text:style-name="P1"><text:span text:style-name="T1">5</text:span></text:p>
          </draw:text-box>
        </draw:frame>
        <draw:line draw:style-name="gr953" draw:text-style-name="P3" draw:layer="layout" svg:x1="8cm" svg:y1="9cm" svg:x2="10cm" svg:y2="9cm">
          <text:p/>
        </draw:line>
        <draw:line draw:style-name="gr954" draw:text-style-name="P3" draw:layer="layout" svg:x1="8cm" svg:y1="9.5cm" svg:x2="10cm" svg:y2="9.5cm">
          <text:p/>
        </draw:line>
        <draw:line draw:style-name="gr955" draw:text-style-name="P3" draw:layer="layout" svg:x1="8cm" svg:y1="10cm" svg:x2="10cm" svg:y2="10cm">
          <text:p/>
        </draw:line>
        <draw:line draw:style-name="gr956" draw:text-style-name="P3" draw:layer="layout" svg:x1="8cm" svg:y1="10cm" svg:x2="8cm" svg:y2="9cm">
          <text:p/>
        </draw:line>
        <draw:line draw:style-name="gr957" draw:text-style-name="P3" draw:layer="layout" svg:x1="10cm" svg:y1="10cm" svg:x2="10cm" svg:y2="9cm">
          <text:p/>
        </draw:line>
        <draw:custom-shape draw:style-name="gr958" draw:text-style-name="P6" xml:id="id188" draw:id="id188" draw:layer="layout" svg:width="1cm" svg:height="1cm" svg:x="7cm" svg:y="7cm">
          <text:p text:style-name="P5"><text:span text:style-name="T2">R</text:span><text:span text:style-name="T3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59" draw:text-style-name="P3" draw:layer="layout" draw:type="line" svg:x1="6cm" svg:y1="9cm" svg:x2="7.146cm" svg:y2="7.854cm" draw:end-shape="id188" draw:end-glue-point="7" svg:d="M6000 9000l1146-1146" svg:viewBox="0 0 1147 1147">
          <text:p/>
        </draw:connector>
        <draw:connector draw:style-name="gr960" draw:text-style-name="P3" draw:layer="layout" draw:type="line" svg:x1="9cm" svg:y1="9cm" svg:x2="7.854cm" svg:y2="7.854cm" draw:end-shape="id188" draw:end-glue-point="9" svg:d="M9000 9000l-1146-1146" svg:viewBox="0 0 1147 1147">
          <text:p/>
        </draw:connector>
        <draw:connector draw:style-name="gr8" draw:text-style-name="P4" draw:layer="layout" draw:type="line" svg:x1="7.5cm" svg:y1="7.001cm" svg:x2="9.5cm" svg:y2="6cm" svg:d="M7500 7001l2000-1001" svg:viewBox="0 0 2001 1002">
          <text:p/>
        </draw:connector>
        <draw:connector draw:style-name="gr8" draw:text-style-name="P4" draw:layer="layout" draw:type="line" svg:x1="6cm" svg:y1="9cm" svg:x2="10.001cm" svg:y2="7.501cm" draw:end-shape="id189" draw:end-glue-point="6" svg:d="M6000 9000l4001-1499" svg:viewBox="0 0 4002 1500">
          <text:p/>
        </draw:connector>
        <draw:frame draw:style-name="gr961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962" draw:text-style-name="P2" draw:layer="layout" svg:width="2cm" svg:height="0.5cm" svg:x="11cm" svg:y="9.5cm">
          <draw:text-box>
            <text:p text:style-name="P1"><text:span text:style-name="T1">2</text:span></text:p>
          </draw:text-box>
        </draw:frame>
        <draw:line draw:style-name="gr963" draw:text-style-name="P3" draw:layer="layout" svg:x1="11cm" svg:y1="9cm" svg:x2="13cm" svg:y2="9cm">
          <text:p/>
        </draw:line>
        <draw:line draw:style-name="gr964" draw:text-style-name="P3" draw:layer="layout" svg:x1="11cm" svg:y1="9.5cm" svg:x2="13cm" svg:y2="9.5cm">
          <text:p/>
        </draw:line>
        <draw:line draw:style-name="gr965" draw:text-style-name="P3" draw:layer="layout" svg:x1="11cm" svg:y1="10cm" svg:x2="13cm" svg:y2="10cm">
          <text:p/>
        </draw:line>
        <draw:line draw:style-name="gr966" draw:text-style-name="P3" draw:layer="layout" svg:x1="11cm" svg:y1="10cm" svg:x2="11cm" svg:y2="9cm">
          <text:p/>
        </draw:line>
        <draw:line draw:style-name="gr967" draw:text-style-name="P3" draw:layer="layout" svg:x1="13cm" svg:y1="10cm" svg:x2="13cm" svg:y2="9cm">
          <text:p/>
        </draw:line>
        <draw:connector draw:style-name="gr8" draw:text-style-name="P4" draw:layer="layout" draw:type="line" svg:x1="12cm" svg:y1="9cm" svg:x2="10.855cm" svg:y2="7.855cm" draw:end-shape="id189" draw:end-glue-point="9" svg:d="M12000 9000l-1145-1145" svg:viewBox="0 0 1146 1146">
          <text:p/>
        </draw:connector>
        <draw:connector draw:style-name="gr8" draw:text-style-name="P4" draw:layer="layout" draw:type="line" svg:x1="10.501cm" svg:y1="7.001cm" svg:x2="12.5cm" svg:y2="6cm" draw:start-shape="id189" draw:start-glue-point="4" svg:d="M10501 7001l1999-1001" svg:viewBox="0 0 2000 1002">
          <text:p/>
        </draw:connector>
        <draw:frame draw:style-name="gr968" draw:text-style-name="P2" draw:layer="layout" svg:width="2cm" svg:height="0.5cm" svg:x="17cm" svg:y="9cm">
          <draw:text-box>
            <text:p text:style-name="P1"><text:span text:style-name="T1">v0,v2</text:span></text:p>
          </draw:text-box>
        </draw:frame>
        <draw:frame draw:style-name="gr969" draw:text-style-name="P2" draw:layer="layout" svg:width="2cm" svg:height="0.5cm" svg:x="17cm" svg:y="9.5cm">
          <draw:text-box>
            <text:p text:style-name="P1"><text:span text:style-name="T1">3</text:span></text:p>
          </draw:text-box>
        </draw:frame>
        <draw:line draw:style-name="gr970" draw:text-style-name="P3" draw:layer="layout" svg:x1="17cm" svg:y1="9cm" svg:x2="19cm" svg:y2="9cm">
          <text:p/>
        </draw:line>
        <draw:line draw:style-name="gr971" draw:text-style-name="P3" draw:layer="layout" svg:x1="17cm" svg:y1="9.5cm" svg:x2="19cm" svg:y2="9.5cm">
          <text:p/>
        </draw:line>
        <draw:line draw:style-name="gr972" draw:text-style-name="P3" draw:layer="layout" svg:x1="17cm" svg:y1="10cm" svg:x2="19cm" svg:y2="10cm">
          <text:p/>
        </draw:line>
        <draw:line draw:style-name="gr973" draw:text-style-name="P3" xml:id="id208" draw:id="id208" draw:layer="layout" svg:x1="17cm" svg:y1="10cm" svg:x2="17cm" svg:y2="9cm">
          <text:p/>
        </draw:line>
        <draw:line draw:style-name="gr974" draw:text-style-name="P3" draw:layer="layout" svg:x1="19cm" svg:y1="10cm" svg:x2="19cm" svg:y2="9cm">
          <text:p/>
        </draw:line>
        <draw:g xml:id="id191" draw:id="id191">
          <draw:frame draw:style-name="gr975" draw:text-style-name="P2" draw:layer="layout" svg:width="2cm" svg:height="0.5cm" svg:x="20cm" svg:y="9cm">
            <draw:text-box>
              <text:p text:style-name="P7">v2, v4</text:p>
            </draw:text-box>
          </draw:frame>
          <draw:frame draw:style-name="gr976" draw:text-style-name="P2" draw:layer="layout" svg:width="2cm" svg:height="0.5cm" svg:x="20cm" svg:y="9.5cm">
            <draw:text-box>
              <text:p text:style-name="P7">2</text:p>
            </draw:text-box>
          </draw:frame>
          <draw:line draw:style-name="gr977" draw:text-style-name="P3" draw:layer="layout" svg:x1="20cm" svg:y1="9cm" svg:x2="22cm" svg:y2="9cm">
            <text:p/>
          </draw:line>
          <draw:line draw:style-name="gr978" draw:text-style-name="P3" draw:layer="layout" svg:x1="20cm" svg:y1="9.5cm" svg:x2="22cm" svg:y2="9.5cm">
            <text:p/>
          </draw:line>
          <draw:line draw:style-name="gr979" draw:text-style-name="P3" draw:layer="layout" svg:x1="20cm" svg:y1="10cm" svg:x2="22cm" svg:y2="10cm">
            <text:p/>
          </draw:line>
          <draw:line draw:style-name="gr980" draw:text-style-name="P3" draw:layer="layout" svg:x1="20cm" svg:y1="10cm" svg:x2="20cm" svg:y2="9cm">
            <text:p/>
          </draw:line>
          <draw:line draw:style-name="gr981" draw:text-style-name="P3" draw:layer="layout" svg:x1="22cm" svg:y1="10cm" svg:x2="22cm" svg:y2="9cm">
            <text:p/>
          </draw:line>
        </draw:g>
        <draw:custom-shape draw:style-name="gr982" draw:text-style-name="P6" xml:id="id190" draw:id="id190" draw:layer="layout" svg:width="1cm" svg:height="1cm" svg:x="20cm" svg:y="7cm">
          <text:p text:style-name="P5"><text:span text:style-name="T2">R</text:span><text:span text:style-name="T3">8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83" draw:text-style-name="P3" draw:layer="layout" draw:type="line" svg:x1="18cm" svg:y1="9cm" svg:x2="20.146cm" svg:y2="7.854cm" draw:end-shape="id190" draw:end-glue-point="7" svg:d="M18000 9000l2146-1146" svg:viewBox="0 0 2147 1147">
          <text:p/>
        </draw:connector>
        <draw:connector draw:style-name="gr984" draw:text-style-name="P3" draw:layer="layout" draw:type="line" svg:x1="21cm" svg:y1="9cm" svg:x2="20.854cm" svg:y2="7.854cm" draw:start-shape="id191" draw:start-glue-point="0" draw:end-shape="id190" draw:end-glue-point="9" svg:d="M21000 9000l-146-1146" svg:viewBox="0 0 147 1147">
          <text:p/>
        </draw:connector>
        <draw:custom-shape draw:style-name="gr985" draw:text-style-name="P6" xml:id="id192" draw:id="id192" draw:layer="layout" svg:width="1cm" svg:height="1cm" svg:x="13.001cm" svg:y="7.001cm">
          <text:p text:style-name="P5"><text:span text:style-name="T2">R</text:span><text:span text:style-name="T3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4" draw:layer="layout" svg:x1="12cm" svg:y1="9cm" svg:x2="13.6cm" svg:y2="8cm">
          <text:p/>
        </draw:line>
        <draw:connector draw:style-name="gr8" draw:text-style-name="P4" draw:layer="layout" draw:type="line" svg:x1="9.004cm" svg:y1="9.014cm" svg:x2="13.147cm" svg:y2="7.855cm" draw:end-shape="id192" draw:end-glue-point="7" svg:d="M9004 9014l4143-1159" svg:viewBox="0 0 4144 1160">
          <text:p/>
        </draw:connector>
        <draw:custom-shape draw:style-name="gr986" draw:text-style-name="P6" xml:id="id193" draw:id="id193" draw:layer="layout" svg:width="1cm" svg:height="1cm" svg:x="15.001cm" svg:y="7.001cm">
          <text:p text:style-name="P5"><text:span text:style-name="T2">R</text:span><text:span text:style-name="T3">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5.004cm" svg:y1="9.024cm" svg:x2="15.501cm" svg:y2="8.001cm" draw:end-shape="id193" draw:end-glue-point="8" svg:d="M15004 9024l497-1023" svg:viewBox="0 0 498 1024">
          <text:p/>
        </draw:connector>
        <draw:line draw:style-name="gr8" draw:text-style-name="P4" draw:layer="layout" svg:x1="18.1cm" svg:y1="9cm" svg:x2="15.5cm" svg:y2="8cm">
          <text:p/>
        </draw:line>
        <draw:connector draw:style-name="gr8" draw:text-style-name="P4" draw:layer="layout" draw:type="line" svg:x1="15.501cm" svg:y1="7.001cm" svg:x2="15.202cm" svg:y2="1.994cm" draw:start-shape="id193" draw:start-glue-point="4" svg:d="M15501 7001l-299-5007" svg:viewBox="0 0 300 5008">
          <text:p/>
        </draw:connector>
        <draw:custom-shape draw:style-name="gr987" draw:text-style-name="P6" xml:id="id194" draw:id="id194" draw:layer="layout" svg:width="1cm" svg:height="1cm" svg:x="17.001cm" svg:y="7.001cm">
          <text:p text:style-name="P5"><text:span text:style-name="T2">R</text:span><text:span text:style-name="T3">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5.004cm" svg:y1="9.025cm" svg:x2="17.501cm" svg:y2="8.001cm" draw:end-shape="id194" draw:end-glue-point="8" svg:d="M15004 9025l2497-1024" svg:viewBox="0 0 2498 1025">
          <text:p/>
        </draw:connector>
        <draw:line draw:style-name="gr8" draw:text-style-name="P4" draw:layer="layout" svg:x1="21cm" svg:y1="9cm" svg:x2="17.5cm" svg:y2="8cm">
          <text:p/>
        </draw:line>
        <draw:connector draw:style-name="gr8" draw:text-style-name="P4" draw:layer="layout" draw:type="line" svg:x1="17.501cm" svg:y1="7.001cm" svg:x2="17.471cm" svg:y2="5.991cm" draw:start-shape="id194" draw:start-glue-point="4" svg:d="M17501 7001l-30-1010" svg:viewBox="0 0 31 1011">
          <text:p/>
        </draw:connector>
        <draw:connector draw:style-name="gr8" draw:text-style-name="P4" draw:layer="layout" draw:type="line" svg:x1="20.5cm" svg:y1="7cm" svg:x2="20.466cm" svg:y2="5.991cm" draw:start-shape="id190" draw:start-glue-point="4" svg:d="M20500 7000l-34-1009" svg:viewBox="0 0 35 1010">
          <text:p/>
        </draw:connector>
        <draw:frame draw:style-name="gr988" draw:text-style-name="P2" draw:layer="layout" svg:width="2cm" svg:height="0.5cm" svg:x="14cm" svg:y="9cm">
          <draw:text-box>
            <text:p text:style-name="P1"><text:span text:style-name="T1">v2, </text:span><text:span text:style-name="T1">v5</text:span></text:p>
          </draw:text-box>
        </draw:frame>
        <draw:frame draw:style-name="gr989" draw:text-style-name="P2" draw:layer="layout" svg:width="2cm" svg:height="0.5cm" svg:x="14cm" svg:y="9.5cm">
          <draw:text-box>
            <text:p text:style-name="P1"><text:span text:style-name="T1">4</text:span></text:p>
          </draw:text-box>
        </draw:frame>
        <draw:line draw:style-name="gr990" draw:text-style-name="P3" draw:layer="layout" svg:x1="14cm" svg:y1="9cm" svg:x2="16cm" svg:y2="9cm">
          <text:p/>
        </draw:line>
        <draw:line draw:style-name="gr991" draw:text-style-name="P3" draw:layer="layout" svg:x1="14cm" svg:y1="9.5cm" svg:x2="16cm" svg:y2="9.5cm">
          <text:p/>
        </draw:line>
        <draw:line draw:style-name="gr992" draw:text-style-name="P3" xml:id="id202" draw:id="id202" draw:layer="layout" svg:x1="14cm" svg:y1="10cm" svg:x2="16cm" svg:y2="10cm">
          <text:p/>
        </draw:line>
        <draw:line draw:style-name="gr993" draw:text-style-name="P3" draw:layer="layout" svg:x1="14cm" svg:y1="10cm" svg:x2="14cm" svg:y2="9cm">
          <text:p/>
        </draw:line>
        <draw:line draw:style-name="gr994" draw:text-style-name="P3" draw:layer="layout" svg:x1="16cm" svg:y1="10cm" svg:x2="16cm" svg:y2="9cm">
          <text:p/>
        </draw:line>
        <draw:g xml:id="id195" draw:id="id195">
          <draw:frame draw:style-name="gr995" draw:text-style-name="P2" draw:layer="layout" svg:width="2cm" svg:height="0.5cm" svg:x="1cm" svg:y="13cm">
            <draw:text-box>
              <text:p text:style-name="P7">v7, v9</text:p>
            </draw:text-box>
          </draw:frame>
          <draw:frame draw:style-name="gr996" draw:text-style-name="P2" draw:layer="layout" svg:width="2cm" svg:height="0.5cm" svg:x="1cm" svg:y="13.5cm">
            <draw:text-box>
              <text:p text:style-name="P7">1</text:p>
            </draw:text-box>
          </draw:frame>
          <draw:line draw:style-name="gr997" draw:text-style-name="P3" draw:layer="layout" svg:x1="1cm" svg:y1="13cm" svg:x2="3cm" svg:y2="13cm">
            <text:p/>
          </draw:line>
          <draw:line draw:style-name="gr998" draw:text-style-name="P3" draw:layer="layout" svg:x1="1cm" svg:y1="13.5cm" svg:x2="3cm" svg:y2="13.5cm">
            <text:p/>
          </draw:line>
          <draw:line draw:style-name="gr999" draw:text-style-name="P3" draw:layer="layout" svg:x1="1cm" svg:y1="14cm" svg:x2="3cm" svg:y2="14cm">
            <text:p/>
          </draw:line>
          <draw:line draw:style-name="gr1000" draw:text-style-name="P3" draw:layer="layout" svg:x1="1cm" svg:y1="14cm" svg:x2="1cm" svg:y2="13cm">
            <text:p/>
          </draw:line>
          <draw:line draw:style-name="gr1001" draw:text-style-name="P3" draw:layer="layout" svg:x1="3cm" svg:y1="14cm" svg:x2="3cm" svg:y2="13cm">
            <text:p/>
          </draw:line>
        </draw:g>
        <draw:g xml:id="id197" draw:id="id197">
          <draw:frame draw:style-name="gr1002" draw:text-style-name="P2" draw:layer="layout" svg:width="2cm" svg:height="0.5cm" svg:x="3.5cm" svg:y="13cm">
            <draw:text-box>
              <text:p text:style-name="P7">v6, v5</text:p>
            </draw:text-box>
          </draw:frame>
          <draw:frame draw:style-name="gr1003" draw:text-style-name="P2" draw:layer="layout" svg:width="2cm" svg:height="0.5cm" svg:x="3.5cm" svg:y="13.5cm">
            <draw:text-box>
              <text:p text:style-name="P7">1</text:p>
            </draw:text-box>
          </draw:frame>
          <draw:line draw:style-name="gr1004" draw:text-style-name="P3" draw:layer="layout" svg:x1="3.5cm" svg:y1="13cm" svg:x2="5.5cm" svg:y2="13cm">
            <text:p/>
          </draw:line>
          <draw:line draw:style-name="gr1005" draw:text-style-name="P3" draw:layer="layout" svg:x1="3.5cm" svg:y1="13.5cm" svg:x2="5.5cm" svg:y2="13.5cm">
            <text:p/>
          </draw:line>
          <draw:line draw:style-name="gr1006" draw:text-style-name="P3" draw:layer="layout" svg:x1="3.5cm" svg:y1="14cm" svg:x2="5.5cm" svg:y2="14cm">
            <text:p/>
          </draw:line>
          <draw:line draw:style-name="gr1007" draw:text-style-name="P3" draw:layer="layout" svg:x1="3.5cm" svg:y1="14cm" svg:x2="3.5cm" svg:y2="13cm">
            <text:p/>
          </draw:line>
          <draw:line draw:style-name="gr1008" draw:text-style-name="P3" draw:layer="layout" svg:x1="5.5cm" svg:y1="14cm" svg:x2="5.5cm" svg:y2="13cm">
            <text:p/>
          </draw:line>
        </draw:g>
        <draw:custom-shape draw:style-name="gr1009" draw:text-style-name="P6" xml:id="id196" draw:id="id196" draw:layer="layout" svg:width="1cm" svg:height="1cm" svg:x="3.5cm" svg:y="11cm">
          <text:p text:style-name="P5"><text:span text:style-name="T2">R</text:span><text:span text:style-name="T3">1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010" draw:text-style-name="P3" draw:layer="layout" draw:type="line" svg:x1="2cm" svg:y1="13cm" svg:x2="3.646cm" svg:y2="11.854cm" draw:start-shape="id195" draw:start-glue-point="0" draw:end-shape="id196" draw:end-glue-point="7" svg:d="M2000 13000l1646-1146" svg:viewBox="0 0 1647 1147">
          <text:p/>
        </draw:connector>
        <draw:connector draw:style-name="gr1011" draw:text-style-name="P3" draw:layer="layout" draw:type="line" svg:x1="4.5cm" svg:y1="13cm" svg:x2="4.354cm" svg:y2="11.854cm" draw:start-shape="id197" draw:start-glue-point="0" draw:end-shape="id196" draw:end-glue-point="9" svg:d="M4500 13000l-146-1146" svg:viewBox="0 0 147 1147">
          <text:p/>
        </draw:connector>
        <draw:connector draw:style-name="gr8" draw:text-style-name="P4" draw:layer="layout" draw:type="line" svg:x1="4cm" svg:y1="11cm" svg:x2="6.047cm" svg:y2="10.01cm" draw:start-shape="id196" draw:start-glue-point="4" svg:d="M4000 11000l2047-990" svg:viewBox="0 0 2048 991">
          <text:p/>
        </draw:connector>
        <draw:frame draw:style-name="gr1012" draw:text-style-name="P2" draw:layer="layout" svg:width="2cm" svg:height="0.5cm" svg:x="6cm" svg:y="13cm">
          <draw:text-box>
            <text:p text:style-name="P1"><text:span text:style-name="T1">v5</text:span><text:span text:style-name="T1">, </text:span><text:span text:style-name="T1">v9</text:span></text:p>
          </draw:text-box>
        </draw:frame>
        <draw:frame draw:style-name="gr1013" draw:text-style-name="P2" draw:layer="layout" svg:width="2cm" svg:height="0.5cm" svg:x="6cm" svg:y="13.5cm">
          <draw:text-box>
            <text:p text:style-name="P1"><text:span text:style-name="T1">4</text:span></text:p>
          </draw:text-box>
        </draw:frame>
        <draw:line draw:style-name="gr1014" draw:text-style-name="P3" xml:id="id200" draw:id="id200" draw:layer="layout" svg:x1="6cm" svg:y1="13cm" svg:x2="8cm" svg:y2="13cm">
          <text:p/>
        </draw:line>
        <draw:line draw:style-name="gr1015" draw:text-style-name="P3" draw:layer="layout" svg:x1="6cm" svg:y1="13.5cm" svg:x2="8cm" svg:y2="13.5cm">
          <text:p/>
        </draw:line>
        <draw:line draw:style-name="gr1016" draw:text-style-name="P3" draw:layer="layout" svg:x1="6cm" svg:y1="14cm" svg:x2="8cm" svg:y2="14cm">
          <text:p/>
        </draw:line>
        <draw:line draw:style-name="gr1017" draw:text-style-name="P3" draw:layer="layout" svg:x1="6cm" svg:y1="14cm" svg:x2="6cm" svg:y2="13cm">
          <text:p/>
        </draw:line>
        <draw:line draw:style-name="gr1018" draw:text-style-name="P3" draw:layer="layout" svg:x1="8cm" svg:y1="14cm" svg:x2="8cm" svg:y2="13cm">
          <text:p/>
        </draw:line>
        <draw:frame draw:style-name="gr1019" draw:text-style-name="P2" draw:layer="layout" svg:width="2cm" svg:height="0.5cm" svg:x="8.5cm" svg:y="13cm">
          <draw:text-box>
            <text:p text:style-name="P1"><text:span text:style-name="T1">v2, v10</text:span></text:p>
          </draw:text-box>
        </draw:frame>
        <draw:frame draw:style-name="gr1020" draw:text-style-name="P2" draw:layer="layout" svg:width="2cm" svg:height="0.5cm" svg:x="8.5cm" svg:y="13.5cm">
          <draw:text-box>
            <text:p text:style-name="P1"><text:span text:style-name="T1">2</text:span></text:p>
          </draw:text-box>
        </draw:frame>
        <draw:line draw:style-name="gr1021" draw:text-style-name="P3" draw:layer="layout" svg:x1="8.5cm" svg:y1="13cm" svg:x2="10.5cm" svg:y2="13cm">
          <text:p/>
        </draw:line>
        <draw:line draw:style-name="gr1022" draw:text-style-name="P3" draw:layer="layout" svg:x1="8.5cm" svg:y1="13.5cm" svg:x2="10.5cm" svg:y2="13.5cm">
          <text:p/>
        </draw:line>
        <draw:line draw:style-name="gr1023" draw:text-style-name="P3" draw:layer="layout" svg:x1="8.5cm" svg:y1="14cm" svg:x2="10.5cm" svg:y2="14cm">
          <text:p/>
        </draw:line>
        <draw:line draw:style-name="gr1024" draw:text-style-name="P3" draw:layer="layout" svg:x1="8.5cm" svg:y1="14cm" svg:x2="8.5cm" svg:y2="13cm">
          <text:p/>
        </draw:line>
        <draw:line draw:style-name="gr1025" draw:text-style-name="P3" xml:id="id205" draw:id="id205" draw:layer="layout" svg:x1="10.5cm" svg:y1="14cm" svg:x2="10.5cm" svg:y2="13cm">
          <text:p/>
        </draw:line>
        <draw:frame draw:style-name="gr1026" draw:text-style-name="P2" draw:layer="layout" svg:width="2cm" svg:height="0.5cm" svg:x="11cm" svg:y="13cm">
          <draw:text-box>
            <text:p text:style-name="P1"><text:span text:style-name="T1">v3, </text:span><text:span text:style-name="T1">v5</text:span></text:p>
          </draw:text-box>
        </draw:frame>
        <draw:frame draw:style-name="gr1027" draw:text-style-name="P2" draw:layer="layout" svg:width="2cm" svg:height="0.5cm" svg:x="11cm" svg:y="13.5cm">
          <draw:text-box>
            <text:p text:style-name="P1"><text:span text:style-name="T1">2</text:span></text:p>
          </draw:text-box>
        </draw:frame>
        <draw:line draw:style-name="gr1028" draw:text-style-name="P3" xml:id="id203" draw:id="id203" draw:layer="layout" svg:x1="11cm" svg:y1="13cm" svg:x2="13cm" svg:y2="13cm">
          <text:p/>
        </draw:line>
        <draw:line draw:style-name="gr1029" draw:text-style-name="P3" draw:layer="layout" svg:x1="11cm" svg:y1="13.5cm" svg:x2="13cm" svg:y2="13.5cm">
          <text:p/>
        </draw:line>
        <draw:line draw:style-name="gr1030" draw:text-style-name="P3" draw:layer="layout" svg:x1="11cm" svg:y1="14cm" svg:x2="13cm" svg:y2="14cm">
          <text:p/>
        </draw:line>
        <draw:line draw:style-name="gr1031" draw:text-style-name="P3" draw:layer="layout" svg:x1="11cm" svg:y1="14cm" svg:x2="11cm" svg:y2="13cm">
          <text:p/>
        </draw:line>
        <draw:line draw:style-name="gr1032" draw:text-style-name="P3" draw:layer="layout" svg:x1="13cm" svg:y1="14cm" svg:x2="13cm" svg:y2="13cm">
          <text:p/>
        </draw:line>
        <draw:frame draw:style-name="gr1033" draw:text-style-name="P2" draw:layer="layout" svg:width="2cm" svg:height="0.5cm" svg:x="13.5cm" svg:y="13cm">
          <draw:text-box>
            <text:p text:style-name="P1"><text:span text:style-name="T1">v</text:span><text:span text:style-name="T1">2</text:span><text:span text:style-name="T1">, </text:span><text:span text:style-name="T1">v</text:span><text:span text:style-name="T1">3</text:span></text:p>
          </draw:text-box>
        </draw:frame>
        <draw:frame draw:style-name="gr1034" draw:text-style-name="P2" draw:layer="layout" svg:width="2cm" svg:height="0.5cm" svg:x="13.5cm" svg:y="13.5cm">
          <draw:text-box>
            <text:p text:style-name="P1"><text:span text:style-name="T1">2</text:span></text:p>
          </draw:text-box>
        </draw:frame>
        <draw:line draw:style-name="gr1035" draw:text-style-name="P3" draw:layer="layout" svg:x1="13.5cm" svg:y1="13cm" svg:x2="15.5cm" svg:y2="13cm">
          <text:p/>
        </draw:line>
        <draw:line draw:style-name="gr1036" draw:text-style-name="P3" draw:layer="layout" svg:x1="13.5cm" svg:y1="13.5cm" svg:x2="15.5cm" svg:y2="13.5cm">
          <text:p/>
        </draw:line>
        <draw:line draw:style-name="gr1037" draw:text-style-name="P3" draw:layer="layout" svg:x1="13.5cm" svg:y1="14cm" svg:x2="15.5cm" svg:y2="14cm">
          <text:p/>
        </draw:line>
        <draw:line draw:style-name="gr1038" draw:text-style-name="P3" xml:id="id204" draw:id="id204" draw:layer="layout" svg:x1="13.5cm" svg:y1="14cm" svg:x2="13.5cm" svg:y2="13cm">
          <text:p/>
        </draw:line>
        <draw:line draw:style-name="gr1039" draw:text-style-name="P3" draw:layer="layout" svg:x1="15.5cm" svg:y1="14cm" svg:x2="15.5cm" svg:y2="13cm">
          <text:p/>
        </draw:line>
        <draw:frame draw:style-name="gr1040" draw:text-style-name="P2" draw:layer="layout" svg:width="2cm" svg:height="0.5cm" svg:x="16cm" svg:y="13cm">
          <draw:text-box>
            <text:p text:style-name="P1"><text:span text:style-name="T1">v0, v10</text:span></text:p>
          </draw:text-box>
        </draw:frame>
        <draw:frame draw:style-name="gr1041" draw:text-style-name="P2" draw:layer="layout" svg:width="2cm" svg:height="0.5cm" svg:x="16cm" svg:y="13.5cm">
          <draw:text-box>
            <text:p text:style-name="P1"><text:span text:style-name="T1">1</text:span></text:p>
          </draw:text-box>
        </draw:frame>
        <draw:line draw:style-name="gr1042" draw:text-style-name="P3" draw:layer="layout" svg:x1="16cm" svg:y1="13cm" svg:x2="18cm" svg:y2="13cm">
          <text:p/>
        </draw:line>
        <draw:line draw:style-name="gr1043" draw:text-style-name="P3" draw:layer="layout" svg:x1="16cm" svg:y1="13.5cm" svg:x2="18cm" svg:y2="13.5cm">
          <text:p/>
        </draw:line>
        <draw:line draw:style-name="gr1044" draw:text-style-name="P3" draw:layer="layout" svg:x1="16cm" svg:y1="14cm" svg:x2="18cm" svg:y2="14cm">
          <text:p/>
        </draw:line>
        <draw:line draw:style-name="gr1045" draw:text-style-name="P3" xml:id="id207" draw:id="id207" draw:layer="layout" svg:x1="16cm" svg:y1="14cm" svg:x2="16cm" svg:y2="13cm">
          <text:p/>
        </draw:line>
        <draw:line draw:style-name="gr1046" draw:text-style-name="P3" draw:layer="layout" svg:x1="18cm" svg:y1="14cm" svg:x2="18cm" svg:y2="13cm">
          <text:p/>
        </draw:line>
        <draw:g xml:id="id209" draw:id="id209">
          <draw:frame draw:style-name="gr1047" draw:text-style-name="P2" draw:layer="layout" svg:width="2cm" svg:height="0.5cm" svg:x="21cm" svg:y="13cm">
            <draw:text-box>
              <text:p text:style-name="P7">v0, v1</text:p>
            </draw:text-box>
          </draw:frame>
          <draw:frame draw:style-name="gr1048" draw:text-style-name="P2" draw:layer="layout" svg:width="2cm" svg:height="0.5cm" svg:x="21cm" svg:y="13.5cm">
            <draw:text-box>
              <text:p text:style-name="P7">1</text:p>
            </draw:text-box>
          </draw:frame>
          <draw:line draw:style-name="gr1049" draw:text-style-name="P3" draw:layer="layout" svg:x1="21cm" svg:y1="13cm" svg:x2="23cm" svg:y2="13cm">
            <text:p/>
          </draw:line>
          <draw:line draw:style-name="gr1050" draw:text-style-name="P3" draw:layer="layout" svg:x1="21cm" svg:y1="13.5cm" svg:x2="23cm" svg:y2="13.5cm">
            <text:p/>
          </draw:line>
          <draw:line draw:style-name="gr1051" draw:text-style-name="P3" draw:layer="layout" svg:x1="21cm" svg:y1="14cm" svg:x2="23cm" svg:y2="14cm">
            <text:p/>
          </draw:line>
          <draw:line draw:style-name="gr1052" draw:text-style-name="P3" draw:layer="layout" svg:x1="21cm" svg:y1="14cm" svg:x2="21cm" svg:y2="13cm">
            <text:p/>
          </draw:line>
          <draw:line draw:style-name="gr1053" draw:text-style-name="P3" draw:layer="layout" svg:x1="23cm" svg:y1="14cm" svg:x2="23cm" svg:y2="13cm">
            <text:p/>
          </draw:line>
        </draw:g>
        <draw:g xml:id="id211" draw:id="id211">
          <draw:frame draw:style-name="gr1054" draw:text-style-name="P2" draw:layer="layout" svg:width="2cm" svg:height="0.5cm" svg:x="26cm" svg:y="13cm">
            <draw:text-box>
              <text:p text:style-name="P7">v1, v4</text:p>
            </draw:text-box>
          </draw:frame>
          <draw:frame draw:style-name="gr1055" draw:text-style-name="P2" draw:layer="layout" svg:width="2cm" svg:height="0.5cm" svg:x="26cm" svg:y="13.5cm">
            <draw:text-box>
              <text:p text:style-name="P7">1</text:p>
            </draw:text-box>
          </draw:frame>
          <draw:line draw:style-name="gr1056" draw:text-style-name="P3" draw:layer="layout" svg:x1="26cm" svg:y1="13cm" svg:x2="28cm" svg:y2="13cm">
            <text:p/>
          </draw:line>
          <draw:line draw:style-name="gr1057" draw:text-style-name="P3" draw:layer="layout" svg:x1="26cm" svg:y1="13.5cm" svg:x2="28cm" svg:y2="13.5cm">
            <text:p/>
          </draw:line>
          <draw:line draw:style-name="gr1058" draw:text-style-name="P3" draw:layer="layout" svg:x1="26cm" svg:y1="14cm" svg:x2="28cm" svg:y2="14cm">
            <text:p/>
          </draw:line>
          <draw:line draw:style-name="gr1059" draw:text-style-name="P3" draw:layer="layout" svg:x1="26cm" svg:y1="14cm" svg:x2="26cm" svg:y2="13cm">
            <text:p/>
          </draw:line>
          <draw:line draw:style-name="gr1060" draw:text-style-name="P3" draw:layer="layout" svg:x1="28cm" svg:y1="14cm" svg:x2="28cm" svg:y2="13cm">
            <text:p/>
          </draw:line>
        </draw:g>
        <draw:custom-shape draw:style-name="gr1061" draw:text-style-name="P6" xml:id="id198" draw:id="id198" draw:layer="layout" svg:width="1cm" svg:height="1cm" svg:x="6.001cm" svg:y="11.001cm">
          <text:p text:style-name="P5"><text:span text:style-name="T2">R</text:span><text:span text:style-name="T3">1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6.501cm" svg:y1="11.001cm" svg:x2="9.641cm" svg:y2="5.976cm" draw:start-shape="id198" draw:start-glue-point="4" svg:d="M6501 11001l3140-5025" svg:viewBox="0 0 3141 5026">
          <text:p/>
        </draw:connector>
        <draw:custom-shape draw:style-name="gr1062" draw:text-style-name="P6" xml:id="id199" draw:id="id199" draw:layer="layout" svg:width="1cm" svg:height="1cm" svg:x="8.502cm" svg:y="11.002cm">
          <text:p text:style-name="P5"><text:span text:style-name="T2">R</text:span><text:span text:style-name="T3">1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5cm" svg:y1="13.001cm" svg:x2="9.002cm" svg:y2="12.002cm" draw:end-shape="id199" draw:end-glue-point="8" svg:d="M5000 13001l4002-999" svg:viewBox="0 0 4003 1000">
          <text:p/>
        </draw:connector>
        <draw:connector draw:style-name="gr8" draw:text-style-name="P4" draw:layer="layout" draw:type="line" svg:x1="7cm" svg:y1="13cm" svg:x2="9.002cm" svg:y2="12.002cm" draw:start-shape="id200" draw:start-glue-point="0" draw:end-shape="id199" draw:end-glue-point="8" svg:d="M7000 13000l2002-998" svg:viewBox="0 0 2003 999">
          <text:p/>
        </draw:connector>
        <draw:connector draw:style-name="gr8" draw:text-style-name="P4" draw:layer="layout" draw:type="line" svg:x1="9.002cm" svg:y1="11.002cm" svg:x2="8.979cm" svg:y2="10.01cm" draw:start-shape="id199" draw:start-glue-point="4" svg:d="M9002 11002l-23-992" svg:viewBox="0 0 24 993">
          <text:p/>
        </draw:connector>
        <draw:connector draw:style-name="gr8" draw:text-style-name="P4" draw:layer="layout" draw:type="line" svg:x1="2cm" svg:y1="13cm" svg:x2="6.147cm" svg:y2="11.855cm" draw:start-shape="id195" draw:start-glue-point="0" draw:end-shape="id198" draw:end-glue-point="7" svg:d="M2000 13000l4147-1145" svg:viewBox="0 0 4148 1146">
          <text:p/>
        </draw:connector>
        <draw:connector draw:style-name="gr8" draw:text-style-name="P4" draw:layer="layout" draw:type="line" svg:x1="7cm" svg:y1="13cm" svg:x2="6.855cm" svg:y2="11.855cm" draw:start-shape="id200" draw:start-glue-point="0" draw:end-shape="id198" draw:end-glue-point="9" svg:d="M7000 13000l-145-1145" svg:viewBox="0 0 146 1146">
          <text:p/>
        </draw:connector>
        <draw:custom-shape draw:style-name="gr1063" draw:text-style-name="P6" xml:id="id201" draw:id="id201" draw:layer="layout" svg:width="1cm" svg:height="1cm" svg:x="11.003cm" svg:y="11.003cm">
          <text:p text:style-name="P5"><text:span text:style-name="T2">R</text:span><text:span text:style-name="T3">1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1.503cm" svg:y1="11.003cm" svg:x2="15cm" svg:y2="10cm" draw:start-shape="id201" draw:start-glue-point="4" draw:end-shape="id202" draw:end-glue-point="0" svg:d="M11503 11003l3497-1003" svg:viewBox="0 0 3498 1004">
          <text:p/>
        </draw:connector>
        <draw:connector draw:style-name="gr8" draw:text-style-name="P4" draw:layer="layout" draw:type="line" svg:x1="12cm" svg:y1="13cm" svg:x2="11.503cm" svg:y2="12.003cm" draw:start-shape="id203" draw:start-glue-point="0" draw:end-shape="id201" draw:end-glue-point="8" svg:d="M12000 13000l-497-997" svg:viewBox="0 0 498 998">
          <text:p/>
        </draw:connector>
        <draw:connector draw:style-name="gr8" draw:text-style-name="P4" draw:layer="layout" draw:type="line" svg:x1="13.5cm" svg:y1="13cm" svg:x2="11.857cm" svg:y2="11.857cm" draw:start-shape="id204" draw:start-glue-point="0" draw:end-shape="id201" draw:end-glue-point="9" svg:d="M13500 13000l-1643-1143" svg:viewBox="0 0 1644 1144">
          <text:p/>
        </draw:connector>
        <draw:custom-shape draw:style-name="gr1064" draw:text-style-name="P6" xml:id="id206" draw:id="id206" draw:layer="layout" svg:width="1cm" svg:height="1cm" svg:x="13.504cm" svg:y="11.004cm">
          <text:p text:style-name="P5"><text:span text:style-name="T2">R</text:span><text:span text:style-name="T3">1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0.5cm" svg:y1="13cm" svg:x2="14.004cm" svg:y2="12.004cm" draw:start-shape="id205" draw:start-glue-point="0" draw:end-shape="id206" draw:end-glue-point="8" svg:d="M10500 13000l3504-996" svg:viewBox="0 0 3505 997">
          <text:p/>
        </draw:connector>
        <draw:connector draw:style-name="gr8" draw:text-style-name="P4" draw:layer="layout" draw:type="line" svg:x1="16cm" svg:y1="13cm" svg:x2="14.358cm" svg:y2="11.858cm" draw:start-shape="id207" draw:start-glue-point="0" draw:end-shape="id206" draw:end-glue-point="9" svg:d="M16000 13000l-1642-1142" svg:viewBox="0 0 1643 1143">
          <text:p/>
        </draw:connector>
        <draw:connector draw:style-name="gr8" draw:text-style-name="P4" draw:layer="layout" draw:type="line" svg:x1="14.358cm" svg:y1="11.15cm" svg:x2="17cm" svg:y2="10cm" draw:start-shape="id206" draw:start-glue-point="11" draw:end-shape="id208" draw:end-glue-point="2" svg:d="M14358 11150l2642-1150" svg:viewBox="0 0 2643 1151">
          <text:p/>
        </draw:connector>
        <draw:custom-shape draw:style-name="gr1065" draw:text-style-name="P6" xml:id="id210" draw:id="id210" draw:layer="layout" svg:width="1cm" svg:height="1cm" svg:x="23.009cm" svg:y="7.009cm">
          <text:p text:style-name="P5"><text:span text:style-name="T2">R</text:span><text:span text:style-name="T3">9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22cm" svg:y1="13cm" svg:x2="23.509cm" svg:y2="8.009cm" draw:start-shape="id209" draw:start-glue-point="0" draw:end-shape="id210" draw:end-glue-point="8" svg:d="M22000 13000l1509-4991" svg:viewBox="0 0 1510 4992">
          <text:p/>
        </draw:connector>
        <draw:connector draw:style-name="gr8" draw:text-style-name="P4" draw:layer="layout" draw:type="line" svg:x1="27cm" svg:y1="13cm" svg:x2="23.509cm" svg:y2="8.009cm" draw:start-shape="id211" draw:start-glue-point="0" draw:end-shape="id210" draw:end-glue-point="8" svg:d="M27000 13000l-3491-4991" svg:viewBox="0 0 3492 4992">
          <text:p/>
        </draw:connector>
        <draw:connector draw:style-name="gr8" draw:text-style-name="P4" draw:layer="layout" draw:type="line" svg:x1="23.509cm" svg:y1="7.009cm" svg:x2="21.5cm" svg:y2="6cm" draw:start-shape="id210" draw:start-glue-point="4" draw:end-shape="id212" draw:end-glue-point="2" svg:d="M23509 7009l-2009-1009" svg:viewBox="0 0 2010 1010">
          <text:p/>
        </draw:connector>
      </draw:page>
      <draw:page draw:name="page7" draw:style-name="dp1" draw:master-page-name="Default">
        <draw:frame draw:style-name="gr1066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1067" draw:text-style-name="P2" draw:layer="layout" svg:width="2cm" svg:height="0.5cm" svg:x="14cm" svg:y="1.5cm">
          <draw:text-box>
            <text:p text:style-name="P1"><text:span text:style-name="T1">5</text:span></text:p>
          </draw:text-box>
        </draw:frame>
        <draw:line draw:style-name="gr1068" draw:text-style-name="P3" draw:layer="layout" svg:x1="14cm" svg:y1="1cm" svg:x2="16cm" svg:y2="1cm">
          <text:p/>
        </draw:line>
        <draw:line draw:style-name="gr1069" draw:text-style-name="P3" draw:layer="layout" svg:x1="14cm" svg:y1="1.5cm" svg:x2="16cm" svg:y2="1.5cm">
          <text:p/>
        </draw:line>
        <draw:line draw:style-name="gr1070" draw:text-style-name="P3" xml:id="id213" draw:id="id213" draw:layer="layout" svg:x1="14cm" svg:y1="2cm" svg:x2="16cm" svg:y2="2cm">
          <text:p/>
        </draw:line>
        <draw:line draw:style-name="gr1071" draw:text-style-name="P3" draw:layer="layout" svg:x1="14cm" svg:y1="2cm" svg:x2="14cm" svg:y2="1cm">
          <text:p/>
        </draw:line>
        <draw:line draw:style-name="gr1072" draw:text-style-name="P3" draw:layer="layout" svg:x1="16cm" svg:y1="2cm" svg:x2="16cm" svg:y2="1cm">
          <text:p/>
        </draw:line>
        <draw:connector draw:style-name="gr8" draw:text-style-name="P4" draw:layer="layout" draw:type="line" svg:x1="13.596cm" svg:y1="7.011cm" svg:x2="15cm" svg:y2="2cm" draw:end-shape="id213" draw:end-glue-point="0" svg:d="M13596 7011l1404-5011" svg:viewBox="0 0 1405 5012">
          <text:p/>
        </draw:connector>
        <draw:frame draw:style-name="gr1073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1074" draw:text-style-name="P2" draw:layer="layout" svg:width="2cm" svg:height="0.5cm" svg:x="8.5cm" svg:y="5.5cm">
          <draw:text-box>
            <text:p text:style-name="P1"><text:span text:style-name="T1">4</text:span></text:p>
          </draw:text-box>
        </draw:frame>
        <draw:line draw:style-name="gr1075" draw:text-style-name="P3" draw:layer="layout" svg:x1="8.5cm" svg:y1="5cm" svg:x2="10.5cm" svg:y2="5cm">
          <text:p/>
        </draw:line>
        <draw:line draw:style-name="gr1076" draw:text-style-name="P3" draw:layer="layout" svg:x1="8.5cm" svg:y1="5.5cm" svg:x2="10.5cm" svg:y2="5.5cm">
          <text:p/>
        </draw:line>
        <draw:line draw:style-name="gr1077" draw:text-style-name="P3" draw:layer="layout" svg:x1="8.5cm" svg:y1="6cm" svg:x2="10.5cm" svg:y2="6cm">
          <text:p/>
        </draw:line>
        <draw:line draw:style-name="gr1078" draw:text-style-name="P3" draw:layer="layout" svg:x1="8.5cm" svg:y1="6cm" svg:x2="8.5cm" svg:y2="5cm">
          <text:p/>
        </draw:line>
        <draw:line draw:style-name="gr1079" draw:text-style-name="P3" draw:layer="layout" svg:x1="10.5cm" svg:y1="6cm" svg:x2="10.5cm" svg:y2="5cm">
          <text:p/>
        </draw:line>
        <draw:frame draw:style-name="gr1080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1081" draw:text-style-name="P2" draw:layer="layout" svg:width="2cm" svg:height="0.5cm" svg:x="11.5cm" svg:y="5.5cm">
          <draw:text-box>
            <text:p text:style-name="P1"><text:span text:style-name="T1">4</text:span></text:p>
          </draw:text-box>
        </draw:frame>
        <draw:line draw:style-name="gr1082" draw:text-style-name="P3" draw:layer="layout" svg:x1="11.5cm" svg:y1="5cm" svg:x2="13.5cm" svg:y2="5cm">
          <text:p/>
        </draw:line>
        <draw:line draw:style-name="gr1083" draw:text-style-name="P3" draw:layer="layout" svg:x1="11.5cm" svg:y1="5.5cm" svg:x2="13.5cm" svg:y2="5.5cm">
          <text:p/>
        </draw:line>
        <draw:line draw:style-name="gr1084" draw:text-style-name="P3" draw:layer="layout" svg:x1="11.5cm" svg:y1="6cm" svg:x2="13.5cm" svg:y2="6cm">
          <text:p/>
        </draw:line>
        <draw:line draw:style-name="gr1085" draw:text-style-name="P3" draw:layer="layout" svg:x1="11.5cm" svg:y1="6cm" svg:x2="11.5cm" svg:y2="5cm">
          <text:p/>
        </draw:line>
        <draw:line draw:style-name="gr1086" draw:text-style-name="P3" draw:layer="layout" svg:x1="13.5cm" svg:y1="6cm" svg:x2="13.5cm" svg:y2="5cm">
          <text:p/>
        </draw:line>
        <draw:custom-shape draw:style-name="gr1087" draw:text-style-name="P6" xml:id="id214" draw:id="id214" draw:layer="layout" svg:width="1cm" svg:height="1cm" svg:x="10.5cm" svg:y="3cm">
          <text:p text:style-name="P5"><text:span text:style-name="T2">R</text:span><text:span text:style-name="T3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088" draw:text-style-name="P3" draw:layer="layout" draw:type="line" svg:x1="9.5cm" svg:y1="5cm" svg:x2="10.646cm" svg:y2="3.854cm" draw:end-shape="id214" draw:end-glue-point="7" svg:d="M9500 5000l1146-1146" svg:viewBox="0 0 1147 1147">
          <text:p/>
        </draw:connector>
        <draw:connector draw:style-name="gr1089" draw:text-style-name="P3" draw:layer="layout" draw:type="line" svg:x1="12.5cm" svg:y1="5cm" svg:x2="11.354cm" svg:y2="3.854cm" draw:end-shape="id214" draw:end-glue-point="9" svg:d="M12500 5000l-1146-1146" svg:viewBox="0 0 1147 1147">
          <text:p/>
        </draw:connector>
        <draw:custom-shape draw:style-name="gr1090" draw:text-style-name="P6" xml:id="id217" draw:id="id217" draw:layer="layout" svg:width="1cm" svg:height="1cm" svg:x="10.001cm" svg:y="7.001cm">
          <text:p text:style-name="P5"><text:span text:style-name="T2">R</text:span><text:span text:style-name="T3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091" draw:text-style-name="P2" draw:layer="layout" svg:width="2cm" svg:height="0.5cm" svg:x="16.5cm" svg:y="5cm">
          <draw:text-box>
            <text:p text:style-name="P1"><text:span text:style-name="T1">v4, v5</text:span></text:p>
          </draw:text-box>
        </draw:frame>
        <draw:frame draw:style-name="gr1092" draw:text-style-name="P2" draw:layer="layout" svg:width="2cm" svg:height="0.5cm" svg:x="16.5cm" svg:y="5.5cm">
          <draw:text-box>
            <text:p text:style-name="P1"><text:span text:style-name="T1">3</text:span></text:p>
          </draw:text-box>
        </draw:frame>
        <draw:line draw:style-name="gr1093" draw:text-style-name="P3" draw:layer="layout" svg:x1="16.5cm" svg:y1="5cm" svg:x2="18.5cm" svg:y2="5cm">
          <text:p/>
        </draw:line>
        <draw:line draw:style-name="gr1094" draw:text-style-name="P3" draw:layer="layout" svg:x1="16.5cm" svg:y1="5.5cm" svg:x2="18.5cm" svg:y2="5.5cm">
          <text:p/>
        </draw:line>
        <draw:line draw:style-name="gr1095" draw:text-style-name="P3" draw:layer="layout" svg:x1="16.5cm" svg:y1="6cm" svg:x2="18.5cm" svg:y2="6cm">
          <text:p/>
        </draw:line>
        <draw:line draw:style-name="gr1096" draw:text-style-name="P3" draw:layer="layout" svg:x1="16.5cm" svg:y1="6cm" svg:x2="16.5cm" svg:y2="5cm">
          <text:p/>
        </draw:line>
        <draw:line draw:style-name="gr1097" draw:text-style-name="P3" draw:layer="layout" svg:x1="18.5cm" svg:y1="6cm" svg:x2="18.5cm" svg:y2="5cm">
          <text:p/>
        </draw:line>
        <draw:frame draw:style-name="gr1098" draw:text-style-name="P2" draw:layer="layout" svg:width="2cm" svg:height="0.5cm" svg:x="19.5cm" svg:y="5cm">
          <draw:text-box>
            <text:p text:style-name="P1"><text:span text:style-name="T1">v4, v0</text:span></text:p>
          </draw:text-box>
        </draw:frame>
        <draw:frame draw:style-name="gr1099" draw:text-style-name="P2" draw:layer="layout" svg:width="2cm" svg:height="0.5cm" svg:x="19.5cm" svg:y="5.5cm">
          <draw:text-box>
            <text:p text:style-name="P1"><text:span text:style-name="T1">2</text:span></text:p>
          </draw:text-box>
        </draw:frame>
        <draw:line draw:style-name="gr1100" draw:text-style-name="P3" draw:layer="layout" svg:x1="19.5cm" svg:y1="5cm" svg:x2="21.5cm" svg:y2="5cm">
          <text:p/>
        </draw:line>
        <draw:line draw:style-name="gr1101" draw:text-style-name="P3" draw:layer="layout" svg:x1="19.5cm" svg:y1="5.5cm" svg:x2="21.5cm" svg:y2="5.5cm">
          <text:p/>
        </draw:line>
        <draw:line draw:style-name="gr1102" draw:text-style-name="P3" draw:layer="layout" svg:x1="19.5cm" svg:y1="6cm" svg:x2="21.5cm" svg:y2="6cm">
          <text:p/>
        </draw:line>
        <draw:line draw:style-name="gr1103" draw:text-style-name="P3" draw:layer="layout" svg:x1="19.5cm" svg:y1="6cm" svg:x2="19.5cm" svg:y2="5cm">
          <text:p/>
        </draw:line>
        <draw:line draw:style-name="gr1104" draw:text-style-name="P3" xml:id="id236" draw:id="id236" draw:layer="layout" svg:x1="21.5cm" svg:y1="6cm" svg:x2="21.5cm" svg:y2="5cm">
          <text:p/>
        </draw:line>
        <draw:custom-shape draw:style-name="gr1105" draw:text-style-name="P6" xml:id="id215" draw:id="id215" draw:layer="layout" svg:width="1cm" svg:height="1cm" svg:x="18.5cm" svg:y="3cm">
          <text:p text:style-name="P5"><text:span text:style-name="T2">R</text:span><text:span text:style-name="T3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106" draw:text-style-name="P3" draw:layer="layout" draw:type="line" svg:x1="17.5cm" svg:y1="5cm" svg:x2="18.646cm" svg:y2="3.854cm" draw:end-shape="id215" draw:end-glue-point="7" svg:d="M17500 5000l1146-1146" svg:viewBox="0 0 1147 1147">
          <text:p/>
        </draw:connector>
        <draw:connector draw:style-name="gr1107" draw:text-style-name="P3" draw:layer="layout" draw:type="line" svg:x1="20.5cm" svg:y1="5cm" svg:x2="19.354cm" svg:y2="3.854cm" draw:end-shape="id215" draw:end-glue-point="9" svg:d="M20500 5000l-1146-1146" svg:viewBox="0 0 1147 1147">
          <text:p/>
        </draw:connector>
        <draw:connector draw:style-name="gr8" draw:text-style-name="P4" draw:layer="layout" draw:type="line" svg:x1="11cm" svg:y1="3cm" svg:x2="14cm" svg:y2="2cm" svg:d="M11000 3000l3000-1000" svg:viewBox="0 0 3001 1001">
          <text:p/>
        </draw:connector>
        <draw:connector draw:style-name="gr8" draw:text-style-name="P4" draw:layer="layout" draw:type="line" svg:x1="19cm" svg:y1="3cm" svg:x2="16cm" svg:y2="2.001cm" svg:d="M19000 3000l-3000-999" svg:viewBox="0 0 3001 1000">
          <text:p/>
        </draw:connector>
        <draw:frame draw:style-name="gr1108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1109" draw:text-style-name="P2" draw:layer="layout" svg:width="2cm" svg:height="0.5cm" svg:x="5cm" svg:y="9.5cm">
          <draw:text-box>
            <text:p text:style-name="P1"><text:span text:style-name="T1">2</text:span></text:p>
          </draw:text-box>
        </draw:frame>
        <draw:line draw:style-name="gr1110" draw:text-style-name="P3" draw:layer="layout" svg:x1="5cm" svg:y1="9cm" svg:x2="7cm" svg:y2="9cm">
          <text:p/>
        </draw:line>
        <draw:line draw:style-name="gr1111" draw:text-style-name="P3" draw:layer="layout" svg:x1="5cm" svg:y1="9.5cm" svg:x2="7cm" svg:y2="9.5cm">
          <text:p/>
        </draw:line>
        <draw:line draw:style-name="gr1112" draw:text-style-name="P3" draw:layer="layout" svg:x1="5cm" svg:y1="10cm" svg:x2="7cm" svg:y2="10cm">
          <text:p/>
        </draw:line>
        <draw:line draw:style-name="gr1113" draw:text-style-name="P3" draw:layer="layout" svg:x1="5cm" svg:y1="10cm" svg:x2="5cm" svg:y2="9cm">
          <text:p/>
        </draw:line>
        <draw:line draw:style-name="gr1114" draw:text-style-name="P3" draw:layer="layout" svg:x1="7cm" svg:y1="10cm" svg:x2="7cm" svg:y2="9cm">
          <text:p/>
        </draw:line>
        <draw:frame draw:style-name="gr1115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1116" draw:text-style-name="P2" draw:layer="layout" svg:width="2cm" svg:height="0.5cm" svg:x="8cm" svg:y="9.5cm">
          <draw:text-box>
            <text:p text:style-name="P1"><text:span text:style-name="T1">5</text:span></text:p>
          </draw:text-box>
        </draw:frame>
        <draw:line draw:style-name="gr1117" draw:text-style-name="P3" draw:layer="layout" svg:x1="8cm" svg:y1="9cm" svg:x2="10cm" svg:y2="9cm">
          <text:p/>
        </draw:line>
        <draw:line draw:style-name="gr1118" draw:text-style-name="P3" draw:layer="layout" svg:x1="8cm" svg:y1="9.5cm" svg:x2="10cm" svg:y2="9.5cm">
          <text:p/>
        </draw:line>
        <draw:line draw:style-name="gr1119" draw:text-style-name="P3" draw:layer="layout" svg:x1="8cm" svg:y1="10cm" svg:x2="10cm" svg:y2="10cm">
          <text:p/>
        </draw:line>
        <draw:line draw:style-name="gr1120" draw:text-style-name="P3" draw:layer="layout" svg:x1="8cm" svg:y1="10cm" svg:x2="8cm" svg:y2="9cm">
          <text:p/>
        </draw:line>
        <draw:line draw:style-name="gr1121" draw:text-style-name="P3" draw:layer="layout" svg:x1="10cm" svg:y1="10cm" svg:x2="10cm" svg:y2="9cm">
          <text:p/>
        </draw:line>
        <draw:custom-shape draw:style-name="gr1122" draw:text-style-name="P6" xml:id="id216" draw:id="id216" draw:layer="layout" svg:width="1cm" svg:height="1cm" svg:x="7cm" svg:y="7cm">
          <text:p text:style-name="P5"><text:span text:style-name="T2">R</text:span><text:span text:style-name="T3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123" draw:text-style-name="P3" draw:layer="layout" draw:type="line" svg:x1="6cm" svg:y1="9cm" svg:x2="7.146cm" svg:y2="7.854cm" draw:end-shape="id216" draw:end-glue-point="7" svg:d="M6000 9000l1146-1146" svg:viewBox="0 0 1147 1147">
          <text:p/>
        </draw:connector>
        <draw:connector draw:style-name="gr1124" draw:text-style-name="P3" draw:layer="layout" draw:type="line" svg:x1="9cm" svg:y1="9cm" svg:x2="7.854cm" svg:y2="7.854cm" draw:end-shape="id216" draw:end-glue-point="9" svg:d="M9000 9000l-1146-1146" svg:viewBox="0 0 1147 1147">
          <text:p/>
        </draw:connector>
        <draw:connector draw:style-name="gr8" draw:text-style-name="P4" draw:layer="layout" draw:type="line" svg:x1="7.5cm" svg:y1="7.001cm" svg:x2="9.5cm" svg:y2="6cm" svg:d="M7500 7001l2000-1001" svg:viewBox="0 0 2001 1002">
          <text:p/>
        </draw:connector>
        <draw:connector draw:style-name="gr8" draw:text-style-name="P4" draw:layer="layout" draw:type="line" svg:x1="6cm" svg:y1="9cm" svg:x2="10.001cm" svg:y2="7.501cm" draw:end-shape="id217" draw:end-glue-point="6" svg:d="M6000 9000l4001-1499" svg:viewBox="0 0 4002 1500">
          <text:p/>
        </draw:connector>
        <draw:frame draw:style-name="gr1125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1126" draw:text-style-name="P2" draw:layer="layout" svg:width="2cm" svg:height="0.5cm" svg:x="11cm" svg:y="9.5cm">
          <draw:text-box>
            <text:p text:style-name="P1"><text:span text:style-name="T1">2</text:span></text:p>
          </draw:text-box>
        </draw:frame>
        <draw:line draw:style-name="gr1127" draw:text-style-name="P3" draw:layer="layout" svg:x1="11cm" svg:y1="9cm" svg:x2="13cm" svg:y2="9cm">
          <text:p/>
        </draw:line>
        <draw:line draw:style-name="gr1128" draw:text-style-name="P3" draw:layer="layout" svg:x1="11cm" svg:y1="9.5cm" svg:x2="13cm" svg:y2="9.5cm">
          <text:p/>
        </draw:line>
        <draw:line draw:style-name="gr1129" draw:text-style-name="P3" draw:layer="layout" svg:x1="11cm" svg:y1="10cm" svg:x2="13cm" svg:y2="10cm">
          <text:p/>
        </draw:line>
        <draw:line draw:style-name="gr1130" draw:text-style-name="P3" draw:layer="layout" svg:x1="11cm" svg:y1="10cm" svg:x2="11cm" svg:y2="9cm">
          <text:p/>
        </draw:line>
        <draw:line draw:style-name="gr1131" draw:text-style-name="P3" draw:layer="layout" svg:x1="13cm" svg:y1="10cm" svg:x2="13cm" svg:y2="9cm">
          <text:p/>
        </draw:line>
        <draw:connector draw:style-name="gr8" draw:text-style-name="P4" draw:layer="layout" draw:type="line" svg:x1="12cm" svg:y1="9cm" svg:x2="10.855cm" svg:y2="7.855cm" draw:end-shape="id217" draw:end-glue-point="9" svg:d="M12000 9000l-1145-1145" svg:viewBox="0 0 1146 1146">
          <text:p/>
        </draw:connector>
        <draw:connector draw:style-name="gr8" draw:text-style-name="P4" draw:layer="layout" draw:type="line" svg:x1="10.501cm" svg:y1="7.001cm" svg:x2="12.5cm" svg:y2="6cm" draw:start-shape="id217" draw:start-glue-point="4" svg:d="M10501 7001l1999-1001" svg:viewBox="0 0 2000 1002">
          <text:p/>
        </draw:connector>
        <draw:frame draw:style-name="gr1132" draw:text-style-name="P2" draw:layer="layout" svg:width="2cm" svg:height="0.5cm" svg:x="17cm" svg:y="9cm">
          <draw:text-box>
            <text:p text:style-name="P1"><text:span text:style-name="T1">v0,v2</text:span></text:p>
          </draw:text-box>
        </draw:frame>
        <draw:frame draw:style-name="gr1133" draw:text-style-name="P2" draw:layer="layout" svg:width="2cm" svg:height="0.5cm" svg:x="17cm" svg:y="9.5cm">
          <draw:text-box>
            <text:p text:style-name="P1"><text:span text:style-name="T1">3</text:span></text:p>
          </draw:text-box>
        </draw:frame>
        <draw:line draw:style-name="gr1134" draw:text-style-name="P3" draw:layer="layout" svg:x1="17cm" svg:y1="9cm" svg:x2="19cm" svg:y2="9cm">
          <text:p/>
        </draw:line>
        <draw:line draw:style-name="gr1135" draw:text-style-name="P3" draw:layer="layout" svg:x1="17cm" svg:y1="9.5cm" svg:x2="19cm" svg:y2="9.5cm">
          <text:p/>
        </draw:line>
        <draw:line draw:style-name="gr1136" draw:text-style-name="P3" draw:layer="layout" svg:x1="17cm" svg:y1="10cm" svg:x2="19cm" svg:y2="10cm">
          <text:p/>
        </draw:line>
        <draw:line draw:style-name="gr1137" draw:text-style-name="P3" draw:layer="layout" svg:x1="17cm" svg:y1="10cm" svg:x2="17cm" svg:y2="9cm">
          <text:p/>
        </draw:line>
        <draw:line draw:style-name="gr1138" draw:text-style-name="P3" draw:layer="layout" svg:x1="19cm" svg:y1="10cm" svg:x2="19cm" svg:y2="9cm">
          <text:p/>
        </draw:line>
        <draw:g xml:id="id219" draw:id="id219">
          <draw:frame draw:style-name="gr1139" draw:text-style-name="P2" draw:layer="layout" svg:width="2cm" svg:height="0.5cm" svg:x="20cm" svg:y="9cm">
            <draw:text-box>
              <text:p text:style-name="P7">v2, v4</text:p>
            </draw:text-box>
          </draw:frame>
          <draw:frame draw:style-name="gr1140" draw:text-style-name="P2" draw:layer="layout" svg:width="2cm" svg:height="0.5cm" svg:x="20cm" svg:y="9.5cm">
            <draw:text-box>
              <text:p text:style-name="P7">2</text:p>
            </draw:text-box>
          </draw:frame>
          <draw:line draw:style-name="gr1141" draw:text-style-name="P3" draw:layer="layout" svg:x1="20cm" svg:y1="9cm" svg:x2="22cm" svg:y2="9cm">
            <text:p/>
          </draw:line>
          <draw:line draw:style-name="gr1142" draw:text-style-name="P3" draw:layer="layout" svg:x1="20cm" svg:y1="9.5cm" svg:x2="22cm" svg:y2="9.5cm">
            <text:p/>
          </draw:line>
          <draw:line draw:style-name="gr1143" draw:text-style-name="P3" draw:layer="layout" svg:x1="20cm" svg:y1="10cm" svg:x2="22cm" svg:y2="10cm">
            <text:p/>
          </draw:line>
          <draw:line draw:style-name="gr1144" draw:text-style-name="P3" draw:layer="layout" svg:x1="20cm" svg:y1="10cm" svg:x2="20cm" svg:y2="9cm">
            <text:p/>
          </draw:line>
          <draw:line draw:style-name="gr1145" draw:text-style-name="P3" draw:layer="layout" svg:x1="22cm" svg:y1="10cm" svg:x2="22cm" svg:y2="9cm">
            <text:p/>
          </draw:line>
        </draw:g>
        <draw:custom-shape draw:style-name="gr1146" draw:text-style-name="P6" xml:id="id218" draw:id="id218" draw:layer="layout" svg:width="1cm" svg:height="1cm" svg:x="20cm" svg:y="7cm">
          <text:p text:style-name="P5"><text:span text:style-name="T2">R</text:span><text:span text:style-name="T3">8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147" draw:text-style-name="P3" draw:layer="layout" draw:type="line" svg:x1="18cm" svg:y1="9cm" svg:x2="20.146cm" svg:y2="7.854cm" draw:end-shape="id218" draw:end-glue-point="7" svg:d="M18000 9000l2146-1146" svg:viewBox="0 0 2147 1147">
          <text:p/>
        </draw:connector>
        <draw:connector draw:style-name="gr1148" draw:text-style-name="P3" draw:layer="layout" draw:type="line" svg:x1="21cm" svg:y1="9cm" svg:x2="20.854cm" svg:y2="7.854cm" draw:start-shape="id219" draw:start-glue-point="0" draw:end-shape="id218" draw:end-glue-point="9" svg:d="M21000 9000l-146-1146" svg:viewBox="0 0 147 1147">
          <text:p/>
        </draw:connector>
        <draw:custom-shape draw:style-name="gr1149" draw:text-style-name="P6" xml:id="id220" draw:id="id220" draw:layer="layout" svg:width="1cm" svg:height="1cm" svg:x="13.001cm" svg:y="7.001cm">
          <text:p text:style-name="P5"><text:span text:style-name="T2">R</text:span><text:span text:style-name="T3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4" draw:layer="layout" svg:x1="12cm" svg:y1="9cm" svg:x2="13.6cm" svg:y2="8cm">
          <text:p/>
        </draw:line>
        <draw:connector draw:style-name="gr8" draw:text-style-name="P4" draw:layer="layout" draw:type="line" svg:x1="9.004cm" svg:y1="9.014cm" svg:x2="13.147cm" svg:y2="7.855cm" draw:end-shape="id220" draw:end-glue-point="7" svg:d="M9004 9014l4143-1159" svg:viewBox="0 0 4144 1160">
          <text:p/>
        </draw:connector>
        <draw:custom-shape draw:style-name="gr1150" draw:text-style-name="P6" xml:id="id221" draw:id="id221" draw:layer="layout" svg:width="1cm" svg:height="1cm" svg:x="15.001cm" svg:y="7.001cm">
          <text:p text:style-name="P5"><text:span text:style-name="T2">R</text:span><text:span text:style-name="T3">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5.004cm" svg:y1="9.024cm" svg:x2="15.501cm" svg:y2="8.001cm" draw:end-shape="id221" draw:end-glue-point="8" svg:d="M15004 9024l497-1023" svg:viewBox="0 0 498 1024">
          <text:p/>
        </draw:connector>
        <draw:line draw:style-name="gr8" draw:text-style-name="P4" draw:layer="layout" svg:x1="18.1cm" svg:y1="9cm" svg:x2="15.5cm" svg:y2="8cm">
          <text:p/>
        </draw:line>
        <draw:connector draw:style-name="gr8" draw:text-style-name="P4" draw:layer="layout" draw:type="line" svg:x1="15.501cm" svg:y1="7.001cm" svg:x2="15.202cm" svg:y2="1.994cm" draw:start-shape="id221" draw:start-glue-point="4" svg:d="M15501 7001l-299-5007" svg:viewBox="0 0 300 5008">
          <text:p/>
        </draw:connector>
        <draw:custom-shape draw:style-name="gr1151" draw:text-style-name="P6" xml:id="id222" draw:id="id222" draw:layer="layout" svg:width="1cm" svg:height="1cm" svg:x="17.001cm" svg:y="7.001cm">
          <text:p text:style-name="P5"><text:span text:style-name="T2">R</text:span><text:span text:style-name="T3">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5.004cm" svg:y1="9.025cm" svg:x2="17.501cm" svg:y2="8.001cm" draw:end-shape="id222" draw:end-glue-point="8" svg:d="M15004 9025l2497-1024" svg:viewBox="0 0 2498 1025">
          <text:p/>
        </draw:connector>
        <draw:line draw:style-name="gr8" draw:text-style-name="P4" draw:layer="layout" svg:x1="21cm" svg:y1="9cm" svg:x2="17.5cm" svg:y2="8cm">
          <text:p/>
        </draw:line>
        <draw:connector draw:style-name="gr8" draw:text-style-name="P4" draw:layer="layout" draw:type="line" svg:x1="17.501cm" svg:y1="7.001cm" svg:x2="17.471cm" svg:y2="5.991cm" draw:start-shape="id222" draw:start-glue-point="4" svg:d="M17501 7001l-30-1010" svg:viewBox="0 0 31 1011">
          <text:p/>
        </draw:connector>
        <draw:connector draw:style-name="gr8" draw:text-style-name="P4" draw:layer="layout" draw:type="line" svg:x1="20.5cm" svg:y1="7cm" svg:x2="20.466cm" svg:y2="5.991cm" draw:start-shape="id218" draw:start-glue-point="4" svg:d="M20500 7000l-34-1009" svg:viewBox="0 0 35 1010">
          <text:p/>
        </draw:connector>
        <draw:frame draw:style-name="gr1152" draw:text-style-name="P2" draw:layer="layout" svg:width="2cm" svg:height="0.5cm" svg:x="14cm" svg:y="9cm">
          <draw:text-box>
            <text:p text:style-name="P1"><text:span text:style-name="T1">v2, v5</text:span></text:p>
          </draw:text-box>
        </draw:frame>
        <draw:frame draw:style-name="gr1153" draw:text-style-name="P2" draw:layer="layout" svg:width="2cm" svg:height="0.5cm" svg:x="14cm" svg:y="9.5cm">
          <draw:text-box>
            <text:p text:style-name="P1"><text:span text:style-name="T1">4</text:span></text:p>
          </draw:text-box>
        </draw:frame>
        <draw:line draw:style-name="gr1154" draw:text-style-name="P3" draw:layer="layout" svg:x1="14cm" svg:y1="9cm" svg:x2="16cm" svg:y2="9cm">
          <text:p/>
        </draw:line>
        <draw:line draw:style-name="gr1155" draw:text-style-name="P3" draw:layer="layout" svg:x1="14cm" svg:y1="9.5cm" svg:x2="16cm" svg:y2="9.5cm">
          <text:p/>
        </draw:line>
        <draw:line draw:style-name="gr1156" draw:text-style-name="P3" xml:id="id230" draw:id="id230" draw:layer="layout" svg:x1="14cm" svg:y1="10cm" svg:x2="16cm" svg:y2="10cm">
          <text:p/>
        </draw:line>
        <draw:line draw:style-name="gr1157" draw:text-style-name="P3" draw:layer="layout" svg:x1="14cm" svg:y1="10cm" svg:x2="14cm" svg:y2="9cm">
          <text:p/>
        </draw:line>
        <draw:line draw:style-name="gr1158" draw:text-style-name="P3" draw:layer="layout" svg:x1="16cm" svg:y1="10cm" svg:x2="16cm" svg:y2="9cm">
          <text:p/>
        </draw:line>
        <draw:g xml:id="id223" draw:id="id223">
          <draw:frame draw:style-name="gr1159" draw:text-style-name="P2" draw:layer="layout" svg:width="2cm" svg:height="0.5cm" svg:x="1cm" svg:y="13cm">
            <draw:text-box>
              <text:p text:style-name="P7">v7, v9</text:p>
            </draw:text-box>
          </draw:frame>
          <draw:frame draw:style-name="gr1160" draw:text-style-name="P2" draw:layer="layout" svg:width="2cm" svg:height="0.5cm" svg:x="1cm" svg:y="13.5cm">
            <draw:text-box>
              <text:p text:style-name="P7">1</text:p>
            </draw:text-box>
          </draw:frame>
          <draw:line draw:style-name="gr1161" draw:text-style-name="P3" draw:layer="layout" svg:x1="1cm" svg:y1="13cm" svg:x2="3cm" svg:y2="13cm">
            <text:p/>
          </draw:line>
          <draw:line draw:style-name="gr1162" draw:text-style-name="P3" draw:layer="layout" svg:x1="1cm" svg:y1="13.5cm" svg:x2="3cm" svg:y2="13.5cm">
            <text:p/>
          </draw:line>
          <draw:line draw:style-name="gr1163" draw:text-style-name="P3" draw:layer="layout" svg:x1="1cm" svg:y1="14cm" svg:x2="3cm" svg:y2="14cm">
            <text:p/>
          </draw:line>
          <draw:line draw:style-name="gr1164" draw:text-style-name="P3" draw:layer="layout" svg:x1="1cm" svg:y1="14cm" svg:x2="1cm" svg:y2="13cm">
            <text:p/>
          </draw:line>
          <draw:line draw:style-name="gr1165" draw:text-style-name="P3" draw:layer="layout" svg:x1="3cm" svg:y1="14cm" svg:x2="3cm" svg:y2="13cm">
            <text:p/>
          </draw:line>
        </draw:g>
        <draw:g xml:id="id225" draw:id="id225">
          <draw:frame draw:style-name="gr1166" draw:text-style-name="P2" draw:layer="layout" svg:width="2cm" svg:height="0.5cm" svg:x="3.5cm" svg:y="13cm">
            <draw:text-box>
              <text:p text:style-name="P7">v6, v5</text:p>
            </draw:text-box>
          </draw:frame>
          <draw:frame draw:style-name="gr1167" draw:text-style-name="P2" draw:layer="layout" svg:width="2cm" svg:height="0.5cm" svg:x="3.5cm" svg:y="13.5cm">
            <draw:text-box>
              <text:p text:style-name="P7">1</text:p>
            </draw:text-box>
          </draw:frame>
          <draw:line draw:style-name="gr1168" draw:text-style-name="P3" draw:layer="layout" svg:x1="3.5cm" svg:y1="13cm" svg:x2="5.5cm" svg:y2="13cm">
            <text:p/>
          </draw:line>
          <draw:line draw:style-name="gr1169" draw:text-style-name="P3" draw:layer="layout" svg:x1="3.5cm" svg:y1="13.5cm" svg:x2="5.5cm" svg:y2="13.5cm">
            <text:p/>
          </draw:line>
          <draw:line draw:style-name="gr1170" draw:text-style-name="P3" draw:layer="layout" svg:x1="3.5cm" svg:y1="14cm" svg:x2="5.5cm" svg:y2="14cm">
            <text:p/>
          </draw:line>
          <draw:line draw:style-name="gr1171" draw:text-style-name="P3" draw:layer="layout" svg:x1="3.5cm" svg:y1="14cm" svg:x2="3.5cm" svg:y2="13cm">
            <text:p/>
          </draw:line>
          <draw:line draw:style-name="gr1172" draw:text-style-name="P3" draw:layer="layout" svg:x1="5.5cm" svg:y1="14cm" svg:x2="5.5cm" svg:y2="13cm">
            <text:p/>
          </draw:line>
        </draw:g>
        <draw:custom-shape draw:style-name="gr1173" draw:text-style-name="P6" xml:id="id224" draw:id="id224" draw:layer="layout" svg:width="1cm" svg:height="1cm" svg:x="3.5cm" svg:y="11cm">
          <text:p text:style-name="P5"><text:span text:style-name="T2">R</text:span><text:span text:style-name="T3">1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174" draw:text-style-name="P3" draw:layer="layout" draw:type="line" svg:x1="2cm" svg:y1="13cm" svg:x2="3.646cm" svg:y2="11.854cm" draw:start-shape="id223" draw:start-glue-point="0" draw:end-shape="id224" draw:end-glue-point="7" svg:d="M2000 13000l1646-1146" svg:viewBox="0 0 1647 1147">
          <text:p/>
        </draw:connector>
        <draw:connector draw:style-name="gr1175" draw:text-style-name="P3" draw:layer="layout" draw:type="line" svg:x1="4.5cm" svg:y1="13cm" svg:x2="4.354cm" svg:y2="11.854cm" draw:start-shape="id225" draw:start-glue-point="0" draw:end-shape="id224" draw:end-glue-point="9" svg:d="M4500 13000l-146-1146" svg:viewBox="0 0 147 1147">
          <text:p/>
        </draw:connector>
        <draw:connector draw:style-name="gr8" draw:text-style-name="P4" draw:layer="layout" draw:type="line" svg:x1="4cm" svg:y1="11cm" svg:x2="6.047cm" svg:y2="10.01cm" draw:start-shape="id224" draw:start-glue-point="4" svg:d="M4000 11000l2047-990" svg:viewBox="0 0 2048 991">
          <text:p/>
        </draw:connector>
        <draw:frame draw:style-name="gr1176" draw:text-style-name="P2" draw:layer="layout" svg:width="2cm" svg:height="0.5cm" svg:x="6cm" svg:y="13cm">
          <draw:text-box>
            <text:p text:style-name="P1"><text:span text:style-name="T1">v5, </text:span><text:span text:style-name="T1">v9</text:span></text:p>
          </draw:text-box>
        </draw:frame>
        <draw:frame draw:style-name="gr1177" draw:text-style-name="P2" draw:layer="layout" svg:width="2cm" svg:height="0.5cm" svg:x="6cm" svg:y="13.5cm">
          <draw:text-box>
            <text:p text:style-name="P1"><text:span text:style-name="T1">4</text:span></text:p>
          </draw:text-box>
        </draw:frame>
        <draw:line draw:style-name="gr1178" draw:text-style-name="P3" xml:id="id228" draw:id="id228" draw:layer="layout" svg:x1="6cm" svg:y1="13cm" svg:x2="8cm" svg:y2="13cm">
          <text:p/>
        </draw:line>
        <draw:line draw:style-name="gr1179" draw:text-style-name="P3" draw:layer="layout" svg:x1="6cm" svg:y1="13.5cm" svg:x2="8cm" svg:y2="13.5cm">
          <text:p/>
        </draw:line>
        <draw:line draw:style-name="gr1180" draw:text-style-name="P3" draw:layer="layout" svg:x1="6cm" svg:y1="14cm" svg:x2="8cm" svg:y2="14cm">
          <text:p/>
        </draw:line>
        <draw:line draw:style-name="gr1181" draw:text-style-name="P3" draw:layer="layout" svg:x1="6cm" svg:y1="14cm" svg:x2="6cm" svg:y2="13cm">
          <text:p/>
        </draw:line>
        <draw:line draw:style-name="gr1182" draw:text-style-name="P3" draw:layer="layout" svg:x1="8cm" svg:y1="14cm" svg:x2="8cm" svg:y2="13cm">
          <text:p/>
        </draw:line>
        <draw:frame draw:style-name="gr1183" draw:text-style-name="P2" draw:layer="layout" svg:width="2cm" svg:height="0.5cm" svg:x="11cm" svg:y="13cm">
          <draw:text-box>
            <text:p text:style-name="P1"><text:span text:style-name="T1">v3, v5</text:span></text:p>
          </draw:text-box>
        </draw:frame>
        <draw:frame draw:style-name="gr1184" draw:text-style-name="P2" draw:layer="layout" svg:width="2cm" svg:height="0.5cm" svg:x="11cm" svg:y="13.5cm">
          <draw:text-box>
            <text:p text:style-name="P1"><text:span text:style-name="T1">2</text:span></text:p>
          </draw:text-box>
        </draw:frame>
        <draw:line draw:style-name="gr1185" draw:text-style-name="P3" xml:id="id231" draw:id="id231" draw:layer="layout" svg:x1="11cm" svg:y1="13cm" svg:x2="13cm" svg:y2="13cm">
          <text:p/>
        </draw:line>
        <draw:line draw:style-name="gr1186" draw:text-style-name="P3" draw:layer="layout" svg:x1="11cm" svg:y1="13.5cm" svg:x2="13cm" svg:y2="13.5cm">
          <text:p/>
        </draw:line>
        <draw:line draw:style-name="gr1187" draw:text-style-name="P3" draw:layer="layout" svg:x1="11cm" svg:y1="14cm" svg:x2="13cm" svg:y2="14cm">
          <text:p/>
        </draw:line>
        <draw:line draw:style-name="gr1188" draw:text-style-name="P3" draw:layer="layout" svg:x1="11cm" svg:y1="14cm" svg:x2="11cm" svg:y2="13cm">
          <text:p/>
        </draw:line>
        <draw:line draw:style-name="gr1189" draw:text-style-name="P3" draw:layer="layout" svg:x1="13cm" svg:y1="14cm" svg:x2="13cm" svg:y2="13cm">
          <text:p/>
        </draw:line>
        <draw:frame draw:style-name="gr1190" draw:text-style-name="P2" draw:layer="layout" svg:width="2cm" svg:height="0.5cm" svg:x="13.5cm" svg:y="13cm">
          <draw:text-box>
            <text:p text:style-name="P1"><text:span text:style-name="T1">v2, v3</text:span></text:p>
          </draw:text-box>
        </draw:frame>
        <draw:frame draw:style-name="gr1191" draw:text-style-name="P2" draw:layer="layout" svg:width="2cm" svg:height="0.5cm" svg:x="13.5cm" svg:y="13.5cm">
          <draw:text-box>
            <text:p text:style-name="P1"><text:span text:style-name="T1">2</text:span></text:p>
          </draw:text-box>
        </draw:frame>
        <draw:line draw:style-name="gr1192" draw:text-style-name="P3" draw:layer="layout" svg:x1="13.5cm" svg:y1="13cm" svg:x2="15.5cm" svg:y2="13cm">
          <text:p/>
        </draw:line>
        <draw:line draw:style-name="gr1193" draw:text-style-name="P3" draw:layer="layout" svg:x1="13.5cm" svg:y1="13.5cm" svg:x2="15.5cm" svg:y2="13.5cm">
          <text:p/>
        </draw:line>
        <draw:line draw:style-name="gr1194" draw:text-style-name="P3" draw:layer="layout" svg:x1="13.5cm" svg:y1="14cm" svg:x2="15.5cm" svg:y2="14cm">
          <text:p/>
        </draw:line>
        <draw:line draw:style-name="gr1195" draw:text-style-name="P3" xml:id="id232" draw:id="id232" draw:layer="layout" svg:x1="13.5cm" svg:y1="14cm" svg:x2="13.5cm" svg:y2="13cm">
          <text:p/>
        </draw:line>
        <draw:line draw:style-name="gr1196" draw:text-style-name="P3" draw:layer="layout" svg:x1="15.5cm" svg:y1="14cm" svg:x2="15.5cm" svg:y2="13cm">
          <text:p/>
        </draw:line>
        <draw:g xml:id="id233" draw:id="id233">
          <draw:frame draw:style-name="gr1197" draw:text-style-name="P2" draw:layer="layout" svg:width="2cm" svg:height="0.5cm" svg:x="21cm" svg:y="13cm">
            <draw:text-box>
              <text:p text:style-name="P7">v0, v1</text:p>
            </draw:text-box>
          </draw:frame>
          <draw:frame draw:style-name="gr1198" draw:text-style-name="P2" draw:layer="layout" svg:width="2cm" svg:height="0.5cm" svg:x="21cm" svg:y="13.5cm">
            <draw:text-box>
              <text:p text:style-name="P7">1</text:p>
            </draw:text-box>
          </draw:frame>
          <draw:line draw:style-name="gr1199" draw:text-style-name="P3" draw:layer="layout" svg:x1="21cm" svg:y1="13cm" svg:x2="23cm" svg:y2="13cm">
            <text:p/>
          </draw:line>
          <draw:line draw:style-name="gr1200" draw:text-style-name="P3" draw:layer="layout" svg:x1="21cm" svg:y1="13.5cm" svg:x2="23cm" svg:y2="13.5cm">
            <text:p/>
          </draw:line>
          <draw:line draw:style-name="gr1201" draw:text-style-name="P3" draw:layer="layout" svg:x1="21cm" svg:y1="14cm" svg:x2="23cm" svg:y2="14cm">
            <text:p/>
          </draw:line>
          <draw:line draw:style-name="gr1202" draw:text-style-name="P3" draw:layer="layout" svg:x1="21cm" svg:y1="14cm" svg:x2="21cm" svg:y2="13cm">
            <text:p/>
          </draw:line>
          <draw:line draw:style-name="gr1203" draw:text-style-name="P3" draw:layer="layout" svg:x1="23cm" svg:y1="14cm" svg:x2="23cm" svg:y2="13cm">
            <text:p/>
          </draw:line>
        </draw:g>
        <draw:g xml:id="id235" draw:id="id235">
          <draw:frame draw:style-name="gr1204" draw:text-style-name="P2" draw:layer="layout" svg:width="2cm" svg:height="0.5cm" svg:x="26cm" svg:y="13cm">
            <draw:text-box>
              <text:p text:style-name="P7">v1, v4</text:p>
            </draw:text-box>
          </draw:frame>
          <draw:frame draw:style-name="gr1205" draw:text-style-name="P2" draw:layer="layout" svg:width="2cm" svg:height="0.5cm" svg:x="26cm" svg:y="13.5cm">
            <draw:text-box>
              <text:p text:style-name="P7">1</text:p>
            </draw:text-box>
          </draw:frame>
          <draw:line draw:style-name="gr1206" draw:text-style-name="P3" draw:layer="layout" svg:x1="26cm" svg:y1="13cm" svg:x2="28cm" svg:y2="13cm">
            <text:p/>
          </draw:line>
          <draw:line draw:style-name="gr1207" draw:text-style-name="P3" draw:layer="layout" svg:x1="26cm" svg:y1="13.5cm" svg:x2="28cm" svg:y2="13.5cm">
            <text:p/>
          </draw:line>
          <draw:line draw:style-name="gr1208" draw:text-style-name="P3" draw:layer="layout" svg:x1="26cm" svg:y1="14cm" svg:x2="28cm" svg:y2="14cm">
            <text:p/>
          </draw:line>
          <draw:line draw:style-name="gr1209" draw:text-style-name="P3" draw:layer="layout" svg:x1="26cm" svg:y1="14cm" svg:x2="26cm" svg:y2="13cm">
            <text:p/>
          </draw:line>
          <draw:line draw:style-name="gr1210" draw:text-style-name="P3" draw:layer="layout" svg:x1="28cm" svg:y1="14cm" svg:x2="28cm" svg:y2="13cm">
            <text:p/>
          </draw:line>
        </draw:g>
        <draw:custom-shape draw:style-name="gr1211" draw:text-style-name="P6" xml:id="id226" draw:id="id226" draw:layer="layout" svg:width="1cm" svg:height="1cm" svg:x="6.001cm" svg:y="11.001cm">
          <text:p text:style-name="P5"><text:span text:style-name="T2">R</text:span><text:span text:style-name="T3">1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6.501cm" svg:y1="11.001cm" svg:x2="9.641cm" svg:y2="5.976cm" draw:start-shape="id226" draw:start-glue-point="4" svg:d="M6501 11001l3140-5025" svg:viewBox="0 0 3141 5026">
          <text:p/>
        </draw:connector>
        <draw:custom-shape draw:style-name="gr1212" draw:text-style-name="P6" xml:id="id227" draw:id="id227" draw:layer="layout" svg:width="1cm" svg:height="1cm" svg:x="8.502cm" svg:y="11.002cm">
          <text:p text:style-name="P5"><text:span text:style-name="T2">R</text:span><text:span text:style-name="T3">1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5cm" svg:y1="13.001cm" svg:x2="9.002cm" svg:y2="12.002cm" draw:end-shape="id227" draw:end-glue-point="8" svg:d="M5000 13001l4002-999" svg:viewBox="0 0 4003 1000">
          <text:p/>
        </draw:connector>
        <draw:connector draw:style-name="gr8" draw:text-style-name="P4" draw:layer="layout" draw:type="line" svg:x1="7cm" svg:y1="13cm" svg:x2="9.002cm" svg:y2="12.002cm" draw:start-shape="id228" draw:start-glue-point="0" draw:end-shape="id227" draw:end-glue-point="8" svg:d="M7000 13000l2002-998" svg:viewBox="0 0 2003 999">
          <text:p/>
        </draw:connector>
        <draw:connector draw:style-name="gr8" draw:text-style-name="P4" draw:layer="layout" draw:type="line" svg:x1="9.002cm" svg:y1="11.002cm" svg:x2="8.979cm" svg:y2="10.01cm" draw:start-shape="id227" draw:start-glue-point="4" svg:d="M9002 11002l-23-992" svg:viewBox="0 0 24 993">
          <text:p/>
        </draw:connector>
        <draw:connector draw:style-name="gr8" draw:text-style-name="P4" draw:layer="layout" draw:type="line" svg:x1="2cm" svg:y1="13cm" svg:x2="6.147cm" svg:y2="11.855cm" draw:start-shape="id223" draw:start-glue-point="0" draw:end-shape="id226" draw:end-glue-point="7" svg:d="M2000 13000l4147-1145" svg:viewBox="0 0 4148 1146">
          <text:p/>
        </draw:connector>
        <draw:connector draw:style-name="gr8" draw:text-style-name="P4" draw:layer="layout" draw:type="line" svg:x1="7cm" svg:y1="13cm" svg:x2="6.855cm" svg:y2="11.855cm" draw:start-shape="id228" draw:start-glue-point="0" draw:end-shape="id226" draw:end-glue-point="9" svg:d="M7000 13000l-145-1145" svg:viewBox="0 0 146 1146">
          <text:p/>
        </draw:connector>
        <draw:custom-shape draw:style-name="gr1213" draw:text-style-name="P6" xml:id="id229" draw:id="id229" draw:layer="layout" svg:width="1cm" svg:height="1cm" svg:x="11.003cm" svg:y="11.003cm">
          <text:p text:style-name="P5"><text:span text:style-name="T2">R</text:span><text:span text:style-name="T3">1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1.503cm" svg:y1="11.003cm" svg:x2="15cm" svg:y2="10cm" draw:start-shape="id229" draw:start-glue-point="4" draw:end-shape="id230" draw:end-glue-point="0" svg:d="M11503 11003l3497-1003" svg:viewBox="0 0 3498 1004">
          <text:p/>
        </draw:connector>
        <draw:connector draw:style-name="gr8" draw:text-style-name="P4" draw:layer="layout" draw:type="line" svg:x1="12cm" svg:y1="13cm" svg:x2="11.503cm" svg:y2="12.003cm" draw:start-shape="id231" draw:start-glue-point="0" draw:end-shape="id229" draw:end-glue-point="8" svg:d="M12000 13000l-497-997" svg:viewBox="0 0 498 998">
          <text:p/>
        </draw:connector>
        <draw:connector draw:style-name="gr8" draw:text-style-name="P4" draw:layer="layout" draw:type="line" svg:x1="13.5cm" svg:y1="13cm" svg:x2="11.857cm" svg:y2="11.857cm" draw:start-shape="id232" draw:start-glue-point="0" draw:end-shape="id229" draw:end-glue-point="9" svg:d="M13500 13000l-1643-1143" svg:viewBox="0 0 1644 1144">
          <text:p/>
        </draw:connector>
        <draw:custom-shape draw:style-name="gr1214" draw:text-style-name="P6" xml:id="id234" draw:id="id234" draw:layer="layout" svg:width="1cm" svg:height="1cm" svg:x="23.009cm" svg:y="7.009cm">
          <text:p text:style-name="P5"><text:span text:style-name="T2">R</text:span><text:span text:style-name="T3">9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22cm" svg:y1="13cm" svg:x2="23.509cm" svg:y2="8.009cm" draw:start-shape="id233" draw:start-glue-point="0" draw:end-shape="id234" draw:end-glue-point="8" svg:d="M22000 13000l1509-4991" svg:viewBox="0 0 1510 4992">
          <text:p/>
        </draw:connector>
        <draw:connector draw:style-name="gr8" draw:text-style-name="P4" draw:layer="layout" draw:type="line" svg:x1="27cm" svg:y1="13cm" svg:x2="23.509cm" svg:y2="8.009cm" draw:start-shape="id235" draw:start-glue-point="0" draw:end-shape="id234" draw:end-glue-point="8" svg:d="M27000 13000l-3491-4991" svg:viewBox="0 0 3492 4992">
          <text:p/>
        </draw:connector>
        <draw:connector draw:style-name="gr8" draw:text-style-name="P4" draw:layer="layout" draw:type="line" svg:x1="23.509cm" svg:y1="7.009cm" svg:x2="21.5cm" svg:y2="6cm" draw:start-shape="id234" draw:start-glue-point="4" draw:end-shape="id236" draw:end-glue-point="2" svg:d="M23509 7009l-2009-1009" svg:viewBox="0 0 2010 1010">
          <text:p/>
        </draw:connector>
      </draw:page>
      <draw:page draw:name="page8" draw:style-name="dp1" draw:master-page-name="Default">
        <draw:frame draw:style-name="gr1215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1216" draw:text-style-name="P2" draw:layer="layout" svg:width="2cm" svg:height="0.5cm" svg:x="14cm" svg:y="1.5cm">
          <draw:text-box>
            <text:p text:style-name="P1"><text:span text:style-name="T1">5</text:span></text:p>
          </draw:text-box>
        </draw:frame>
        <draw:line draw:style-name="gr1217" draw:text-style-name="P3" draw:layer="layout" svg:x1="14cm" svg:y1="1cm" svg:x2="16cm" svg:y2="1cm">
          <text:p/>
        </draw:line>
        <draw:line draw:style-name="gr1218" draw:text-style-name="P3" draw:layer="layout" svg:x1="14cm" svg:y1="1.5cm" svg:x2="16cm" svg:y2="1.5cm">
          <text:p/>
        </draw:line>
        <draw:line draw:style-name="gr1219" draw:text-style-name="P3" xml:id="id237" draw:id="id237" draw:layer="layout" svg:x1="14cm" svg:y1="2cm" svg:x2="16cm" svg:y2="2cm">
          <text:p/>
        </draw:line>
        <draw:line draw:style-name="gr1220" draw:text-style-name="P3" draw:layer="layout" svg:x1="14cm" svg:y1="2cm" svg:x2="14cm" svg:y2="1cm">
          <text:p/>
        </draw:line>
        <draw:line draw:style-name="gr1221" draw:text-style-name="P3" draw:layer="layout" svg:x1="16cm" svg:y1="2cm" svg:x2="16cm" svg:y2="1cm">
          <text:p/>
        </draw:line>
        <draw:connector draw:style-name="gr8" draw:text-style-name="P4" draw:layer="layout" draw:type="line" svg:x1="13.596cm" svg:y1="7.011cm" svg:x2="15cm" svg:y2="2cm" draw:end-shape="id237" draw:end-glue-point="0" svg:d="M13596 7011l1404-5011" svg:viewBox="0 0 1405 5012">
          <text:p/>
        </draw:connector>
        <draw:frame draw:style-name="gr1222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1223" draw:text-style-name="P2" draw:layer="layout" svg:width="2cm" svg:height="0.5cm" svg:x="8.5cm" svg:y="5.5cm">
          <draw:text-box>
            <text:p text:style-name="P1"><text:span text:style-name="T1">4</text:span></text:p>
          </draw:text-box>
        </draw:frame>
        <draw:line draw:style-name="gr1224" draw:text-style-name="P3" draw:layer="layout" svg:x1="8.5cm" svg:y1="5cm" svg:x2="10.5cm" svg:y2="5cm">
          <text:p/>
        </draw:line>
        <draw:line draw:style-name="gr1225" draw:text-style-name="P3" draw:layer="layout" svg:x1="8.5cm" svg:y1="5.5cm" svg:x2="10.5cm" svg:y2="5.5cm">
          <text:p/>
        </draw:line>
        <draw:line draw:style-name="gr1226" draw:text-style-name="P3" draw:layer="layout" svg:x1="8.5cm" svg:y1="6cm" svg:x2="10.5cm" svg:y2="6cm">
          <text:p/>
        </draw:line>
        <draw:line draw:style-name="gr1227" draw:text-style-name="P3" draw:layer="layout" svg:x1="8.5cm" svg:y1="6cm" svg:x2="8.5cm" svg:y2="5cm">
          <text:p/>
        </draw:line>
        <draw:line draw:style-name="gr1228" draw:text-style-name="P3" draw:layer="layout" svg:x1="10.5cm" svg:y1="6cm" svg:x2="10.5cm" svg:y2="5cm">
          <text:p/>
        </draw:line>
        <draw:frame draw:style-name="gr1229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1230" draw:text-style-name="P2" draw:layer="layout" svg:width="2cm" svg:height="0.5cm" svg:x="11.5cm" svg:y="5.5cm">
          <draw:text-box>
            <text:p text:style-name="P1"><text:span text:style-name="T1">4</text:span></text:p>
          </draw:text-box>
        </draw:frame>
        <draw:line draw:style-name="gr1231" draw:text-style-name="P3" draw:layer="layout" svg:x1="11.5cm" svg:y1="5cm" svg:x2="13.5cm" svg:y2="5cm">
          <text:p/>
        </draw:line>
        <draw:line draw:style-name="gr1232" draw:text-style-name="P3" draw:layer="layout" svg:x1="11.5cm" svg:y1="5.5cm" svg:x2="13.5cm" svg:y2="5.5cm">
          <text:p/>
        </draw:line>
        <draw:line draw:style-name="gr1233" draw:text-style-name="P3" draw:layer="layout" svg:x1="11.5cm" svg:y1="6cm" svg:x2="13.5cm" svg:y2="6cm">
          <text:p/>
        </draw:line>
        <draw:line draw:style-name="gr1234" draw:text-style-name="P3" draw:layer="layout" svg:x1="11.5cm" svg:y1="6cm" svg:x2="11.5cm" svg:y2="5cm">
          <text:p/>
        </draw:line>
        <draw:line draw:style-name="gr1235" draw:text-style-name="P3" draw:layer="layout" svg:x1="13.5cm" svg:y1="6cm" svg:x2="13.5cm" svg:y2="5cm">
          <text:p/>
        </draw:line>
        <draw:custom-shape draw:style-name="gr1236" draw:text-style-name="P6" xml:id="id238" draw:id="id238" draw:layer="layout" svg:width="1cm" svg:height="1cm" svg:x="10.5cm" svg:y="3cm">
          <text:p text:style-name="P5"><text:span text:style-name="T2">R</text:span><text:span text:style-name="T3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237" draw:text-style-name="P3" draw:layer="layout" draw:type="line" svg:x1="9.5cm" svg:y1="5cm" svg:x2="10.646cm" svg:y2="3.854cm" draw:end-shape="id238" draw:end-glue-point="7" svg:d="M9500 5000l1146-1146" svg:viewBox="0 0 1147 1147">
          <text:p/>
        </draw:connector>
        <draw:connector draw:style-name="gr1238" draw:text-style-name="P3" draw:layer="layout" draw:type="line" svg:x1="12.5cm" svg:y1="5cm" svg:x2="11.354cm" svg:y2="3.854cm" draw:end-shape="id238" draw:end-glue-point="9" svg:d="M12500 5000l-1146-1146" svg:viewBox="0 0 1147 1147">
          <text:p/>
        </draw:connector>
        <draw:custom-shape draw:style-name="gr1239" draw:text-style-name="P6" xml:id="id241" draw:id="id241" draw:layer="layout" svg:width="1cm" svg:height="1cm" svg:x="10.001cm" svg:y="7.001cm">
          <text:p text:style-name="P5"><text:span text:style-name="T2">R</text:span><text:span text:style-name="T3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240" draw:text-style-name="P2" draw:layer="layout" svg:width="2cm" svg:height="0.5cm" svg:x="16.5cm" svg:y="5cm">
          <draw:text-box>
            <text:p text:style-name="P1"><text:span text:style-name="T1">v4, v5</text:span></text:p>
          </draw:text-box>
        </draw:frame>
        <draw:frame draw:style-name="gr1241" draw:text-style-name="P2" draw:layer="layout" svg:width="2cm" svg:height="0.5cm" svg:x="16.5cm" svg:y="5.5cm">
          <draw:text-box>
            <text:p text:style-name="P1"><text:span text:style-name="T1">3</text:span></text:p>
          </draw:text-box>
        </draw:frame>
        <draw:line draw:style-name="gr1242" draw:text-style-name="P3" draw:layer="layout" svg:x1="16.5cm" svg:y1="5cm" svg:x2="18.5cm" svg:y2="5cm">
          <text:p/>
        </draw:line>
        <draw:line draw:style-name="gr1243" draw:text-style-name="P3" draw:layer="layout" svg:x1="16.5cm" svg:y1="5.5cm" svg:x2="18.5cm" svg:y2="5.5cm">
          <text:p/>
        </draw:line>
        <draw:line draw:style-name="gr1244" draw:text-style-name="P3" draw:layer="layout" svg:x1="16.5cm" svg:y1="6cm" svg:x2="18.5cm" svg:y2="6cm">
          <text:p/>
        </draw:line>
        <draw:line draw:style-name="gr1245" draw:text-style-name="P3" draw:layer="layout" svg:x1="16.5cm" svg:y1="6cm" svg:x2="16.5cm" svg:y2="5cm">
          <text:p/>
        </draw:line>
        <draw:line draw:style-name="gr1246" draw:text-style-name="P3" draw:layer="layout" svg:x1="18.5cm" svg:y1="6cm" svg:x2="18.5cm" svg:y2="5cm">
          <text:p/>
        </draw:line>
        <draw:frame draw:style-name="gr1247" draw:text-style-name="P2" draw:layer="layout" svg:width="2cm" svg:height="0.5cm" svg:x="19.5cm" svg:y="5cm">
          <draw:text-box>
            <text:p text:style-name="P1"><text:span text:style-name="T1">v4, v0</text:span></text:p>
          </draw:text-box>
        </draw:frame>
        <draw:frame draw:style-name="gr1248" draw:text-style-name="P2" draw:layer="layout" svg:width="2cm" svg:height="0.5cm" svg:x="19.5cm" svg:y="5.5cm">
          <draw:text-box>
            <text:p text:style-name="P1"><text:span text:style-name="T1">2</text:span></text:p>
          </draw:text-box>
        </draw:frame>
        <draw:line draw:style-name="gr1249" draw:text-style-name="P3" draw:layer="layout" svg:x1="19.5cm" svg:y1="5cm" svg:x2="21.5cm" svg:y2="5cm">
          <text:p/>
        </draw:line>
        <draw:line draw:style-name="gr1250" draw:text-style-name="P3" draw:layer="layout" svg:x1="19.5cm" svg:y1="5.5cm" svg:x2="21.5cm" svg:y2="5.5cm">
          <text:p/>
        </draw:line>
        <draw:line draw:style-name="gr1251" draw:text-style-name="P3" draw:layer="layout" svg:x1="19.5cm" svg:y1="6cm" svg:x2="21.5cm" svg:y2="6cm">
          <text:p/>
        </draw:line>
        <draw:line draw:style-name="gr1252" draw:text-style-name="P3" draw:layer="layout" svg:x1="19.5cm" svg:y1="6cm" svg:x2="19.5cm" svg:y2="5cm">
          <text:p/>
        </draw:line>
        <draw:line draw:style-name="gr1253" draw:text-style-name="P3" xml:id="id256" draw:id="id256" draw:layer="layout" svg:x1="21.5cm" svg:y1="6cm" svg:x2="21.5cm" svg:y2="5cm">
          <text:p/>
        </draw:line>
        <draw:custom-shape draw:style-name="gr1254" draw:text-style-name="P6" xml:id="id239" draw:id="id239" draw:layer="layout" svg:width="1cm" svg:height="1cm" svg:x="18.5cm" svg:y="3cm">
          <text:p text:style-name="P5"><text:span text:style-name="T2">R</text:span><text:span text:style-name="T3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255" draw:text-style-name="P3" draw:layer="layout" draw:type="line" svg:x1="17.5cm" svg:y1="5cm" svg:x2="18.646cm" svg:y2="3.854cm" draw:end-shape="id239" draw:end-glue-point="7" svg:d="M17500 5000l1146-1146" svg:viewBox="0 0 1147 1147">
          <text:p/>
        </draw:connector>
        <draw:connector draw:style-name="gr1256" draw:text-style-name="P3" draw:layer="layout" draw:type="line" svg:x1="20.5cm" svg:y1="5cm" svg:x2="19.354cm" svg:y2="3.854cm" draw:end-shape="id239" draw:end-glue-point="9" svg:d="M20500 5000l-1146-1146" svg:viewBox="0 0 1147 1147">
          <text:p/>
        </draw:connector>
        <draw:connector draw:style-name="gr8" draw:text-style-name="P4" draw:layer="layout" draw:type="line" svg:x1="11cm" svg:y1="3cm" svg:x2="14cm" svg:y2="2cm" svg:d="M11000 3000l3000-1000" svg:viewBox="0 0 3001 1001">
          <text:p/>
        </draw:connector>
        <draw:connector draw:style-name="gr8" draw:text-style-name="P4" draw:layer="layout" draw:type="line" svg:x1="19cm" svg:y1="3cm" svg:x2="16cm" svg:y2="2.001cm" svg:d="M19000 3000l-3000-999" svg:viewBox="0 0 3001 1000">
          <text:p/>
        </draw:connector>
        <draw:frame draw:style-name="gr1257" draw:text-style-name="P2" draw:layer="layout" svg:width="2cm" svg:height="0.5cm" svg:x="5cm" svg:y="9cm">
          <draw:text-box>
            <text:p text:style-name="P1"><text:span text:style-name="T1">v6, </text:span><text:span text:style-name="T1">v7</text:span></text:p>
          </draw:text-box>
        </draw:frame>
        <draw:frame draw:style-name="gr1258" draw:text-style-name="P2" draw:layer="layout" svg:width="2cm" svg:height="0.5cm" svg:x="5cm" svg:y="9.5cm">
          <draw:text-box>
            <text:p text:style-name="P1"><text:span text:style-name="T1">2</text:span></text:p>
          </draw:text-box>
        </draw:frame>
        <draw:line draw:style-name="gr1259" draw:text-style-name="P3" draw:layer="layout" svg:x1="5cm" svg:y1="9cm" svg:x2="7cm" svg:y2="9cm">
          <text:p/>
        </draw:line>
        <draw:line draw:style-name="gr1260" draw:text-style-name="P3" draw:layer="layout" svg:x1="5cm" svg:y1="9.5cm" svg:x2="7cm" svg:y2="9.5cm">
          <text:p/>
        </draw:line>
        <draw:line draw:style-name="gr1261" draw:text-style-name="P3" draw:layer="layout" svg:x1="5cm" svg:y1="10cm" svg:x2="7cm" svg:y2="10cm">
          <text:p/>
        </draw:line>
        <draw:line draw:style-name="gr1262" draw:text-style-name="P3" draw:layer="layout" svg:x1="5cm" svg:y1="10cm" svg:x2="5cm" svg:y2="9cm">
          <text:p/>
        </draw:line>
        <draw:line draw:style-name="gr1263" draw:text-style-name="P3" draw:layer="layout" svg:x1="7cm" svg:y1="10cm" svg:x2="7cm" svg:y2="9cm">
          <text:p/>
        </draw:line>
        <draw:frame draw:style-name="gr1264" draw:text-style-name="P2" draw:layer="layout" svg:width="2cm" svg:height="0.5cm" svg:x="8cm" svg:y="9cm">
          <draw:text-box>
            <text:p text:style-name="P1"><text:span text:style-name="T1">v6, </text:span><text:span text:style-name="T1">v5</text:span></text:p>
          </draw:text-box>
        </draw:frame>
        <draw:frame draw:style-name="gr1265" draw:text-style-name="P2" draw:layer="layout" svg:width="2cm" svg:height="0.5cm" svg:x="8cm" svg:y="9.5cm">
          <draw:text-box>
            <text:p text:style-name="P1"><text:span text:style-name="T1">5</text:span></text:p>
          </draw:text-box>
        </draw:frame>
        <draw:line draw:style-name="gr1266" draw:text-style-name="P3" draw:layer="layout" svg:x1="8cm" svg:y1="9cm" svg:x2="10cm" svg:y2="9cm">
          <text:p/>
        </draw:line>
        <draw:line draw:style-name="gr1267" draw:text-style-name="P3" draw:layer="layout" svg:x1="8cm" svg:y1="9.5cm" svg:x2="10cm" svg:y2="9.5cm">
          <text:p/>
        </draw:line>
        <draw:line draw:style-name="gr1268" draw:text-style-name="P3" draw:layer="layout" svg:x1="8cm" svg:y1="10cm" svg:x2="10cm" svg:y2="10cm">
          <text:p/>
        </draw:line>
        <draw:line draw:style-name="gr1269" draw:text-style-name="P3" draw:layer="layout" svg:x1="8cm" svg:y1="10cm" svg:x2="8cm" svg:y2="9cm">
          <text:p/>
        </draw:line>
        <draw:line draw:style-name="gr1270" draw:text-style-name="P3" draw:layer="layout" svg:x1="10cm" svg:y1="10cm" svg:x2="10cm" svg:y2="9cm">
          <text:p/>
        </draw:line>
        <draw:custom-shape draw:style-name="gr1271" draw:text-style-name="P6" xml:id="id240" draw:id="id240" draw:layer="layout" svg:width="1cm" svg:height="1cm" svg:x="7cm" svg:y="7cm">
          <text:p text:style-name="P5"><text:span text:style-name="T2">R</text:span><text:span text:style-name="T3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272" draw:text-style-name="P3" draw:layer="layout" draw:type="line" svg:x1="6cm" svg:y1="9cm" svg:x2="7.146cm" svg:y2="7.854cm" draw:end-shape="id240" draw:end-glue-point="7" svg:d="M6000 9000l1146-1146" svg:viewBox="0 0 1147 1147">
          <text:p/>
        </draw:connector>
        <draw:connector draw:style-name="gr1273" draw:text-style-name="P3" draw:layer="layout" draw:type="line" svg:x1="9cm" svg:y1="9cm" svg:x2="7.854cm" svg:y2="7.854cm" draw:end-shape="id240" draw:end-glue-point="9" svg:d="M9000 9000l-1146-1146" svg:viewBox="0 0 1147 1147">
          <text:p/>
        </draw:connector>
        <draw:connector draw:style-name="gr8" draw:text-style-name="P4" draw:layer="layout" draw:type="line" svg:x1="7.5cm" svg:y1="7.001cm" svg:x2="9.5cm" svg:y2="6cm" svg:d="M7500 7001l2000-1001" svg:viewBox="0 0 2001 1002">
          <text:p/>
        </draw:connector>
        <draw:connector draw:style-name="gr8" draw:text-style-name="P4" draw:layer="layout" draw:type="line" svg:x1="6cm" svg:y1="9cm" svg:x2="10.001cm" svg:y2="7.501cm" draw:end-shape="id241" draw:end-glue-point="6" svg:d="M6000 9000l4001-1499" svg:viewBox="0 0 4002 1500">
          <text:p/>
        </draw:connector>
        <draw:frame draw:style-name="gr1274" draw:text-style-name="P2" draw:layer="layout" svg:width="2cm" svg:height="0.5cm" svg:x="11cm" svg:y="9cm">
          <draw:text-box>
            <text:p text:style-name="P1"><text:span text:style-name="T1">v6, </text:span><text:span text:style-name="T1">v0</text:span></text:p>
          </draw:text-box>
        </draw:frame>
        <draw:frame draw:style-name="gr1275" draw:text-style-name="P2" draw:layer="layout" svg:width="2cm" svg:height="0.5cm" svg:x="11cm" svg:y="9.5cm">
          <draw:text-box>
            <text:p text:style-name="P1"><text:span text:style-name="T1">2</text:span></text:p>
          </draw:text-box>
        </draw:frame>
        <draw:line draw:style-name="gr1276" draw:text-style-name="P3" draw:layer="layout" svg:x1="11cm" svg:y1="9cm" svg:x2="13cm" svg:y2="9cm">
          <text:p/>
        </draw:line>
        <draw:line draw:style-name="gr1277" draw:text-style-name="P3" draw:layer="layout" svg:x1="11cm" svg:y1="9.5cm" svg:x2="13cm" svg:y2="9.5cm">
          <text:p/>
        </draw:line>
        <draw:line draw:style-name="gr1278" draw:text-style-name="P3" draw:layer="layout" svg:x1="11cm" svg:y1="10cm" svg:x2="13cm" svg:y2="10cm">
          <text:p/>
        </draw:line>
        <draw:line draw:style-name="gr1279" draw:text-style-name="P3" draw:layer="layout" svg:x1="11cm" svg:y1="10cm" svg:x2="11cm" svg:y2="9cm">
          <text:p/>
        </draw:line>
        <draw:line draw:style-name="gr1280" draw:text-style-name="P3" draw:layer="layout" svg:x1="13cm" svg:y1="10cm" svg:x2="13cm" svg:y2="9cm">
          <text:p/>
        </draw:line>
        <draw:connector draw:style-name="gr8" draw:text-style-name="P4" draw:layer="layout" draw:type="line" svg:x1="12cm" svg:y1="9cm" svg:x2="10.855cm" svg:y2="7.855cm" draw:end-shape="id241" draw:end-glue-point="9" svg:d="M12000 9000l-1145-1145" svg:viewBox="0 0 1146 1146">
          <text:p/>
        </draw:connector>
        <draw:connector draw:style-name="gr8" draw:text-style-name="P4" draw:layer="layout" draw:type="line" svg:x1="10.501cm" svg:y1="7.001cm" svg:x2="12.5cm" svg:y2="6cm" draw:start-shape="id241" draw:start-glue-point="4" svg:d="M10501 7001l1999-1001" svg:viewBox="0 0 2000 1002">
          <text:p/>
        </draw:connector>
        <draw:frame draw:style-name="gr1281" draw:text-style-name="P2" draw:layer="layout" svg:width="2cm" svg:height="0.5cm" svg:x="17cm" svg:y="9cm">
          <draw:text-box>
            <text:p text:style-name="P1"><text:span text:style-name="T1">v0,v</text:span><text:span text:style-name="T1">2</text:span></text:p>
          </draw:text-box>
        </draw:frame>
        <draw:frame draw:style-name="gr1282" draw:text-style-name="P2" draw:layer="layout" svg:width="2cm" svg:height="0.5cm" svg:x="17cm" svg:y="9.5cm">
          <draw:text-box>
            <text:p text:style-name="P1"><text:span text:style-name="T1">3</text:span></text:p>
          </draw:text-box>
        </draw:frame>
        <draw:line draw:style-name="gr1283" draw:text-style-name="P3" draw:layer="layout" svg:x1="17cm" svg:y1="9cm" svg:x2="19cm" svg:y2="9cm">
          <text:p/>
        </draw:line>
        <draw:line draw:style-name="gr1284" draw:text-style-name="P3" draw:layer="layout" svg:x1="17cm" svg:y1="9.5cm" svg:x2="19cm" svg:y2="9.5cm">
          <text:p/>
        </draw:line>
        <draw:line draw:style-name="gr1285" draw:text-style-name="P3" draw:layer="layout" svg:x1="17cm" svg:y1="10cm" svg:x2="19cm" svg:y2="10cm">
          <text:p/>
        </draw:line>
        <draw:line draw:style-name="gr1286" draw:text-style-name="P3" draw:layer="layout" svg:x1="17cm" svg:y1="10cm" svg:x2="17cm" svg:y2="9cm">
          <text:p/>
        </draw:line>
        <draw:line draw:style-name="gr1287" draw:text-style-name="P3" draw:layer="layout" svg:x1="19cm" svg:y1="10cm" svg:x2="19cm" svg:y2="9cm">
          <text:p/>
        </draw:line>
        <draw:g xml:id="id243" draw:id="id243">
          <draw:frame draw:style-name="gr1288" draw:text-style-name="P2" draw:layer="layout" svg:width="2cm" svg:height="0.5cm" svg:x="20cm" svg:y="9cm">
            <draw:text-box>
              <text:p text:style-name="P7">v2, v4</text:p>
            </draw:text-box>
          </draw:frame>
          <draw:frame draw:style-name="gr1289" draw:text-style-name="P2" draw:layer="layout" svg:width="2cm" svg:height="0.5cm" svg:x="20cm" svg:y="9.5cm">
            <draw:text-box>
              <text:p text:style-name="P7">2</text:p>
            </draw:text-box>
          </draw:frame>
          <draw:line draw:style-name="gr1290" draw:text-style-name="P3" draw:layer="layout" svg:x1="20cm" svg:y1="9cm" svg:x2="22cm" svg:y2="9cm">
            <text:p/>
          </draw:line>
          <draw:line draw:style-name="gr1291" draw:text-style-name="P3" draw:layer="layout" svg:x1="20cm" svg:y1="9.5cm" svg:x2="22cm" svg:y2="9.5cm">
            <text:p/>
          </draw:line>
          <draw:line draw:style-name="gr1292" draw:text-style-name="P3" draw:layer="layout" svg:x1="20cm" svg:y1="10cm" svg:x2="22cm" svg:y2="10cm">
            <text:p/>
          </draw:line>
          <draw:line draw:style-name="gr1293" draw:text-style-name="P3" draw:layer="layout" svg:x1="20cm" svg:y1="10cm" svg:x2="20cm" svg:y2="9cm">
            <text:p/>
          </draw:line>
          <draw:line draw:style-name="gr1294" draw:text-style-name="P3" draw:layer="layout" svg:x1="22cm" svg:y1="10cm" svg:x2="22cm" svg:y2="9cm">
            <text:p/>
          </draw:line>
        </draw:g>
        <draw:custom-shape draw:style-name="gr1295" draw:text-style-name="P6" xml:id="id242" draw:id="id242" draw:layer="layout" svg:width="1cm" svg:height="1cm" svg:x="20cm" svg:y="7cm">
          <text:p text:style-name="P5"><text:span text:style-name="T2">R</text:span><text:span text:style-name="T3">8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296" draw:text-style-name="P3" draw:layer="layout" draw:type="line" svg:x1="18cm" svg:y1="9cm" svg:x2="20.146cm" svg:y2="7.854cm" draw:end-shape="id242" draw:end-glue-point="7" svg:d="M18000 9000l2146-1146" svg:viewBox="0 0 2147 1147">
          <text:p/>
        </draw:connector>
        <draw:connector draw:style-name="gr1297" draw:text-style-name="P3" draw:layer="layout" draw:type="line" svg:x1="21cm" svg:y1="9cm" svg:x2="20.854cm" svg:y2="7.854cm" draw:start-shape="id243" draw:start-glue-point="0" draw:end-shape="id242" draw:end-glue-point="9" svg:d="M21000 9000l-146-1146" svg:viewBox="0 0 147 1147">
          <text:p/>
        </draw:connector>
        <draw:custom-shape draw:style-name="gr1298" draw:text-style-name="P6" xml:id="id244" draw:id="id244" draw:layer="layout" svg:width="1cm" svg:height="1cm" svg:x="13.001cm" svg:y="7.001cm">
          <text:p text:style-name="P5"><text:span text:style-name="T2">R</text:span><text:span text:style-name="T3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4" draw:layer="layout" svg:x1="12cm" svg:y1="9cm" svg:x2="13.6cm" svg:y2="8cm">
          <text:p/>
        </draw:line>
        <draw:connector draw:style-name="gr8" draw:text-style-name="P4" draw:layer="layout" draw:type="line" svg:x1="9.004cm" svg:y1="9.014cm" svg:x2="13.147cm" svg:y2="7.855cm" draw:end-shape="id244" draw:end-glue-point="7" svg:d="M9004 9014l4143-1159" svg:viewBox="0 0 4144 1160">
          <text:p/>
        </draw:connector>
        <draw:custom-shape draw:style-name="gr1299" draw:text-style-name="P6" xml:id="id245" draw:id="id245" draw:layer="layout" svg:width="1cm" svg:height="1cm" svg:x="15.001cm" svg:y="7.001cm">
          <text:p text:style-name="P5"><text:span text:style-name="T2">R</text:span><text:span text:style-name="T3">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5.004cm" svg:y1="9.024cm" svg:x2="15.501cm" svg:y2="8.001cm" draw:end-shape="id245" draw:end-glue-point="8" svg:d="M15004 9024l497-1023" svg:viewBox="0 0 498 1024">
          <text:p/>
        </draw:connector>
        <draw:line draw:style-name="gr8" draw:text-style-name="P4" draw:layer="layout" svg:x1="18.1cm" svg:y1="9cm" svg:x2="15.5cm" svg:y2="8cm">
          <text:p/>
        </draw:line>
        <draw:connector draw:style-name="gr8" draw:text-style-name="P4" draw:layer="layout" draw:type="line" svg:x1="15.501cm" svg:y1="7.001cm" svg:x2="15.202cm" svg:y2="1.994cm" draw:start-shape="id245" draw:start-glue-point="4" svg:d="M15501 7001l-299-5007" svg:viewBox="0 0 300 5008">
          <text:p/>
        </draw:connector>
        <draw:custom-shape draw:style-name="gr1300" draw:text-style-name="P6" xml:id="id246" draw:id="id246" draw:layer="layout" svg:width="1cm" svg:height="1cm" svg:x="17.001cm" svg:y="7.001cm">
          <text:p text:style-name="P5"><text:span text:style-name="T2">R</text:span><text:span text:style-name="T3">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5.004cm" svg:y1="9.025cm" svg:x2="17.501cm" svg:y2="8.001cm" draw:end-shape="id246" draw:end-glue-point="8" svg:d="M15004 9025l2497-1024" svg:viewBox="0 0 2498 1025">
          <text:p/>
        </draw:connector>
        <draw:line draw:style-name="gr8" draw:text-style-name="P4" draw:layer="layout" svg:x1="21cm" svg:y1="9cm" svg:x2="17.5cm" svg:y2="8cm">
          <text:p/>
        </draw:line>
        <draw:connector draw:style-name="gr8" draw:text-style-name="P4" draw:layer="layout" draw:type="line" svg:x1="17.501cm" svg:y1="7.001cm" svg:x2="17.471cm" svg:y2="5.991cm" draw:start-shape="id246" draw:start-glue-point="4" svg:d="M17501 7001l-30-1010" svg:viewBox="0 0 31 1011">
          <text:p/>
        </draw:connector>
        <draw:connector draw:style-name="gr8" draw:text-style-name="P4" draw:layer="layout" draw:type="line" svg:x1="20.5cm" svg:y1="7cm" svg:x2="20.466cm" svg:y2="5.991cm" draw:start-shape="id242" draw:start-glue-point="4" svg:d="M20500 7000l-34-1009" svg:viewBox="0 0 35 1010">
          <text:p/>
        </draw:connector>
        <draw:frame draw:style-name="gr1301" draw:text-style-name="P2" draw:layer="layout" svg:width="2cm" svg:height="0.5cm" svg:x="14cm" svg:y="9cm">
          <draw:text-box>
            <text:p text:style-name="P1"><text:span text:style-name="T1">v2, </text:span><text:span text:style-name="T1">v5</text:span></text:p>
          </draw:text-box>
        </draw:frame>
        <draw:frame draw:style-name="gr1302" draw:text-style-name="P2" draw:layer="layout" svg:width="2cm" svg:height="0.5cm" svg:x="14cm" svg:y="9.5cm">
          <draw:text-box>
            <text:p text:style-name="P1"><text:span text:style-name="T1">4</text:span></text:p>
          </draw:text-box>
        </draw:frame>
        <draw:line draw:style-name="gr1303" draw:text-style-name="P3" draw:layer="layout" svg:x1="14cm" svg:y1="9cm" svg:x2="16cm" svg:y2="9cm">
          <text:p/>
        </draw:line>
        <draw:line draw:style-name="gr1304" draw:text-style-name="P3" draw:layer="layout" svg:x1="14cm" svg:y1="9.5cm" svg:x2="16cm" svg:y2="9.5cm">
          <text:p/>
        </draw:line>
        <draw:line draw:style-name="gr1305" draw:text-style-name="P3" draw:layer="layout" svg:x1="14cm" svg:y1="10cm" svg:x2="16cm" svg:y2="10cm">
          <text:p/>
        </draw:line>
        <draw:line draw:style-name="gr1306" draw:text-style-name="P3" draw:layer="layout" svg:x1="14cm" svg:y1="10cm" svg:x2="14cm" svg:y2="9cm">
          <text:p/>
        </draw:line>
        <draw:line draw:style-name="gr1307" draw:text-style-name="P3" draw:layer="layout" svg:x1="16cm" svg:y1="10cm" svg:x2="16cm" svg:y2="9cm">
          <text:p/>
        </draw:line>
        <draw:g xml:id="id247" draw:id="id247">
          <draw:frame draw:style-name="gr1308" draw:text-style-name="P2" draw:layer="layout" svg:width="2cm" svg:height="0.5cm" svg:x="1cm" svg:y="13cm">
            <draw:text-box>
              <text:p text:style-name="P7">v7, v9</text:p>
            </draw:text-box>
          </draw:frame>
          <draw:frame draw:style-name="gr1309" draw:text-style-name="P2" draw:layer="layout" svg:width="2cm" svg:height="0.5cm" svg:x="1cm" svg:y="13.5cm">
            <draw:text-box>
              <text:p text:style-name="P7">1</text:p>
            </draw:text-box>
          </draw:frame>
          <draw:line draw:style-name="gr1310" draw:text-style-name="P3" draw:layer="layout" svg:x1="1cm" svg:y1="13cm" svg:x2="3cm" svg:y2="13cm">
            <text:p/>
          </draw:line>
          <draw:line draw:style-name="gr1311" draw:text-style-name="P3" draw:layer="layout" svg:x1="1cm" svg:y1="13.5cm" svg:x2="3cm" svg:y2="13.5cm">
            <text:p/>
          </draw:line>
          <draw:line draw:style-name="gr1312" draw:text-style-name="P3" draw:layer="layout" svg:x1="1cm" svg:y1="14cm" svg:x2="3cm" svg:y2="14cm">
            <text:p/>
          </draw:line>
          <draw:line draw:style-name="gr1313" draw:text-style-name="P3" draw:layer="layout" svg:x1="1cm" svg:y1="14cm" svg:x2="1cm" svg:y2="13cm">
            <text:p/>
          </draw:line>
          <draw:line draw:style-name="gr1314" draw:text-style-name="P3" draw:layer="layout" svg:x1="3cm" svg:y1="14cm" svg:x2="3cm" svg:y2="13cm">
            <text:p/>
          </draw:line>
        </draw:g>
        <draw:g xml:id="id249" draw:id="id249">
          <draw:frame draw:style-name="gr1315" draw:text-style-name="P2" draw:layer="layout" svg:width="2cm" svg:height="0.5cm" svg:x="3.5cm" svg:y="13cm">
            <draw:text-box>
              <text:p text:style-name="P7">v6, v5</text:p>
            </draw:text-box>
          </draw:frame>
          <draw:frame draw:style-name="gr1316" draw:text-style-name="P2" draw:layer="layout" svg:width="2cm" svg:height="0.5cm" svg:x="3.5cm" svg:y="13.5cm">
            <draw:text-box>
              <text:p text:style-name="P7">1</text:p>
            </draw:text-box>
          </draw:frame>
          <draw:line draw:style-name="gr1317" draw:text-style-name="P3" draw:layer="layout" svg:x1="3.5cm" svg:y1="13cm" svg:x2="5.5cm" svg:y2="13cm">
            <text:p/>
          </draw:line>
          <draw:line draw:style-name="gr1318" draw:text-style-name="P3" draw:layer="layout" svg:x1="3.5cm" svg:y1="13.5cm" svg:x2="5.5cm" svg:y2="13.5cm">
            <text:p/>
          </draw:line>
          <draw:line draw:style-name="gr1319" draw:text-style-name="P3" draw:layer="layout" svg:x1="3.5cm" svg:y1="14cm" svg:x2="5.5cm" svg:y2="14cm">
            <text:p/>
          </draw:line>
          <draw:line draw:style-name="gr1320" draw:text-style-name="P3" draw:layer="layout" svg:x1="3.5cm" svg:y1="14cm" svg:x2="3.5cm" svg:y2="13cm">
            <text:p/>
          </draw:line>
          <draw:line draw:style-name="gr1321" draw:text-style-name="P3" draw:layer="layout" svg:x1="5.5cm" svg:y1="14cm" svg:x2="5.5cm" svg:y2="13cm">
            <text:p/>
          </draw:line>
        </draw:g>
        <draw:custom-shape draw:style-name="gr1322" draw:text-style-name="P6" xml:id="id248" draw:id="id248" draw:layer="layout" svg:width="1cm" svg:height="1cm" svg:x="3.5cm" svg:y="11cm">
          <text:p text:style-name="P5"><text:span text:style-name="T2">R</text:span><text:span text:style-name="T3">1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323" draw:text-style-name="P3" draw:layer="layout" draw:type="line" svg:x1="2cm" svg:y1="13cm" svg:x2="3.646cm" svg:y2="11.854cm" draw:start-shape="id247" draw:start-glue-point="0" draw:end-shape="id248" draw:end-glue-point="7" svg:d="M2000 13000l1646-1146" svg:viewBox="0 0 1647 1147">
          <text:p/>
        </draw:connector>
        <draw:connector draw:style-name="gr1324" draw:text-style-name="P3" draw:layer="layout" draw:type="line" svg:x1="4.5cm" svg:y1="13cm" svg:x2="4.354cm" svg:y2="11.854cm" draw:start-shape="id249" draw:start-glue-point="0" draw:end-shape="id248" draw:end-glue-point="9" svg:d="M4500 13000l-146-1146" svg:viewBox="0 0 147 1147">
          <text:p/>
        </draw:connector>
        <draw:connector draw:style-name="gr8" draw:text-style-name="P4" draw:layer="layout" draw:type="line" svg:x1="4cm" svg:y1="11cm" svg:x2="6.047cm" svg:y2="10.01cm" draw:start-shape="id248" draw:start-glue-point="4" svg:d="M4000 11000l2047-990" svg:viewBox="0 0 2048 991">
          <text:p/>
        </draw:connector>
        <draw:frame draw:style-name="gr1325" draw:text-style-name="P2" draw:layer="layout" svg:width="2cm" svg:height="0.5cm" svg:x="6cm" svg:y="13cm">
          <draw:text-box>
            <text:p text:style-name="P1"><text:span text:style-name="T1">v5, </text:span><text:span text:style-name="T1">v9</text:span></text:p>
          </draw:text-box>
        </draw:frame>
        <draw:frame draw:style-name="gr1326" draw:text-style-name="P2" draw:layer="layout" svg:width="2cm" svg:height="0.5cm" svg:x="6cm" svg:y="13.5cm">
          <draw:text-box>
            <text:p text:style-name="P1"><text:span text:style-name="T1">4</text:span></text:p>
          </draw:text-box>
        </draw:frame>
        <draw:line draw:style-name="gr1327" draw:text-style-name="P3" xml:id="id252" draw:id="id252" draw:layer="layout" svg:x1="6cm" svg:y1="13cm" svg:x2="8cm" svg:y2="13cm">
          <text:p/>
        </draw:line>
        <draw:line draw:style-name="gr1328" draw:text-style-name="P3" draw:layer="layout" svg:x1="6cm" svg:y1="13.5cm" svg:x2="8cm" svg:y2="13.5cm">
          <text:p/>
        </draw:line>
        <draw:line draw:style-name="gr1329" draw:text-style-name="P3" draw:layer="layout" svg:x1="6cm" svg:y1="14cm" svg:x2="8cm" svg:y2="14cm">
          <text:p/>
        </draw:line>
        <draw:line draw:style-name="gr1330" draw:text-style-name="P3" draw:layer="layout" svg:x1="6cm" svg:y1="14cm" svg:x2="6cm" svg:y2="13cm">
          <text:p/>
        </draw:line>
        <draw:line draw:style-name="gr1331" draw:text-style-name="P3" draw:layer="layout" svg:x1="8cm" svg:y1="14cm" svg:x2="8cm" svg:y2="13cm">
          <text:p/>
        </draw:line>
        <draw:g xml:id="id253" draw:id="id253">
          <draw:frame draw:style-name="gr1332" draw:text-style-name="P2" draw:layer="layout" svg:width="2cm" svg:height="0.5cm" svg:x="21cm" svg:y="13cm">
            <draw:text-box>
              <text:p text:style-name="P7">v0, v1</text:p>
            </draw:text-box>
          </draw:frame>
          <draw:frame draw:style-name="gr1333" draw:text-style-name="P2" draw:layer="layout" svg:width="2cm" svg:height="0.5cm" svg:x="21cm" svg:y="13.5cm">
            <draw:text-box>
              <text:p text:style-name="P7">1</text:p>
            </draw:text-box>
          </draw:frame>
          <draw:line draw:style-name="gr1334" draw:text-style-name="P3" draw:layer="layout" svg:x1="21cm" svg:y1="13cm" svg:x2="23cm" svg:y2="13cm">
            <text:p/>
          </draw:line>
          <draw:line draw:style-name="gr1335" draw:text-style-name="P3" draw:layer="layout" svg:x1="21cm" svg:y1="13.5cm" svg:x2="23cm" svg:y2="13.5cm">
            <text:p/>
          </draw:line>
          <draw:line draw:style-name="gr1336" draw:text-style-name="P3" draw:layer="layout" svg:x1="21cm" svg:y1="14cm" svg:x2="23cm" svg:y2="14cm">
            <text:p/>
          </draw:line>
          <draw:line draw:style-name="gr1337" draw:text-style-name="P3" draw:layer="layout" svg:x1="21cm" svg:y1="14cm" svg:x2="21cm" svg:y2="13cm">
            <text:p/>
          </draw:line>
          <draw:line draw:style-name="gr1338" draw:text-style-name="P3" draw:layer="layout" svg:x1="23cm" svg:y1="14cm" svg:x2="23cm" svg:y2="13cm">
            <text:p/>
          </draw:line>
        </draw:g>
        <draw:g xml:id="id255" draw:id="id255">
          <draw:frame draw:style-name="gr1339" draw:text-style-name="P2" draw:layer="layout" svg:width="2cm" svg:height="0.5cm" svg:x="26cm" svg:y="13cm">
            <draw:text-box>
              <text:p text:style-name="P7">v1, v4</text:p>
            </draw:text-box>
          </draw:frame>
          <draw:frame draw:style-name="gr1340" draw:text-style-name="P2" draw:layer="layout" svg:width="2cm" svg:height="0.5cm" svg:x="26cm" svg:y="13.5cm">
            <draw:text-box>
              <text:p text:style-name="P7">1</text:p>
            </draw:text-box>
          </draw:frame>
          <draw:line draw:style-name="gr1341" draw:text-style-name="P3" draw:layer="layout" svg:x1="26cm" svg:y1="13cm" svg:x2="28cm" svg:y2="13cm">
            <text:p/>
          </draw:line>
          <draw:line draw:style-name="gr1342" draw:text-style-name="P3" draw:layer="layout" svg:x1="26cm" svg:y1="13.5cm" svg:x2="28cm" svg:y2="13.5cm">
            <text:p/>
          </draw:line>
          <draw:line draw:style-name="gr1343" draw:text-style-name="P3" draw:layer="layout" svg:x1="26cm" svg:y1="14cm" svg:x2="28cm" svg:y2="14cm">
            <text:p/>
          </draw:line>
          <draw:line draw:style-name="gr1344" draw:text-style-name="P3" draw:layer="layout" svg:x1="26cm" svg:y1="14cm" svg:x2="26cm" svg:y2="13cm">
            <text:p/>
          </draw:line>
          <draw:line draw:style-name="gr1345" draw:text-style-name="P3" draw:layer="layout" svg:x1="28cm" svg:y1="14cm" svg:x2="28cm" svg:y2="13cm">
            <text:p/>
          </draw:line>
        </draw:g>
        <draw:custom-shape draw:style-name="gr1346" draw:text-style-name="P6" xml:id="id250" draw:id="id250" draw:layer="layout" svg:width="1cm" svg:height="1cm" svg:x="6.001cm" svg:y="11.001cm">
          <text:p text:style-name="P5"><text:span text:style-name="T2">R</text:span><text:span text:style-name="T3">1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6.501cm" svg:y1="11.001cm" svg:x2="9.641cm" svg:y2="5.976cm" draw:start-shape="id250" draw:start-glue-point="4" svg:d="M6501 11001l3140-5025" svg:viewBox="0 0 3141 5026">
          <text:p/>
        </draw:connector>
        <draw:custom-shape draw:style-name="gr1347" draw:text-style-name="P6" xml:id="id251" draw:id="id251" draw:layer="layout" svg:width="1cm" svg:height="1cm" svg:x="8.502cm" svg:y="11.002cm">
          <text:p text:style-name="P5"><text:span text:style-name="T2">R</text:span><text:span text:style-name="T3">1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5cm" svg:y1="13.001cm" svg:x2="9.002cm" svg:y2="12.002cm" draw:end-shape="id251" draw:end-glue-point="8" svg:d="M5000 13001l4002-999" svg:viewBox="0 0 4003 1000">
          <text:p/>
        </draw:connector>
        <draw:connector draw:style-name="gr8" draw:text-style-name="P4" draw:layer="layout" draw:type="line" svg:x1="7cm" svg:y1="13cm" svg:x2="9.002cm" svg:y2="12.002cm" draw:start-shape="id252" draw:start-glue-point="0" draw:end-shape="id251" draw:end-glue-point="8" svg:d="M7000 13000l2002-998" svg:viewBox="0 0 2003 999">
          <text:p/>
        </draw:connector>
        <draw:connector draw:style-name="gr8" draw:text-style-name="P4" draw:layer="layout" draw:type="line" svg:x1="9.002cm" svg:y1="11.002cm" svg:x2="8.979cm" svg:y2="10.01cm" draw:start-shape="id251" draw:start-glue-point="4" svg:d="M9002 11002l-23-992" svg:viewBox="0 0 24 993">
          <text:p/>
        </draw:connector>
        <draw:connector draw:style-name="gr8" draw:text-style-name="P4" draw:layer="layout" draw:type="line" svg:x1="2cm" svg:y1="13cm" svg:x2="6.147cm" svg:y2="11.855cm" draw:start-shape="id247" draw:start-glue-point="0" draw:end-shape="id250" draw:end-glue-point="7" svg:d="M2000 13000l4147-1145" svg:viewBox="0 0 4148 1146">
          <text:p/>
        </draw:connector>
        <draw:connector draw:style-name="gr8" draw:text-style-name="P4" draw:layer="layout" draw:type="line" svg:x1="7cm" svg:y1="13cm" svg:x2="6.855cm" svg:y2="11.855cm" draw:start-shape="id252" draw:start-glue-point="0" draw:end-shape="id250" draw:end-glue-point="9" svg:d="M7000 13000l-145-1145" svg:viewBox="0 0 146 1146">
          <text:p/>
        </draw:connector>
        <draw:custom-shape draw:style-name="gr1348" draw:text-style-name="P6" xml:id="id254" draw:id="id254" draw:layer="layout" svg:width="1cm" svg:height="1cm" svg:x="23.009cm" svg:y="7.009cm">
          <text:p text:style-name="P5"><text:span text:style-name="T2">R</text:span><text:span text:style-name="T3">9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22cm" svg:y1="13cm" svg:x2="23.509cm" svg:y2="8.009cm" draw:start-shape="id253" draw:start-glue-point="0" draw:end-shape="id254" draw:end-glue-point="8" svg:d="M22000 13000l1509-4991" svg:viewBox="0 0 1510 4992">
          <text:p/>
        </draw:connector>
        <draw:connector draw:style-name="gr8" draw:text-style-name="P4" draw:layer="layout" draw:type="line" svg:x1="27cm" svg:y1="13cm" svg:x2="23.509cm" svg:y2="8.009cm" draw:start-shape="id255" draw:start-glue-point="0" draw:end-shape="id254" draw:end-glue-point="8" svg:d="M27000 13000l-3491-4991" svg:viewBox="0 0 3492 4992">
          <text:p/>
        </draw:connector>
        <draw:connector draw:style-name="gr8" draw:text-style-name="P4" draw:layer="layout" draw:type="line" svg:x1="23.509cm" svg:y1="7.009cm" svg:x2="21.5cm" svg:y2="6cm" draw:start-shape="id254" draw:start-glue-point="4" draw:end-shape="id256" draw:end-glue-point="2" svg:d="M23509 7009l-2009-1009" svg:viewBox="0 0 2010 1010">
          <text:p/>
        </draw:connector>
      </draw:page>
      <draw:page draw:name="page9" draw:style-name="dp1" draw:master-page-name="Default">
        <draw:frame draw:style-name="gr1349" draw:text-style-name="P2" draw:layer="layout" svg:width="2cm" svg:height="0.5cm" svg:x="14cm" svg:y="1cm">
          <draw:text-box>
            <text:p text:style-name="P1"><text:span text:style-name="T1">v5, </text:span><text:span text:style-name="T1">v0</text:span></text:p>
          </draw:text-box>
        </draw:frame>
        <draw:frame draw:style-name="gr1350" draw:text-style-name="P2" draw:layer="layout" svg:width="2cm" svg:height="0.5cm" svg:x="14cm" svg:y="1.5cm">
          <draw:text-box>
            <text:p text:style-name="P1"><text:span text:style-name="T1">5</text:span></text:p>
          </draw:text-box>
        </draw:frame>
        <draw:line draw:style-name="gr1351" draw:text-style-name="P3" draw:layer="layout" svg:x1="14cm" svg:y1="1cm" svg:x2="16cm" svg:y2="1cm">
          <text:p/>
        </draw:line>
        <draw:line draw:style-name="gr1352" draw:text-style-name="P3" draw:layer="layout" svg:x1="14cm" svg:y1="1.5cm" svg:x2="16cm" svg:y2="1.5cm">
          <text:p/>
        </draw:line>
        <draw:line draw:style-name="gr1353" draw:text-style-name="P3" xml:id="id257" draw:id="id257" draw:layer="layout" svg:x1="14cm" svg:y1="2cm" svg:x2="16cm" svg:y2="2cm">
          <text:p/>
        </draw:line>
        <draw:line draw:style-name="gr1354" draw:text-style-name="P3" draw:layer="layout" svg:x1="14cm" svg:y1="2cm" svg:x2="14cm" svg:y2="1cm">
          <text:p/>
        </draw:line>
        <draw:line draw:style-name="gr1355" draw:text-style-name="P3" draw:layer="layout" svg:x1="16cm" svg:y1="2cm" svg:x2="16cm" svg:y2="1cm">
          <text:p/>
        </draw:line>
        <draw:connector draw:style-name="gr8" draw:text-style-name="P4" draw:layer="layout" draw:type="line" svg:x1="13.596cm" svg:y1="7.011cm" svg:x2="15cm" svg:y2="2cm" draw:end-shape="id257" draw:end-glue-point="0" svg:d="M13596 7011l1404-5011" svg:viewBox="0 0 1405 5012">
          <text:p/>
        </draw:connector>
        <draw:frame draw:style-name="gr1356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1357" draw:text-style-name="P2" draw:layer="layout" svg:width="2cm" svg:height="0.5cm" svg:x="8.5cm" svg:y="5.5cm">
          <draw:text-box>
            <text:p text:style-name="P1"><text:span text:style-name="T1">4</text:span></text:p>
          </draw:text-box>
        </draw:frame>
        <draw:line draw:style-name="gr1358" draw:text-style-name="P3" draw:layer="layout" svg:x1="8.5cm" svg:y1="5cm" svg:x2="10.5cm" svg:y2="5cm">
          <text:p/>
        </draw:line>
        <draw:line draw:style-name="gr1359" draw:text-style-name="P3" draw:layer="layout" svg:x1="8.5cm" svg:y1="5.5cm" svg:x2="10.5cm" svg:y2="5.5cm">
          <text:p/>
        </draw:line>
        <draw:line draw:style-name="gr1360" draw:text-style-name="P3" draw:layer="layout" svg:x1="8.5cm" svg:y1="6cm" svg:x2="10.5cm" svg:y2="6cm">
          <text:p/>
        </draw:line>
        <draw:line draw:style-name="gr1361" draw:text-style-name="P3" draw:layer="layout" svg:x1="8.5cm" svg:y1="6cm" svg:x2="8.5cm" svg:y2="5cm">
          <text:p/>
        </draw:line>
        <draw:line draw:style-name="gr1362" draw:text-style-name="P3" draw:layer="layout" svg:x1="10.5cm" svg:y1="6cm" svg:x2="10.5cm" svg:y2="5cm">
          <text:p/>
        </draw:line>
        <draw:frame draw:style-name="gr1363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1364" draw:text-style-name="P2" draw:layer="layout" svg:width="2cm" svg:height="0.5cm" svg:x="11.5cm" svg:y="5.5cm">
          <draw:text-box>
            <text:p text:style-name="P1"><text:span text:style-name="T1">4</text:span></text:p>
          </draw:text-box>
        </draw:frame>
        <draw:line draw:style-name="gr1365" draw:text-style-name="P3" draw:layer="layout" svg:x1="11.5cm" svg:y1="5cm" svg:x2="13.5cm" svg:y2="5cm">
          <text:p/>
        </draw:line>
        <draw:line draw:style-name="gr1366" draw:text-style-name="P3" draw:layer="layout" svg:x1="11.5cm" svg:y1="5.5cm" svg:x2="13.5cm" svg:y2="5.5cm">
          <text:p/>
        </draw:line>
        <draw:line draw:style-name="gr1367" draw:text-style-name="P3" draw:layer="layout" svg:x1="11.5cm" svg:y1="6cm" svg:x2="13.5cm" svg:y2="6cm">
          <text:p/>
        </draw:line>
        <draw:line draw:style-name="gr1368" draw:text-style-name="P3" draw:layer="layout" svg:x1="11.5cm" svg:y1="6cm" svg:x2="11.5cm" svg:y2="5cm">
          <text:p/>
        </draw:line>
        <draw:line draw:style-name="gr1369" draw:text-style-name="P3" draw:layer="layout" svg:x1="13.5cm" svg:y1="6cm" svg:x2="13.5cm" svg:y2="5cm">
          <text:p/>
        </draw:line>
        <draw:custom-shape draw:style-name="gr1370" draw:text-style-name="P6" xml:id="id258" draw:id="id258" draw:layer="layout" svg:width="1cm" svg:height="1cm" svg:x="10.5cm" svg:y="3cm">
          <text:p text:style-name="P5"><text:span text:style-name="T2">R</text:span><text:span text:style-name="T3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371" draw:text-style-name="P3" draw:layer="layout" draw:type="line" svg:x1="9.5cm" svg:y1="5cm" svg:x2="10.646cm" svg:y2="3.854cm" draw:end-shape="id258" draw:end-glue-point="7" svg:d="M9500 5000l1146-1146" svg:viewBox="0 0 1147 1147">
          <text:p/>
        </draw:connector>
        <draw:connector draw:style-name="gr1372" draw:text-style-name="P3" draw:layer="layout" draw:type="line" svg:x1="12.5cm" svg:y1="5cm" svg:x2="11.354cm" svg:y2="3.854cm" draw:end-shape="id258" draw:end-glue-point="9" svg:d="M12500 5000l-1146-1146" svg:viewBox="0 0 1147 1147">
          <text:p/>
        </draw:connector>
        <draw:custom-shape draw:style-name="gr1373" draw:text-style-name="P6" xml:id="id261" draw:id="id261" draw:layer="layout" svg:width="1cm" svg:height="1cm" svg:x="10.001cm" svg:y="7.001cm">
          <text:p text:style-name="P5"><text:span text:style-name="T2">R</text:span><text:span text:style-name="T3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374" draw:text-style-name="P2" draw:layer="layout" svg:width="2cm" svg:height="0.5cm" svg:x="16.5cm" svg:y="5cm">
          <draw:text-box>
            <text:p text:style-name="P1"><text:span text:style-name="T1">v4, v5</text:span></text:p>
          </draw:text-box>
        </draw:frame>
        <draw:frame draw:style-name="gr1375" draw:text-style-name="P2" draw:layer="layout" svg:width="2cm" svg:height="0.5cm" svg:x="16.5cm" svg:y="5.5cm">
          <draw:text-box>
            <text:p text:style-name="P1"><text:span text:style-name="T1">3</text:span></text:p>
          </draw:text-box>
        </draw:frame>
        <draw:line draw:style-name="gr1376" draw:text-style-name="P3" draw:layer="layout" svg:x1="16.5cm" svg:y1="5cm" svg:x2="18.5cm" svg:y2="5cm">
          <text:p/>
        </draw:line>
        <draw:line draw:style-name="gr1377" draw:text-style-name="P3" draw:layer="layout" svg:x1="16.5cm" svg:y1="5.5cm" svg:x2="18.5cm" svg:y2="5.5cm">
          <text:p/>
        </draw:line>
        <draw:line draw:style-name="gr1378" draw:text-style-name="P3" draw:layer="layout" svg:x1="16.5cm" svg:y1="6cm" svg:x2="18.5cm" svg:y2="6cm">
          <text:p/>
        </draw:line>
        <draw:line draw:style-name="gr1379" draw:text-style-name="P3" draw:layer="layout" svg:x1="16.5cm" svg:y1="6cm" svg:x2="16.5cm" svg:y2="5cm">
          <text:p/>
        </draw:line>
        <draw:line draw:style-name="gr1380" draw:text-style-name="P3" draw:layer="layout" svg:x1="18.5cm" svg:y1="6cm" svg:x2="18.5cm" svg:y2="5cm">
          <text:p/>
        </draw:line>
        <draw:frame draw:style-name="gr1381" draw:text-style-name="P2" draw:layer="layout" svg:width="2cm" svg:height="0.5cm" svg:x="19.5cm" svg:y="5cm">
          <draw:text-box>
            <text:p text:style-name="P1"><text:span text:style-name="T1">v4, v0</text:span></text:p>
          </draw:text-box>
        </draw:frame>
        <draw:frame draw:style-name="gr1382" draw:text-style-name="P2" draw:layer="layout" svg:width="2cm" svg:height="0.5cm" svg:x="19.5cm" svg:y="5.5cm">
          <draw:text-box>
            <text:p text:style-name="P1"><text:span text:style-name="T1">2</text:span></text:p>
          </draw:text-box>
        </draw:frame>
        <draw:line draw:style-name="gr1383" draw:text-style-name="P3" draw:layer="layout" svg:x1="19.5cm" svg:y1="5cm" svg:x2="21.5cm" svg:y2="5cm">
          <text:p/>
        </draw:line>
        <draw:line draw:style-name="gr1384" draw:text-style-name="P3" draw:layer="layout" svg:x1="19.5cm" svg:y1="5.5cm" svg:x2="21.5cm" svg:y2="5.5cm">
          <text:p/>
        </draw:line>
        <draw:line draw:style-name="gr1385" draw:text-style-name="P3" draw:layer="layout" svg:x1="19.5cm" svg:y1="6cm" svg:x2="21.5cm" svg:y2="6cm">
          <text:p/>
        </draw:line>
        <draw:line draw:style-name="gr1386" draw:text-style-name="P3" draw:layer="layout" svg:x1="19.5cm" svg:y1="6cm" svg:x2="19.5cm" svg:y2="5cm">
          <text:p/>
        </draw:line>
        <draw:line draw:style-name="gr1387" draw:text-style-name="P3" xml:id="id275" draw:id="id275" draw:layer="layout" svg:x1="21.5cm" svg:y1="6cm" svg:x2="21.5cm" svg:y2="5cm">
          <text:p/>
        </draw:line>
        <draw:custom-shape draw:style-name="gr1388" draw:text-style-name="P6" xml:id="id259" draw:id="id259" draw:layer="layout" svg:width="1cm" svg:height="1cm" svg:x="18.5cm" svg:y="3cm">
          <text:p text:style-name="P5"><text:span text:style-name="T2">R</text:span><text:span text:style-name="T3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389" draw:text-style-name="P3" draw:layer="layout" draw:type="line" svg:x1="17.5cm" svg:y1="5cm" svg:x2="18.646cm" svg:y2="3.854cm" draw:end-shape="id259" draw:end-glue-point="7" svg:d="M17500 5000l1146-1146" svg:viewBox="0 0 1147 1147">
          <text:p/>
        </draw:connector>
        <draw:connector draw:style-name="gr1390" draw:text-style-name="P3" draw:layer="layout" draw:type="line" svg:x1="20.5cm" svg:y1="5cm" svg:x2="19.354cm" svg:y2="3.854cm" draw:end-shape="id259" draw:end-glue-point="9" svg:d="M20500 5000l-1146-1146" svg:viewBox="0 0 1147 1147">
          <text:p/>
        </draw:connector>
        <draw:connector draw:style-name="gr8" draw:text-style-name="P4" draw:layer="layout" draw:type="line" svg:x1="11cm" svg:y1="3cm" svg:x2="14cm" svg:y2="2cm" svg:d="M11000 3000l3000-1000" svg:viewBox="0 0 3001 1001">
          <text:p/>
        </draw:connector>
        <draw:connector draw:style-name="gr8" draw:text-style-name="P4" draw:layer="layout" draw:type="line" svg:x1="19cm" svg:y1="3cm" svg:x2="16cm" svg:y2="2.001cm" svg:d="M19000 3000l-3000-999" svg:viewBox="0 0 3001 1000">
          <text:p/>
        </draw:connector>
        <draw:frame draw:style-name="gr1391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1392" draw:text-style-name="P2" draw:layer="layout" svg:width="2cm" svg:height="0.5cm" svg:x="5cm" svg:y="9.5cm">
          <draw:text-box>
            <text:p text:style-name="P1"><text:span text:style-name="T1">2</text:span></text:p>
          </draw:text-box>
        </draw:frame>
        <draw:line draw:style-name="gr1393" draw:text-style-name="P3" draw:layer="layout" svg:x1="5cm" svg:y1="9cm" svg:x2="7cm" svg:y2="9cm">
          <text:p/>
        </draw:line>
        <draw:line draw:style-name="gr1394" draw:text-style-name="P3" draw:layer="layout" svg:x1="5cm" svg:y1="9.5cm" svg:x2="7cm" svg:y2="9.5cm">
          <text:p/>
        </draw:line>
        <draw:line draw:style-name="gr1395" draw:text-style-name="P3" draw:layer="layout" svg:x1="5cm" svg:y1="10cm" svg:x2="7cm" svg:y2="10cm">
          <text:p/>
        </draw:line>
        <draw:line draw:style-name="gr1396" draw:text-style-name="P3" draw:layer="layout" svg:x1="5cm" svg:y1="10cm" svg:x2="5cm" svg:y2="9cm">
          <text:p/>
        </draw:line>
        <draw:line draw:style-name="gr1397" draw:text-style-name="P3" draw:layer="layout" svg:x1="7cm" svg:y1="10cm" svg:x2="7cm" svg:y2="9cm">
          <text:p/>
        </draw:line>
        <draw:frame draw:style-name="gr1398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1399" draw:text-style-name="P2" draw:layer="layout" svg:width="2cm" svg:height="0.5cm" svg:x="8cm" svg:y="9.5cm">
          <draw:text-box>
            <text:p text:style-name="P1"><text:span text:style-name="T1">5</text:span></text:p>
          </draw:text-box>
        </draw:frame>
        <draw:line draw:style-name="gr1400" draw:text-style-name="P3" draw:layer="layout" svg:x1="8cm" svg:y1="9cm" svg:x2="10cm" svg:y2="9cm">
          <text:p/>
        </draw:line>
        <draw:line draw:style-name="gr1401" draw:text-style-name="P3" draw:layer="layout" svg:x1="8cm" svg:y1="9.5cm" svg:x2="10cm" svg:y2="9.5cm">
          <text:p/>
        </draw:line>
        <draw:line draw:style-name="gr1402" draw:text-style-name="P3" draw:layer="layout" svg:x1="8cm" svg:y1="10cm" svg:x2="10cm" svg:y2="10cm">
          <text:p/>
        </draw:line>
        <draw:line draw:style-name="gr1403" draw:text-style-name="P3" draw:layer="layout" svg:x1="8cm" svg:y1="10cm" svg:x2="8cm" svg:y2="9cm">
          <text:p/>
        </draw:line>
        <draw:line draw:style-name="gr1404" draw:text-style-name="P3" draw:layer="layout" svg:x1="10cm" svg:y1="10cm" svg:x2="10cm" svg:y2="9cm">
          <text:p/>
        </draw:line>
        <draw:custom-shape draw:style-name="gr1405" draw:text-style-name="P6" xml:id="id260" draw:id="id260" draw:layer="layout" svg:width="1cm" svg:height="1cm" svg:x="7cm" svg:y="7cm">
          <text:p text:style-name="P5"><text:span text:style-name="T2">R</text:span><text:span text:style-name="T3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406" draw:text-style-name="P3" draw:layer="layout" draw:type="line" svg:x1="6cm" svg:y1="9cm" svg:x2="7.146cm" svg:y2="7.854cm" draw:end-shape="id260" draw:end-glue-point="7" svg:d="M6000 9000l1146-1146" svg:viewBox="0 0 1147 1147">
          <text:p/>
        </draw:connector>
        <draw:connector draw:style-name="gr1407" draw:text-style-name="P3" draw:layer="layout" draw:type="line" svg:x1="9cm" svg:y1="9cm" svg:x2="7.854cm" svg:y2="7.854cm" draw:end-shape="id260" draw:end-glue-point="9" svg:d="M9000 9000l-1146-1146" svg:viewBox="0 0 1147 1147">
          <text:p/>
        </draw:connector>
        <draw:connector draw:style-name="gr8" draw:text-style-name="P4" draw:layer="layout" draw:type="line" svg:x1="7.5cm" svg:y1="7.001cm" svg:x2="9.5cm" svg:y2="6cm" svg:d="M7500 7001l2000-1001" svg:viewBox="0 0 2001 1002">
          <text:p/>
        </draw:connector>
        <draw:connector draw:style-name="gr8" draw:text-style-name="P4" draw:layer="layout" draw:type="line" svg:x1="6cm" svg:y1="9cm" svg:x2="10.001cm" svg:y2="7.501cm" draw:end-shape="id261" draw:end-glue-point="6" svg:d="M6000 9000l4001-1499" svg:viewBox="0 0 4002 1500">
          <text:p/>
        </draw:connector>
        <draw:frame draw:style-name="gr1408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1409" draw:text-style-name="P2" draw:layer="layout" svg:width="2cm" svg:height="0.5cm" svg:x="11cm" svg:y="9.5cm">
          <draw:text-box>
            <text:p text:style-name="P1"><text:span text:style-name="T1">2</text:span></text:p>
          </draw:text-box>
        </draw:frame>
        <draw:line draw:style-name="gr1410" draw:text-style-name="P3" draw:layer="layout" svg:x1="11cm" svg:y1="9cm" svg:x2="13cm" svg:y2="9cm">
          <text:p/>
        </draw:line>
        <draw:line draw:style-name="gr1411" draw:text-style-name="P3" draw:layer="layout" svg:x1="11cm" svg:y1="9.5cm" svg:x2="13cm" svg:y2="9.5cm">
          <text:p/>
        </draw:line>
        <draw:line draw:style-name="gr1412" draw:text-style-name="P3" draw:layer="layout" svg:x1="11cm" svg:y1="10cm" svg:x2="13cm" svg:y2="10cm">
          <text:p/>
        </draw:line>
        <draw:line draw:style-name="gr1413" draw:text-style-name="P3" draw:layer="layout" svg:x1="11cm" svg:y1="10cm" svg:x2="11cm" svg:y2="9cm">
          <text:p/>
        </draw:line>
        <draw:line draw:style-name="gr1414" draw:text-style-name="P3" draw:layer="layout" svg:x1="13cm" svg:y1="10cm" svg:x2="13cm" svg:y2="9cm">
          <text:p/>
        </draw:line>
        <draw:connector draw:style-name="gr8" draw:text-style-name="P4" draw:layer="layout" draw:type="line" svg:x1="12cm" svg:y1="9cm" svg:x2="10.855cm" svg:y2="7.855cm" draw:end-shape="id261" draw:end-glue-point="9" svg:d="M12000 9000l-1145-1145" svg:viewBox="0 0 1146 1146">
          <text:p/>
        </draw:connector>
        <draw:connector draw:style-name="gr8" draw:text-style-name="P4" draw:layer="layout" draw:type="line" svg:x1="10.501cm" svg:y1="7.001cm" svg:x2="12.5cm" svg:y2="6cm" draw:start-shape="id261" draw:start-glue-point="4" svg:d="M10501 7001l1999-1001" svg:viewBox="0 0 2000 1002">
          <text:p/>
        </draw:connector>
        <draw:frame draw:style-name="gr1415" draw:text-style-name="P2" draw:layer="layout" svg:width="2cm" svg:height="0.5cm" svg:x="17cm" svg:y="9cm">
          <draw:text-box>
            <text:p text:style-name="P1"><text:span text:style-name="T1">v0,v2</text:span></text:p>
          </draw:text-box>
        </draw:frame>
        <draw:frame draw:style-name="gr1416" draw:text-style-name="P2" draw:layer="layout" svg:width="2cm" svg:height="0.5cm" svg:x="17cm" svg:y="9.5cm">
          <draw:text-box>
            <text:p text:style-name="P1"><text:span text:style-name="T1">3</text:span></text:p>
          </draw:text-box>
        </draw:frame>
        <draw:line draw:style-name="gr1417" draw:text-style-name="P3" draw:layer="layout" svg:x1="17cm" svg:y1="9cm" svg:x2="19cm" svg:y2="9cm">
          <text:p/>
        </draw:line>
        <draw:line draw:style-name="gr1418" draw:text-style-name="P3" draw:layer="layout" svg:x1="17cm" svg:y1="9.5cm" svg:x2="19cm" svg:y2="9.5cm">
          <text:p/>
        </draw:line>
        <draw:line draw:style-name="gr1419" draw:text-style-name="P3" draw:layer="layout" svg:x1="17cm" svg:y1="10cm" svg:x2="19cm" svg:y2="10cm">
          <text:p/>
        </draw:line>
        <draw:line draw:style-name="gr1420" draw:text-style-name="P3" draw:layer="layout" svg:x1="17cm" svg:y1="10cm" svg:x2="17cm" svg:y2="9cm">
          <text:p/>
        </draw:line>
        <draw:line draw:style-name="gr1421" draw:text-style-name="P3" draw:layer="layout" svg:x1="19cm" svg:y1="10cm" svg:x2="19cm" svg:y2="9cm">
          <text:p/>
        </draw:line>
        <draw:g xml:id="id263" draw:id="id263">
          <draw:frame draw:style-name="gr1422" draw:text-style-name="P2" draw:layer="layout" svg:width="2cm" svg:height="0.5cm" svg:x="20cm" svg:y="9cm">
            <draw:text-box>
              <text:p text:style-name="P7">v2, v4</text:p>
            </draw:text-box>
          </draw:frame>
          <draw:frame draw:style-name="gr1423" draw:text-style-name="P2" draw:layer="layout" svg:width="2cm" svg:height="0.5cm" svg:x="20cm" svg:y="9.5cm">
            <draw:text-box>
              <text:p text:style-name="P7">2</text:p>
            </draw:text-box>
          </draw:frame>
          <draw:line draw:style-name="gr1424" draw:text-style-name="P3" draw:layer="layout" svg:x1="20cm" svg:y1="9cm" svg:x2="22cm" svg:y2="9cm">
            <text:p/>
          </draw:line>
          <draw:line draw:style-name="gr1425" draw:text-style-name="P3" draw:layer="layout" svg:x1="20cm" svg:y1="9.5cm" svg:x2="22cm" svg:y2="9.5cm">
            <text:p/>
          </draw:line>
          <draw:line draw:style-name="gr1426" draw:text-style-name="P3" draw:layer="layout" svg:x1="20cm" svg:y1="10cm" svg:x2="22cm" svg:y2="10cm">
            <text:p/>
          </draw:line>
          <draw:line draw:style-name="gr1427" draw:text-style-name="P3" draw:layer="layout" svg:x1="20cm" svg:y1="10cm" svg:x2="20cm" svg:y2="9cm">
            <text:p/>
          </draw:line>
          <draw:line draw:style-name="gr1428" draw:text-style-name="P3" draw:layer="layout" svg:x1="22cm" svg:y1="10cm" svg:x2="22cm" svg:y2="9cm">
            <text:p/>
          </draw:line>
        </draw:g>
        <draw:custom-shape draw:style-name="gr1429" draw:text-style-name="P6" xml:id="id262" draw:id="id262" draw:layer="layout" svg:width="1cm" svg:height="1cm" svg:x="20cm" svg:y="7cm">
          <text:p text:style-name="P5"><text:span text:style-name="T2">R</text:span><text:span text:style-name="T3">8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430" draw:text-style-name="P3" draw:layer="layout" draw:type="line" svg:x1="18cm" svg:y1="9cm" svg:x2="20.146cm" svg:y2="7.854cm" draw:end-shape="id262" draw:end-glue-point="7" svg:d="M18000 9000l2146-1146" svg:viewBox="0 0 2147 1147">
          <text:p/>
        </draw:connector>
        <draw:connector draw:style-name="gr1431" draw:text-style-name="P3" draw:layer="layout" draw:type="line" svg:x1="21cm" svg:y1="9cm" svg:x2="20.854cm" svg:y2="7.854cm" draw:start-shape="id263" draw:start-glue-point="0" draw:end-shape="id262" draw:end-glue-point="9" svg:d="M21000 9000l-146-1146" svg:viewBox="0 0 147 1147">
          <text:p/>
        </draw:connector>
        <draw:custom-shape draw:style-name="gr1432" draw:text-style-name="P6" xml:id="id264" draw:id="id264" draw:layer="layout" svg:width="1cm" svg:height="1cm" svg:x="13.001cm" svg:y="7.001cm">
          <text:p text:style-name="P5"><text:span text:style-name="T2">R</text:span><text:span text:style-name="T3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4" draw:layer="layout" svg:x1="12cm" svg:y1="9cm" svg:x2="13.6cm" svg:y2="8cm">
          <text:p/>
        </draw:line>
        <draw:connector draw:style-name="gr8" draw:text-style-name="P4" draw:layer="layout" draw:type="line" svg:x1="9.004cm" svg:y1="9.014cm" svg:x2="13.147cm" svg:y2="7.855cm" draw:end-shape="id264" draw:end-glue-point="7" svg:d="M9004 9014l4143-1159" svg:viewBox="0 0 4144 1160">
          <text:p/>
        </draw:connector>
        <draw:custom-shape draw:style-name="gr1433" draw:text-style-name="P6" xml:id="id265" draw:id="id265" draw:layer="layout" svg:width="1cm" svg:height="1cm" svg:x="15.001cm" svg:y="7.001cm">
          <text:p text:style-name="P5"><text:span text:style-name="T2">R</text:span><text:span text:style-name="T3">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5.004cm" svg:y1="9.024cm" svg:x2="15.501cm" svg:y2="8.001cm" draw:end-shape="id265" draw:end-glue-point="8" svg:d="M15004 9024l497-1023" svg:viewBox="0 0 498 1024">
          <text:p/>
        </draw:connector>
        <draw:line draw:style-name="gr8" draw:text-style-name="P4" draw:layer="layout" svg:x1="18.1cm" svg:y1="9cm" svg:x2="15.5cm" svg:y2="8cm">
          <text:p/>
        </draw:line>
        <draw:connector draw:style-name="gr8" draw:text-style-name="P4" draw:layer="layout" draw:type="line" svg:x1="15.501cm" svg:y1="7.001cm" svg:x2="15.202cm" svg:y2="1.994cm" draw:start-shape="id265" draw:start-glue-point="4" svg:d="M15501 7001l-299-5007" svg:viewBox="0 0 300 5008">
          <text:p/>
        </draw:connector>
        <draw:custom-shape draw:style-name="gr1434" draw:text-style-name="P6" xml:id="id266" draw:id="id266" draw:layer="layout" svg:width="1cm" svg:height="1cm" svg:x="17.001cm" svg:y="7.001cm">
          <text:p text:style-name="P5"><text:span text:style-name="T2">R</text:span><text:span text:style-name="T3">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5.004cm" svg:y1="9.025cm" svg:x2="17.501cm" svg:y2="8.001cm" draw:end-shape="id266" draw:end-glue-point="8" svg:d="M15004 9025l2497-1024" svg:viewBox="0 0 2498 1025">
          <text:p/>
        </draw:connector>
        <draw:line draw:style-name="gr8" draw:text-style-name="P4" draw:layer="layout" svg:x1="21cm" svg:y1="9cm" svg:x2="17.5cm" svg:y2="8cm">
          <text:p/>
        </draw:line>
        <draw:connector draw:style-name="gr8" draw:text-style-name="P4" draw:layer="layout" draw:type="line" svg:x1="17.501cm" svg:y1="7.001cm" svg:x2="17.471cm" svg:y2="5.991cm" draw:start-shape="id266" draw:start-glue-point="4" svg:d="M17501 7001l-30-1010" svg:viewBox="0 0 31 1011">
          <text:p/>
        </draw:connector>
        <draw:connector draw:style-name="gr8" draw:text-style-name="P4" draw:layer="layout" draw:type="line" svg:x1="20.5cm" svg:y1="7cm" svg:x2="20.466cm" svg:y2="5.991cm" draw:start-shape="id262" draw:start-glue-point="4" svg:d="M20500 7000l-34-1009" svg:viewBox="0 0 35 1010">
          <text:p/>
        </draw:connector>
        <draw:frame draw:style-name="gr1435" draw:text-style-name="P2" draw:layer="layout" svg:width="2cm" svg:height="0.5cm" svg:x="14cm" svg:y="9cm">
          <draw:text-box>
            <text:p text:style-name="P1"><text:span text:style-name="T1">v2, v5</text:span></text:p>
          </draw:text-box>
        </draw:frame>
        <draw:frame draw:style-name="gr1436" draw:text-style-name="P2" draw:layer="layout" svg:width="2cm" svg:height="0.5cm" svg:x="14cm" svg:y="9.5cm">
          <draw:text-box>
            <text:p text:style-name="P1"><text:span text:style-name="T1">4</text:span></text:p>
          </draw:text-box>
        </draw:frame>
        <draw:line draw:style-name="gr1437" draw:text-style-name="P3" draw:layer="layout" svg:x1="14cm" svg:y1="9cm" svg:x2="16cm" svg:y2="9cm">
          <text:p/>
        </draw:line>
        <draw:line draw:style-name="gr1438" draw:text-style-name="P3" draw:layer="layout" svg:x1="14cm" svg:y1="9.5cm" svg:x2="16cm" svg:y2="9.5cm">
          <text:p/>
        </draw:line>
        <draw:line draw:style-name="gr1439" draw:text-style-name="P3" draw:layer="layout" svg:x1="14cm" svg:y1="10cm" svg:x2="16cm" svg:y2="10cm">
          <text:p/>
        </draw:line>
        <draw:line draw:style-name="gr1440" draw:text-style-name="P3" draw:layer="layout" svg:x1="14cm" svg:y1="10cm" svg:x2="14cm" svg:y2="9cm">
          <text:p/>
        </draw:line>
        <draw:line draw:style-name="gr1441" draw:text-style-name="P3" draw:layer="layout" svg:x1="16cm" svg:y1="10cm" svg:x2="16cm" svg:y2="9cm">
          <text:p/>
        </draw:line>
        <draw:g xml:id="id267" draw:id="id267">
          <draw:frame draw:style-name="gr1442" draw:text-style-name="P2" draw:layer="layout" svg:width="2cm" svg:height="0.5cm" svg:x="1cm" svg:y="13cm">
            <draw:text-box>
              <text:p text:style-name="P7">v7, v9</text:p>
            </draw:text-box>
          </draw:frame>
          <draw:frame draw:style-name="gr1443" draw:text-style-name="P2" draw:layer="layout" svg:width="2cm" svg:height="0.5cm" svg:x="1cm" svg:y="13.5cm">
            <draw:text-box>
              <text:p text:style-name="P7">1</text:p>
            </draw:text-box>
          </draw:frame>
          <draw:line draw:style-name="gr1444" draw:text-style-name="P3" draw:layer="layout" svg:x1="1cm" svg:y1="13cm" svg:x2="3cm" svg:y2="13cm">
            <text:p/>
          </draw:line>
          <draw:line draw:style-name="gr1445" draw:text-style-name="P3" draw:layer="layout" svg:x1="1cm" svg:y1="13.5cm" svg:x2="3cm" svg:y2="13.5cm">
            <text:p/>
          </draw:line>
          <draw:line draw:style-name="gr1446" draw:text-style-name="P3" draw:layer="layout" svg:x1="1cm" svg:y1="14cm" svg:x2="3cm" svg:y2="14cm">
            <text:p/>
          </draw:line>
          <draw:line draw:style-name="gr1447" draw:text-style-name="P3" draw:layer="layout" svg:x1="1cm" svg:y1="14cm" svg:x2="1cm" svg:y2="13cm">
            <text:p/>
          </draw:line>
          <draw:line draw:style-name="gr1448" draw:text-style-name="P3" draw:layer="layout" svg:x1="3cm" svg:y1="14cm" svg:x2="3cm" svg:y2="13cm">
            <text:p/>
          </draw:line>
        </draw:g>
        <draw:g xml:id="id269" draw:id="id269">
          <draw:frame draw:style-name="gr1449" draw:text-style-name="P2" draw:layer="layout" svg:width="2cm" svg:height="0.5cm" svg:x="3.5cm" svg:y="13cm">
            <draw:text-box>
              <text:p text:style-name="P7">v6, v5</text:p>
            </draw:text-box>
          </draw:frame>
          <draw:frame draw:style-name="gr1450" draw:text-style-name="P2" draw:layer="layout" svg:width="2cm" svg:height="0.5cm" svg:x="3.5cm" svg:y="13.5cm">
            <draw:text-box>
              <text:p text:style-name="P7">1</text:p>
            </draw:text-box>
          </draw:frame>
          <draw:line draw:style-name="gr1451" draw:text-style-name="P3" draw:layer="layout" svg:x1="3.5cm" svg:y1="13cm" svg:x2="5.5cm" svg:y2="13cm">
            <text:p/>
          </draw:line>
          <draw:line draw:style-name="gr1452" draw:text-style-name="P3" draw:layer="layout" svg:x1="3.5cm" svg:y1="13.5cm" svg:x2="5.5cm" svg:y2="13.5cm">
            <text:p/>
          </draw:line>
          <draw:line draw:style-name="gr1453" draw:text-style-name="P3" draw:layer="layout" svg:x1="3.5cm" svg:y1="14cm" svg:x2="5.5cm" svg:y2="14cm">
            <text:p/>
          </draw:line>
          <draw:line draw:style-name="gr1454" draw:text-style-name="P3" draw:layer="layout" svg:x1="3.5cm" svg:y1="14cm" svg:x2="3.5cm" svg:y2="13cm">
            <text:p/>
          </draw:line>
          <draw:line draw:style-name="gr1455" draw:text-style-name="P3" draw:layer="layout" svg:x1="5.5cm" svg:y1="14cm" svg:x2="5.5cm" svg:y2="13cm">
            <text:p/>
          </draw:line>
        </draw:g>
        <draw:custom-shape draw:style-name="gr1456" draw:text-style-name="P6" xml:id="id268" draw:id="id268" draw:layer="layout" svg:width="1cm" svg:height="1cm" svg:x="3.5cm" svg:y="11cm">
          <text:p text:style-name="P5"><text:span text:style-name="T2">R</text:span><text:span text:style-name="T3">1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457" draw:text-style-name="P3" draw:layer="layout" draw:type="line" svg:x1="2cm" svg:y1="13cm" svg:x2="3.646cm" svg:y2="11.854cm" draw:start-shape="id267" draw:start-glue-point="0" draw:end-shape="id268" draw:end-glue-point="7" svg:d="M2000 13000l1646-1146" svg:viewBox="0 0 1647 1147">
          <text:p/>
        </draw:connector>
        <draw:connector draw:style-name="gr1458" draw:text-style-name="P3" draw:layer="layout" draw:type="line" svg:x1="4.5cm" svg:y1="13cm" svg:x2="4.354cm" svg:y2="11.854cm" draw:start-shape="id269" draw:start-glue-point="0" draw:end-shape="id268" draw:end-glue-point="9" svg:d="M4500 13000l-146-1146" svg:viewBox="0 0 147 1147">
          <text:p/>
        </draw:connector>
        <draw:connector draw:style-name="gr8" draw:text-style-name="P4" draw:layer="layout" draw:type="line" svg:x1="4cm" svg:y1="11cm" svg:x2="6.047cm" svg:y2="10.01cm" draw:start-shape="id268" draw:start-glue-point="4" svg:d="M4000 11000l2047-990" svg:viewBox="0 0 2048 991">
          <text:p/>
        </draw:connector>
        <draw:frame draw:style-name="gr1459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1460" draw:text-style-name="P2" draw:layer="layout" svg:width="2cm" svg:height="0.5cm" svg:x="6cm" svg:y="13.5cm">
          <draw:text-box>
            <text:p text:style-name="P1"><text:span text:style-name="T1">4</text:span></text:p>
          </draw:text-box>
        </draw:frame>
        <draw:line draw:style-name="gr1461" draw:text-style-name="P3" xml:id="id271" draw:id="id271" draw:layer="layout" svg:x1="6cm" svg:y1="13cm" svg:x2="8cm" svg:y2="13cm">
          <text:p/>
        </draw:line>
        <draw:line draw:style-name="gr1462" draw:text-style-name="P3" draw:layer="layout" svg:x1="6cm" svg:y1="13.5cm" svg:x2="8cm" svg:y2="13.5cm">
          <text:p/>
        </draw:line>
        <draw:line draw:style-name="gr1463" draw:text-style-name="P3" draw:layer="layout" svg:x1="6cm" svg:y1="14cm" svg:x2="8cm" svg:y2="14cm">
          <text:p/>
        </draw:line>
        <draw:line draw:style-name="gr1464" draw:text-style-name="P3" draw:layer="layout" svg:x1="6cm" svg:y1="14cm" svg:x2="6cm" svg:y2="13cm">
          <text:p/>
        </draw:line>
        <draw:line draw:style-name="gr1465" draw:text-style-name="P3" draw:layer="layout" svg:x1="8cm" svg:y1="14cm" svg:x2="8cm" svg:y2="13cm">
          <text:p/>
        </draw:line>
        <draw:g xml:id="id272" draw:id="id272">
          <draw:frame draw:style-name="gr1466" draw:text-style-name="P2" draw:layer="layout" svg:width="2cm" svg:height="0.5cm" svg:x="21cm" svg:y="13cm">
            <draw:text-box>
              <text:p text:style-name="P7">v0, v1</text:p>
            </draw:text-box>
          </draw:frame>
          <draw:frame draw:style-name="gr1467" draw:text-style-name="P2" draw:layer="layout" svg:width="2cm" svg:height="0.5cm" svg:x="21cm" svg:y="13.5cm">
            <draw:text-box>
              <text:p text:style-name="P7">1</text:p>
            </draw:text-box>
          </draw:frame>
          <draw:line draw:style-name="gr1468" draw:text-style-name="P3" draw:layer="layout" svg:x1="21cm" svg:y1="13cm" svg:x2="23cm" svg:y2="13cm">
            <text:p/>
          </draw:line>
          <draw:line draw:style-name="gr1469" draw:text-style-name="P3" draw:layer="layout" svg:x1="21cm" svg:y1="13.5cm" svg:x2="23cm" svg:y2="13.5cm">
            <text:p/>
          </draw:line>
          <draw:line draw:style-name="gr1470" draw:text-style-name="P3" draw:layer="layout" svg:x1="21cm" svg:y1="14cm" svg:x2="23cm" svg:y2="14cm">
            <text:p/>
          </draw:line>
          <draw:line draw:style-name="gr1471" draw:text-style-name="P3" draw:layer="layout" svg:x1="21cm" svg:y1="14cm" svg:x2="21cm" svg:y2="13cm">
            <text:p/>
          </draw:line>
          <draw:line draw:style-name="gr1472" draw:text-style-name="P3" draw:layer="layout" svg:x1="23cm" svg:y1="14cm" svg:x2="23cm" svg:y2="13cm">
            <text:p/>
          </draw:line>
        </draw:g>
        <draw:g xml:id="id274" draw:id="id274">
          <draw:frame draw:style-name="gr1473" draw:text-style-name="P2" draw:layer="layout" svg:width="2cm" svg:height="0.5cm" svg:x="26cm" svg:y="13cm">
            <draw:text-box>
              <text:p text:style-name="P7">v1, v4</text:p>
            </draw:text-box>
          </draw:frame>
          <draw:frame draw:style-name="gr1474" draw:text-style-name="P2" draw:layer="layout" svg:width="2cm" svg:height="0.5cm" svg:x="26cm" svg:y="13.5cm">
            <draw:text-box>
              <text:p text:style-name="P7">1</text:p>
            </draw:text-box>
          </draw:frame>
          <draw:line draw:style-name="gr1475" draw:text-style-name="P3" draw:layer="layout" svg:x1="26cm" svg:y1="13cm" svg:x2="28cm" svg:y2="13cm">
            <text:p/>
          </draw:line>
          <draw:line draw:style-name="gr1476" draw:text-style-name="P3" draw:layer="layout" svg:x1="26cm" svg:y1="13.5cm" svg:x2="28cm" svg:y2="13.5cm">
            <text:p/>
          </draw:line>
          <draw:line draw:style-name="gr1477" draw:text-style-name="P3" draw:layer="layout" svg:x1="26cm" svg:y1="14cm" svg:x2="28cm" svg:y2="14cm">
            <text:p/>
          </draw:line>
          <draw:line draw:style-name="gr1478" draw:text-style-name="P3" draw:layer="layout" svg:x1="26cm" svg:y1="14cm" svg:x2="26cm" svg:y2="13cm">
            <text:p/>
          </draw:line>
          <draw:line draw:style-name="gr1479" draw:text-style-name="P3" draw:layer="layout" svg:x1="28cm" svg:y1="14cm" svg:x2="28cm" svg:y2="13cm">
            <text:p/>
          </draw:line>
        </draw:g>
        <draw:custom-shape draw:style-name="gr1480" draw:text-style-name="P6" xml:id="id270" draw:id="id270" draw:layer="layout" svg:width="1cm" svg:height="1cm" svg:x="6.001cm" svg:y="11.001cm">
          <text:p text:style-name="P5"><text:span text:style-name="T2">R</text:span><text:span text:style-name="T3">1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6.501cm" svg:y1="11.001cm" svg:x2="9.641cm" svg:y2="5.976cm" draw:start-shape="id270" draw:start-glue-point="4" svg:d="M6501 11001l3140-5025" svg:viewBox="0 0 3141 5026">
          <text:p/>
        </draw:connector>
        <draw:connector draw:style-name="gr8" draw:text-style-name="P4" draw:layer="layout" draw:type="line" svg:x1="2cm" svg:y1="13cm" svg:x2="6.147cm" svg:y2="11.855cm" draw:start-shape="id267" draw:start-glue-point="0" draw:end-shape="id270" draw:end-glue-point="7" svg:d="M2000 13000l4147-1145" svg:viewBox="0 0 4148 1146">
          <text:p/>
        </draw:connector>
        <draw:connector draw:style-name="gr8" draw:text-style-name="P4" draw:layer="layout" draw:type="line" svg:x1="7cm" svg:y1="13cm" svg:x2="6.855cm" svg:y2="11.855cm" draw:start-shape="id271" draw:start-glue-point="0" draw:end-shape="id270" draw:end-glue-point="9" svg:d="M7000 13000l-145-1145" svg:viewBox="0 0 146 1146">
          <text:p/>
        </draw:connector>
        <draw:custom-shape draw:style-name="gr1481" draw:text-style-name="P6" xml:id="id273" draw:id="id273" draw:layer="layout" svg:width="1cm" svg:height="1cm" svg:x="23.009cm" svg:y="7.009cm">
          <text:p text:style-name="P5"><text:span text:style-name="T2">R</text:span><text:span text:style-name="T3">9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22cm" svg:y1="13cm" svg:x2="23.509cm" svg:y2="8.009cm" draw:start-shape="id272" draw:start-glue-point="0" draw:end-shape="id273" draw:end-glue-point="8" svg:d="M22000 13000l1509-4991" svg:viewBox="0 0 1510 4992">
          <text:p/>
        </draw:connector>
        <draw:connector draw:style-name="gr8" draw:text-style-name="P4" draw:layer="layout" draw:type="line" svg:x1="27cm" svg:y1="13cm" svg:x2="23.509cm" svg:y2="8.009cm" draw:start-shape="id274" draw:start-glue-point="0" draw:end-shape="id273" draw:end-glue-point="8" svg:d="M27000 13000l-3491-4991" svg:viewBox="0 0 3492 4992">
          <text:p/>
        </draw:connector>
        <draw:connector draw:style-name="gr8" draw:text-style-name="P4" draw:layer="layout" draw:type="line" svg:x1="23.509cm" svg:y1="7.009cm" svg:x2="21.5cm" svg:y2="6cm" draw:start-shape="id273" draw:start-glue-point="4" draw:end-shape="id275" draw:end-glue-point="2" svg:d="M23509 7009l-2009-1009" svg:viewBox="0 0 2010 1010">
          <text:p/>
        </draw:connector>
      </draw:page>
      <draw:page draw:name="page10" draw:style-name="dp1" draw:master-page-name="Default">
        <draw:frame draw:style-name="gr1482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1483" draw:text-style-name="P2" draw:layer="layout" svg:width="2cm" svg:height="0.5cm" svg:x="14cm" svg:y="1.5cm">
          <draw:text-box>
            <text:p text:style-name="P1"><text:span text:style-name="T1">5</text:span></text:p>
          </draw:text-box>
        </draw:frame>
        <draw:line draw:style-name="gr1484" draw:text-style-name="P3" draw:layer="layout" svg:x1="14cm" svg:y1="1cm" svg:x2="16cm" svg:y2="1cm">
          <text:p/>
        </draw:line>
        <draw:line draw:style-name="gr1485" draw:text-style-name="P3" draw:layer="layout" svg:x1="14cm" svg:y1="1.5cm" svg:x2="16cm" svg:y2="1.5cm">
          <text:p/>
        </draw:line>
        <draw:line draw:style-name="gr1486" draw:text-style-name="P3" xml:id="id276" draw:id="id276" draw:layer="layout" svg:x1="14cm" svg:y1="2cm" svg:x2="16cm" svg:y2="2cm">
          <text:p/>
        </draw:line>
        <draw:line draw:style-name="gr1487" draw:text-style-name="P3" draw:layer="layout" svg:x1="14cm" svg:y1="2cm" svg:x2="14cm" svg:y2="1cm">
          <text:p/>
        </draw:line>
        <draw:line draw:style-name="gr1488" draw:text-style-name="P3" draw:layer="layout" svg:x1="16cm" svg:y1="2cm" svg:x2="16cm" svg:y2="1cm">
          <text:p/>
        </draw:line>
        <draw:connector draw:style-name="gr8" draw:text-style-name="P4" draw:layer="layout" draw:type="line" svg:x1="13.596cm" svg:y1="7.011cm" svg:x2="15cm" svg:y2="2cm" draw:end-shape="id276" draw:end-glue-point="0" svg:d="M13596 7011l1404-5011" svg:viewBox="0 0 1405 5012">
          <text:p/>
        </draw:connector>
        <draw:frame draw:style-name="gr1489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1490" draw:text-style-name="P2" draw:layer="layout" svg:width="2cm" svg:height="0.5cm" svg:x="8.5cm" svg:y="5.5cm">
          <draw:text-box>
            <text:p text:style-name="P1"><text:span text:style-name="T1">4</text:span></text:p>
          </draw:text-box>
        </draw:frame>
        <draw:line draw:style-name="gr1491" draw:text-style-name="P3" draw:layer="layout" svg:x1="8.5cm" svg:y1="5cm" svg:x2="10.5cm" svg:y2="5cm">
          <text:p/>
        </draw:line>
        <draw:line draw:style-name="gr1492" draw:text-style-name="P3" draw:layer="layout" svg:x1="8.5cm" svg:y1="5.5cm" svg:x2="10.5cm" svg:y2="5.5cm">
          <text:p/>
        </draw:line>
        <draw:line draw:style-name="gr1493" draw:text-style-name="P3" draw:layer="layout" svg:x1="8.5cm" svg:y1="6cm" svg:x2="10.5cm" svg:y2="6cm">
          <text:p/>
        </draw:line>
        <draw:line draw:style-name="gr1494" draw:text-style-name="P3" draw:layer="layout" svg:x1="8.5cm" svg:y1="6cm" svg:x2="8.5cm" svg:y2="5cm">
          <text:p/>
        </draw:line>
        <draw:line draw:style-name="gr1495" draw:text-style-name="P3" draw:layer="layout" svg:x1="10.5cm" svg:y1="6cm" svg:x2="10.5cm" svg:y2="5cm">
          <text:p/>
        </draw:line>
        <draw:frame draw:style-name="gr1496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1497" draw:text-style-name="P2" draw:layer="layout" svg:width="2cm" svg:height="0.5cm" svg:x="11.5cm" svg:y="5.5cm">
          <draw:text-box>
            <text:p text:style-name="P1"><text:span text:style-name="T1">4</text:span></text:p>
          </draw:text-box>
        </draw:frame>
        <draw:line draw:style-name="gr1498" draw:text-style-name="P3" draw:layer="layout" svg:x1="11.5cm" svg:y1="5cm" svg:x2="13.5cm" svg:y2="5cm">
          <text:p/>
        </draw:line>
        <draw:line draw:style-name="gr1499" draw:text-style-name="P3" draw:layer="layout" svg:x1="11.5cm" svg:y1="5.5cm" svg:x2="13.5cm" svg:y2="5.5cm">
          <text:p/>
        </draw:line>
        <draw:line draw:style-name="gr1500" draw:text-style-name="P3" draw:layer="layout" svg:x1="11.5cm" svg:y1="6cm" svg:x2="13.5cm" svg:y2="6cm">
          <text:p/>
        </draw:line>
        <draw:line draw:style-name="gr1501" draw:text-style-name="P3" draw:layer="layout" svg:x1="11.5cm" svg:y1="6cm" svg:x2="11.5cm" svg:y2="5cm">
          <text:p/>
        </draw:line>
        <draw:line draw:style-name="gr1502" draw:text-style-name="P3" draw:layer="layout" svg:x1="13.5cm" svg:y1="6cm" svg:x2="13.5cm" svg:y2="5cm">
          <text:p/>
        </draw:line>
        <draw:custom-shape draw:style-name="gr1503" draw:text-style-name="P6" xml:id="id277" draw:id="id277" draw:layer="layout" svg:width="1cm" svg:height="1cm" svg:x="10.5cm" svg:y="3cm">
          <text:p text:style-name="P5"><text:span text:style-name="T2">R</text:span><text:span text:style-name="T3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504" draw:text-style-name="P3" draw:layer="layout" draw:type="line" svg:x1="9.5cm" svg:y1="5cm" svg:x2="10.646cm" svg:y2="3.854cm" draw:end-shape="id277" draw:end-glue-point="7" svg:d="M9500 5000l1146-1146" svg:viewBox="0 0 1147 1147">
          <text:p/>
        </draw:connector>
        <draw:connector draw:style-name="gr1505" draw:text-style-name="P3" draw:layer="layout" draw:type="line" svg:x1="12.5cm" svg:y1="5cm" svg:x2="11.354cm" svg:y2="3.854cm" draw:end-shape="id277" draw:end-glue-point="9" svg:d="M12500 5000l-1146-1146" svg:viewBox="0 0 1147 1147">
          <text:p/>
        </draw:connector>
        <draw:custom-shape draw:style-name="gr1506" draw:text-style-name="P6" xml:id="id280" draw:id="id280" draw:layer="layout" svg:width="1cm" svg:height="1cm" svg:x="10.001cm" svg:y="7.001cm">
          <text:p text:style-name="P5"><text:span text:style-name="T2">R</text:span><text:span text:style-name="T3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507" draw:text-style-name="P2" draw:layer="layout" svg:width="2cm" svg:height="0.5cm" svg:x="16.5cm" svg:y="5cm">
          <draw:text-box>
            <text:p text:style-name="P1"><text:span text:style-name="T1">v4, v5</text:span></text:p>
          </draw:text-box>
        </draw:frame>
        <draw:frame draw:style-name="gr1508" draw:text-style-name="P2" draw:layer="layout" svg:width="2cm" svg:height="0.5cm" svg:x="16.5cm" svg:y="5.5cm">
          <draw:text-box>
            <text:p text:style-name="P1"><text:span text:style-name="T1">3</text:span></text:p>
          </draw:text-box>
        </draw:frame>
        <draw:line draw:style-name="gr1509" draw:text-style-name="P3" draw:layer="layout" svg:x1="16.5cm" svg:y1="5cm" svg:x2="18.5cm" svg:y2="5cm">
          <text:p/>
        </draw:line>
        <draw:line draw:style-name="gr1510" draw:text-style-name="P3" draw:layer="layout" svg:x1="16.5cm" svg:y1="5.5cm" svg:x2="18.5cm" svg:y2="5.5cm">
          <text:p/>
        </draw:line>
        <draw:line draw:style-name="gr1511" draw:text-style-name="P3" draw:layer="layout" svg:x1="16.5cm" svg:y1="6cm" svg:x2="18.5cm" svg:y2="6cm">
          <text:p/>
        </draw:line>
        <draw:line draw:style-name="gr1512" draw:text-style-name="P3" draw:layer="layout" svg:x1="16.5cm" svg:y1="6cm" svg:x2="16.5cm" svg:y2="5cm">
          <text:p/>
        </draw:line>
        <draw:line draw:style-name="gr1513" draw:text-style-name="P3" draw:layer="layout" svg:x1="18.5cm" svg:y1="6cm" svg:x2="18.5cm" svg:y2="5cm">
          <text:p/>
        </draw:line>
        <draw:frame draw:style-name="gr1514" draw:text-style-name="P2" draw:layer="layout" svg:width="2cm" svg:height="0.5cm" svg:x="19.5cm" svg:y="5cm">
          <draw:text-box>
            <text:p text:style-name="P1"><text:span text:style-name="T1">v4, v0</text:span></text:p>
          </draw:text-box>
        </draw:frame>
        <draw:frame draw:style-name="gr1515" draw:text-style-name="P2" draw:layer="layout" svg:width="2cm" svg:height="0.5cm" svg:x="19.5cm" svg:y="5.5cm">
          <draw:text-box>
            <text:p text:style-name="P1"><text:span text:style-name="T1">2</text:span></text:p>
          </draw:text-box>
        </draw:frame>
        <draw:line draw:style-name="gr1516" draw:text-style-name="P3" draw:layer="layout" svg:x1="19.5cm" svg:y1="5cm" svg:x2="21.5cm" svg:y2="5cm">
          <text:p/>
        </draw:line>
        <draw:line draw:style-name="gr1517" draw:text-style-name="P3" draw:layer="layout" svg:x1="19.5cm" svg:y1="5.5cm" svg:x2="21.5cm" svg:y2="5.5cm">
          <text:p/>
        </draw:line>
        <draw:line draw:style-name="gr1518" draw:text-style-name="P3" draw:layer="layout" svg:x1="19.5cm" svg:y1="6cm" svg:x2="21.5cm" svg:y2="6cm">
          <text:p/>
        </draw:line>
        <draw:line draw:style-name="gr1519" draw:text-style-name="P3" draw:layer="layout" svg:x1="19.5cm" svg:y1="6cm" svg:x2="19.5cm" svg:y2="5cm">
          <text:p/>
        </draw:line>
        <draw:line draw:style-name="gr1520" draw:text-style-name="P3" xml:id="id292" draw:id="id292" draw:layer="layout" svg:x1="21.5cm" svg:y1="6cm" svg:x2="21.5cm" svg:y2="5cm">
          <text:p/>
        </draw:line>
        <draw:custom-shape draw:style-name="gr1521" draw:text-style-name="P6" xml:id="id278" draw:id="id278" draw:layer="layout" svg:width="1cm" svg:height="1cm" svg:x="18.5cm" svg:y="3cm">
          <text:p text:style-name="P5"><text:span text:style-name="T2">R</text:span><text:span text:style-name="T3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522" draw:text-style-name="P3" draw:layer="layout" draw:type="line" svg:x1="17.5cm" svg:y1="5cm" svg:x2="18.646cm" svg:y2="3.854cm" draw:end-shape="id278" draw:end-glue-point="7" svg:d="M17500 5000l1146-1146" svg:viewBox="0 0 1147 1147">
          <text:p/>
        </draw:connector>
        <draw:connector draw:style-name="gr1523" draw:text-style-name="P3" draw:layer="layout" draw:type="line" svg:x1="20.5cm" svg:y1="5cm" svg:x2="19.354cm" svg:y2="3.854cm" draw:end-shape="id278" draw:end-glue-point="9" svg:d="M20500 5000l-1146-1146" svg:viewBox="0 0 1147 1147">
          <text:p/>
        </draw:connector>
        <draw:connector draw:style-name="gr8" draw:text-style-name="P4" draw:layer="layout" draw:type="line" svg:x1="11cm" svg:y1="3cm" svg:x2="14cm" svg:y2="2cm" svg:d="M11000 3000l3000-1000" svg:viewBox="0 0 3001 1001">
          <text:p/>
        </draw:connector>
        <draw:connector draw:style-name="gr8" draw:text-style-name="P4" draw:layer="layout" draw:type="line" svg:x1="19cm" svg:y1="3cm" svg:x2="16cm" svg:y2="2.001cm" svg:d="M19000 3000l-3000-999" svg:viewBox="0 0 3001 1000">
          <text:p/>
        </draw:connector>
        <draw:frame draw:style-name="gr1524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1525" draw:text-style-name="P2" draw:layer="layout" svg:width="2cm" svg:height="0.5cm" svg:x="5cm" svg:y="9.5cm">
          <draw:text-box>
            <text:p text:style-name="P1"><text:span text:style-name="T1">2</text:span></text:p>
          </draw:text-box>
        </draw:frame>
        <draw:line draw:style-name="gr1526" draw:text-style-name="P3" draw:layer="layout" svg:x1="5cm" svg:y1="9cm" svg:x2="7cm" svg:y2="9cm">
          <text:p/>
        </draw:line>
        <draw:line draw:style-name="gr1527" draw:text-style-name="P3" draw:layer="layout" svg:x1="5cm" svg:y1="9.5cm" svg:x2="7cm" svg:y2="9.5cm">
          <text:p/>
        </draw:line>
        <draw:line draw:style-name="gr1528" draw:text-style-name="P3" draw:layer="layout" svg:x1="5cm" svg:y1="10cm" svg:x2="7cm" svg:y2="10cm">
          <text:p/>
        </draw:line>
        <draw:line draw:style-name="gr1529" draw:text-style-name="P3" draw:layer="layout" svg:x1="5cm" svg:y1="10cm" svg:x2="5cm" svg:y2="9cm">
          <text:p/>
        </draw:line>
        <draw:line draw:style-name="gr1530" draw:text-style-name="P3" draw:layer="layout" svg:x1="7cm" svg:y1="10cm" svg:x2="7cm" svg:y2="9cm">
          <text:p/>
        </draw:line>
        <draw:frame draw:style-name="gr1531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1532" draw:text-style-name="P2" draw:layer="layout" svg:width="2cm" svg:height="0.5cm" svg:x="8cm" svg:y="9.5cm">
          <draw:text-box>
            <text:p text:style-name="P1"><text:span text:style-name="T1">5</text:span></text:p>
          </draw:text-box>
        </draw:frame>
        <draw:line draw:style-name="gr1533" draw:text-style-name="P3" draw:layer="layout" svg:x1="8cm" svg:y1="9cm" svg:x2="10cm" svg:y2="9cm">
          <text:p/>
        </draw:line>
        <draw:line draw:style-name="gr1534" draw:text-style-name="P3" draw:layer="layout" svg:x1="8cm" svg:y1="9.5cm" svg:x2="10cm" svg:y2="9.5cm">
          <text:p/>
        </draw:line>
        <draw:line draw:style-name="gr1535" draw:text-style-name="P3" draw:layer="layout" svg:x1="8cm" svg:y1="10cm" svg:x2="10cm" svg:y2="10cm">
          <text:p/>
        </draw:line>
        <draw:line draw:style-name="gr1536" draw:text-style-name="P3" draw:layer="layout" svg:x1="8cm" svg:y1="10cm" svg:x2="8cm" svg:y2="9cm">
          <text:p/>
        </draw:line>
        <draw:line draw:style-name="gr1537" draw:text-style-name="P3" draw:layer="layout" svg:x1="10cm" svg:y1="10cm" svg:x2="10cm" svg:y2="9cm">
          <text:p/>
        </draw:line>
        <draw:custom-shape draw:style-name="gr1538" draw:text-style-name="P6" xml:id="id279" draw:id="id279" draw:layer="layout" svg:width="1cm" svg:height="1cm" svg:x="7cm" svg:y="7cm">
          <text:p text:style-name="P5"><text:span text:style-name="T2">R</text:span><text:span text:style-name="T3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539" draw:text-style-name="P3" draw:layer="layout" draw:type="line" svg:x1="6cm" svg:y1="9cm" svg:x2="7.146cm" svg:y2="7.854cm" draw:end-shape="id279" draw:end-glue-point="7" svg:d="M6000 9000l1146-1146" svg:viewBox="0 0 1147 1147">
          <text:p/>
        </draw:connector>
        <draw:connector draw:style-name="gr1540" draw:text-style-name="P3" draw:layer="layout" draw:type="line" svg:x1="9cm" svg:y1="9cm" svg:x2="7.854cm" svg:y2="7.854cm" draw:end-shape="id279" draw:end-glue-point="9" svg:d="M9000 9000l-1146-1146" svg:viewBox="0 0 1147 1147">
          <text:p/>
        </draw:connector>
        <draw:connector draw:style-name="gr8" draw:text-style-name="P4" draw:layer="layout" draw:type="line" svg:x1="7.5cm" svg:y1="7.001cm" svg:x2="9.5cm" svg:y2="6cm" svg:d="M7500 7001l2000-1001" svg:viewBox="0 0 2001 1002">
          <text:p/>
        </draw:connector>
        <draw:connector draw:style-name="gr8" draw:text-style-name="P4" draw:layer="layout" draw:type="line" svg:x1="6cm" svg:y1="9cm" svg:x2="10.001cm" svg:y2="7.501cm" draw:end-shape="id280" draw:end-glue-point="6" svg:d="M6000 9000l4001-1499" svg:viewBox="0 0 4002 1500">
          <text:p/>
        </draw:connector>
        <draw:frame draw:style-name="gr1541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1542" draw:text-style-name="P2" draw:layer="layout" svg:width="2cm" svg:height="0.5cm" svg:x="11cm" svg:y="9.5cm">
          <draw:text-box>
            <text:p text:style-name="P1"><text:span text:style-name="T1">2</text:span></text:p>
          </draw:text-box>
        </draw:frame>
        <draw:line draw:style-name="gr1543" draw:text-style-name="P3" draw:layer="layout" svg:x1="11cm" svg:y1="9cm" svg:x2="13cm" svg:y2="9cm">
          <text:p/>
        </draw:line>
        <draw:line draw:style-name="gr1544" draw:text-style-name="P3" draw:layer="layout" svg:x1="11cm" svg:y1="9.5cm" svg:x2="13cm" svg:y2="9.5cm">
          <text:p/>
        </draw:line>
        <draw:line draw:style-name="gr1545" draw:text-style-name="P3" draw:layer="layout" svg:x1="11cm" svg:y1="10cm" svg:x2="13cm" svg:y2="10cm">
          <text:p/>
        </draw:line>
        <draw:line draw:style-name="gr1546" draw:text-style-name="P3" draw:layer="layout" svg:x1="11cm" svg:y1="10cm" svg:x2="11cm" svg:y2="9cm">
          <text:p/>
        </draw:line>
        <draw:line draw:style-name="gr1547" draw:text-style-name="P3" draw:layer="layout" svg:x1="13cm" svg:y1="10cm" svg:x2="13cm" svg:y2="9cm">
          <text:p/>
        </draw:line>
        <draw:connector draw:style-name="gr8" draw:text-style-name="P4" draw:layer="layout" draw:type="line" svg:x1="12cm" svg:y1="9cm" svg:x2="10.855cm" svg:y2="7.855cm" draw:end-shape="id280" draw:end-glue-point="9" svg:d="M12000 9000l-1145-1145" svg:viewBox="0 0 1146 1146">
          <text:p/>
        </draw:connector>
        <draw:connector draw:style-name="gr8" draw:text-style-name="P4" draw:layer="layout" draw:type="line" svg:x1="10.501cm" svg:y1="7.001cm" svg:x2="12.5cm" svg:y2="6cm" draw:start-shape="id280" draw:start-glue-point="4" svg:d="M10501 7001l1999-1001" svg:viewBox="0 0 2000 1002">
          <text:p/>
        </draw:connector>
        <draw:frame draw:style-name="gr1548" draw:text-style-name="P2" draw:layer="layout" svg:width="2cm" svg:height="0.5cm" svg:x="17cm" svg:y="9cm">
          <draw:text-box>
            <text:p text:style-name="P1"><text:span text:style-name="T1">v0,v2</text:span></text:p>
          </draw:text-box>
        </draw:frame>
        <draw:frame draw:style-name="gr1549" draw:text-style-name="P2" draw:layer="layout" svg:width="2cm" svg:height="0.5cm" svg:x="17cm" svg:y="9.5cm">
          <draw:text-box>
            <text:p text:style-name="P1"><text:span text:style-name="T1">3</text:span></text:p>
          </draw:text-box>
        </draw:frame>
        <draw:line draw:style-name="gr1550" draw:text-style-name="P3" draw:layer="layout" svg:x1="17cm" svg:y1="9cm" svg:x2="19cm" svg:y2="9cm">
          <text:p/>
        </draw:line>
        <draw:line draw:style-name="gr1551" draw:text-style-name="P3" draw:layer="layout" svg:x1="17cm" svg:y1="9.5cm" svg:x2="19cm" svg:y2="9.5cm">
          <text:p/>
        </draw:line>
        <draw:line draw:style-name="gr1552" draw:text-style-name="P3" draw:layer="layout" svg:x1="17cm" svg:y1="10cm" svg:x2="19cm" svg:y2="10cm">
          <text:p/>
        </draw:line>
        <draw:line draw:style-name="gr1553" draw:text-style-name="P3" draw:layer="layout" svg:x1="17cm" svg:y1="10cm" svg:x2="17cm" svg:y2="9cm">
          <text:p/>
        </draw:line>
        <draw:line draw:style-name="gr1554" draw:text-style-name="P3" draw:layer="layout" svg:x1="19cm" svg:y1="10cm" svg:x2="19cm" svg:y2="9cm">
          <text:p/>
        </draw:line>
        <draw:g xml:id="id282" draw:id="id282">
          <draw:frame draw:style-name="gr1555" draw:text-style-name="P2" draw:layer="layout" svg:width="2cm" svg:height="0.5cm" svg:x="20cm" svg:y="9cm">
            <draw:text-box>
              <text:p text:style-name="P7">v2, v4</text:p>
            </draw:text-box>
          </draw:frame>
          <draw:frame draw:style-name="gr1556" draw:text-style-name="P2" draw:layer="layout" svg:width="2cm" svg:height="0.5cm" svg:x="20cm" svg:y="9.5cm">
            <draw:text-box>
              <text:p text:style-name="P7">2</text:p>
            </draw:text-box>
          </draw:frame>
          <draw:line draw:style-name="gr1557" draw:text-style-name="P3" draw:layer="layout" svg:x1="20cm" svg:y1="9cm" svg:x2="22cm" svg:y2="9cm">
            <text:p/>
          </draw:line>
          <draw:line draw:style-name="gr1558" draw:text-style-name="P3" draw:layer="layout" svg:x1="20cm" svg:y1="9.5cm" svg:x2="22cm" svg:y2="9.5cm">
            <text:p/>
          </draw:line>
          <draw:line draw:style-name="gr1559" draw:text-style-name="P3" draw:layer="layout" svg:x1="20cm" svg:y1="10cm" svg:x2="22cm" svg:y2="10cm">
            <text:p/>
          </draw:line>
          <draw:line draw:style-name="gr1560" draw:text-style-name="P3" draw:layer="layout" svg:x1="20cm" svg:y1="10cm" svg:x2="20cm" svg:y2="9cm">
            <text:p/>
          </draw:line>
          <draw:line draw:style-name="gr1561" draw:text-style-name="P3" draw:layer="layout" svg:x1="22cm" svg:y1="10cm" svg:x2="22cm" svg:y2="9cm">
            <text:p/>
          </draw:line>
        </draw:g>
        <draw:custom-shape draw:style-name="gr1562" draw:text-style-name="P6" xml:id="id281" draw:id="id281" draw:layer="layout" svg:width="1cm" svg:height="1cm" svg:x="20cm" svg:y="7cm">
          <text:p text:style-name="P5"><text:span text:style-name="T2">R</text:span><text:span text:style-name="T3">8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563" draw:text-style-name="P3" draw:layer="layout" draw:type="line" svg:x1="18cm" svg:y1="9cm" svg:x2="20.146cm" svg:y2="7.854cm" draw:end-shape="id281" draw:end-glue-point="7" svg:d="M18000 9000l2146-1146" svg:viewBox="0 0 2147 1147">
          <text:p/>
        </draw:connector>
        <draw:connector draw:style-name="gr1564" draw:text-style-name="P3" draw:layer="layout" draw:type="line" svg:x1="21cm" svg:y1="9cm" svg:x2="20.854cm" svg:y2="7.854cm" draw:start-shape="id282" draw:start-glue-point="0" draw:end-shape="id281" draw:end-glue-point="9" svg:d="M21000 9000l-146-1146" svg:viewBox="0 0 147 1147">
          <text:p/>
        </draw:connector>
        <draw:custom-shape draw:style-name="gr1565" draw:text-style-name="P6" xml:id="id283" draw:id="id283" draw:layer="layout" svg:width="1cm" svg:height="1cm" svg:x="13.001cm" svg:y="7.001cm">
          <text:p text:style-name="P5"><text:span text:style-name="T2">R</text:span><text:span text:style-name="T3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4" draw:layer="layout" svg:x1="12cm" svg:y1="9cm" svg:x2="13.6cm" svg:y2="8cm">
          <text:p/>
        </draw:line>
        <draw:connector draw:style-name="gr8" draw:text-style-name="P4" draw:layer="layout" draw:type="line" svg:x1="9.004cm" svg:y1="9.014cm" svg:x2="13.147cm" svg:y2="7.855cm" draw:end-shape="id283" draw:end-glue-point="7" svg:d="M9004 9014l4143-1159" svg:viewBox="0 0 4144 1160">
          <text:p/>
        </draw:connector>
        <draw:custom-shape draw:style-name="gr1566" draw:text-style-name="P6" xml:id="id284" draw:id="id284" draw:layer="layout" svg:width="1cm" svg:height="1cm" svg:x="15.001cm" svg:y="7.001cm">
          <text:p text:style-name="P5"><text:span text:style-name="T2">R</text:span><text:span text:style-name="T3">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5.004cm" svg:y1="9.024cm" svg:x2="15.501cm" svg:y2="8.001cm" draw:end-shape="id284" draw:end-glue-point="8" svg:d="M15004 9024l497-1023" svg:viewBox="0 0 498 1024">
          <text:p/>
        </draw:connector>
        <draw:line draw:style-name="gr8" draw:text-style-name="P4" draw:layer="layout" svg:x1="18.1cm" svg:y1="9cm" svg:x2="15.5cm" svg:y2="8cm">
          <text:p/>
        </draw:line>
        <draw:connector draw:style-name="gr8" draw:text-style-name="P4" draw:layer="layout" draw:type="line" svg:x1="15.501cm" svg:y1="7.001cm" svg:x2="15.202cm" svg:y2="1.994cm" draw:start-shape="id284" draw:start-glue-point="4" svg:d="M15501 7001l-299-5007" svg:viewBox="0 0 300 5008">
          <text:p/>
        </draw:connector>
        <draw:custom-shape draw:style-name="gr1567" draw:text-style-name="P6" xml:id="id285" draw:id="id285" draw:layer="layout" svg:width="1cm" svg:height="1cm" svg:x="17.001cm" svg:y="7.001cm">
          <text:p text:style-name="P5"><text:span text:style-name="T2">R</text:span><text:span text:style-name="T3">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5.004cm" svg:y1="9.025cm" svg:x2="17.501cm" svg:y2="8.001cm" draw:end-shape="id285" draw:end-glue-point="8" svg:d="M15004 9025l2497-1024" svg:viewBox="0 0 2498 1025">
          <text:p/>
        </draw:connector>
        <draw:line draw:style-name="gr8" draw:text-style-name="P4" draw:layer="layout" svg:x1="21cm" svg:y1="9cm" svg:x2="17.5cm" svg:y2="8cm">
          <text:p/>
        </draw:line>
        <draw:connector draw:style-name="gr8" draw:text-style-name="P4" draw:layer="layout" draw:type="line" svg:x1="17.501cm" svg:y1="7.001cm" svg:x2="17.471cm" svg:y2="5.991cm" draw:start-shape="id285" draw:start-glue-point="4" svg:d="M17501 7001l-30-1010" svg:viewBox="0 0 31 1011">
          <text:p/>
        </draw:connector>
        <draw:connector draw:style-name="gr8" draw:text-style-name="P4" draw:layer="layout" draw:type="line" svg:x1="20.5cm" svg:y1="7cm" svg:x2="20.466cm" svg:y2="5.991cm" draw:start-shape="id281" draw:start-glue-point="4" svg:d="M20500 7000l-34-1009" svg:viewBox="0 0 35 1010">
          <text:p/>
        </draw:connector>
        <draw:frame draw:style-name="gr1568" draw:text-style-name="P2" draw:layer="layout" svg:width="2cm" svg:height="0.5cm" svg:x="14cm" svg:y="9cm">
          <draw:text-box>
            <text:p text:style-name="P1"><text:span text:style-name="T1">v2, v5</text:span></text:p>
          </draw:text-box>
        </draw:frame>
        <draw:frame draw:style-name="gr1569" draw:text-style-name="P2" draw:layer="layout" svg:width="2cm" svg:height="0.5cm" svg:x="14cm" svg:y="9.5cm">
          <draw:text-box>
            <text:p text:style-name="P1"><text:span text:style-name="T1">4</text:span></text:p>
          </draw:text-box>
        </draw:frame>
        <draw:line draw:style-name="gr1570" draw:text-style-name="P3" draw:layer="layout" svg:x1="14cm" svg:y1="9cm" svg:x2="16cm" svg:y2="9cm">
          <text:p/>
        </draw:line>
        <draw:line draw:style-name="gr1571" draw:text-style-name="P3" draw:layer="layout" svg:x1="14cm" svg:y1="9.5cm" svg:x2="16cm" svg:y2="9.5cm">
          <text:p/>
        </draw:line>
        <draw:line draw:style-name="gr1572" draw:text-style-name="P3" draw:layer="layout" svg:x1="14cm" svg:y1="10cm" svg:x2="16cm" svg:y2="10cm">
          <text:p/>
        </draw:line>
        <draw:line draw:style-name="gr1573" draw:text-style-name="P3" draw:layer="layout" svg:x1="14cm" svg:y1="10cm" svg:x2="14cm" svg:y2="9cm">
          <text:p/>
        </draw:line>
        <draw:line draw:style-name="gr1574" draw:text-style-name="P3" draw:layer="layout" svg:x1="16cm" svg:y1="10cm" svg:x2="16cm" svg:y2="9cm">
          <text:p/>
        </draw:line>
        <draw:g xml:id="id286" draw:id="id286">
          <draw:frame draw:style-name="gr1575" draw:text-style-name="P2" draw:layer="layout" svg:width="2cm" svg:height="0.5cm" svg:x="1cm" svg:y="13cm">
            <draw:text-box>
              <text:p text:style-name="P7">v7, v9</text:p>
            </draw:text-box>
          </draw:frame>
          <draw:frame draw:style-name="gr1576" draw:text-style-name="P2" draw:layer="layout" svg:width="2cm" svg:height="0.5cm" svg:x="1cm" svg:y="13.5cm">
            <draw:text-box>
              <text:p text:style-name="P7">1</text:p>
            </draw:text-box>
          </draw:frame>
          <draw:line draw:style-name="gr1577" draw:text-style-name="P3" draw:layer="layout" svg:x1="1cm" svg:y1="13cm" svg:x2="3cm" svg:y2="13cm">
            <text:p/>
          </draw:line>
          <draw:line draw:style-name="gr1578" draw:text-style-name="P3" draw:layer="layout" svg:x1="1cm" svg:y1="13.5cm" svg:x2="3cm" svg:y2="13.5cm">
            <text:p/>
          </draw:line>
          <draw:line draw:style-name="gr1579" draw:text-style-name="P3" draw:layer="layout" svg:x1="1cm" svg:y1="14cm" svg:x2="3cm" svg:y2="14cm">
            <text:p/>
          </draw:line>
          <draw:line draw:style-name="gr1580" draw:text-style-name="P3" draw:layer="layout" svg:x1="1cm" svg:y1="14cm" svg:x2="1cm" svg:y2="13cm">
            <text:p/>
          </draw:line>
          <draw:line draw:style-name="gr1581" draw:text-style-name="P3" draw:layer="layout" svg:x1="3cm" svg:y1="14cm" svg:x2="3cm" svg:y2="13cm">
            <text:p/>
          </draw:line>
        </draw:g>
        <draw:g xml:id="id288" draw:id="id288">
          <draw:frame draw:style-name="gr1582" draw:text-style-name="P2" draw:layer="layout" svg:width="2cm" svg:height="0.5cm" svg:x="3.5cm" svg:y="13cm">
            <draw:text-box>
              <text:p text:style-name="P7">v6, v5</text:p>
            </draw:text-box>
          </draw:frame>
          <draw:frame draw:style-name="gr1583" draw:text-style-name="P2" draw:layer="layout" svg:width="2cm" svg:height="0.5cm" svg:x="3.5cm" svg:y="13.5cm">
            <draw:text-box>
              <text:p text:style-name="P7">1</text:p>
            </draw:text-box>
          </draw:frame>
          <draw:line draw:style-name="gr1584" draw:text-style-name="P3" draw:layer="layout" svg:x1="3.5cm" svg:y1="13cm" svg:x2="5.5cm" svg:y2="13cm">
            <text:p/>
          </draw:line>
          <draw:line draw:style-name="gr1585" draw:text-style-name="P3" draw:layer="layout" svg:x1="3.5cm" svg:y1="13.5cm" svg:x2="5.5cm" svg:y2="13.5cm">
            <text:p/>
          </draw:line>
          <draw:line draw:style-name="gr1586" draw:text-style-name="P3" draw:layer="layout" svg:x1="3.5cm" svg:y1="14cm" svg:x2="5.5cm" svg:y2="14cm">
            <text:p/>
          </draw:line>
          <draw:line draw:style-name="gr1587" draw:text-style-name="P3" draw:layer="layout" svg:x1="3.5cm" svg:y1="14cm" svg:x2="3.5cm" svg:y2="13cm">
            <text:p/>
          </draw:line>
          <draw:line draw:style-name="gr1588" draw:text-style-name="P3" draw:layer="layout" svg:x1="5.5cm" svg:y1="14cm" svg:x2="5.5cm" svg:y2="13cm">
            <text:p/>
          </draw:line>
        </draw:g>
        <draw:custom-shape draw:style-name="gr1589" draw:text-style-name="P6" xml:id="id287" draw:id="id287" draw:layer="layout" svg:width="1cm" svg:height="1cm" svg:x="3.5cm" svg:y="11cm">
          <text:p text:style-name="P5"><text:span text:style-name="T2">R</text:span><text:span text:style-name="T3">1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590" draw:text-style-name="P3" draw:layer="layout" draw:type="line" svg:x1="2cm" svg:y1="13cm" svg:x2="3.646cm" svg:y2="11.854cm" draw:start-shape="id286" draw:start-glue-point="0" draw:end-shape="id287" draw:end-glue-point="7" svg:d="M2000 13000l1646-1146" svg:viewBox="0 0 1647 1147">
          <text:p/>
        </draw:connector>
        <draw:connector draw:style-name="gr1591" draw:text-style-name="P3" draw:layer="layout" draw:type="line" svg:x1="4.5cm" svg:y1="13cm" svg:x2="4.354cm" svg:y2="11.854cm" draw:start-shape="id288" draw:start-glue-point="0" draw:end-shape="id287" draw:end-glue-point="9" svg:d="M4500 13000l-146-1146" svg:viewBox="0 0 147 1147">
          <text:p/>
        </draw:connector>
        <draw:connector draw:style-name="gr8" draw:text-style-name="P4" draw:layer="layout" draw:type="line" svg:x1="4cm" svg:y1="11cm" svg:x2="6.047cm" svg:y2="10.01cm" draw:start-shape="id287" draw:start-glue-point="4" svg:d="M4000 11000l2047-990" svg:viewBox="0 0 2048 991">
          <text:p/>
        </draw:connector>
        <draw:g xml:id="id289" draw:id="id289">
          <draw:frame draw:style-name="gr1592" draw:text-style-name="P2" draw:layer="layout" svg:width="2cm" svg:height="0.5cm" svg:x="21cm" svg:y="13cm">
            <draw:text-box>
              <text:p text:style-name="P7">v0, v1</text:p>
            </draw:text-box>
          </draw:frame>
          <draw:frame draw:style-name="gr1593" draw:text-style-name="P2" draw:layer="layout" svg:width="2cm" svg:height="0.5cm" svg:x="21cm" svg:y="13.5cm">
            <draw:text-box>
              <text:p text:style-name="P7">1</text:p>
            </draw:text-box>
          </draw:frame>
          <draw:line draw:style-name="gr1594" draw:text-style-name="P3" draw:layer="layout" svg:x1="21cm" svg:y1="13cm" svg:x2="23cm" svg:y2="13cm">
            <text:p/>
          </draw:line>
          <draw:line draw:style-name="gr1595" draw:text-style-name="P3" draw:layer="layout" svg:x1="21cm" svg:y1="13.5cm" svg:x2="23cm" svg:y2="13.5cm">
            <text:p/>
          </draw:line>
          <draw:line draw:style-name="gr1596" draw:text-style-name="P3" draw:layer="layout" svg:x1="21cm" svg:y1="14cm" svg:x2="23cm" svg:y2="14cm">
            <text:p/>
          </draw:line>
          <draw:line draw:style-name="gr1597" draw:text-style-name="P3" draw:layer="layout" svg:x1="21cm" svg:y1="14cm" svg:x2="21cm" svg:y2="13cm">
            <text:p/>
          </draw:line>
          <draw:line draw:style-name="gr1598" draw:text-style-name="P3" draw:layer="layout" svg:x1="23cm" svg:y1="14cm" svg:x2="23cm" svg:y2="13cm">
            <text:p/>
          </draw:line>
        </draw:g>
        <draw:g xml:id="id291" draw:id="id291">
          <draw:frame draw:style-name="gr1599" draw:text-style-name="P2" draw:layer="layout" svg:width="2cm" svg:height="0.5cm" svg:x="26cm" svg:y="13cm">
            <draw:text-box>
              <text:p text:style-name="P7">v1, v4</text:p>
            </draw:text-box>
          </draw:frame>
          <draw:frame draw:style-name="gr1600" draw:text-style-name="P2" draw:layer="layout" svg:width="2cm" svg:height="0.5cm" svg:x="26cm" svg:y="13.5cm">
            <draw:text-box>
              <text:p text:style-name="P7">1</text:p>
            </draw:text-box>
          </draw:frame>
          <draw:line draw:style-name="gr1601" draw:text-style-name="P3" draw:layer="layout" svg:x1="26cm" svg:y1="13cm" svg:x2="28cm" svg:y2="13cm">
            <text:p/>
          </draw:line>
          <draw:line draw:style-name="gr1602" draw:text-style-name="P3" draw:layer="layout" svg:x1="26cm" svg:y1="13.5cm" svg:x2="28cm" svg:y2="13.5cm">
            <text:p/>
          </draw:line>
          <draw:line draw:style-name="gr1603" draw:text-style-name="P3" draw:layer="layout" svg:x1="26cm" svg:y1="14cm" svg:x2="28cm" svg:y2="14cm">
            <text:p/>
          </draw:line>
          <draw:line draw:style-name="gr1604" draw:text-style-name="P3" draw:layer="layout" svg:x1="26cm" svg:y1="14cm" svg:x2="26cm" svg:y2="13cm">
            <text:p/>
          </draw:line>
          <draw:line draw:style-name="gr1605" draw:text-style-name="P3" draw:layer="layout" svg:x1="28cm" svg:y1="14cm" svg:x2="28cm" svg:y2="13cm">
            <text:p/>
          </draw:line>
        </draw:g>
        <draw:custom-shape draw:style-name="gr1606" draw:text-style-name="P6" xml:id="id290" draw:id="id290" draw:layer="layout" svg:width="1cm" svg:height="1cm" svg:x="23.009cm" svg:y="7.009cm">
          <text:p text:style-name="P5"><text:span text:style-name="T2">R</text:span><text:span text:style-name="T3">9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22cm" svg:y1="13cm" svg:x2="23.509cm" svg:y2="8.009cm" draw:start-shape="id289" draw:start-glue-point="0" draw:end-shape="id290" draw:end-glue-point="8" svg:d="M22000 13000l1509-4991" svg:viewBox="0 0 1510 4992">
          <text:p/>
        </draw:connector>
        <draw:connector draw:style-name="gr8" draw:text-style-name="P4" draw:layer="layout" draw:type="line" svg:x1="27cm" svg:y1="13cm" svg:x2="23.509cm" svg:y2="8.009cm" draw:start-shape="id291" draw:start-glue-point="0" draw:end-shape="id290" draw:end-glue-point="8" svg:d="M27000 13000l-3491-4991" svg:viewBox="0 0 3492 4992">
          <text:p/>
        </draw:connector>
        <draw:connector draw:style-name="gr8" draw:text-style-name="P4" draw:layer="layout" draw:type="line" svg:x1="23.509cm" svg:y1="7.009cm" svg:x2="21.5cm" svg:y2="6cm" draw:start-shape="id290" draw:start-glue-point="4" draw:end-shape="id292" draw:end-glue-point="2" svg:d="M23509 7009l-2009-1009" svg:viewBox="0 0 2010 1010">
          <text:p/>
        </draw:connector>
      </draw:page>
      <draw:page draw:name="page11" draw:style-name="dp1" draw:master-page-name="Default">
        <draw:frame draw:style-name="gr1607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1608" draw:text-style-name="P2" draw:layer="layout" svg:width="2cm" svg:height="0.5cm" svg:x="14cm" svg:y="1.5cm">
          <draw:text-box>
            <text:p text:style-name="P1"><text:span text:style-name="T1">5</text:span></text:p>
          </draw:text-box>
        </draw:frame>
        <draw:line draw:style-name="gr1609" draw:text-style-name="P3" draw:layer="layout" svg:x1="14cm" svg:y1="1cm" svg:x2="16cm" svg:y2="1cm">
          <text:p/>
        </draw:line>
        <draw:line draw:style-name="gr1610" draw:text-style-name="P3" draw:layer="layout" svg:x1="14cm" svg:y1="1.5cm" svg:x2="16cm" svg:y2="1.5cm">
          <text:p/>
        </draw:line>
        <draw:line draw:style-name="gr1611" draw:text-style-name="P3" xml:id="id293" draw:id="id293" draw:layer="layout" svg:x1="14cm" svg:y1="2cm" svg:x2="16cm" svg:y2="2cm">
          <text:p/>
        </draw:line>
        <draw:line draw:style-name="gr1612" draw:text-style-name="P3" draw:layer="layout" svg:x1="14cm" svg:y1="2cm" svg:x2="14cm" svg:y2="1cm">
          <text:p/>
        </draw:line>
        <draw:line draw:style-name="gr1613" draw:text-style-name="P3" draw:layer="layout" svg:x1="16cm" svg:y1="2cm" svg:x2="16cm" svg:y2="1cm">
          <text:p/>
        </draw:line>
        <draw:connector draw:style-name="gr8" draw:text-style-name="P4" draw:layer="layout" draw:type="line" svg:x1="13.596cm" svg:y1="7.011cm" svg:x2="15cm" svg:y2="2cm" draw:end-shape="id293" draw:end-glue-point="0" svg:d="M13596 7011l1404-5011" svg:viewBox="0 0 1405 5012">
          <text:p/>
        </draw:connector>
        <draw:frame draw:style-name="gr1614" draw:text-style-name="P2" draw:layer="layout" svg:width="2cm" svg:height="0.5cm" svg:x="8.5cm" svg:y="5cm">
          <draw:text-box>
            <text:p text:style-name="P1"><text:span text:style-name="T1">v7, </text:span><text:span text:style-name="T1">v5</text:span></text:p>
          </draw:text-box>
        </draw:frame>
        <draw:frame draw:style-name="gr1615" draw:text-style-name="P2" draw:layer="layout" svg:width="2cm" svg:height="0.5cm" svg:x="8.5cm" svg:y="5.5cm">
          <draw:text-box>
            <text:p text:style-name="P1"><text:span text:style-name="T1">4</text:span></text:p>
          </draw:text-box>
        </draw:frame>
        <draw:line draw:style-name="gr1616" draw:text-style-name="P3" draw:layer="layout" svg:x1="8.5cm" svg:y1="5cm" svg:x2="10.5cm" svg:y2="5cm">
          <text:p/>
        </draw:line>
        <draw:line draw:style-name="gr1617" draw:text-style-name="P3" draw:layer="layout" svg:x1="8.5cm" svg:y1="5.5cm" svg:x2="10.5cm" svg:y2="5.5cm">
          <text:p/>
        </draw:line>
        <draw:line draw:style-name="gr1618" draw:text-style-name="P3" draw:layer="layout" svg:x1="8.5cm" svg:y1="6cm" svg:x2="10.5cm" svg:y2="6cm">
          <text:p/>
        </draw:line>
        <draw:line draw:style-name="gr1619" draw:text-style-name="P3" draw:layer="layout" svg:x1="8.5cm" svg:y1="6cm" svg:x2="8.5cm" svg:y2="5cm">
          <text:p/>
        </draw:line>
        <draw:line draw:style-name="gr1620" draw:text-style-name="P3" draw:layer="layout" svg:x1="10.5cm" svg:y1="6cm" svg:x2="10.5cm" svg:y2="5cm">
          <text:p/>
        </draw:line>
        <draw:frame draw:style-name="gr1621" draw:text-style-name="P2" draw:layer="layout" svg:width="2cm" svg:height="0.5cm" svg:x="11.5cm" svg:y="5cm">
          <draw:text-box>
            <text:p text:style-name="P1"><text:span text:style-name="T1">v7, </text:span><text:span text:style-name="T1">v0</text:span></text:p>
          </draw:text-box>
        </draw:frame>
        <draw:frame draw:style-name="gr1622" draw:text-style-name="P2" draw:layer="layout" svg:width="2cm" svg:height="0.5cm" svg:x="11.5cm" svg:y="5.5cm">
          <draw:text-box>
            <text:p text:style-name="P1"><text:span text:style-name="T1">4</text:span></text:p>
          </draw:text-box>
        </draw:frame>
        <draw:line draw:style-name="gr1623" draw:text-style-name="P3" draw:layer="layout" svg:x1="11.5cm" svg:y1="5cm" svg:x2="13.5cm" svg:y2="5cm">
          <text:p/>
        </draw:line>
        <draw:line draw:style-name="gr1624" draw:text-style-name="P3" draw:layer="layout" svg:x1="11.5cm" svg:y1="5.5cm" svg:x2="13.5cm" svg:y2="5.5cm">
          <text:p/>
        </draw:line>
        <draw:line draw:style-name="gr1625" draw:text-style-name="P3" draw:layer="layout" svg:x1="11.5cm" svg:y1="6cm" svg:x2="13.5cm" svg:y2="6cm">
          <text:p/>
        </draw:line>
        <draw:line draw:style-name="gr1626" draw:text-style-name="P3" draw:layer="layout" svg:x1="11.5cm" svg:y1="6cm" svg:x2="11.5cm" svg:y2="5cm">
          <text:p/>
        </draw:line>
        <draw:line draw:style-name="gr1627" draw:text-style-name="P3" draw:layer="layout" svg:x1="13.5cm" svg:y1="6cm" svg:x2="13.5cm" svg:y2="5cm">
          <text:p/>
        </draw:line>
        <draw:custom-shape draw:style-name="gr1628" draw:text-style-name="P6" xml:id="id294" draw:id="id294" draw:layer="layout" svg:width="1cm" svg:height="1cm" svg:x="10.5cm" svg:y="3cm">
          <text:p text:style-name="P5"><text:span text:style-name="T2">R</text:span><text:span text:style-name="T3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629" draw:text-style-name="P3" draw:layer="layout" draw:type="line" svg:x1="9.5cm" svg:y1="5cm" svg:x2="10.646cm" svg:y2="3.854cm" draw:end-shape="id294" draw:end-glue-point="7" svg:d="M9500 5000l1146-1146" svg:viewBox="0 0 1147 1147">
          <text:p/>
        </draw:connector>
        <draw:connector draw:style-name="gr1630" draw:text-style-name="P3" draw:layer="layout" draw:type="line" svg:x1="12.5cm" svg:y1="5cm" svg:x2="11.354cm" svg:y2="3.854cm" draw:end-shape="id294" draw:end-glue-point="9" svg:d="M12500 5000l-1146-1146" svg:viewBox="0 0 1147 1147">
          <text:p/>
        </draw:connector>
        <draw:custom-shape draw:style-name="gr1631" draw:text-style-name="P6" xml:id="id297" draw:id="id297" draw:layer="layout" svg:width="1cm" svg:height="1cm" svg:x="10.001cm" svg:y="7.001cm">
          <text:p text:style-name="P5"><text:span text:style-name="T2">R</text:span><text:span text:style-name="T3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632" draw:text-style-name="P2" draw:layer="layout" svg:width="2cm" svg:height="0.5cm" svg:x="16.5cm" svg:y="5cm">
          <draw:text-box>
            <text:p text:style-name="P1"><text:span text:style-name="T1">v4, </text:span><text:span text:style-name="T1">v5</text:span></text:p>
          </draw:text-box>
        </draw:frame>
        <draw:frame draw:style-name="gr1633" draw:text-style-name="P2" draw:layer="layout" svg:width="2cm" svg:height="0.5cm" svg:x="16.5cm" svg:y="5.5cm">
          <draw:text-box>
            <text:p text:style-name="P1"><text:span text:style-name="T1">3</text:span></text:p>
          </draw:text-box>
        </draw:frame>
        <draw:line draw:style-name="gr1634" draw:text-style-name="P3" draw:layer="layout" svg:x1="16.5cm" svg:y1="5cm" svg:x2="18.5cm" svg:y2="5cm">
          <text:p/>
        </draw:line>
        <draw:line draw:style-name="gr1635" draw:text-style-name="P3" draw:layer="layout" svg:x1="16.5cm" svg:y1="5.5cm" svg:x2="18.5cm" svg:y2="5.5cm">
          <text:p/>
        </draw:line>
        <draw:line draw:style-name="gr1636" draw:text-style-name="P3" draw:layer="layout" svg:x1="16.5cm" svg:y1="6cm" svg:x2="18.5cm" svg:y2="6cm">
          <text:p/>
        </draw:line>
        <draw:line draw:style-name="gr1637" draw:text-style-name="P3" draw:layer="layout" svg:x1="16.5cm" svg:y1="6cm" svg:x2="16.5cm" svg:y2="5cm">
          <text:p/>
        </draw:line>
        <draw:line draw:style-name="gr1638" draw:text-style-name="P3" draw:layer="layout" svg:x1="18.5cm" svg:y1="6cm" svg:x2="18.5cm" svg:y2="5cm">
          <text:p/>
        </draw:line>
        <draw:frame draw:style-name="gr1639" draw:text-style-name="P2" draw:layer="layout" svg:width="2cm" svg:height="0.5cm" svg:x="19.5cm" svg:y="5cm">
          <draw:text-box>
            <text:p text:style-name="P1"><text:span text:style-name="T1">v4, </text:span><text:span text:style-name="T1">v0</text:span></text:p>
          </draw:text-box>
        </draw:frame>
        <draw:frame draw:style-name="gr1640" draw:text-style-name="P2" draw:layer="layout" svg:width="2cm" svg:height="0.5cm" svg:x="19.5cm" svg:y="5.5cm">
          <draw:text-box>
            <text:p text:style-name="P1"><text:span text:style-name="T1">2</text:span></text:p>
          </draw:text-box>
        </draw:frame>
        <draw:line draw:style-name="gr1641" draw:text-style-name="P3" draw:layer="layout" svg:x1="19.5cm" svg:y1="5cm" svg:x2="21.5cm" svg:y2="5cm">
          <text:p/>
        </draw:line>
        <draw:line draw:style-name="gr1642" draw:text-style-name="P3" draw:layer="layout" svg:x1="19.5cm" svg:y1="5.5cm" svg:x2="21.5cm" svg:y2="5.5cm">
          <text:p/>
        </draw:line>
        <draw:line draw:style-name="gr1643" draw:text-style-name="P3" draw:layer="layout" svg:x1="19.5cm" svg:y1="6cm" svg:x2="21.5cm" svg:y2="6cm">
          <text:p/>
        </draw:line>
        <draw:line draw:style-name="gr1644" draw:text-style-name="P3" draw:layer="layout" svg:x1="19.5cm" svg:y1="6cm" svg:x2="19.5cm" svg:y2="5cm">
          <text:p/>
        </draw:line>
        <draw:line draw:style-name="gr1645" draw:text-style-name="P3" xml:id="id306" draw:id="id306" draw:layer="layout" svg:x1="21.5cm" svg:y1="6cm" svg:x2="21.5cm" svg:y2="5cm">
          <text:p/>
        </draw:line>
        <draw:custom-shape draw:style-name="gr1646" draw:text-style-name="P6" xml:id="id295" draw:id="id295" draw:layer="layout" svg:width="1cm" svg:height="1cm" svg:x="18.5cm" svg:y="3cm">
          <text:p text:style-name="P5"><text:span text:style-name="T2">R</text:span><text:span text:style-name="T3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647" draw:text-style-name="P3" draw:layer="layout" draw:type="line" svg:x1="17.5cm" svg:y1="5cm" svg:x2="18.646cm" svg:y2="3.854cm" draw:end-shape="id295" draw:end-glue-point="7" svg:d="M17500 5000l1146-1146" svg:viewBox="0 0 1147 1147">
          <text:p/>
        </draw:connector>
        <draw:connector draw:style-name="gr1648" draw:text-style-name="P3" draw:layer="layout" draw:type="line" svg:x1="20.5cm" svg:y1="5cm" svg:x2="19.354cm" svg:y2="3.854cm" draw:end-shape="id295" draw:end-glue-point="9" svg:d="M20500 5000l-1146-1146" svg:viewBox="0 0 1147 1147">
          <text:p/>
        </draw:connector>
        <draw:connector draw:style-name="gr8" draw:text-style-name="P4" draw:layer="layout" draw:type="line" svg:x1="11cm" svg:y1="3cm" svg:x2="14cm" svg:y2="2cm" svg:d="M11000 3000l3000-1000" svg:viewBox="0 0 3001 1001">
          <text:p/>
        </draw:connector>
        <draw:connector draw:style-name="gr8" draw:text-style-name="P4" draw:layer="layout" draw:type="line" svg:x1="19cm" svg:y1="3cm" svg:x2="16cm" svg:y2="2.001cm" svg:d="M19000 3000l-3000-999" svg:viewBox="0 0 3001 1000">
          <text:p/>
        </draw:connector>
        <draw:frame draw:style-name="gr1649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1650" draw:text-style-name="P2" draw:layer="layout" svg:width="2cm" svg:height="0.5cm" svg:x="5cm" svg:y="9.5cm">
          <draw:text-box>
            <text:p text:style-name="P1"><text:span text:style-name="T1">2</text:span></text:p>
          </draw:text-box>
        </draw:frame>
        <draw:line draw:style-name="gr1651" draw:text-style-name="P3" draw:layer="layout" svg:x1="5cm" svg:y1="9cm" svg:x2="7cm" svg:y2="9cm">
          <text:p/>
        </draw:line>
        <draw:line draw:style-name="gr1652" draw:text-style-name="P3" draw:layer="layout" svg:x1="5cm" svg:y1="9.5cm" svg:x2="7cm" svg:y2="9.5cm">
          <text:p/>
        </draw:line>
        <draw:line draw:style-name="gr1653" draw:text-style-name="P3" draw:layer="layout" svg:x1="5cm" svg:y1="10cm" svg:x2="7cm" svg:y2="10cm">
          <text:p/>
        </draw:line>
        <draw:line draw:style-name="gr1654" draw:text-style-name="P3" draw:layer="layout" svg:x1="5cm" svg:y1="10cm" svg:x2="5cm" svg:y2="9cm">
          <text:p/>
        </draw:line>
        <draw:line draw:style-name="gr1655" draw:text-style-name="P3" draw:layer="layout" svg:x1="7cm" svg:y1="10cm" svg:x2="7cm" svg:y2="9cm">
          <text:p/>
        </draw:line>
        <draw:frame draw:style-name="gr1656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1657" draw:text-style-name="P2" draw:layer="layout" svg:width="2cm" svg:height="0.5cm" svg:x="8cm" svg:y="9.5cm">
          <draw:text-box>
            <text:p text:style-name="P1"><text:span text:style-name="T1">5</text:span></text:p>
          </draw:text-box>
        </draw:frame>
        <draw:line draw:style-name="gr1658" draw:text-style-name="P3" draw:layer="layout" svg:x1="8cm" svg:y1="9cm" svg:x2="10cm" svg:y2="9cm">
          <text:p/>
        </draw:line>
        <draw:line draw:style-name="gr1659" draw:text-style-name="P3" draw:layer="layout" svg:x1="8cm" svg:y1="9.5cm" svg:x2="10cm" svg:y2="9.5cm">
          <text:p/>
        </draw:line>
        <draw:line draw:style-name="gr1660" draw:text-style-name="P3" draw:layer="layout" svg:x1="8cm" svg:y1="10cm" svg:x2="10cm" svg:y2="10cm">
          <text:p/>
        </draw:line>
        <draw:line draw:style-name="gr1661" draw:text-style-name="P3" draw:layer="layout" svg:x1="8cm" svg:y1="10cm" svg:x2="8cm" svg:y2="9cm">
          <text:p/>
        </draw:line>
        <draw:line draw:style-name="gr1662" draw:text-style-name="P3" draw:layer="layout" svg:x1="10cm" svg:y1="10cm" svg:x2="10cm" svg:y2="9cm">
          <text:p/>
        </draw:line>
        <draw:custom-shape draw:style-name="gr1663" draw:text-style-name="P6" xml:id="id296" draw:id="id296" draw:layer="layout" svg:width="1cm" svg:height="1cm" svg:x="7cm" svg:y="7cm">
          <text:p text:style-name="P5"><text:span text:style-name="T2">R</text:span><text:span text:style-name="T3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664" draw:text-style-name="P3" draw:layer="layout" draw:type="line" svg:x1="6cm" svg:y1="9cm" svg:x2="7.146cm" svg:y2="7.854cm" draw:end-shape="id296" draw:end-glue-point="7" svg:d="M6000 9000l1146-1146" svg:viewBox="0 0 1147 1147">
          <text:p/>
        </draw:connector>
        <draw:connector draw:style-name="gr1665" draw:text-style-name="P3" draw:layer="layout" draw:type="line" svg:x1="9cm" svg:y1="9cm" svg:x2="7.854cm" svg:y2="7.854cm" draw:end-shape="id296" draw:end-glue-point="9" svg:d="M9000 9000l-1146-1146" svg:viewBox="0 0 1147 1147">
          <text:p/>
        </draw:connector>
        <draw:connector draw:style-name="gr8" draw:text-style-name="P4" draw:layer="layout" draw:type="line" svg:x1="7.5cm" svg:y1="7.001cm" svg:x2="9.5cm" svg:y2="6cm" svg:d="M7500 7001l2000-1001" svg:viewBox="0 0 2001 1002">
          <text:p/>
        </draw:connector>
        <draw:connector draw:style-name="gr8" draw:text-style-name="P4" draw:layer="layout" draw:type="line" svg:x1="6cm" svg:y1="9cm" svg:x2="10.001cm" svg:y2="7.501cm" draw:end-shape="id297" draw:end-glue-point="6" svg:d="M6000 9000l4001-1499" svg:viewBox="0 0 4002 1500">
          <text:p/>
        </draw:connector>
        <draw:frame draw:style-name="gr1666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1667" draw:text-style-name="P2" draw:layer="layout" svg:width="2cm" svg:height="0.5cm" svg:x="11cm" svg:y="9.5cm">
          <draw:text-box>
            <text:p text:style-name="P1"><text:span text:style-name="T1">2</text:span></text:p>
          </draw:text-box>
        </draw:frame>
        <draw:line draw:style-name="gr1668" draw:text-style-name="P3" draw:layer="layout" svg:x1="11cm" svg:y1="9cm" svg:x2="13cm" svg:y2="9cm">
          <text:p/>
        </draw:line>
        <draw:line draw:style-name="gr1669" draw:text-style-name="P3" draw:layer="layout" svg:x1="11cm" svg:y1="9.5cm" svg:x2="13cm" svg:y2="9.5cm">
          <text:p/>
        </draw:line>
        <draw:line draw:style-name="gr1670" draw:text-style-name="P3" draw:layer="layout" svg:x1="11cm" svg:y1="10cm" svg:x2="13cm" svg:y2="10cm">
          <text:p/>
        </draw:line>
        <draw:line draw:style-name="gr1671" draw:text-style-name="P3" draw:layer="layout" svg:x1="11cm" svg:y1="10cm" svg:x2="11cm" svg:y2="9cm">
          <text:p/>
        </draw:line>
        <draw:line draw:style-name="gr1672" draw:text-style-name="P3" draw:layer="layout" svg:x1="13cm" svg:y1="10cm" svg:x2="13cm" svg:y2="9cm">
          <text:p/>
        </draw:line>
        <draw:connector draw:style-name="gr8" draw:text-style-name="P4" draw:layer="layout" draw:type="line" svg:x1="12cm" svg:y1="9cm" svg:x2="10.855cm" svg:y2="7.855cm" draw:end-shape="id297" draw:end-glue-point="9" svg:d="M12000 9000l-1145-1145" svg:viewBox="0 0 1146 1146">
          <text:p/>
        </draw:connector>
        <draw:connector draw:style-name="gr8" draw:text-style-name="P4" draw:layer="layout" draw:type="line" svg:x1="10.501cm" svg:y1="7.001cm" svg:x2="12.5cm" svg:y2="6cm" draw:start-shape="id297" draw:start-glue-point="4" svg:d="M10501 7001l1999-1001" svg:viewBox="0 0 2000 1002">
          <text:p/>
        </draw:connector>
        <draw:frame draw:style-name="gr1673" draw:text-style-name="P2" draw:layer="layout" svg:width="2cm" svg:height="0.5cm" svg:x="17cm" svg:y="9cm">
          <draw:text-box>
            <text:p text:style-name="P1"><text:span text:style-name="T1">v0,v2</text:span></text:p>
          </draw:text-box>
        </draw:frame>
        <draw:frame draw:style-name="gr1674" draw:text-style-name="P2" draw:layer="layout" svg:width="2cm" svg:height="0.5cm" svg:x="17cm" svg:y="9.5cm">
          <draw:text-box>
            <text:p text:style-name="P1"><text:span text:style-name="T1">3</text:span></text:p>
          </draw:text-box>
        </draw:frame>
        <draw:line draw:style-name="gr1675" draw:text-style-name="P3" draw:layer="layout" svg:x1="17cm" svg:y1="9cm" svg:x2="19cm" svg:y2="9cm">
          <text:p/>
        </draw:line>
        <draw:line draw:style-name="gr1676" draw:text-style-name="P3" draw:layer="layout" svg:x1="17cm" svg:y1="9.5cm" svg:x2="19cm" svg:y2="9.5cm">
          <text:p/>
        </draw:line>
        <draw:line draw:style-name="gr1677" draw:text-style-name="P3" draw:layer="layout" svg:x1="17cm" svg:y1="10cm" svg:x2="19cm" svg:y2="10cm">
          <text:p/>
        </draw:line>
        <draw:line draw:style-name="gr1678" draw:text-style-name="P3" draw:layer="layout" svg:x1="17cm" svg:y1="10cm" svg:x2="17cm" svg:y2="9cm">
          <text:p/>
        </draw:line>
        <draw:line draw:style-name="gr1679" draw:text-style-name="P3" draw:layer="layout" svg:x1="19cm" svg:y1="10cm" svg:x2="19cm" svg:y2="9cm">
          <text:p/>
        </draw:line>
        <draw:g xml:id="id299" draw:id="id299">
          <draw:frame draw:style-name="gr1680" draw:text-style-name="P2" draw:layer="layout" svg:width="2cm" svg:height="0.5cm" svg:x="20cm" svg:y="9cm">
            <draw:text-box>
              <text:p text:style-name="P7">v2, v4</text:p>
            </draw:text-box>
          </draw:frame>
          <draw:frame draw:style-name="gr1681" draw:text-style-name="P2" draw:layer="layout" svg:width="2cm" svg:height="0.5cm" svg:x="20cm" svg:y="9.5cm">
            <draw:text-box>
              <text:p text:style-name="P7">2</text:p>
            </draw:text-box>
          </draw:frame>
          <draw:line draw:style-name="gr1682" draw:text-style-name="P3" draw:layer="layout" svg:x1="20cm" svg:y1="9cm" svg:x2="22cm" svg:y2="9cm">
            <text:p/>
          </draw:line>
          <draw:line draw:style-name="gr1683" draw:text-style-name="P3" draw:layer="layout" svg:x1="20cm" svg:y1="9.5cm" svg:x2="22cm" svg:y2="9.5cm">
            <text:p/>
          </draw:line>
          <draw:line draw:style-name="gr1684" draw:text-style-name="P3" draw:layer="layout" svg:x1="20cm" svg:y1="10cm" svg:x2="22cm" svg:y2="10cm">
            <text:p/>
          </draw:line>
          <draw:line draw:style-name="gr1685" draw:text-style-name="P3" draw:layer="layout" svg:x1="20cm" svg:y1="10cm" svg:x2="20cm" svg:y2="9cm">
            <text:p/>
          </draw:line>
          <draw:line draw:style-name="gr1686" draw:text-style-name="P3" draw:layer="layout" svg:x1="22cm" svg:y1="10cm" svg:x2="22cm" svg:y2="9cm">
            <text:p/>
          </draw:line>
        </draw:g>
        <draw:custom-shape draw:style-name="gr1687" draw:text-style-name="P6" xml:id="id298" draw:id="id298" draw:layer="layout" svg:width="1cm" svg:height="1cm" svg:x="20cm" svg:y="7cm">
          <text:p text:style-name="P5"><text:span text:style-name="T2">R</text:span><text:span text:style-name="T3">8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688" draw:text-style-name="P3" draw:layer="layout" draw:type="line" svg:x1="18cm" svg:y1="9cm" svg:x2="20.146cm" svg:y2="7.854cm" draw:end-shape="id298" draw:end-glue-point="7" svg:d="M18000 9000l2146-1146" svg:viewBox="0 0 2147 1147">
          <text:p/>
        </draw:connector>
        <draw:connector draw:style-name="gr1689" draw:text-style-name="P3" draw:layer="layout" draw:type="line" svg:x1="21cm" svg:y1="9cm" svg:x2="20.854cm" svg:y2="7.854cm" draw:start-shape="id299" draw:start-glue-point="0" draw:end-shape="id298" draw:end-glue-point="9" svg:d="M21000 9000l-146-1146" svg:viewBox="0 0 147 1147">
          <text:p/>
        </draw:connector>
        <draw:custom-shape draw:style-name="gr1690" draw:text-style-name="P6" xml:id="id300" draw:id="id300" draw:layer="layout" svg:width="1cm" svg:height="1cm" svg:x="13.001cm" svg:y="7.001cm">
          <text:p text:style-name="P5"><text:span text:style-name="T2">R</text:span><text:span text:style-name="T3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4" draw:layer="layout" svg:x1="12cm" svg:y1="9cm" svg:x2="13.6cm" svg:y2="8cm">
          <text:p/>
        </draw:line>
        <draw:connector draw:style-name="gr8" draw:text-style-name="P4" draw:layer="layout" draw:type="line" svg:x1="9.004cm" svg:y1="9.014cm" svg:x2="13.147cm" svg:y2="7.855cm" draw:end-shape="id300" draw:end-glue-point="7" svg:d="M9004 9014l4143-1159" svg:viewBox="0 0 4144 1160">
          <text:p/>
        </draw:connector>
        <draw:custom-shape draw:style-name="gr1691" draw:text-style-name="P6" xml:id="id301" draw:id="id301" draw:layer="layout" svg:width="1cm" svg:height="1cm" svg:x="15.001cm" svg:y="7.001cm">
          <text:p text:style-name="P5"><text:span text:style-name="T2">R</text:span><text:span text:style-name="T3">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5.004cm" svg:y1="9.024cm" svg:x2="15.501cm" svg:y2="8.001cm" draw:end-shape="id301" draw:end-glue-point="8" svg:d="M15004 9024l497-1023" svg:viewBox="0 0 498 1024">
          <text:p/>
        </draw:connector>
        <draw:line draw:style-name="gr8" draw:text-style-name="P4" draw:layer="layout" svg:x1="18.1cm" svg:y1="9cm" svg:x2="15.5cm" svg:y2="8cm">
          <text:p/>
        </draw:line>
        <draw:connector draw:style-name="gr8" draw:text-style-name="P4" draw:layer="layout" draw:type="line" svg:x1="15.501cm" svg:y1="7.001cm" svg:x2="15.202cm" svg:y2="1.994cm" draw:start-shape="id301" draw:start-glue-point="4" svg:d="M15501 7001l-299-5007" svg:viewBox="0 0 300 5008">
          <text:p/>
        </draw:connector>
        <draw:custom-shape draw:style-name="gr1692" draw:text-style-name="P6" xml:id="id302" draw:id="id302" draw:layer="layout" svg:width="1cm" svg:height="1cm" svg:x="17.001cm" svg:y="7.001cm">
          <text:p text:style-name="P5"><text:span text:style-name="T2">R</text:span><text:span text:style-name="T3">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5.004cm" svg:y1="9.025cm" svg:x2="17.501cm" svg:y2="8.001cm" draw:end-shape="id302" draw:end-glue-point="8" svg:d="M15004 9025l2497-1024" svg:viewBox="0 0 2498 1025">
          <text:p/>
        </draw:connector>
        <draw:line draw:style-name="gr8" draw:text-style-name="P4" draw:layer="layout" svg:x1="21cm" svg:y1="9cm" svg:x2="17.5cm" svg:y2="8cm">
          <text:p/>
        </draw:line>
        <draw:connector draw:style-name="gr8" draw:text-style-name="P4" draw:layer="layout" draw:type="line" svg:x1="17.501cm" svg:y1="7.001cm" svg:x2="17.471cm" svg:y2="5.991cm" draw:start-shape="id302" draw:start-glue-point="4" svg:d="M17501 7001l-30-1010" svg:viewBox="0 0 31 1011">
          <text:p/>
        </draw:connector>
        <draw:connector draw:style-name="gr8" draw:text-style-name="P4" draw:layer="layout" draw:type="line" svg:x1="20.5cm" svg:y1="7cm" svg:x2="20.466cm" svg:y2="5.991cm" draw:start-shape="id298" draw:start-glue-point="4" svg:d="M20500 7000l-34-1009" svg:viewBox="0 0 35 1010">
          <text:p/>
        </draw:connector>
        <draw:frame draw:style-name="gr1693" draw:text-style-name="P2" draw:layer="layout" svg:width="2cm" svg:height="0.5cm" svg:x="14cm" svg:y="9cm">
          <draw:text-box>
            <text:p text:style-name="P1"><text:span text:style-name="T1">v2, v5</text:span></text:p>
          </draw:text-box>
        </draw:frame>
        <draw:frame draw:style-name="gr1694" draw:text-style-name="P2" draw:layer="layout" svg:width="2cm" svg:height="0.5cm" svg:x="14cm" svg:y="9.5cm">
          <draw:text-box>
            <text:p text:style-name="P1"><text:span text:style-name="T1">4</text:span></text:p>
          </draw:text-box>
        </draw:frame>
        <draw:line draw:style-name="gr1695" draw:text-style-name="P3" draw:layer="layout" svg:x1="14cm" svg:y1="9cm" svg:x2="16cm" svg:y2="9cm">
          <text:p/>
        </draw:line>
        <draw:line draw:style-name="gr1696" draw:text-style-name="P3" draw:layer="layout" svg:x1="14cm" svg:y1="9.5cm" svg:x2="16cm" svg:y2="9.5cm">
          <text:p/>
        </draw:line>
        <draw:line draw:style-name="gr1697" draw:text-style-name="P3" draw:layer="layout" svg:x1="14cm" svg:y1="10cm" svg:x2="16cm" svg:y2="10cm">
          <text:p/>
        </draw:line>
        <draw:line draw:style-name="gr1698" draw:text-style-name="P3" draw:layer="layout" svg:x1="14cm" svg:y1="10cm" svg:x2="14cm" svg:y2="9cm">
          <text:p/>
        </draw:line>
        <draw:line draw:style-name="gr1699" draw:text-style-name="P3" draw:layer="layout" svg:x1="16cm" svg:y1="10cm" svg:x2="16cm" svg:y2="9cm">
          <text:p/>
        </draw:line>
        <draw:g xml:id="id303" draw:id="id303">
          <draw:frame draw:style-name="gr1700" draw:text-style-name="P2" draw:layer="layout" svg:width="2cm" svg:height="0.5cm" svg:x="21cm" svg:y="13cm">
            <draw:text-box>
              <text:p text:style-name="P7">v0, v1</text:p>
            </draw:text-box>
          </draw:frame>
          <draw:frame draw:style-name="gr1701" draw:text-style-name="P2" draw:layer="layout" svg:width="2cm" svg:height="0.5cm" svg:x="21cm" svg:y="13.5cm">
            <draw:text-box>
              <text:p text:style-name="P7">1</text:p>
            </draw:text-box>
          </draw:frame>
          <draw:line draw:style-name="gr1702" draw:text-style-name="P3" draw:layer="layout" svg:x1="21cm" svg:y1="13cm" svg:x2="23cm" svg:y2="13cm">
            <text:p/>
          </draw:line>
          <draw:line draw:style-name="gr1703" draw:text-style-name="P3" draw:layer="layout" svg:x1="21cm" svg:y1="13.5cm" svg:x2="23cm" svg:y2="13.5cm">
            <text:p/>
          </draw:line>
          <draw:line draw:style-name="gr1704" draw:text-style-name="P3" draw:layer="layout" svg:x1="21cm" svg:y1="14cm" svg:x2="23cm" svg:y2="14cm">
            <text:p/>
          </draw:line>
          <draw:line draw:style-name="gr1705" draw:text-style-name="P3" draw:layer="layout" svg:x1="21cm" svg:y1="14cm" svg:x2="21cm" svg:y2="13cm">
            <text:p/>
          </draw:line>
          <draw:line draw:style-name="gr1706" draw:text-style-name="P3" draw:layer="layout" svg:x1="23cm" svg:y1="14cm" svg:x2="23cm" svg:y2="13cm">
            <text:p/>
          </draw:line>
        </draw:g>
        <draw:g xml:id="id305" draw:id="id305">
          <draw:frame draw:style-name="gr1707" draw:text-style-name="P2" draw:layer="layout" svg:width="2cm" svg:height="0.5cm" svg:x="26cm" svg:y="13cm">
            <draw:text-box>
              <text:p text:style-name="P7">v1, v4</text:p>
            </draw:text-box>
          </draw:frame>
          <draw:frame draw:style-name="gr1708" draw:text-style-name="P2" draw:layer="layout" svg:width="2cm" svg:height="0.5cm" svg:x="26cm" svg:y="13.5cm">
            <draw:text-box>
              <text:p text:style-name="P7">1</text:p>
            </draw:text-box>
          </draw:frame>
          <draw:line draw:style-name="gr1709" draw:text-style-name="P3" draw:layer="layout" svg:x1="26cm" svg:y1="13cm" svg:x2="28cm" svg:y2="13cm">
            <text:p/>
          </draw:line>
          <draw:line draw:style-name="gr1710" draw:text-style-name="P3" draw:layer="layout" svg:x1="26cm" svg:y1="13.5cm" svg:x2="28cm" svg:y2="13.5cm">
            <text:p/>
          </draw:line>
          <draw:line draw:style-name="gr1711" draw:text-style-name="P3" draw:layer="layout" svg:x1="26cm" svg:y1="14cm" svg:x2="28cm" svg:y2="14cm">
            <text:p/>
          </draw:line>
          <draw:line draw:style-name="gr1712" draw:text-style-name="P3" draw:layer="layout" svg:x1="26cm" svg:y1="14cm" svg:x2="26cm" svg:y2="13cm">
            <text:p/>
          </draw:line>
          <draw:line draw:style-name="gr1713" draw:text-style-name="P3" draw:layer="layout" svg:x1="28cm" svg:y1="14cm" svg:x2="28cm" svg:y2="13cm">
            <text:p/>
          </draw:line>
        </draw:g>
        <draw:custom-shape draw:style-name="gr1714" draw:text-style-name="P6" xml:id="id304" draw:id="id304" draw:layer="layout" svg:width="1cm" svg:height="1cm" svg:x="23.009cm" svg:y="7.009cm">
          <text:p text:style-name="P5"><text:span text:style-name="T2">R</text:span><text:span text:style-name="T3">9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22cm" svg:y1="13cm" svg:x2="23.509cm" svg:y2="8.009cm" draw:start-shape="id303" draw:start-glue-point="0" draw:end-shape="id304" draw:end-glue-point="8" svg:d="M22000 13000l1509-4991" svg:viewBox="0 0 1510 4992">
          <text:p/>
        </draw:connector>
        <draw:connector draw:style-name="gr8" draw:text-style-name="P4" draw:layer="layout" draw:type="line" svg:x1="27cm" svg:y1="13cm" svg:x2="23.509cm" svg:y2="8.009cm" draw:start-shape="id305" draw:start-glue-point="0" draw:end-shape="id304" draw:end-glue-point="8" svg:d="M27000 13000l-3491-4991" svg:viewBox="0 0 3492 4992">
          <text:p/>
        </draw:connector>
        <draw:connector draw:style-name="gr8" draw:text-style-name="P4" draw:layer="layout" draw:type="line" svg:x1="23.509cm" svg:y1="7.009cm" svg:x2="21.5cm" svg:y2="6cm" draw:start-shape="id304" draw:start-glue-point="4" draw:end-shape="id306" draw:end-glue-point="2" svg:d="M23509 7009l-2009-1009" svg:viewBox="0 0 2010 1010">
          <text:p/>
        </draw:connector>
      </draw:page>
      <draw:page draw:name="page12" draw:style-name="dp1" draw:master-page-name="Default">
        <draw:frame draw:style-name="gr1715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1716" draw:text-style-name="P2" draw:layer="layout" svg:width="2cm" svg:height="0.5cm" svg:x="14cm" svg:y="1.5cm">
          <draw:text-box>
            <text:p text:style-name="P1"><text:span text:style-name="T1">5</text:span></text:p>
          </draw:text-box>
        </draw:frame>
        <draw:line draw:style-name="gr1717" draw:text-style-name="P3" draw:layer="layout" svg:x1="14cm" svg:y1="1cm" svg:x2="16cm" svg:y2="1cm">
          <text:p/>
        </draw:line>
        <draw:line draw:style-name="gr1718" draw:text-style-name="P3" draw:layer="layout" svg:x1="14cm" svg:y1="1.5cm" svg:x2="16cm" svg:y2="1.5cm">
          <text:p/>
        </draw:line>
        <draw:line draw:style-name="gr1719" draw:text-style-name="P3" xml:id="id307" draw:id="id307" draw:layer="layout" svg:x1="14cm" svg:y1="2cm" svg:x2="16cm" svg:y2="2cm">
          <text:p/>
        </draw:line>
        <draw:line draw:style-name="gr1720" draw:text-style-name="P3" draw:layer="layout" svg:x1="14cm" svg:y1="2cm" svg:x2="14cm" svg:y2="1cm">
          <text:p/>
        </draw:line>
        <draw:line draw:style-name="gr1721" draw:text-style-name="P3" draw:layer="layout" svg:x1="16cm" svg:y1="2cm" svg:x2="16cm" svg:y2="1cm">
          <text:p/>
        </draw:line>
        <draw:connector draw:style-name="gr8" draw:text-style-name="P4" draw:layer="layout" draw:type="line" svg:x1="13.596cm" svg:y1="7.011cm" svg:x2="15cm" svg:y2="2cm" draw:end-shape="id307" draw:end-glue-point="0" svg:d="M13596 7011l1404-5011" svg:viewBox="0 0 1405 5012">
          <text:p/>
        </draw:connector>
        <draw:frame draw:style-name="gr1722" draw:text-style-name="P2" draw:layer="layout" svg:width="2cm" svg:height="0.5cm" svg:x="8.5cm" svg:y="5cm">
          <draw:text-box>
            <text:p text:style-name="P1"><text:span text:style-name="T1">v7, </text:span><text:span text:style-name="T1">v5</text:span></text:p>
          </draw:text-box>
        </draw:frame>
        <draw:frame draw:style-name="gr1723" draw:text-style-name="P2" draw:layer="layout" svg:width="2cm" svg:height="0.5cm" svg:x="8.5cm" svg:y="5.5cm">
          <draw:text-box>
            <text:p text:style-name="P1"><text:span text:style-name="T1">4</text:span></text:p>
          </draw:text-box>
        </draw:frame>
        <draw:line draw:style-name="gr1724" draw:text-style-name="P3" draw:layer="layout" svg:x1="8.5cm" svg:y1="5cm" svg:x2="10.5cm" svg:y2="5cm">
          <text:p/>
        </draw:line>
        <draw:line draw:style-name="gr1725" draw:text-style-name="P3" draw:layer="layout" svg:x1="8.5cm" svg:y1="5.5cm" svg:x2="10.5cm" svg:y2="5.5cm">
          <text:p/>
        </draw:line>
        <draw:line draw:style-name="gr1726" draw:text-style-name="P3" draw:layer="layout" svg:x1="8.5cm" svg:y1="6cm" svg:x2="10.5cm" svg:y2="6cm">
          <text:p/>
        </draw:line>
        <draw:line draw:style-name="gr1727" draw:text-style-name="P3" draw:layer="layout" svg:x1="8.5cm" svg:y1="6cm" svg:x2="8.5cm" svg:y2="5cm">
          <text:p/>
        </draw:line>
        <draw:line draw:style-name="gr1728" draw:text-style-name="P3" draw:layer="layout" svg:x1="10.5cm" svg:y1="6cm" svg:x2="10.5cm" svg:y2="5cm">
          <text:p/>
        </draw:line>
        <draw:frame draw:style-name="gr1729" draw:text-style-name="P2" draw:layer="layout" svg:width="2cm" svg:height="0.5cm" svg:x="11.5cm" svg:y="5cm">
          <draw:text-box>
            <text:p text:style-name="P1"><text:span text:style-name="T1">v7, </text:span><text:span text:style-name="T1">v0</text:span></text:p>
          </draw:text-box>
        </draw:frame>
        <draw:frame draw:style-name="gr1730" draw:text-style-name="P2" draw:layer="layout" svg:width="2cm" svg:height="0.5cm" svg:x="11.5cm" svg:y="5.5cm">
          <draw:text-box>
            <text:p text:style-name="P1"><text:span text:style-name="T1">4</text:span></text:p>
          </draw:text-box>
        </draw:frame>
        <draw:line draw:style-name="gr1731" draw:text-style-name="P3" draw:layer="layout" svg:x1="11.5cm" svg:y1="5cm" svg:x2="13.5cm" svg:y2="5cm">
          <text:p/>
        </draw:line>
        <draw:line draw:style-name="gr1732" draw:text-style-name="P3" draw:layer="layout" svg:x1="11.5cm" svg:y1="5.5cm" svg:x2="13.5cm" svg:y2="5.5cm">
          <text:p/>
        </draw:line>
        <draw:line draw:style-name="gr1733" draw:text-style-name="P3" draw:layer="layout" svg:x1="11.5cm" svg:y1="6cm" svg:x2="13.5cm" svg:y2="6cm">
          <text:p/>
        </draw:line>
        <draw:line draw:style-name="gr1734" draw:text-style-name="P3" draw:layer="layout" svg:x1="11.5cm" svg:y1="6cm" svg:x2="11.5cm" svg:y2="5cm">
          <text:p/>
        </draw:line>
        <draw:line draw:style-name="gr1735" draw:text-style-name="P3" draw:layer="layout" svg:x1="13.5cm" svg:y1="6cm" svg:x2="13.5cm" svg:y2="5cm">
          <text:p/>
        </draw:line>
        <draw:custom-shape draw:style-name="gr1736" draw:text-style-name="P6" xml:id="id308" draw:id="id308" draw:layer="layout" svg:width="1cm" svg:height="1cm" svg:x="10.5cm" svg:y="3cm">
          <text:p text:style-name="P5"><text:span text:style-name="T2">R</text:span><text:span text:style-name="T3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737" draw:text-style-name="P3" draw:layer="layout" draw:type="line" svg:x1="9.5cm" svg:y1="5cm" svg:x2="10.646cm" svg:y2="3.854cm" draw:end-shape="id308" draw:end-glue-point="7" svg:d="M9500 5000l1146-1146" svg:viewBox="0 0 1147 1147">
          <text:p/>
        </draw:connector>
        <draw:connector draw:style-name="gr1738" draw:text-style-name="P3" draw:layer="layout" draw:type="line" svg:x1="12.5cm" svg:y1="5cm" svg:x2="11.354cm" svg:y2="3.854cm" draw:end-shape="id308" draw:end-glue-point="9" svg:d="M12500 5000l-1146-1146" svg:viewBox="0 0 1147 1147">
          <text:p/>
        </draw:connector>
        <draw:custom-shape draw:style-name="gr1739" draw:text-style-name="P6" xml:id="id311" draw:id="id311" draw:layer="layout" svg:width="1cm" svg:height="1cm" svg:x="10.001cm" svg:y="7.001cm">
          <text:p text:style-name="P5"><text:span text:style-name="T2">R</text:span><text:span text:style-name="T3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740" draw:text-style-name="P2" draw:layer="layout" svg:width="2cm" svg:height="0.5cm" svg:x="16.5cm" svg:y="5cm">
          <draw:text-box>
            <text:p text:style-name="P1"><text:span text:style-name="T1">v4, </text:span><text:span text:style-name="T1">v5</text:span></text:p>
          </draw:text-box>
        </draw:frame>
        <draw:frame draw:style-name="gr1741" draw:text-style-name="P2" draw:layer="layout" svg:width="2cm" svg:height="0.5cm" svg:x="16.5cm" svg:y="5.5cm">
          <draw:text-box>
            <text:p text:style-name="P1"><text:span text:style-name="T1">3</text:span></text:p>
          </draw:text-box>
        </draw:frame>
        <draw:line draw:style-name="gr1742" draw:text-style-name="P3" draw:layer="layout" svg:x1="16.5cm" svg:y1="5cm" svg:x2="18.5cm" svg:y2="5cm">
          <text:p/>
        </draw:line>
        <draw:line draw:style-name="gr1743" draw:text-style-name="P3" draw:layer="layout" svg:x1="16.5cm" svg:y1="5.5cm" svg:x2="18.5cm" svg:y2="5.5cm">
          <text:p/>
        </draw:line>
        <draw:line draw:style-name="gr1744" draw:text-style-name="P3" draw:layer="layout" svg:x1="16.5cm" svg:y1="6cm" svg:x2="18.5cm" svg:y2="6cm">
          <text:p/>
        </draw:line>
        <draw:line draw:style-name="gr1745" draw:text-style-name="P3" draw:layer="layout" svg:x1="16.5cm" svg:y1="6cm" svg:x2="16.5cm" svg:y2="5cm">
          <text:p/>
        </draw:line>
        <draw:line draw:style-name="gr1746" draw:text-style-name="P3" draw:layer="layout" svg:x1="18.5cm" svg:y1="6cm" svg:x2="18.5cm" svg:y2="5cm">
          <text:p/>
        </draw:line>
        <draw:frame draw:style-name="gr1747" draw:text-style-name="P2" draw:layer="layout" svg:width="2cm" svg:height="0.5cm" svg:x="19.5cm" svg:y="5cm">
          <draw:text-box>
            <text:p text:style-name="P1"><text:span text:style-name="T1">v4, </text:span><text:span text:style-name="T1">v0</text:span></text:p>
          </draw:text-box>
        </draw:frame>
        <draw:frame draw:style-name="gr1748" draw:text-style-name="P2" draw:layer="layout" svg:width="2cm" svg:height="0.5cm" svg:x="19.5cm" svg:y="5.5cm">
          <draw:text-box>
            <text:p text:style-name="P1"><text:span text:style-name="T1">2</text:span></text:p>
          </draw:text-box>
        </draw:frame>
        <draw:line draw:style-name="gr1749" draw:text-style-name="P3" draw:layer="layout" svg:x1="19.5cm" svg:y1="5cm" svg:x2="21.5cm" svg:y2="5cm">
          <text:p/>
        </draw:line>
        <draw:line draw:style-name="gr1750" draw:text-style-name="P3" draw:layer="layout" svg:x1="19.5cm" svg:y1="5.5cm" svg:x2="21.5cm" svg:y2="5.5cm">
          <text:p/>
        </draw:line>
        <draw:line draw:style-name="gr1751" draw:text-style-name="P3" draw:layer="layout" svg:x1="19.5cm" svg:y1="6cm" svg:x2="21.5cm" svg:y2="6cm">
          <text:p/>
        </draw:line>
        <draw:line draw:style-name="gr1752" draw:text-style-name="P3" draw:layer="layout" svg:x1="19.5cm" svg:y1="6cm" svg:x2="19.5cm" svg:y2="5cm">
          <text:p/>
        </draw:line>
        <draw:line draw:style-name="gr1753" draw:text-style-name="P3" draw:layer="layout" svg:x1="21.5cm" svg:y1="6cm" svg:x2="21.5cm" svg:y2="5cm">
          <text:p/>
        </draw:line>
        <draw:custom-shape draw:style-name="gr1754" draw:text-style-name="P6" xml:id="id309" draw:id="id309" draw:layer="layout" svg:width="1cm" svg:height="1cm" svg:x="18.5cm" svg:y="3cm">
          <text:p text:style-name="P5"><text:span text:style-name="T2">R</text:span><text:span text:style-name="T3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755" draw:text-style-name="P3" draw:layer="layout" draw:type="line" svg:x1="17.5cm" svg:y1="5cm" svg:x2="18.646cm" svg:y2="3.854cm" draw:end-shape="id309" draw:end-glue-point="7" svg:d="M17500 5000l1146-1146" svg:viewBox="0 0 1147 1147">
          <text:p/>
        </draw:connector>
        <draw:connector draw:style-name="gr1756" draw:text-style-name="P3" draw:layer="layout" draw:type="line" svg:x1="20.5cm" svg:y1="5cm" svg:x2="19.354cm" svg:y2="3.854cm" draw:end-shape="id309" draw:end-glue-point="9" svg:d="M20500 5000l-1146-1146" svg:viewBox="0 0 1147 1147">
          <text:p/>
        </draw:connector>
        <draw:connector draw:style-name="gr8" draw:text-style-name="P4" draw:layer="layout" draw:type="line" svg:x1="11cm" svg:y1="3cm" svg:x2="14cm" svg:y2="2cm" svg:d="M11000 3000l3000-1000" svg:viewBox="0 0 3001 1001">
          <text:p/>
        </draw:connector>
        <draw:connector draw:style-name="gr8" draw:text-style-name="P4" draw:layer="layout" draw:type="line" svg:x1="19cm" svg:y1="3cm" svg:x2="16cm" svg:y2="2.001cm" svg:d="M19000 3000l-3000-999" svg:viewBox="0 0 3001 1000">
          <text:p/>
        </draw:connector>
        <draw:frame draw:style-name="gr1757" draw:text-style-name="P2" draw:layer="layout" svg:width="2cm" svg:height="0.5cm" svg:x="5cm" svg:y="9cm">
          <draw:text-box>
            <text:p text:style-name="P1"><text:span text:style-name="T1">v6, </text:span><text:span text:style-name="T1">v7</text:span></text:p>
          </draw:text-box>
        </draw:frame>
        <draw:frame draw:style-name="gr1758" draw:text-style-name="P2" draw:layer="layout" svg:width="2cm" svg:height="0.5cm" svg:x="5cm" svg:y="9.5cm">
          <draw:text-box>
            <text:p text:style-name="P1"><text:span text:style-name="T1">2</text:span></text:p>
          </draw:text-box>
        </draw:frame>
        <draw:line draw:style-name="gr1759" draw:text-style-name="P3" draw:layer="layout" svg:x1="5cm" svg:y1="9cm" svg:x2="7cm" svg:y2="9cm">
          <text:p/>
        </draw:line>
        <draw:line draw:style-name="gr1760" draw:text-style-name="P3" draw:layer="layout" svg:x1="5cm" svg:y1="9.5cm" svg:x2="7cm" svg:y2="9.5cm">
          <text:p/>
        </draw:line>
        <draw:line draw:style-name="gr1761" draw:text-style-name="P3" draw:layer="layout" svg:x1="5cm" svg:y1="10cm" svg:x2="7cm" svg:y2="10cm">
          <text:p/>
        </draw:line>
        <draw:line draw:style-name="gr1762" draw:text-style-name="P3" draw:layer="layout" svg:x1="5cm" svg:y1="10cm" svg:x2="5cm" svg:y2="9cm">
          <text:p/>
        </draw:line>
        <draw:line draw:style-name="gr1763" draw:text-style-name="P3" draw:layer="layout" svg:x1="7cm" svg:y1="10cm" svg:x2="7cm" svg:y2="9cm">
          <text:p/>
        </draw:line>
        <draw:frame draw:style-name="gr1764" draw:text-style-name="P2" draw:layer="layout" svg:width="2cm" svg:height="0.5cm" svg:x="8cm" svg:y="9cm">
          <draw:text-box>
            <text:p text:style-name="P1"><text:span text:style-name="T1">v6, </text:span><text:span text:style-name="T1">v5</text:span></text:p>
          </draw:text-box>
        </draw:frame>
        <draw:frame draw:style-name="gr1765" draw:text-style-name="P2" draw:layer="layout" svg:width="2cm" svg:height="0.5cm" svg:x="8cm" svg:y="9.5cm">
          <draw:text-box>
            <text:p text:style-name="P1"><text:span text:style-name="T1">5</text:span></text:p>
          </draw:text-box>
        </draw:frame>
        <draw:line draw:style-name="gr1766" draw:text-style-name="P3" draw:layer="layout" svg:x1="8cm" svg:y1="9cm" svg:x2="10cm" svg:y2="9cm">
          <text:p/>
        </draw:line>
        <draw:line draw:style-name="gr1767" draw:text-style-name="P3" draw:layer="layout" svg:x1="8cm" svg:y1="9.5cm" svg:x2="10cm" svg:y2="9.5cm">
          <text:p/>
        </draw:line>
        <draw:line draw:style-name="gr1768" draw:text-style-name="P3" draw:layer="layout" svg:x1="8cm" svg:y1="10cm" svg:x2="10cm" svg:y2="10cm">
          <text:p/>
        </draw:line>
        <draw:line draw:style-name="gr1769" draw:text-style-name="P3" draw:layer="layout" svg:x1="8cm" svg:y1="10cm" svg:x2="8cm" svg:y2="9cm">
          <text:p/>
        </draw:line>
        <draw:line draw:style-name="gr1770" draw:text-style-name="P3" draw:layer="layout" svg:x1="10cm" svg:y1="10cm" svg:x2="10cm" svg:y2="9cm">
          <text:p/>
        </draw:line>
        <draw:custom-shape draw:style-name="gr1771" draw:text-style-name="P6" xml:id="id310" draw:id="id310" draw:layer="layout" svg:width="1cm" svg:height="1cm" svg:x="7cm" svg:y="7cm">
          <text:p text:style-name="P5"><text:span text:style-name="T2">R</text:span><text:span text:style-name="T3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772" draw:text-style-name="P3" draw:layer="layout" draw:type="line" svg:x1="6cm" svg:y1="9cm" svg:x2="7.146cm" svg:y2="7.854cm" draw:end-shape="id310" draw:end-glue-point="7" svg:d="M6000 9000l1146-1146" svg:viewBox="0 0 1147 1147">
          <text:p/>
        </draw:connector>
        <draw:connector draw:style-name="gr1773" draw:text-style-name="P3" draw:layer="layout" draw:type="line" svg:x1="9cm" svg:y1="9cm" svg:x2="7.854cm" svg:y2="7.854cm" draw:end-shape="id310" draw:end-glue-point="9" svg:d="M9000 9000l-1146-1146" svg:viewBox="0 0 1147 1147">
          <text:p/>
        </draw:connector>
        <draw:connector draw:style-name="gr8" draw:text-style-name="P4" draw:layer="layout" draw:type="line" svg:x1="7.5cm" svg:y1="7.001cm" svg:x2="9.5cm" svg:y2="6cm" svg:d="M7500 7001l2000-1001" svg:viewBox="0 0 2001 1002">
          <text:p/>
        </draw:connector>
        <draw:connector draw:style-name="gr8" draw:text-style-name="P4" draw:layer="layout" draw:type="line" svg:x1="6cm" svg:y1="9cm" svg:x2="10.001cm" svg:y2="7.501cm" draw:end-shape="id311" draw:end-glue-point="6" svg:d="M6000 9000l4001-1499" svg:viewBox="0 0 4002 1500">
          <text:p/>
        </draw:connector>
        <draw:frame draw:style-name="gr1774" draw:text-style-name="P2" draw:layer="layout" svg:width="2cm" svg:height="0.5cm" svg:x="11cm" svg:y="9cm">
          <draw:text-box>
            <text:p text:style-name="P1"><text:span text:style-name="T1">v6, </text:span><text:span text:style-name="T1">v0</text:span></text:p>
          </draw:text-box>
        </draw:frame>
        <draw:frame draw:style-name="gr1775" draw:text-style-name="P2" draw:layer="layout" svg:width="2cm" svg:height="0.5cm" svg:x="11cm" svg:y="9.5cm">
          <draw:text-box>
            <text:p text:style-name="P1"><text:span text:style-name="T1">2</text:span></text:p>
          </draw:text-box>
        </draw:frame>
        <draw:line draw:style-name="gr1776" draw:text-style-name="P3" draw:layer="layout" svg:x1="11cm" svg:y1="9cm" svg:x2="13cm" svg:y2="9cm">
          <text:p/>
        </draw:line>
        <draw:line draw:style-name="gr1777" draw:text-style-name="P3" draw:layer="layout" svg:x1="11cm" svg:y1="9.5cm" svg:x2="13cm" svg:y2="9.5cm">
          <text:p/>
        </draw:line>
        <draw:line draw:style-name="gr1778" draw:text-style-name="P3" draw:layer="layout" svg:x1="11cm" svg:y1="10cm" svg:x2="13cm" svg:y2="10cm">
          <text:p/>
        </draw:line>
        <draw:line draw:style-name="gr1779" draw:text-style-name="P3" draw:layer="layout" svg:x1="11cm" svg:y1="10cm" svg:x2="11cm" svg:y2="9cm">
          <text:p/>
        </draw:line>
        <draw:line draw:style-name="gr1780" draw:text-style-name="P3" draw:layer="layout" svg:x1="13cm" svg:y1="10cm" svg:x2="13cm" svg:y2="9cm">
          <text:p/>
        </draw:line>
        <draw:connector draw:style-name="gr8" draw:text-style-name="P4" draw:layer="layout" draw:type="line" svg:x1="12cm" svg:y1="9cm" svg:x2="10.855cm" svg:y2="7.855cm" draw:end-shape="id311" draw:end-glue-point="9" svg:d="M12000 9000l-1145-1145" svg:viewBox="0 0 1146 1146">
          <text:p/>
        </draw:connector>
        <draw:connector draw:style-name="gr8" draw:text-style-name="P4" draw:layer="layout" draw:type="line" svg:x1="10.501cm" svg:y1="7.001cm" svg:x2="12.5cm" svg:y2="6cm" draw:start-shape="id311" draw:start-glue-point="4" svg:d="M10501 7001l1999-1001" svg:viewBox="0 0 2000 1002">
          <text:p/>
        </draw:connector>
        <draw:frame draw:style-name="gr1781" draw:text-style-name="P2" draw:layer="layout" svg:width="2cm" svg:height="0.5cm" svg:x="17cm" svg:y="9cm">
          <draw:text-box>
            <text:p text:style-name="P1"><text:span text:style-name="T1">v0,v</text:span><text:span text:style-name="T1">2</text:span></text:p>
          </draw:text-box>
        </draw:frame>
        <draw:frame draw:style-name="gr1782" draw:text-style-name="P2" draw:layer="layout" svg:width="2cm" svg:height="0.5cm" svg:x="17cm" svg:y="9.5cm">
          <draw:text-box>
            <text:p text:style-name="P1"><text:span text:style-name="T1">3</text:span></text:p>
          </draw:text-box>
        </draw:frame>
        <draw:line draw:style-name="gr1783" draw:text-style-name="P3" draw:layer="layout" svg:x1="17cm" svg:y1="9cm" svg:x2="19cm" svg:y2="9cm">
          <text:p/>
        </draw:line>
        <draw:line draw:style-name="gr1784" draw:text-style-name="P3" draw:layer="layout" svg:x1="17cm" svg:y1="9.5cm" svg:x2="19cm" svg:y2="9.5cm">
          <text:p/>
        </draw:line>
        <draw:line draw:style-name="gr1785" draw:text-style-name="P3" draw:layer="layout" svg:x1="17cm" svg:y1="10cm" svg:x2="19cm" svg:y2="10cm">
          <text:p/>
        </draw:line>
        <draw:line draw:style-name="gr1786" draw:text-style-name="P3" draw:layer="layout" svg:x1="17cm" svg:y1="10cm" svg:x2="17cm" svg:y2="9cm">
          <text:p/>
        </draw:line>
        <draw:line draw:style-name="gr1787" draw:text-style-name="P3" draw:layer="layout" svg:x1="19cm" svg:y1="10cm" svg:x2="19cm" svg:y2="9cm">
          <text:p/>
        </draw:line>
        <draw:g xml:id="id313" draw:id="id313">
          <draw:frame draw:style-name="gr1788" draw:text-style-name="P2" draw:layer="layout" svg:width="2cm" svg:height="0.5cm" svg:x="20cm" svg:y="9cm">
            <draw:text-box>
              <text:p text:style-name="P7">v2, v4</text:p>
            </draw:text-box>
          </draw:frame>
          <draw:frame draw:style-name="gr1789" draw:text-style-name="P2" draw:layer="layout" svg:width="2cm" svg:height="0.5cm" svg:x="20cm" svg:y="9.5cm">
            <draw:text-box>
              <text:p text:style-name="P7">2</text:p>
            </draw:text-box>
          </draw:frame>
          <draw:line draw:style-name="gr1790" draw:text-style-name="P3" draw:layer="layout" svg:x1="20cm" svg:y1="9cm" svg:x2="22cm" svg:y2="9cm">
            <text:p/>
          </draw:line>
          <draw:line draw:style-name="gr1791" draw:text-style-name="P3" draw:layer="layout" svg:x1="20cm" svg:y1="9.5cm" svg:x2="22cm" svg:y2="9.5cm">
            <text:p/>
          </draw:line>
          <draw:line draw:style-name="gr1792" draw:text-style-name="P3" draw:layer="layout" svg:x1="20cm" svg:y1="10cm" svg:x2="22cm" svg:y2="10cm">
            <text:p/>
          </draw:line>
          <draw:line draw:style-name="gr1793" draw:text-style-name="P3" draw:layer="layout" svg:x1="20cm" svg:y1="10cm" svg:x2="20cm" svg:y2="9cm">
            <text:p/>
          </draw:line>
          <draw:line draw:style-name="gr1794" draw:text-style-name="P3" draw:layer="layout" svg:x1="22cm" svg:y1="10cm" svg:x2="22cm" svg:y2="9cm">
            <text:p/>
          </draw:line>
        </draw:g>
        <draw:custom-shape draw:style-name="gr1795" draw:text-style-name="P6" xml:id="id312" draw:id="id312" draw:layer="layout" svg:width="1cm" svg:height="1cm" svg:x="20cm" svg:y="7cm">
          <text:p text:style-name="P5"><text:span text:style-name="T2">R</text:span><text:span text:style-name="T3">8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796" draw:text-style-name="P3" draw:layer="layout" draw:type="line" svg:x1="18cm" svg:y1="9cm" svg:x2="20.146cm" svg:y2="7.854cm" draw:end-shape="id312" draw:end-glue-point="7" svg:d="M18000 9000l2146-1146" svg:viewBox="0 0 2147 1147">
          <text:p/>
        </draw:connector>
        <draw:connector draw:style-name="gr1797" draw:text-style-name="P3" draw:layer="layout" draw:type="line" svg:x1="21cm" svg:y1="9cm" svg:x2="20.854cm" svg:y2="7.854cm" draw:start-shape="id313" draw:start-glue-point="0" draw:end-shape="id312" draw:end-glue-point="9" svg:d="M21000 9000l-146-1146" svg:viewBox="0 0 147 1147">
          <text:p/>
        </draw:connector>
        <draw:custom-shape draw:style-name="gr1798" draw:text-style-name="P6" xml:id="id314" draw:id="id314" draw:layer="layout" svg:width="1cm" svg:height="1cm" svg:x="13.001cm" svg:y="7.001cm">
          <text:p text:style-name="P5"><text:span text:style-name="T2">R</text:span><text:span text:style-name="T3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4" draw:layer="layout" svg:x1="12cm" svg:y1="9cm" svg:x2="13.6cm" svg:y2="8cm">
          <text:p/>
        </draw:line>
        <draw:connector draw:style-name="gr8" draw:text-style-name="P4" draw:layer="layout" draw:type="line" svg:x1="9.004cm" svg:y1="9.014cm" svg:x2="13.147cm" svg:y2="7.855cm" draw:end-shape="id314" draw:end-glue-point="7" svg:d="M9004 9014l4143-1159" svg:viewBox="0 0 4144 1160">
          <text:p/>
        </draw:connector>
        <draw:custom-shape draw:style-name="gr1799" draw:text-style-name="P6" xml:id="id315" draw:id="id315" draw:layer="layout" svg:width="1cm" svg:height="1cm" svg:x="15.001cm" svg:y="7.001cm">
          <text:p text:style-name="P5"><text:span text:style-name="T2">R</text:span><text:span text:style-name="T3">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5.004cm" svg:y1="9.024cm" svg:x2="15.501cm" svg:y2="8.001cm" draw:end-shape="id315" draw:end-glue-point="8" svg:d="M15004 9024l497-1023" svg:viewBox="0 0 498 1024">
          <text:p/>
        </draw:connector>
        <draw:line draw:style-name="gr8" draw:text-style-name="P4" draw:layer="layout" svg:x1="18.1cm" svg:y1="9cm" svg:x2="15.5cm" svg:y2="8cm">
          <text:p/>
        </draw:line>
        <draw:connector draw:style-name="gr8" draw:text-style-name="P4" draw:layer="layout" draw:type="line" svg:x1="15.501cm" svg:y1="7.001cm" svg:x2="15.202cm" svg:y2="1.994cm" draw:start-shape="id315" draw:start-glue-point="4" svg:d="M15501 7001l-299-5007" svg:viewBox="0 0 300 5008">
          <text:p/>
        </draw:connector>
        <draw:custom-shape draw:style-name="gr1800" draw:text-style-name="P6" xml:id="id316" draw:id="id316" draw:layer="layout" svg:width="1cm" svg:height="1cm" svg:x="17.001cm" svg:y="7.001cm">
          <text:p text:style-name="P5"><text:span text:style-name="T2">R</text:span><text:span text:style-name="T3">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5.004cm" svg:y1="9.025cm" svg:x2="17.501cm" svg:y2="8.001cm" draw:end-shape="id316" draw:end-glue-point="8" svg:d="M15004 9025l2497-1024" svg:viewBox="0 0 2498 1025">
          <text:p/>
        </draw:connector>
        <draw:line draw:style-name="gr8" draw:text-style-name="P4" draw:layer="layout" svg:x1="21cm" svg:y1="9cm" svg:x2="17.5cm" svg:y2="8cm">
          <text:p/>
        </draw:line>
        <draw:connector draw:style-name="gr8" draw:text-style-name="P4" draw:layer="layout" draw:type="line" svg:x1="17.501cm" svg:y1="7.001cm" svg:x2="17.471cm" svg:y2="5.991cm" draw:start-shape="id316" draw:start-glue-point="4" svg:d="M17501 7001l-30-1010" svg:viewBox="0 0 31 1011">
          <text:p/>
        </draw:connector>
        <draw:connector draw:style-name="gr8" draw:text-style-name="P4" draw:layer="layout" draw:type="line" svg:x1="20.5cm" svg:y1="7cm" svg:x2="20.466cm" svg:y2="5.991cm" draw:start-shape="id312" draw:start-glue-point="4" svg:d="M20500 7000l-34-1009" svg:viewBox="0 0 35 1010">
          <text:p/>
        </draw:connector>
        <draw:frame draw:style-name="gr1801" draw:text-style-name="P2" draw:layer="layout" svg:width="2cm" svg:height="0.5cm" svg:x="14cm" svg:y="9cm">
          <draw:text-box>
            <text:p text:style-name="P1"><text:span text:style-name="T1">v2, </text:span><text:span text:style-name="T1">v5</text:span></text:p>
          </draw:text-box>
        </draw:frame>
        <draw:frame draw:style-name="gr1802" draw:text-style-name="P2" draw:layer="layout" svg:width="2cm" svg:height="0.5cm" svg:x="14cm" svg:y="9.5cm">
          <draw:text-box>
            <text:p text:style-name="P1"><text:span text:style-name="T1">4</text:span></text:p>
          </draw:text-box>
        </draw:frame>
        <draw:line draw:style-name="gr1803" draw:text-style-name="P3" draw:layer="layout" svg:x1="14cm" svg:y1="9cm" svg:x2="16cm" svg:y2="9cm">
          <text:p/>
        </draw:line>
        <draw:line draw:style-name="gr1804" draw:text-style-name="P3" draw:layer="layout" svg:x1="14cm" svg:y1="9.5cm" svg:x2="16cm" svg:y2="9.5cm">
          <text:p/>
        </draw:line>
        <draw:line draw:style-name="gr1805" draw:text-style-name="P3" draw:layer="layout" svg:x1="14cm" svg:y1="10cm" svg:x2="16cm" svg:y2="10cm">
          <text:p/>
        </draw:line>
        <draw:line draw:style-name="gr1806" draw:text-style-name="P3" draw:layer="layout" svg:x1="14cm" svg:y1="10cm" svg:x2="14cm" svg:y2="9cm">
          <text:p/>
        </draw:line>
        <draw:line draw:style-name="gr1807" draw:text-style-name="P3" draw:layer="layout" svg:x1="16cm" svg:y1="10cm" svg:x2="16cm" svg:y2="9cm">
          <text:p/>
        </draw:line>
      </draw:page>
      <draw:page draw:name="page13" draw:style-name="dp1" draw:master-page-name="Default">
        <draw:frame draw:style-name="gr1808" draw:text-style-name="P2" draw:layer="layout" svg:width="2cm" svg:height="0.5cm" svg:x="14cm" svg:y="1cm">
          <draw:text-box>
            <text:p text:style-name="P1"><text:span text:style-name="T1">v5, </text:span><text:span text:style-name="T1">v0</text:span></text:p>
          </draw:text-box>
        </draw:frame>
        <draw:frame draw:style-name="gr1809" draw:text-style-name="P2" draw:layer="layout" svg:width="2cm" svg:height="0.5cm" svg:x="14cm" svg:y="1.5cm">
          <draw:text-box>
            <text:p text:style-name="P1"><text:span text:style-name="T1">5</text:span></text:p>
          </draw:text-box>
        </draw:frame>
        <draw:line draw:style-name="gr1810" draw:text-style-name="P3" draw:layer="layout" svg:x1="14cm" svg:y1="1cm" svg:x2="16cm" svg:y2="1cm">
          <text:p/>
        </draw:line>
        <draw:line draw:style-name="gr1811" draw:text-style-name="P3" draw:layer="layout" svg:x1="14cm" svg:y1="1.5cm" svg:x2="16cm" svg:y2="1.5cm">
          <text:p/>
        </draw:line>
        <draw:line draw:style-name="gr1812" draw:text-style-name="P3" xml:id="id317" draw:id="id317" draw:layer="layout" svg:x1="14cm" svg:y1="2cm" svg:x2="16cm" svg:y2="2cm">
          <text:p/>
        </draw:line>
        <draw:line draw:style-name="gr1813" draw:text-style-name="P3" draw:layer="layout" svg:x1="14cm" svg:y1="2cm" svg:x2="14cm" svg:y2="1cm">
          <text:p/>
        </draw:line>
        <draw:line draw:style-name="gr1814" draw:text-style-name="P3" draw:layer="layout" svg:x1="16cm" svg:y1="2cm" svg:x2="16cm" svg:y2="1cm">
          <text:p/>
        </draw:line>
        <draw:connector draw:style-name="gr8" draw:text-style-name="P4" draw:layer="layout" draw:type="line" svg:x1="13.596cm" svg:y1="7.011cm" svg:x2="15cm" svg:y2="2cm" draw:end-shape="id317" draw:end-glue-point="0" svg:d="M13596 7011l1404-5011" svg:viewBox="0 0 1405 5012">
          <text:p/>
        </draw:connector>
        <draw:frame draw:style-name="gr1815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1816" draw:text-style-name="P2" draw:layer="layout" svg:width="2cm" svg:height="0.5cm" svg:x="8.5cm" svg:y="5.5cm">
          <draw:text-box>
            <text:p text:style-name="P1"><text:span text:style-name="T1">4</text:span></text:p>
          </draw:text-box>
        </draw:frame>
        <draw:line draw:style-name="gr1817" draw:text-style-name="P3" draw:layer="layout" svg:x1="8.5cm" svg:y1="5cm" svg:x2="10.5cm" svg:y2="5cm">
          <text:p/>
        </draw:line>
        <draw:line draw:style-name="gr1818" draw:text-style-name="P3" draw:layer="layout" svg:x1="8.5cm" svg:y1="5.5cm" svg:x2="10.5cm" svg:y2="5.5cm">
          <text:p/>
        </draw:line>
        <draw:line draw:style-name="gr1819" draw:text-style-name="P3" draw:layer="layout" svg:x1="8.5cm" svg:y1="6cm" svg:x2="10.5cm" svg:y2="6cm">
          <text:p/>
        </draw:line>
        <draw:line draw:style-name="gr1820" draw:text-style-name="P3" draw:layer="layout" svg:x1="8.5cm" svg:y1="6cm" svg:x2="8.5cm" svg:y2="5cm">
          <text:p/>
        </draw:line>
        <draw:line draw:style-name="gr1821" draw:text-style-name="P3" draw:layer="layout" svg:x1="10.5cm" svg:y1="6cm" svg:x2="10.5cm" svg:y2="5cm">
          <text:p/>
        </draw:line>
        <draw:frame draw:style-name="gr1822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1823" draw:text-style-name="P2" draw:layer="layout" svg:width="2cm" svg:height="0.5cm" svg:x="11.5cm" svg:y="5.5cm">
          <draw:text-box>
            <text:p text:style-name="P1"><text:span text:style-name="T1">4</text:span></text:p>
          </draw:text-box>
        </draw:frame>
        <draw:line draw:style-name="gr1824" draw:text-style-name="P3" draw:layer="layout" svg:x1="11.5cm" svg:y1="5cm" svg:x2="13.5cm" svg:y2="5cm">
          <text:p/>
        </draw:line>
        <draw:line draw:style-name="gr1825" draw:text-style-name="P3" draw:layer="layout" svg:x1="11.5cm" svg:y1="5.5cm" svg:x2="13.5cm" svg:y2="5.5cm">
          <text:p/>
        </draw:line>
        <draw:line draw:style-name="gr1826" draw:text-style-name="P3" draw:layer="layout" svg:x1="11.5cm" svg:y1="6cm" svg:x2="13.5cm" svg:y2="6cm">
          <text:p/>
        </draw:line>
        <draw:line draw:style-name="gr1827" draw:text-style-name="P3" draw:layer="layout" svg:x1="11.5cm" svg:y1="6cm" svg:x2="11.5cm" svg:y2="5cm">
          <text:p/>
        </draw:line>
        <draw:line draw:style-name="gr1828" draw:text-style-name="P3" draw:layer="layout" svg:x1="13.5cm" svg:y1="6cm" svg:x2="13.5cm" svg:y2="5cm">
          <text:p/>
        </draw:line>
        <draw:custom-shape draw:style-name="gr1829" draw:text-style-name="P6" xml:id="id318" draw:id="id318" draw:layer="layout" svg:width="1cm" svg:height="1cm" svg:x="10.5cm" svg:y="3cm">
          <text:p text:style-name="P5"><text:span text:style-name="T2">R</text:span><text:span text:style-name="T3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830" draw:text-style-name="P3" draw:layer="layout" draw:type="line" svg:x1="9.5cm" svg:y1="5cm" svg:x2="10.646cm" svg:y2="3.854cm" draw:end-shape="id318" draw:end-glue-point="7" svg:d="M9500 5000l1146-1146" svg:viewBox="0 0 1147 1147">
          <text:p/>
        </draw:connector>
        <draw:connector draw:style-name="gr1831" draw:text-style-name="P3" draw:layer="layout" draw:type="line" svg:x1="12.5cm" svg:y1="5cm" svg:x2="11.354cm" svg:y2="3.854cm" draw:end-shape="id318" draw:end-glue-point="9" svg:d="M12500 5000l-1146-1146" svg:viewBox="0 0 1147 1147">
          <text:p/>
        </draw:connector>
        <draw:custom-shape draw:style-name="gr1832" draw:text-style-name="P6" xml:id="id321" draw:id="id321" draw:layer="layout" svg:width="1cm" svg:height="1cm" svg:x="10.001cm" svg:y="7.001cm">
          <text:p text:style-name="P5"><text:span text:style-name="T2">R</text:span><text:span text:style-name="T3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833" draw:text-style-name="P2" draw:layer="layout" svg:width="2cm" svg:height="0.5cm" svg:x="16.5cm" svg:y="5cm">
          <draw:text-box>
            <text:p text:style-name="P1"><text:span text:style-name="T1">v4, v5</text:span></text:p>
          </draw:text-box>
        </draw:frame>
        <draw:frame draw:style-name="gr1834" draw:text-style-name="P2" draw:layer="layout" svg:width="2cm" svg:height="0.5cm" svg:x="16.5cm" svg:y="5.5cm">
          <draw:text-box>
            <text:p text:style-name="P1"><text:span text:style-name="T1">3</text:span></text:p>
          </draw:text-box>
        </draw:frame>
        <draw:line draw:style-name="gr1835" draw:text-style-name="P3" draw:layer="layout" svg:x1="16.5cm" svg:y1="5cm" svg:x2="18.5cm" svg:y2="5cm">
          <text:p/>
        </draw:line>
        <draw:line draw:style-name="gr1836" draw:text-style-name="P3" draw:layer="layout" svg:x1="16.5cm" svg:y1="5.5cm" svg:x2="18.5cm" svg:y2="5.5cm">
          <text:p/>
        </draw:line>
        <draw:line draw:style-name="gr1837" draw:text-style-name="P3" draw:layer="layout" svg:x1="16.5cm" svg:y1="6cm" svg:x2="18.5cm" svg:y2="6cm">
          <text:p/>
        </draw:line>
        <draw:line draw:style-name="gr1838" draw:text-style-name="P3" draw:layer="layout" svg:x1="16.5cm" svg:y1="6cm" svg:x2="16.5cm" svg:y2="5cm">
          <text:p/>
        </draw:line>
        <draw:line draw:style-name="gr1839" draw:text-style-name="P3" draw:layer="layout" svg:x1="18.5cm" svg:y1="6cm" svg:x2="18.5cm" svg:y2="5cm">
          <text:p/>
        </draw:line>
        <draw:frame draw:style-name="gr1840" draw:text-style-name="P2" draw:layer="layout" svg:width="2cm" svg:height="0.5cm" svg:x="19.5cm" svg:y="5cm">
          <draw:text-box>
            <text:p text:style-name="P1"><text:span text:style-name="T1">v4, v0</text:span></text:p>
          </draw:text-box>
        </draw:frame>
        <draw:frame draw:style-name="gr1841" draw:text-style-name="P2" draw:layer="layout" svg:width="2cm" svg:height="0.5cm" svg:x="19.5cm" svg:y="5.5cm">
          <draw:text-box>
            <text:p text:style-name="P1"><text:span text:style-name="T1">2</text:span></text:p>
          </draw:text-box>
        </draw:frame>
        <draw:line draw:style-name="gr1842" draw:text-style-name="P3" draw:layer="layout" svg:x1="19.5cm" svg:y1="5cm" svg:x2="21.5cm" svg:y2="5cm">
          <text:p/>
        </draw:line>
        <draw:line draw:style-name="gr1843" draw:text-style-name="P3" draw:layer="layout" svg:x1="19.5cm" svg:y1="5.5cm" svg:x2="21.5cm" svg:y2="5.5cm">
          <text:p/>
        </draw:line>
        <draw:line draw:style-name="gr1844" draw:text-style-name="P3" draw:layer="layout" svg:x1="19.5cm" svg:y1="6cm" svg:x2="21.5cm" svg:y2="6cm">
          <text:p/>
        </draw:line>
        <draw:line draw:style-name="gr1845" draw:text-style-name="P3" draw:layer="layout" svg:x1="19.5cm" svg:y1="6cm" svg:x2="19.5cm" svg:y2="5cm">
          <text:p/>
        </draw:line>
        <draw:line draw:style-name="gr1846" draw:text-style-name="P3" draw:layer="layout" svg:x1="21.5cm" svg:y1="6cm" svg:x2="21.5cm" svg:y2="5cm">
          <text:p/>
        </draw:line>
        <draw:custom-shape draw:style-name="gr1847" draw:text-style-name="P6" xml:id="id319" draw:id="id319" draw:layer="layout" svg:width="1cm" svg:height="1cm" svg:x="18.5cm" svg:y="3cm">
          <text:p text:style-name="P5"><text:span text:style-name="T2">R</text:span><text:span text:style-name="T3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848" draw:text-style-name="P3" draw:layer="layout" draw:type="line" svg:x1="17.5cm" svg:y1="5cm" svg:x2="18.646cm" svg:y2="3.854cm" draw:end-shape="id319" draw:end-glue-point="7" svg:d="M17500 5000l1146-1146" svg:viewBox="0 0 1147 1147">
          <text:p/>
        </draw:connector>
        <draw:connector draw:style-name="gr1849" draw:text-style-name="P3" draw:layer="layout" draw:type="line" svg:x1="20.5cm" svg:y1="5cm" svg:x2="19.354cm" svg:y2="3.854cm" draw:end-shape="id319" draw:end-glue-point="9" svg:d="M20500 5000l-1146-1146" svg:viewBox="0 0 1147 1147">
          <text:p/>
        </draw:connector>
        <draw:connector draw:style-name="gr8" draw:text-style-name="P4" draw:layer="layout" draw:type="line" svg:x1="11cm" svg:y1="3cm" svg:x2="14cm" svg:y2="2cm" svg:d="M11000 3000l3000-1000" svg:viewBox="0 0 3001 1001">
          <text:p/>
        </draw:connector>
        <draw:connector draw:style-name="gr8" draw:text-style-name="P4" draw:layer="layout" draw:type="line" svg:x1="19cm" svg:y1="3cm" svg:x2="16cm" svg:y2="2.001cm" svg:d="M19000 3000l-3000-999" svg:viewBox="0 0 3001 1000">
          <text:p/>
        </draw:connector>
        <draw:frame draw:style-name="gr1850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1851" draw:text-style-name="P2" draw:layer="layout" svg:width="2cm" svg:height="0.5cm" svg:x="5cm" svg:y="9.5cm">
          <draw:text-box>
            <text:p text:style-name="P1"><text:span text:style-name="T1">2</text:span></text:p>
          </draw:text-box>
        </draw:frame>
        <draw:line draw:style-name="gr1852" draw:text-style-name="P3" draw:layer="layout" svg:x1="5cm" svg:y1="9cm" svg:x2="7cm" svg:y2="9cm">
          <text:p/>
        </draw:line>
        <draw:line draw:style-name="gr1853" draw:text-style-name="P3" draw:layer="layout" svg:x1="5cm" svg:y1="9.5cm" svg:x2="7cm" svg:y2="9.5cm">
          <text:p/>
        </draw:line>
        <draw:line draw:style-name="gr1854" draw:text-style-name="P3" draw:layer="layout" svg:x1="5cm" svg:y1="10cm" svg:x2="7cm" svg:y2="10cm">
          <text:p/>
        </draw:line>
        <draw:line draw:style-name="gr1855" draw:text-style-name="P3" draw:layer="layout" svg:x1="5cm" svg:y1="10cm" svg:x2="5cm" svg:y2="9cm">
          <text:p/>
        </draw:line>
        <draw:line draw:style-name="gr1856" draw:text-style-name="P3" draw:layer="layout" svg:x1="7cm" svg:y1="10cm" svg:x2="7cm" svg:y2="9cm">
          <text:p/>
        </draw:line>
        <draw:frame draw:style-name="gr1857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1858" draw:text-style-name="P2" draw:layer="layout" svg:width="2cm" svg:height="0.5cm" svg:x="8cm" svg:y="9.5cm">
          <draw:text-box>
            <text:p text:style-name="P1"><text:span text:style-name="T1">5</text:span></text:p>
          </draw:text-box>
        </draw:frame>
        <draw:line draw:style-name="gr1859" draw:text-style-name="P3" draw:layer="layout" svg:x1="8cm" svg:y1="9cm" svg:x2="10cm" svg:y2="9cm">
          <text:p/>
        </draw:line>
        <draw:line draw:style-name="gr1860" draw:text-style-name="P3" draw:layer="layout" svg:x1="8cm" svg:y1="9.5cm" svg:x2="10cm" svg:y2="9.5cm">
          <text:p/>
        </draw:line>
        <draw:line draw:style-name="gr1861" draw:text-style-name="P3" draw:layer="layout" svg:x1="8cm" svg:y1="10cm" svg:x2="10cm" svg:y2="10cm">
          <text:p/>
        </draw:line>
        <draw:line draw:style-name="gr1862" draw:text-style-name="P3" draw:layer="layout" svg:x1="8cm" svg:y1="10cm" svg:x2="8cm" svg:y2="9cm">
          <text:p/>
        </draw:line>
        <draw:line draw:style-name="gr1863" draw:text-style-name="P3" draw:layer="layout" svg:x1="10cm" svg:y1="10cm" svg:x2="10cm" svg:y2="9cm">
          <text:p/>
        </draw:line>
        <draw:custom-shape draw:style-name="gr1864" draw:text-style-name="P6" xml:id="id320" draw:id="id320" draw:layer="layout" svg:width="1cm" svg:height="1cm" svg:x="7cm" svg:y="7cm">
          <text:p text:style-name="P5"><text:span text:style-name="T2">R</text:span><text:span text:style-name="T3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865" draw:text-style-name="P3" draw:layer="layout" draw:type="line" svg:x1="6cm" svg:y1="9cm" svg:x2="7.146cm" svg:y2="7.854cm" draw:end-shape="id320" draw:end-glue-point="7" svg:d="M6000 9000l1146-1146" svg:viewBox="0 0 1147 1147">
          <text:p/>
        </draw:connector>
        <draw:connector draw:style-name="gr1866" draw:text-style-name="P3" draw:layer="layout" draw:type="line" svg:x1="9cm" svg:y1="9cm" svg:x2="7.854cm" svg:y2="7.854cm" draw:end-shape="id320" draw:end-glue-point="9" svg:d="M9000 9000l-1146-1146" svg:viewBox="0 0 1147 1147">
          <text:p/>
        </draw:connector>
        <draw:connector draw:style-name="gr8" draw:text-style-name="P4" draw:layer="layout" draw:type="line" svg:x1="7.5cm" svg:y1="7.001cm" svg:x2="9.5cm" svg:y2="6cm" svg:d="M7500 7001l2000-1001" svg:viewBox="0 0 2001 1002">
          <text:p/>
        </draw:connector>
        <draw:connector draw:style-name="gr8" draw:text-style-name="P4" draw:layer="layout" draw:type="line" svg:x1="6cm" svg:y1="9cm" svg:x2="10.001cm" svg:y2="7.501cm" draw:end-shape="id321" draw:end-glue-point="6" svg:d="M6000 9000l4001-1499" svg:viewBox="0 0 4002 1500">
          <text:p/>
        </draw:connector>
        <draw:frame draw:style-name="gr1867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1868" draw:text-style-name="P2" draw:layer="layout" svg:width="2cm" svg:height="0.5cm" svg:x="11cm" svg:y="9.5cm">
          <draw:text-box>
            <text:p text:style-name="P1"><text:span text:style-name="T1">2</text:span></text:p>
          </draw:text-box>
        </draw:frame>
        <draw:line draw:style-name="gr1869" draw:text-style-name="P3" draw:layer="layout" svg:x1="11cm" svg:y1="9cm" svg:x2="13cm" svg:y2="9cm">
          <text:p/>
        </draw:line>
        <draw:line draw:style-name="gr1870" draw:text-style-name="P3" draw:layer="layout" svg:x1="11cm" svg:y1="9.5cm" svg:x2="13cm" svg:y2="9.5cm">
          <text:p/>
        </draw:line>
        <draw:line draw:style-name="gr1871" draw:text-style-name="P3" draw:layer="layout" svg:x1="11cm" svg:y1="10cm" svg:x2="13cm" svg:y2="10cm">
          <text:p/>
        </draw:line>
        <draw:line draw:style-name="gr1872" draw:text-style-name="P3" draw:layer="layout" svg:x1="11cm" svg:y1="10cm" svg:x2="11cm" svg:y2="9cm">
          <text:p/>
        </draw:line>
        <draw:line draw:style-name="gr1873" draw:text-style-name="P3" draw:layer="layout" svg:x1="13cm" svg:y1="10cm" svg:x2="13cm" svg:y2="9cm">
          <text:p/>
        </draw:line>
        <draw:connector draw:style-name="gr8" draw:text-style-name="P4" draw:layer="layout" draw:type="line" svg:x1="12cm" svg:y1="9cm" svg:x2="10.855cm" svg:y2="7.855cm" draw:end-shape="id321" draw:end-glue-point="9" svg:d="M12000 9000l-1145-1145" svg:viewBox="0 0 1146 1146">
          <text:p/>
        </draw:connector>
        <draw:connector draw:style-name="gr8" draw:text-style-name="P4" draw:layer="layout" draw:type="line" svg:x1="10.501cm" svg:y1="7.001cm" svg:x2="12.5cm" svg:y2="6cm" draw:start-shape="id321" draw:start-glue-point="4" svg:d="M10501 7001l1999-1001" svg:viewBox="0 0 2000 1002">
          <text:p/>
        </draw:connector>
        <draw:frame draw:style-name="gr1874" draw:text-style-name="P2" draw:layer="layout" svg:width="2cm" svg:height="0.5cm" svg:x="17cm" svg:y="9cm">
          <draw:text-box>
            <text:p text:style-name="P1"><text:span text:style-name="T1">v0,v2</text:span></text:p>
          </draw:text-box>
        </draw:frame>
        <draw:frame draw:style-name="gr1875" draw:text-style-name="P2" draw:layer="layout" svg:width="2cm" svg:height="0.5cm" svg:x="17cm" svg:y="9.5cm">
          <draw:text-box>
            <text:p text:style-name="P1"><text:span text:style-name="T1">3</text:span></text:p>
          </draw:text-box>
        </draw:frame>
        <draw:line draw:style-name="gr1876" draw:text-style-name="P3" draw:layer="layout" svg:x1="17cm" svg:y1="9cm" svg:x2="19cm" svg:y2="9cm">
          <text:p/>
        </draw:line>
        <draw:line draw:style-name="gr1877" draw:text-style-name="P3" draw:layer="layout" svg:x1="17cm" svg:y1="9.5cm" svg:x2="19cm" svg:y2="9.5cm">
          <text:p/>
        </draw:line>
        <draw:line draw:style-name="gr1878" draw:text-style-name="P3" draw:layer="layout" svg:x1="17cm" svg:y1="10cm" svg:x2="19cm" svg:y2="10cm">
          <text:p/>
        </draw:line>
        <draw:line draw:style-name="gr1879" draw:text-style-name="P3" draw:layer="layout" svg:x1="17cm" svg:y1="10cm" svg:x2="17cm" svg:y2="9cm">
          <text:p/>
        </draw:line>
        <draw:line draw:style-name="gr1880" draw:text-style-name="P3" draw:layer="layout" svg:x1="19cm" svg:y1="10cm" svg:x2="19cm" svg:y2="9cm">
          <text:p/>
        </draw:line>
        <draw:g>
          <draw:frame draw:style-name="gr1881" draw:text-style-name="P2" draw:layer="layout" svg:width="2cm" svg:height="0.5cm" svg:x="20cm" svg:y="9cm">
            <draw:text-box>
              <text:p text:style-name="P7">v2, v4</text:p>
            </draw:text-box>
          </draw:frame>
          <draw:frame draw:style-name="gr1882" draw:text-style-name="P2" draw:layer="layout" svg:width="2cm" svg:height="0.5cm" svg:x="20cm" svg:y="9.5cm">
            <draw:text-box>
              <text:p text:style-name="P7">2</text:p>
            </draw:text-box>
          </draw:frame>
          <draw:line draw:style-name="gr1883" draw:text-style-name="P3" draw:layer="layout" svg:x1="20cm" svg:y1="9cm" svg:x2="22cm" svg:y2="9cm">
            <text:p/>
          </draw:line>
          <draw:line draw:style-name="gr1884" draw:text-style-name="P3" draw:layer="layout" svg:x1="20cm" svg:y1="9.5cm" svg:x2="22cm" svg:y2="9.5cm">
            <text:p/>
          </draw:line>
          <draw:line draw:style-name="gr1885" draw:text-style-name="P3" draw:layer="layout" svg:x1="20cm" svg:y1="10cm" svg:x2="22cm" svg:y2="10cm">
            <text:p/>
          </draw:line>
          <draw:line draw:style-name="gr1886" draw:text-style-name="P3" draw:layer="layout" svg:x1="20cm" svg:y1="10cm" svg:x2="20cm" svg:y2="9cm">
            <text:p/>
          </draw:line>
          <draw:line draw:style-name="gr1887" draw:text-style-name="P3" draw:layer="layout" svg:x1="22cm" svg:y1="10cm" svg:x2="22cm" svg:y2="9cm">
            <text:p/>
          </draw:line>
        </draw:g>
        <draw:custom-shape draw:style-name="gr1888" draw:text-style-name="P6" xml:id="id322" draw:id="id322" draw:layer="layout" svg:width="1cm" svg:height="1cm" svg:x="13.001cm" svg:y="7.001cm">
          <text:p text:style-name="P5"><text:span text:style-name="T2">R</text:span><text:span text:style-name="T3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4" draw:layer="layout" svg:x1="12cm" svg:y1="9cm" svg:x2="13.6cm" svg:y2="8cm">
          <text:p/>
        </draw:line>
        <draw:connector draw:style-name="gr8" draw:text-style-name="P4" draw:layer="layout" draw:type="line" svg:x1="9.004cm" svg:y1="9.014cm" svg:x2="13.147cm" svg:y2="7.855cm" draw:end-shape="id322" draw:end-glue-point="7" svg:d="M9004 9014l4143-1159" svg:viewBox="0 0 4144 1160">
          <text:p/>
        </draw:connector>
        <draw:custom-shape draw:style-name="gr1889" draw:text-style-name="P6" xml:id="id323" draw:id="id323" draw:layer="layout" svg:width="1cm" svg:height="1cm" svg:x="15.001cm" svg:y="7.001cm">
          <text:p text:style-name="P5"><text:span text:style-name="T2">R</text:span><text:span text:style-name="T3">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5.004cm" svg:y1="9.024cm" svg:x2="15.501cm" svg:y2="8.001cm" draw:end-shape="id323" draw:end-glue-point="8" svg:d="M15004 9024l497-1023" svg:viewBox="0 0 498 1024">
          <text:p/>
        </draw:connector>
        <draw:line draw:style-name="gr8" draw:text-style-name="P4" draw:layer="layout" svg:x1="18.1cm" svg:y1="9cm" svg:x2="15.5cm" svg:y2="8cm">
          <text:p/>
        </draw:line>
        <draw:connector draw:style-name="gr8" draw:text-style-name="P4" draw:layer="layout" draw:type="line" svg:x1="15.501cm" svg:y1="7.001cm" svg:x2="15.202cm" svg:y2="1.994cm" draw:start-shape="id323" draw:start-glue-point="4" svg:d="M15501 7001l-299-5007" svg:viewBox="0 0 300 5008">
          <text:p/>
        </draw:connector>
        <draw:custom-shape draw:style-name="gr1890" draw:text-style-name="P6" xml:id="id324" draw:id="id324" draw:layer="layout" svg:width="1cm" svg:height="1cm" svg:x="17.001cm" svg:y="7.001cm">
          <text:p text:style-name="P5"><text:span text:style-name="T2">R</text:span><text:span text:style-name="T3">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5.004cm" svg:y1="9.025cm" svg:x2="17.501cm" svg:y2="8.001cm" draw:end-shape="id324" draw:end-glue-point="8" svg:d="M15004 9025l2497-1024" svg:viewBox="0 0 2498 1025">
          <text:p/>
        </draw:connector>
        <draw:line draw:style-name="gr8" draw:text-style-name="P4" draw:layer="layout" svg:x1="21cm" svg:y1="9cm" svg:x2="17.5cm" svg:y2="8cm">
          <text:p/>
        </draw:line>
        <draw:connector draw:style-name="gr8" draw:text-style-name="P4" draw:layer="layout" draw:type="line" svg:x1="17.501cm" svg:y1="7.001cm" svg:x2="17.471cm" svg:y2="5.991cm" draw:start-shape="id324" draw:start-glue-point="4" svg:d="M17501 7001l-30-1010" svg:viewBox="0 0 31 1011">
          <text:p/>
        </draw:connector>
        <draw:frame draw:style-name="gr1891" draw:text-style-name="P2" draw:layer="layout" svg:width="2cm" svg:height="0.5cm" svg:x="14cm" svg:y="9cm">
          <draw:text-box>
            <text:p text:style-name="P1"><text:span text:style-name="T1">v2, v5</text:span></text:p>
          </draw:text-box>
        </draw:frame>
        <draw:frame draw:style-name="gr1892" draw:text-style-name="P2" draw:layer="layout" svg:width="2cm" svg:height="0.5cm" svg:x="14cm" svg:y="9.5cm">
          <draw:text-box>
            <text:p text:style-name="P1"><text:span text:style-name="T1">4</text:span></text:p>
          </draw:text-box>
        </draw:frame>
        <draw:line draw:style-name="gr1893" draw:text-style-name="P3" draw:layer="layout" svg:x1="14cm" svg:y1="9cm" svg:x2="16cm" svg:y2="9cm">
          <text:p/>
        </draw:line>
        <draw:line draw:style-name="gr1894" draw:text-style-name="P3" draw:layer="layout" svg:x1="14cm" svg:y1="9.5cm" svg:x2="16cm" svg:y2="9.5cm">
          <text:p/>
        </draw:line>
        <draw:line draw:style-name="gr1895" draw:text-style-name="P3" draw:layer="layout" svg:x1="14cm" svg:y1="10cm" svg:x2="16cm" svg:y2="10cm">
          <text:p/>
        </draw:line>
        <draw:line draw:style-name="gr1896" draw:text-style-name="P3" draw:layer="layout" svg:x1="14cm" svg:y1="10cm" svg:x2="14cm" svg:y2="9cm">
          <text:p/>
        </draw:line>
        <draw:line draw:style-name="gr1897" draw:text-style-name="P3" draw:layer="layout" svg:x1="16cm" svg:y1="10cm" svg:x2="16cm" svg:y2="9cm">
          <text:p/>
        </draw:line>
      </draw:page>
      <draw:page draw:name="page14" draw:style-name="dp1" draw:master-page-name="Default">
        <draw:frame draw:style-name="gr1898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1899" draw:text-style-name="P2" draw:layer="layout" svg:width="2cm" svg:height="0.5cm" svg:x="14cm" svg:y="1.5cm">
          <draw:text-box>
            <text:p text:style-name="P1"><text:span text:style-name="T1">5</text:span></text:p>
          </draw:text-box>
        </draw:frame>
        <draw:line draw:style-name="gr1900" draw:text-style-name="P3" draw:layer="layout" svg:x1="14cm" svg:y1="1cm" svg:x2="16cm" svg:y2="1cm">
          <text:p/>
        </draw:line>
        <draw:line draw:style-name="gr1901" draw:text-style-name="P3" draw:layer="layout" svg:x1="14cm" svg:y1="1.5cm" svg:x2="16cm" svg:y2="1.5cm">
          <text:p/>
        </draw:line>
        <draw:line draw:style-name="gr1902" draw:text-style-name="P3" xml:id="id325" draw:id="id325" draw:layer="layout" svg:x1="14cm" svg:y1="2cm" svg:x2="16cm" svg:y2="2cm">
          <text:p/>
        </draw:line>
        <draw:line draw:style-name="gr1903" draw:text-style-name="P3" draw:layer="layout" svg:x1="14cm" svg:y1="2cm" svg:x2="14cm" svg:y2="1cm">
          <text:p/>
        </draw:line>
        <draw:line draw:style-name="gr1904" draw:text-style-name="P3" draw:layer="layout" svg:x1="16cm" svg:y1="2cm" svg:x2="16cm" svg:y2="1cm">
          <text:p/>
        </draw:line>
        <draw:connector draw:style-name="gr8" draw:text-style-name="P4" draw:layer="layout" draw:type="line" svg:x1="13.596cm" svg:y1="7.011cm" svg:x2="15cm" svg:y2="2cm" draw:end-shape="id325" draw:end-glue-point="0" svg:d="M13596 7011l1404-5011" svg:viewBox="0 0 1405 5012">
          <text:p/>
        </draw:connector>
        <draw:frame draw:style-name="gr1905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1906" draw:text-style-name="P2" draw:layer="layout" svg:width="2cm" svg:height="0.5cm" svg:x="8.5cm" svg:y="5.5cm">
          <draw:text-box>
            <text:p text:style-name="P1"><text:span text:style-name="T1">4</text:span></text:p>
          </draw:text-box>
        </draw:frame>
        <draw:line draw:style-name="gr1907" draw:text-style-name="P3" draw:layer="layout" svg:x1="8.5cm" svg:y1="5cm" svg:x2="10.5cm" svg:y2="5cm">
          <text:p/>
        </draw:line>
        <draw:line draw:style-name="gr1908" draw:text-style-name="P3" draw:layer="layout" svg:x1="8.5cm" svg:y1="5.5cm" svg:x2="10.5cm" svg:y2="5.5cm">
          <text:p/>
        </draw:line>
        <draw:line draw:style-name="gr1909" draw:text-style-name="P3" draw:layer="layout" svg:x1="8.5cm" svg:y1="6cm" svg:x2="10.5cm" svg:y2="6cm">
          <text:p/>
        </draw:line>
        <draw:line draw:style-name="gr1910" draw:text-style-name="P3" draw:layer="layout" svg:x1="8.5cm" svg:y1="6cm" svg:x2="8.5cm" svg:y2="5cm">
          <text:p/>
        </draw:line>
        <draw:line draw:style-name="gr1911" draw:text-style-name="P3" draw:layer="layout" svg:x1="10.5cm" svg:y1="6cm" svg:x2="10.5cm" svg:y2="5cm">
          <text:p/>
        </draw:line>
        <draw:frame draw:style-name="gr1912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1913" draw:text-style-name="P2" draw:layer="layout" svg:width="2cm" svg:height="0.5cm" svg:x="11.5cm" svg:y="5.5cm">
          <draw:text-box>
            <text:p text:style-name="P1"><text:span text:style-name="T1">4</text:span></text:p>
          </draw:text-box>
        </draw:frame>
        <draw:line draw:style-name="gr1914" draw:text-style-name="P3" draw:layer="layout" svg:x1="11.5cm" svg:y1="5cm" svg:x2="13.5cm" svg:y2="5cm">
          <text:p/>
        </draw:line>
        <draw:line draw:style-name="gr1915" draw:text-style-name="P3" draw:layer="layout" svg:x1="11.5cm" svg:y1="5.5cm" svg:x2="13.5cm" svg:y2="5.5cm">
          <text:p/>
        </draw:line>
        <draw:line draw:style-name="gr1916" draw:text-style-name="P3" draw:layer="layout" svg:x1="11.5cm" svg:y1="6cm" svg:x2="13.5cm" svg:y2="6cm">
          <text:p/>
        </draw:line>
        <draw:line draw:style-name="gr1917" draw:text-style-name="P3" draw:layer="layout" svg:x1="11.5cm" svg:y1="6cm" svg:x2="11.5cm" svg:y2="5cm">
          <text:p/>
        </draw:line>
        <draw:line draw:style-name="gr1918" draw:text-style-name="P3" draw:layer="layout" svg:x1="13.5cm" svg:y1="6cm" svg:x2="13.5cm" svg:y2="5cm">
          <text:p/>
        </draw:line>
        <draw:custom-shape draw:style-name="gr1919" draw:text-style-name="P6" xml:id="id326" draw:id="id326" draw:layer="layout" svg:width="1cm" svg:height="1cm" svg:x="10.5cm" svg:y="3cm">
          <text:p text:style-name="P5"><text:span text:style-name="T2">R</text:span><text:span text:style-name="T3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920" draw:text-style-name="P3" draw:layer="layout" draw:type="line" svg:x1="9.5cm" svg:y1="5cm" svg:x2="10.646cm" svg:y2="3.854cm" draw:end-shape="id326" draw:end-glue-point="7" svg:d="M9500 5000l1146-1146" svg:viewBox="0 0 1147 1147">
          <text:p/>
        </draw:connector>
        <draw:connector draw:style-name="gr1921" draw:text-style-name="P3" draw:layer="layout" draw:type="line" svg:x1="12.5cm" svg:y1="5cm" svg:x2="11.354cm" svg:y2="3.854cm" draw:end-shape="id326" draw:end-glue-point="9" svg:d="M12500 5000l-1146-1146" svg:viewBox="0 0 1147 1147">
          <text:p/>
        </draw:connector>
        <draw:custom-shape draw:style-name="gr1922" draw:text-style-name="P6" xml:id="id329" draw:id="id329" draw:layer="layout" svg:width="1cm" svg:height="1cm" svg:x="10.001cm" svg:y="7.001cm">
          <text:p text:style-name="P5"><text:span text:style-name="T2">R</text:span><text:span text:style-name="T3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923" draw:text-style-name="P2" draw:layer="layout" svg:width="2cm" svg:height="0.5cm" svg:x="16.5cm" svg:y="5cm">
          <draw:text-box>
            <text:p text:style-name="P1"><text:span text:style-name="T1">v4, v5</text:span></text:p>
          </draw:text-box>
        </draw:frame>
        <draw:frame draw:style-name="gr1924" draw:text-style-name="P2" draw:layer="layout" svg:width="2cm" svg:height="0.5cm" svg:x="16.5cm" svg:y="5.5cm">
          <draw:text-box>
            <text:p text:style-name="P1"><text:span text:style-name="T1">3</text:span></text:p>
          </draw:text-box>
        </draw:frame>
        <draw:line draw:style-name="gr1925" draw:text-style-name="P3" draw:layer="layout" svg:x1="16.5cm" svg:y1="5cm" svg:x2="18.5cm" svg:y2="5cm">
          <text:p/>
        </draw:line>
        <draw:line draw:style-name="gr1926" draw:text-style-name="P3" draw:layer="layout" svg:x1="16.5cm" svg:y1="5.5cm" svg:x2="18.5cm" svg:y2="5.5cm">
          <text:p/>
        </draw:line>
        <draw:line draw:style-name="gr1927" draw:text-style-name="P3" draw:layer="layout" svg:x1="16.5cm" svg:y1="6cm" svg:x2="18.5cm" svg:y2="6cm">
          <text:p/>
        </draw:line>
        <draw:line draw:style-name="gr1928" draw:text-style-name="P3" draw:layer="layout" svg:x1="16.5cm" svg:y1="6cm" svg:x2="16.5cm" svg:y2="5cm">
          <text:p/>
        </draw:line>
        <draw:line draw:style-name="gr1929" draw:text-style-name="P3" draw:layer="layout" svg:x1="18.5cm" svg:y1="6cm" svg:x2="18.5cm" svg:y2="5cm">
          <text:p/>
        </draw:line>
        <draw:frame draw:style-name="gr1930" draw:text-style-name="P2" draw:layer="layout" svg:width="2cm" svg:height="0.5cm" svg:x="19.5cm" svg:y="5cm">
          <draw:text-box>
            <text:p text:style-name="P1"><text:span text:style-name="T1">v4, v0</text:span></text:p>
          </draw:text-box>
        </draw:frame>
        <draw:frame draw:style-name="gr1931" draw:text-style-name="P2" draw:layer="layout" svg:width="2cm" svg:height="0.5cm" svg:x="19.5cm" svg:y="5.5cm">
          <draw:text-box>
            <text:p text:style-name="P1"><text:span text:style-name="T1">2</text:span></text:p>
          </draw:text-box>
        </draw:frame>
        <draw:line draw:style-name="gr1932" draw:text-style-name="P3" draw:layer="layout" svg:x1="19.5cm" svg:y1="5cm" svg:x2="21.5cm" svg:y2="5cm">
          <text:p/>
        </draw:line>
        <draw:line draw:style-name="gr1933" draw:text-style-name="P3" draw:layer="layout" svg:x1="19.5cm" svg:y1="5.5cm" svg:x2="21.5cm" svg:y2="5.5cm">
          <text:p/>
        </draw:line>
        <draw:line draw:style-name="gr1934" draw:text-style-name="P3" draw:layer="layout" svg:x1="19.5cm" svg:y1="6cm" svg:x2="21.5cm" svg:y2="6cm">
          <text:p/>
        </draw:line>
        <draw:line draw:style-name="gr1935" draw:text-style-name="P3" draw:layer="layout" svg:x1="19.5cm" svg:y1="6cm" svg:x2="19.5cm" svg:y2="5cm">
          <text:p/>
        </draw:line>
        <draw:line draw:style-name="gr1936" draw:text-style-name="P3" draw:layer="layout" svg:x1="21.5cm" svg:y1="6cm" svg:x2="21.5cm" svg:y2="5cm">
          <text:p/>
        </draw:line>
        <draw:custom-shape draw:style-name="gr1937" draw:text-style-name="P6" xml:id="id327" draw:id="id327" draw:layer="layout" svg:width="1cm" svg:height="1cm" svg:x="18.5cm" svg:y="3cm">
          <text:p text:style-name="P5"><text:span text:style-name="T2">R</text:span><text:span text:style-name="T3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938" draw:text-style-name="P3" draw:layer="layout" draw:type="line" svg:x1="17.5cm" svg:y1="5cm" svg:x2="18.646cm" svg:y2="3.854cm" draw:end-shape="id327" draw:end-glue-point="7" svg:d="M17500 5000l1146-1146" svg:viewBox="0 0 1147 1147">
          <text:p/>
        </draw:connector>
        <draw:connector draw:style-name="gr1939" draw:text-style-name="P3" draw:layer="layout" draw:type="line" svg:x1="20.5cm" svg:y1="5cm" svg:x2="19.354cm" svg:y2="3.854cm" draw:end-shape="id327" draw:end-glue-point="9" svg:d="M20500 5000l-1146-1146" svg:viewBox="0 0 1147 1147">
          <text:p/>
        </draw:connector>
        <draw:connector draw:style-name="gr8" draw:text-style-name="P4" draw:layer="layout" draw:type="line" svg:x1="11cm" svg:y1="3cm" svg:x2="14cm" svg:y2="2cm" svg:d="M11000 3000l3000-1000" svg:viewBox="0 0 3001 1001">
          <text:p/>
        </draw:connector>
        <draw:connector draw:style-name="gr8" draw:text-style-name="P4" draw:layer="layout" draw:type="line" svg:x1="19cm" svg:y1="3cm" svg:x2="16cm" svg:y2="2.001cm" svg:d="M19000 3000l-3000-999" svg:viewBox="0 0 3001 1000">
          <text:p/>
        </draw:connector>
        <draw:frame draw:style-name="gr1940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1941" draw:text-style-name="P2" draw:layer="layout" svg:width="2cm" svg:height="0.5cm" svg:x="5cm" svg:y="9.5cm">
          <draw:text-box>
            <text:p text:style-name="P1"><text:span text:style-name="T1">2</text:span></text:p>
          </draw:text-box>
        </draw:frame>
        <draw:line draw:style-name="gr1942" draw:text-style-name="P3" draw:layer="layout" svg:x1="5cm" svg:y1="9cm" svg:x2="7cm" svg:y2="9cm">
          <text:p/>
        </draw:line>
        <draw:line draw:style-name="gr1943" draw:text-style-name="P3" draw:layer="layout" svg:x1="5cm" svg:y1="9.5cm" svg:x2="7cm" svg:y2="9.5cm">
          <text:p/>
        </draw:line>
        <draw:line draw:style-name="gr1944" draw:text-style-name="P3" draw:layer="layout" svg:x1="5cm" svg:y1="10cm" svg:x2="7cm" svg:y2="10cm">
          <text:p/>
        </draw:line>
        <draw:line draw:style-name="gr1945" draw:text-style-name="P3" draw:layer="layout" svg:x1="5cm" svg:y1="10cm" svg:x2="5cm" svg:y2="9cm">
          <text:p/>
        </draw:line>
        <draw:line draw:style-name="gr1946" draw:text-style-name="P3" draw:layer="layout" svg:x1="7cm" svg:y1="10cm" svg:x2="7cm" svg:y2="9cm">
          <text:p/>
        </draw:line>
        <draw:frame draw:style-name="gr1947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1948" draw:text-style-name="P2" draw:layer="layout" svg:width="2cm" svg:height="0.5cm" svg:x="8cm" svg:y="9.5cm">
          <draw:text-box>
            <text:p text:style-name="P1"><text:span text:style-name="T1">5</text:span></text:p>
          </draw:text-box>
        </draw:frame>
        <draw:line draw:style-name="gr1949" draw:text-style-name="P3" draw:layer="layout" svg:x1="8cm" svg:y1="9cm" svg:x2="10cm" svg:y2="9cm">
          <text:p/>
        </draw:line>
        <draw:line draw:style-name="gr1950" draw:text-style-name="P3" draw:layer="layout" svg:x1="8cm" svg:y1="9.5cm" svg:x2="10cm" svg:y2="9.5cm">
          <text:p/>
        </draw:line>
        <draw:line draw:style-name="gr1951" draw:text-style-name="P3" draw:layer="layout" svg:x1="8cm" svg:y1="10cm" svg:x2="10cm" svg:y2="10cm">
          <text:p/>
        </draw:line>
        <draw:line draw:style-name="gr1952" draw:text-style-name="P3" draw:layer="layout" svg:x1="8cm" svg:y1="10cm" svg:x2="8cm" svg:y2="9cm">
          <text:p/>
        </draw:line>
        <draw:line draw:style-name="gr1953" draw:text-style-name="P3" draw:layer="layout" svg:x1="10cm" svg:y1="10cm" svg:x2="10cm" svg:y2="9cm">
          <text:p/>
        </draw:line>
        <draw:custom-shape draw:style-name="gr1954" draw:text-style-name="P6" xml:id="id328" draw:id="id328" draw:layer="layout" svg:width="1cm" svg:height="1cm" svg:x="7cm" svg:y="7cm">
          <text:p text:style-name="P5"><text:span text:style-name="T2">R</text:span><text:span text:style-name="T3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955" draw:text-style-name="P3" draw:layer="layout" draw:type="line" svg:x1="6cm" svg:y1="9cm" svg:x2="7.146cm" svg:y2="7.854cm" draw:end-shape="id328" draw:end-glue-point="7" svg:d="M6000 9000l1146-1146" svg:viewBox="0 0 1147 1147">
          <text:p/>
        </draw:connector>
        <draw:connector draw:style-name="gr1956" draw:text-style-name="P3" draw:layer="layout" draw:type="line" svg:x1="9cm" svg:y1="9cm" svg:x2="7.854cm" svg:y2="7.854cm" draw:end-shape="id328" draw:end-glue-point="9" svg:d="M9000 9000l-1146-1146" svg:viewBox="0 0 1147 1147">
          <text:p/>
        </draw:connector>
        <draw:connector draw:style-name="gr8" draw:text-style-name="P4" draw:layer="layout" draw:type="line" svg:x1="7.5cm" svg:y1="7.001cm" svg:x2="9.5cm" svg:y2="6cm" svg:d="M7500 7001l2000-1001" svg:viewBox="0 0 2001 1002">
          <text:p/>
        </draw:connector>
        <draw:connector draw:style-name="gr8" draw:text-style-name="P4" draw:layer="layout" draw:type="line" svg:x1="6cm" svg:y1="9cm" svg:x2="10.001cm" svg:y2="7.501cm" draw:end-shape="id329" draw:end-glue-point="6" svg:d="M6000 9000l4001-1499" svg:viewBox="0 0 4002 1500">
          <text:p/>
        </draw:connector>
        <draw:frame draw:style-name="gr1957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1958" draw:text-style-name="P2" draw:layer="layout" svg:width="2cm" svg:height="0.5cm" svg:x="11cm" svg:y="9.5cm">
          <draw:text-box>
            <text:p text:style-name="P1"><text:span text:style-name="T1">2</text:span></text:p>
          </draw:text-box>
        </draw:frame>
        <draw:line draw:style-name="gr1959" draw:text-style-name="P3" draw:layer="layout" svg:x1="11cm" svg:y1="9cm" svg:x2="13cm" svg:y2="9cm">
          <text:p/>
        </draw:line>
        <draw:line draw:style-name="gr1960" draw:text-style-name="P3" draw:layer="layout" svg:x1="11cm" svg:y1="9.5cm" svg:x2="13cm" svg:y2="9.5cm">
          <text:p/>
        </draw:line>
        <draw:line draw:style-name="gr1961" draw:text-style-name="P3" draw:layer="layout" svg:x1="11cm" svg:y1="10cm" svg:x2="13cm" svg:y2="10cm">
          <text:p/>
        </draw:line>
        <draw:line draw:style-name="gr1962" draw:text-style-name="P3" draw:layer="layout" svg:x1="11cm" svg:y1="10cm" svg:x2="11cm" svg:y2="9cm">
          <text:p/>
        </draw:line>
        <draw:line draw:style-name="gr1963" draw:text-style-name="P3" draw:layer="layout" svg:x1="13cm" svg:y1="10cm" svg:x2="13cm" svg:y2="9cm">
          <text:p/>
        </draw:line>
        <draw:connector draw:style-name="gr8" draw:text-style-name="P4" draw:layer="layout" draw:type="line" svg:x1="12cm" svg:y1="9cm" svg:x2="10.855cm" svg:y2="7.855cm" draw:end-shape="id329" draw:end-glue-point="9" svg:d="M12000 9000l-1145-1145" svg:viewBox="0 0 1146 1146">
          <text:p/>
        </draw:connector>
        <draw:connector draw:style-name="gr8" draw:text-style-name="P4" draw:layer="layout" draw:type="line" svg:x1="10.501cm" svg:y1="7.001cm" svg:x2="12.5cm" svg:y2="6cm" draw:start-shape="id329" draw:start-glue-point="4" svg:d="M10501 7001l1999-1001" svg:viewBox="0 0 2000 1002">
          <text:p/>
        </draw:connector>
        <draw:frame draw:style-name="gr1964" draw:text-style-name="P2" draw:layer="layout" svg:width="2cm" svg:height="0.5cm" svg:x="17cm" svg:y="9cm">
          <draw:text-box>
            <text:p text:style-name="P1"><text:span text:style-name="T1">v0,v2</text:span></text:p>
          </draw:text-box>
        </draw:frame>
        <draw:frame draw:style-name="gr1965" draw:text-style-name="P2" draw:layer="layout" svg:width="2cm" svg:height="0.5cm" svg:x="17cm" svg:y="9.5cm">
          <draw:text-box>
            <text:p text:style-name="P1"><text:span text:style-name="T1">3</text:span></text:p>
          </draw:text-box>
        </draw:frame>
        <draw:line draw:style-name="gr1966" draw:text-style-name="P3" draw:layer="layout" svg:x1="17cm" svg:y1="9cm" svg:x2="19cm" svg:y2="9cm">
          <text:p/>
        </draw:line>
        <draw:line draw:style-name="gr1967" draw:text-style-name="P3" draw:layer="layout" svg:x1="17cm" svg:y1="9.5cm" svg:x2="19cm" svg:y2="9.5cm">
          <text:p/>
        </draw:line>
        <draw:line draw:style-name="gr1968" draw:text-style-name="P3" draw:layer="layout" svg:x1="17cm" svg:y1="10cm" svg:x2="19cm" svg:y2="10cm">
          <text:p/>
        </draw:line>
        <draw:line draw:style-name="gr1969" draw:text-style-name="P3" draw:layer="layout" svg:x1="17cm" svg:y1="10cm" svg:x2="17cm" svg:y2="9cm">
          <text:p/>
        </draw:line>
        <draw:line draw:style-name="gr1970" draw:text-style-name="P3" draw:layer="layout" svg:x1="19cm" svg:y1="10cm" svg:x2="19cm" svg:y2="9cm">
          <text:p/>
        </draw:line>
        <draw:custom-shape draw:style-name="gr1971" draw:text-style-name="P6" xml:id="id330" draw:id="id330" draw:layer="layout" svg:width="1cm" svg:height="1cm" svg:x="13.001cm" svg:y="7.001cm">
          <text:p text:style-name="P5"><text:span text:style-name="T2">R</text:span><text:span text:style-name="T3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4" draw:layer="layout" svg:x1="12cm" svg:y1="9cm" svg:x2="13.6cm" svg:y2="8cm">
          <text:p/>
        </draw:line>
        <draw:connector draw:style-name="gr8" draw:text-style-name="P4" draw:layer="layout" draw:type="line" svg:x1="9.004cm" svg:y1="9.014cm" svg:x2="13.147cm" svg:y2="7.855cm" draw:end-shape="id330" draw:end-glue-point="7" svg:d="M9004 9014l4143-1159" svg:viewBox="0 0 4144 1160">
          <text:p/>
        </draw:connector>
        <draw:custom-shape draw:style-name="gr1972" draw:text-style-name="P6" xml:id="id331" draw:id="id331" draw:layer="layout" svg:width="1cm" svg:height="1cm" svg:x="15.001cm" svg:y="7.001cm">
          <text:p text:style-name="P5"><text:span text:style-name="T2">R</text:span><text:span text:style-name="T3">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4" draw:layer="layout" draw:type="line" svg:x1="15.004cm" svg:y1="9.024cm" svg:x2="15.501cm" svg:y2="8.001cm" draw:end-shape="id331" draw:end-glue-point="8" svg:d="M15004 9024l497-1023" svg:viewBox="0 0 498 1024">
          <text:p/>
        </draw:connector>
        <draw:line draw:style-name="gr8" draw:text-style-name="P4" draw:layer="layout" svg:x1="18.1cm" svg:y1="9cm" svg:x2="15.5cm" svg:y2="8cm">
          <text:p/>
        </draw:line>
        <draw:connector draw:style-name="gr8" draw:text-style-name="P4" draw:layer="layout" draw:type="line" svg:x1="15.501cm" svg:y1="7.001cm" svg:x2="15.202cm" svg:y2="1.994cm" draw:start-shape="id331" draw:start-glue-point="4" svg:d="M15501 7001l-299-5007" svg:viewBox="0 0 300 5008">
          <text:p/>
        </draw:connector>
        <draw:frame draw:style-name="gr1973" draw:text-style-name="P2" draw:layer="layout" svg:width="2cm" svg:height="0.5cm" svg:x="14cm" svg:y="9cm">
          <draw:text-box>
            <text:p text:style-name="P1"><text:span text:style-name="T1">v2, v5</text:span></text:p>
          </draw:text-box>
        </draw:frame>
        <draw:frame draw:style-name="gr1974" draw:text-style-name="P2" draw:layer="layout" svg:width="2cm" svg:height="0.5cm" svg:x="14cm" svg:y="9.5cm">
          <draw:text-box>
            <text:p text:style-name="P1"><text:span text:style-name="T1">4</text:span></text:p>
          </draw:text-box>
        </draw:frame>
        <draw:line draw:style-name="gr1975" draw:text-style-name="P3" draw:layer="layout" svg:x1="14cm" svg:y1="9cm" svg:x2="16cm" svg:y2="9cm">
          <text:p/>
        </draw:line>
        <draw:line draw:style-name="gr1976" draw:text-style-name="P3" draw:layer="layout" svg:x1="14cm" svg:y1="9.5cm" svg:x2="16cm" svg:y2="9.5cm">
          <text:p/>
        </draw:line>
        <draw:line draw:style-name="gr1977" draw:text-style-name="P3" draw:layer="layout" svg:x1="14cm" svg:y1="10cm" svg:x2="16cm" svg:y2="10cm">
          <text:p/>
        </draw:line>
        <draw:line draw:style-name="gr1978" draw:text-style-name="P3" draw:layer="layout" svg:x1="14cm" svg:y1="10cm" svg:x2="14cm" svg:y2="9cm">
          <text:p/>
        </draw:line>
        <draw:line draw:style-name="gr1979" draw:text-style-name="P3" draw:layer="layout" svg:x1="16cm" svg:y1="10cm" svg:x2="16cm" svg:y2="9cm">
          <text:p/>
        </draw:line>
      </draw:page>
      <draw:page draw:name="page15" draw:style-name="dp1" draw:master-page-name="Default">
        <draw:frame draw:style-name="gr1980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1981" draw:text-style-name="P2" draw:layer="layout" svg:width="2cm" svg:height="0.5cm" svg:x="14cm" svg:y="1.5cm">
          <draw:text-box>
            <text:p text:style-name="P1"><text:span text:style-name="T1">5</text:span></text:p>
          </draw:text-box>
        </draw:frame>
        <draw:line draw:style-name="gr1982" draw:text-style-name="P3" draw:layer="layout" svg:x1="14cm" svg:y1="1cm" svg:x2="16cm" svg:y2="1cm">
          <text:p/>
        </draw:line>
        <draw:line draw:style-name="gr1983" draw:text-style-name="P3" draw:layer="layout" svg:x1="14cm" svg:y1="1.5cm" svg:x2="16cm" svg:y2="1.5cm">
          <text:p/>
        </draw:line>
        <draw:line draw:style-name="gr1984" draw:text-style-name="P3" xml:id="id332" draw:id="id332" draw:layer="layout" svg:x1="14cm" svg:y1="2cm" svg:x2="16cm" svg:y2="2cm">
          <text:p/>
        </draw:line>
        <draw:line draw:style-name="gr1985" draw:text-style-name="P3" draw:layer="layout" svg:x1="14cm" svg:y1="2cm" svg:x2="14cm" svg:y2="1cm">
          <text:p/>
        </draw:line>
        <draw:line draw:style-name="gr1986" draw:text-style-name="P3" draw:layer="layout" svg:x1="16cm" svg:y1="2cm" svg:x2="16cm" svg:y2="1cm">
          <text:p/>
        </draw:line>
        <draw:connector draw:style-name="gr8" draw:text-style-name="P4" draw:layer="layout" draw:type="line" svg:x1="13.596cm" svg:y1="7.011cm" svg:x2="15cm" svg:y2="2cm" draw:end-shape="id332" draw:end-glue-point="0" svg:d="M13596 7011l1404-5011" svg:viewBox="0 0 1405 5012">
          <text:p/>
        </draw:connector>
        <draw:frame draw:style-name="gr1987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1988" draw:text-style-name="P2" draw:layer="layout" svg:width="2cm" svg:height="0.5cm" svg:x="8.5cm" svg:y="5.5cm">
          <draw:text-box>
            <text:p text:style-name="P1"><text:span text:style-name="T1">4</text:span></text:p>
          </draw:text-box>
        </draw:frame>
        <draw:line draw:style-name="gr1989" draw:text-style-name="P3" draw:layer="layout" svg:x1="8.5cm" svg:y1="5cm" svg:x2="10.5cm" svg:y2="5cm">
          <text:p/>
        </draw:line>
        <draw:line draw:style-name="gr1990" draw:text-style-name="P3" draw:layer="layout" svg:x1="8.5cm" svg:y1="5.5cm" svg:x2="10.5cm" svg:y2="5.5cm">
          <text:p/>
        </draw:line>
        <draw:line draw:style-name="gr1991" draw:text-style-name="P3" draw:layer="layout" svg:x1="8.5cm" svg:y1="6cm" svg:x2="10.5cm" svg:y2="6cm">
          <text:p/>
        </draw:line>
        <draw:line draw:style-name="gr1992" draw:text-style-name="P3" draw:layer="layout" svg:x1="8.5cm" svg:y1="6cm" svg:x2="8.5cm" svg:y2="5cm">
          <text:p/>
        </draw:line>
        <draw:line draw:style-name="gr1993" draw:text-style-name="P3" draw:layer="layout" svg:x1="10.5cm" svg:y1="6cm" svg:x2="10.5cm" svg:y2="5cm">
          <text:p/>
        </draw:line>
        <draw:frame draw:style-name="gr1994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1995" draw:text-style-name="P2" draw:layer="layout" svg:width="2cm" svg:height="0.5cm" svg:x="11.5cm" svg:y="5.5cm">
          <draw:text-box>
            <text:p text:style-name="P1"><text:span text:style-name="T1">4</text:span></text:p>
          </draw:text-box>
        </draw:frame>
        <draw:line draw:style-name="gr1996" draw:text-style-name="P3" draw:layer="layout" svg:x1="11.5cm" svg:y1="5cm" svg:x2="13.5cm" svg:y2="5cm">
          <text:p/>
        </draw:line>
        <draw:line draw:style-name="gr1997" draw:text-style-name="P3" draw:layer="layout" svg:x1="11.5cm" svg:y1="5.5cm" svg:x2="13.5cm" svg:y2="5.5cm">
          <text:p/>
        </draw:line>
        <draw:line draw:style-name="gr1998" draw:text-style-name="P3" draw:layer="layout" svg:x1="11.5cm" svg:y1="6cm" svg:x2="13.5cm" svg:y2="6cm">
          <text:p/>
        </draw:line>
        <draw:line draw:style-name="gr1999" draw:text-style-name="P3" draw:layer="layout" svg:x1="11.5cm" svg:y1="6cm" svg:x2="11.5cm" svg:y2="5cm">
          <text:p/>
        </draw:line>
        <draw:line draw:style-name="gr2000" draw:text-style-name="P3" draw:layer="layout" svg:x1="13.5cm" svg:y1="6cm" svg:x2="13.5cm" svg:y2="5cm">
          <text:p/>
        </draw:line>
        <draw:custom-shape draw:style-name="gr2001" draw:text-style-name="P6" xml:id="id333" draw:id="id333" draw:layer="layout" svg:width="1cm" svg:height="1cm" svg:x="10.5cm" svg:y="3cm">
          <text:p text:style-name="P5"><text:span text:style-name="T2">R</text:span><text:span text:style-name="T3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002" draw:text-style-name="P3" draw:layer="layout" draw:type="line" svg:x1="9.5cm" svg:y1="5cm" svg:x2="10.646cm" svg:y2="3.854cm" draw:end-shape="id333" draw:end-glue-point="7" svg:d="M9500 5000l1146-1146" svg:viewBox="0 0 1147 1147">
          <text:p/>
        </draw:connector>
        <draw:connector draw:style-name="gr2003" draw:text-style-name="P3" draw:layer="layout" draw:type="line" svg:x1="12.5cm" svg:y1="5cm" svg:x2="11.354cm" svg:y2="3.854cm" draw:end-shape="id333" draw:end-glue-point="9" svg:d="M12500 5000l-1146-1146" svg:viewBox="0 0 1147 1147">
          <text:p/>
        </draw:connector>
        <draw:custom-shape draw:style-name="gr2004" draw:text-style-name="P6" xml:id="id336" draw:id="id336" draw:layer="layout" svg:width="1cm" svg:height="1cm" svg:x="10.001cm" svg:y="7.001cm">
          <text:p text:style-name="P5"><text:span text:style-name="T2">R</text:span><text:span text:style-name="T3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005" draw:text-style-name="P2" draw:layer="layout" svg:width="2cm" svg:height="0.5cm" svg:x="16.5cm" svg:y="5cm">
          <draw:text-box>
            <text:p text:style-name="P1"><text:span text:style-name="T1">v4, v5</text:span></text:p>
          </draw:text-box>
        </draw:frame>
        <draw:frame draw:style-name="gr2006" draw:text-style-name="P2" draw:layer="layout" svg:width="2cm" svg:height="0.5cm" svg:x="16.5cm" svg:y="5.5cm">
          <draw:text-box>
            <text:p text:style-name="P1"><text:span text:style-name="T1">3</text:span></text:p>
          </draw:text-box>
        </draw:frame>
        <draw:line draw:style-name="gr2007" draw:text-style-name="P3" draw:layer="layout" svg:x1="16.5cm" svg:y1="5cm" svg:x2="18.5cm" svg:y2="5cm">
          <text:p/>
        </draw:line>
        <draw:line draw:style-name="gr2008" draw:text-style-name="P3" draw:layer="layout" svg:x1="16.5cm" svg:y1="5.5cm" svg:x2="18.5cm" svg:y2="5.5cm">
          <text:p/>
        </draw:line>
        <draw:line draw:style-name="gr2009" draw:text-style-name="P3" draw:layer="layout" svg:x1="16.5cm" svg:y1="6cm" svg:x2="18.5cm" svg:y2="6cm">
          <text:p/>
        </draw:line>
        <draw:line draw:style-name="gr2010" draw:text-style-name="P3" draw:layer="layout" svg:x1="16.5cm" svg:y1="6cm" svg:x2="16.5cm" svg:y2="5cm">
          <text:p/>
        </draw:line>
        <draw:line draw:style-name="gr2011" draw:text-style-name="P3" draw:layer="layout" svg:x1="18.5cm" svg:y1="6cm" svg:x2="18.5cm" svg:y2="5cm">
          <text:p/>
        </draw:line>
        <draw:frame draw:style-name="gr2012" draw:text-style-name="P2" draw:layer="layout" svg:width="2cm" svg:height="0.5cm" svg:x="19.5cm" svg:y="5cm">
          <draw:text-box>
            <text:p text:style-name="P1"><text:span text:style-name="T1">v4, v0</text:span></text:p>
          </draw:text-box>
        </draw:frame>
        <draw:frame draw:style-name="gr2013" draw:text-style-name="P2" draw:layer="layout" svg:width="2cm" svg:height="0.5cm" svg:x="19.5cm" svg:y="5.5cm">
          <draw:text-box>
            <text:p text:style-name="P1"><text:span text:style-name="T1">2</text:span></text:p>
          </draw:text-box>
        </draw:frame>
        <draw:line draw:style-name="gr2014" draw:text-style-name="P3" draw:layer="layout" svg:x1="19.5cm" svg:y1="5cm" svg:x2="21.5cm" svg:y2="5cm">
          <text:p/>
        </draw:line>
        <draw:line draw:style-name="gr2015" draw:text-style-name="P3" draw:layer="layout" svg:x1="19.5cm" svg:y1="5.5cm" svg:x2="21.5cm" svg:y2="5.5cm">
          <text:p/>
        </draw:line>
        <draw:line draw:style-name="gr2016" draw:text-style-name="P3" draw:layer="layout" svg:x1="19.5cm" svg:y1="6cm" svg:x2="21.5cm" svg:y2="6cm">
          <text:p/>
        </draw:line>
        <draw:line draw:style-name="gr2017" draw:text-style-name="P3" draw:layer="layout" svg:x1="19.5cm" svg:y1="6cm" svg:x2="19.5cm" svg:y2="5cm">
          <text:p/>
        </draw:line>
        <draw:line draw:style-name="gr2018" draw:text-style-name="P3" draw:layer="layout" svg:x1="21.5cm" svg:y1="6cm" svg:x2="21.5cm" svg:y2="5cm">
          <text:p/>
        </draw:line>
        <draw:custom-shape draw:style-name="gr2019" draw:text-style-name="P6" xml:id="id334" draw:id="id334" draw:layer="layout" svg:width="1cm" svg:height="1cm" svg:x="18.5cm" svg:y="3cm">
          <text:p text:style-name="P5"><text:span text:style-name="T2">R</text:span><text:span text:style-name="T3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020" draw:text-style-name="P3" draw:layer="layout" draw:type="line" svg:x1="17.5cm" svg:y1="5cm" svg:x2="18.646cm" svg:y2="3.854cm" draw:end-shape="id334" draw:end-glue-point="7" svg:d="M17500 5000l1146-1146" svg:viewBox="0 0 1147 1147">
          <text:p/>
        </draw:connector>
        <draw:connector draw:style-name="gr2021" draw:text-style-name="P3" draw:layer="layout" draw:type="line" svg:x1="20.5cm" svg:y1="5cm" svg:x2="19.354cm" svg:y2="3.854cm" draw:end-shape="id334" draw:end-glue-point="9" svg:d="M20500 5000l-1146-1146" svg:viewBox="0 0 1147 1147">
          <text:p/>
        </draw:connector>
        <draw:connector draw:style-name="gr8" draw:text-style-name="P4" draw:layer="layout" draw:type="line" svg:x1="11cm" svg:y1="3cm" svg:x2="14cm" svg:y2="2cm" svg:d="M11000 3000l3000-1000" svg:viewBox="0 0 3001 1001">
          <text:p/>
        </draw:connector>
        <draw:connector draw:style-name="gr8" draw:text-style-name="P4" draw:layer="layout" draw:type="line" svg:x1="19cm" svg:y1="3cm" svg:x2="16cm" svg:y2="2.001cm" svg:d="M19000 3000l-3000-999" svg:viewBox="0 0 3001 1000">
          <text:p/>
        </draw:connector>
        <draw:frame draw:style-name="gr2022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2023" draw:text-style-name="P2" draw:layer="layout" svg:width="2cm" svg:height="0.5cm" svg:x="5cm" svg:y="9.5cm">
          <draw:text-box>
            <text:p text:style-name="P1"><text:span text:style-name="T1">2</text:span></text:p>
          </draw:text-box>
        </draw:frame>
        <draw:line draw:style-name="gr2024" draw:text-style-name="P3" draw:layer="layout" svg:x1="5cm" svg:y1="9cm" svg:x2="7cm" svg:y2="9cm">
          <text:p/>
        </draw:line>
        <draw:line draw:style-name="gr2025" draw:text-style-name="P3" draw:layer="layout" svg:x1="5cm" svg:y1="9.5cm" svg:x2="7cm" svg:y2="9.5cm">
          <text:p/>
        </draw:line>
        <draw:line draw:style-name="gr2026" draw:text-style-name="P3" draw:layer="layout" svg:x1="5cm" svg:y1="10cm" svg:x2="7cm" svg:y2="10cm">
          <text:p/>
        </draw:line>
        <draw:line draw:style-name="gr2027" draw:text-style-name="P3" draw:layer="layout" svg:x1="5cm" svg:y1="10cm" svg:x2="5cm" svg:y2="9cm">
          <text:p/>
        </draw:line>
        <draw:line draw:style-name="gr2028" draw:text-style-name="P3" draw:layer="layout" svg:x1="7cm" svg:y1="10cm" svg:x2="7cm" svg:y2="9cm">
          <text:p/>
        </draw:line>
        <draw:frame draw:style-name="gr2029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2030" draw:text-style-name="P2" draw:layer="layout" svg:width="2cm" svg:height="0.5cm" svg:x="8cm" svg:y="9.5cm">
          <draw:text-box>
            <text:p text:style-name="P1"><text:span text:style-name="T1">5</text:span></text:p>
          </draw:text-box>
        </draw:frame>
        <draw:line draw:style-name="gr2031" draw:text-style-name="P3" draw:layer="layout" svg:x1="8cm" svg:y1="9cm" svg:x2="10cm" svg:y2="9cm">
          <text:p/>
        </draw:line>
        <draw:line draw:style-name="gr2032" draw:text-style-name="P3" draw:layer="layout" svg:x1="8cm" svg:y1="9.5cm" svg:x2="10cm" svg:y2="9.5cm">
          <text:p/>
        </draw:line>
        <draw:line draw:style-name="gr2033" draw:text-style-name="P3" draw:layer="layout" svg:x1="8cm" svg:y1="10cm" svg:x2="10cm" svg:y2="10cm">
          <text:p/>
        </draw:line>
        <draw:line draw:style-name="gr2034" draw:text-style-name="P3" draw:layer="layout" svg:x1="8cm" svg:y1="10cm" svg:x2="8cm" svg:y2="9cm">
          <text:p/>
        </draw:line>
        <draw:line draw:style-name="gr2035" draw:text-style-name="P3" draw:layer="layout" svg:x1="10cm" svg:y1="10cm" svg:x2="10cm" svg:y2="9cm">
          <text:p/>
        </draw:line>
        <draw:custom-shape draw:style-name="gr2036" draw:text-style-name="P6" xml:id="id335" draw:id="id335" draw:layer="layout" svg:width="1cm" svg:height="1cm" svg:x="7cm" svg:y="7cm">
          <text:p text:style-name="P5"><text:span text:style-name="T2">R</text:span><text:span text:style-name="T3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037" draw:text-style-name="P3" draw:layer="layout" draw:type="line" svg:x1="6cm" svg:y1="9cm" svg:x2="7.146cm" svg:y2="7.854cm" draw:end-shape="id335" draw:end-glue-point="7" svg:d="M6000 9000l1146-1146" svg:viewBox="0 0 1147 1147">
          <text:p/>
        </draw:connector>
        <draw:connector draw:style-name="gr2038" draw:text-style-name="P3" draw:layer="layout" draw:type="line" svg:x1="9cm" svg:y1="9cm" svg:x2="7.854cm" svg:y2="7.854cm" draw:end-shape="id335" draw:end-glue-point="9" svg:d="M9000 9000l-1146-1146" svg:viewBox="0 0 1147 1147">
          <text:p/>
        </draw:connector>
        <draw:connector draw:style-name="gr8" draw:text-style-name="P4" draw:layer="layout" draw:type="line" svg:x1="7.5cm" svg:y1="7.001cm" svg:x2="9.5cm" svg:y2="6cm" svg:d="M7500 7001l2000-1001" svg:viewBox="0 0 2001 1002">
          <text:p/>
        </draw:connector>
        <draw:connector draw:style-name="gr8" draw:text-style-name="P4" draw:layer="layout" draw:type="line" svg:x1="6cm" svg:y1="9cm" svg:x2="10.001cm" svg:y2="7.501cm" draw:end-shape="id336" draw:end-glue-point="6" svg:d="M6000 9000l4001-1499" svg:viewBox="0 0 4002 1500">
          <text:p/>
        </draw:connector>
        <draw:frame draw:style-name="gr2039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2040" draw:text-style-name="P2" draw:layer="layout" svg:width="2cm" svg:height="0.5cm" svg:x="11cm" svg:y="9.5cm">
          <draw:text-box>
            <text:p text:style-name="P1"><text:span text:style-name="T1">2</text:span></text:p>
          </draw:text-box>
        </draw:frame>
        <draw:line draw:style-name="gr2041" draw:text-style-name="P3" draw:layer="layout" svg:x1="11cm" svg:y1="9cm" svg:x2="13cm" svg:y2="9cm">
          <text:p/>
        </draw:line>
        <draw:line draw:style-name="gr2042" draw:text-style-name="P3" draw:layer="layout" svg:x1="11cm" svg:y1="9.5cm" svg:x2="13cm" svg:y2="9.5cm">
          <text:p/>
        </draw:line>
        <draw:line draw:style-name="gr2043" draw:text-style-name="P3" draw:layer="layout" svg:x1="11cm" svg:y1="10cm" svg:x2="13cm" svg:y2="10cm">
          <text:p/>
        </draw:line>
        <draw:line draw:style-name="gr2044" draw:text-style-name="P3" draw:layer="layout" svg:x1="11cm" svg:y1="10cm" svg:x2="11cm" svg:y2="9cm">
          <text:p/>
        </draw:line>
        <draw:line draw:style-name="gr2045" draw:text-style-name="P3" draw:layer="layout" svg:x1="13cm" svg:y1="10cm" svg:x2="13cm" svg:y2="9cm">
          <text:p/>
        </draw:line>
        <draw:connector draw:style-name="gr8" draw:text-style-name="P4" draw:layer="layout" draw:type="line" svg:x1="12cm" svg:y1="9cm" svg:x2="10.855cm" svg:y2="7.855cm" draw:end-shape="id336" draw:end-glue-point="9" svg:d="M12000 9000l-1145-1145" svg:viewBox="0 0 1146 1146">
          <text:p/>
        </draw:connector>
        <draw:connector draw:style-name="gr8" draw:text-style-name="P4" draw:layer="layout" draw:type="line" svg:x1="10.501cm" svg:y1="7.001cm" svg:x2="12.5cm" svg:y2="6cm" draw:start-shape="id336" draw:start-glue-point="4" svg:d="M10501 7001l1999-1001" svg:viewBox="0 0 2000 1002">
          <text:p/>
        </draw:connector>
        <draw:custom-shape draw:style-name="gr2046" draw:text-style-name="P6" xml:id="id337" draw:id="id337" draw:layer="layout" svg:width="1cm" svg:height="1cm" svg:x="13.001cm" svg:y="7.001cm">
          <text:p text:style-name="P5"><text:span text:style-name="T2">R</text:span><text:span text:style-name="T3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4" draw:layer="layout" svg:x1="12cm" svg:y1="9cm" svg:x2="13.6cm" svg:y2="8cm">
          <text:p/>
        </draw:line>
        <draw:connector draw:style-name="gr8" draw:text-style-name="P4" draw:layer="layout" draw:type="line" svg:x1="9.004cm" svg:y1="9.014cm" svg:x2="13.147cm" svg:y2="7.855cm" draw:end-shape="id337" draw:end-glue-point="7" svg:d="M9004 9014l4143-1159" svg:viewBox="0 0 4144 1160">
          <text:p/>
        </draw:connector>
      </draw:page>
      <draw:page draw:name="page16" draw:style-name="dp1" draw:master-page-name="Default">
        <draw:frame draw:style-name="gr2047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2048" draw:text-style-name="P2" draw:layer="layout" svg:width="2cm" svg:height="0.5cm" svg:x="14cm" svg:y="1.5cm">
          <draw:text-box>
            <text:p text:style-name="P1"><text:span text:style-name="T1">5</text:span></text:p>
          </draw:text-box>
        </draw:frame>
        <draw:line draw:style-name="gr2049" draw:text-style-name="P3" draw:layer="layout" svg:x1="14cm" svg:y1="1cm" svg:x2="16cm" svg:y2="1cm">
          <text:p/>
        </draw:line>
        <draw:line draw:style-name="gr2050" draw:text-style-name="P3" draw:layer="layout" svg:x1="14cm" svg:y1="1.5cm" svg:x2="16cm" svg:y2="1.5cm">
          <text:p/>
        </draw:line>
        <draw:line draw:style-name="gr2051" draw:text-style-name="P3" draw:layer="layout" svg:x1="14cm" svg:y1="2cm" svg:x2="16cm" svg:y2="2cm">
          <text:p/>
        </draw:line>
        <draw:line draw:style-name="gr2052" draw:text-style-name="P3" draw:layer="layout" svg:x1="14cm" svg:y1="2cm" svg:x2="14cm" svg:y2="1cm">
          <text:p/>
        </draw:line>
        <draw:line draw:style-name="gr2053" draw:text-style-name="P3" draw:layer="layout" svg:x1="16cm" svg:y1="2cm" svg:x2="16cm" svg:y2="1cm">
          <text:p/>
        </draw:line>
        <draw:frame draw:style-name="gr2054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2055" draw:text-style-name="P2" draw:layer="layout" svg:width="2cm" svg:height="0.5cm" svg:x="8.5cm" svg:y="5.5cm">
          <draw:text-box>
            <text:p text:style-name="P1"><text:span text:style-name="T1">4</text:span></text:p>
          </draw:text-box>
        </draw:frame>
        <draw:line draw:style-name="gr2056" draw:text-style-name="P3" draw:layer="layout" svg:x1="8.5cm" svg:y1="5cm" svg:x2="10.5cm" svg:y2="5cm">
          <text:p/>
        </draw:line>
        <draw:line draw:style-name="gr2057" draw:text-style-name="P3" draw:layer="layout" svg:x1="8.5cm" svg:y1="5.5cm" svg:x2="10.5cm" svg:y2="5.5cm">
          <text:p/>
        </draw:line>
        <draw:line draw:style-name="gr2058" draw:text-style-name="P3" draw:layer="layout" svg:x1="8.5cm" svg:y1="6cm" svg:x2="10.5cm" svg:y2="6cm">
          <text:p/>
        </draw:line>
        <draw:line draw:style-name="gr2059" draw:text-style-name="P3" draw:layer="layout" svg:x1="8.5cm" svg:y1="6cm" svg:x2="8.5cm" svg:y2="5cm">
          <text:p/>
        </draw:line>
        <draw:line draw:style-name="gr2060" draw:text-style-name="P3" draw:layer="layout" svg:x1="10.5cm" svg:y1="6cm" svg:x2="10.5cm" svg:y2="5cm">
          <text:p/>
        </draw:line>
        <draw:frame draw:style-name="gr2061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2062" draw:text-style-name="P2" draw:layer="layout" svg:width="2cm" svg:height="0.5cm" svg:x="11.5cm" svg:y="5.5cm">
          <draw:text-box>
            <text:p text:style-name="P1"><text:span text:style-name="T1">4</text:span></text:p>
          </draw:text-box>
        </draw:frame>
        <draw:line draw:style-name="gr2063" draw:text-style-name="P3" draw:layer="layout" svg:x1="11.5cm" svg:y1="5cm" svg:x2="13.5cm" svg:y2="5cm">
          <text:p/>
        </draw:line>
        <draw:line draw:style-name="gr2064" draw:text-style-name="P3" draw:layer="layout" svg:x1="11.5cm" svg:y1="5.5cm" svg:x2="13.5cm" svg:y2="5.5cm">
          <text:p/>
        </draw:line>
        <draw:line draw:style-name="gr2065" draw:text-style-name="P3" draw:layer="layout" svg:x1="11.5cm" svg:y1="6cm" svg:x2="13.5cm" svg:y2="6cm">
          <text:p/>
        </draw:line>
        <draw:line draw:style-name="gr2066" draw:text-style-name="P3" draw:layer="layout" svg:x1="11.5cm" svg:y1="6cm" svg:x2="11.5cm" svg:y2="5cm">
          <text:p/>
        </draw:line>
        <draw:line draw:style-name="gr2067" draw:text-style-name="P3" draw:layer="layout" svg:x1="13.5cm" svg:y1="6cm" svg:x2="13.5cm" svg:y2="5cm">
          <text:p/>
        </draw:line>
        <draw:custom-shape draw:style-name="gr2068" draw:text-style-name="P6" xml:id="id338" draw:id="id338" draw:layer="layout" svg:width="1cm" svg:height="1cm" svg:x="10.5cm" svg:y="3cm">
          <text:p text:style-name="P5"><text:span text:style-name="T2">R</text:span><text:span text:style-name="T3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069" draw:text-style-name="P3" draw:layer="layout" draw:type="line" svg:x1="9.5cm" svg:y1="5cm" svg:x2="10.646cm" svg:y2="3.854cm" draw:end-shape="id338" draw:end-glue-point="7" svg:d="M9500 5000l1146-1146" svg:viewBox="0 0 1147 1147">
          <text:p/>
        </draw:connector>
        <draw:connector draw:style-name="gr2070" draw:text-style-name="P3" draw:layer="layout" draw:type="line" svg:x1="12.5cm" svg:y1="5cm" svg:x2="11.354cm" svg:y2="3.854cm" draw:end-shape="id338" draw:end-glue-point="9" svg:d="M12500 5000l-1146-1146" svg:viewBox="0 0 1147 1147">
          <text:p/>
        </draw:connector>
        <draw:custom-shape draw:style-name="gr2071" draw:text-style-name="P6" xml:id="id341" draw:id="id341" draw:layer="layout" svg:width="1cm" svg:height="1cm" svg:x="10.001cm" svg:y="7.001cm">
          <text:p text:style-name="P5"><text:span text:style-name="T2">R</text:span><text:span text:style-name="T3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072" draw:text-style-name="P2" draw:layer="layout" svg:width="2cm" svg:height="0.5cm" svg:x="16.5cm" svg:y="5cm">
          <draw:text-box>
            <text:p text:style-name="P1"><text:span text:style-name="T1">v4, v5</text:span></text:p>
          </draw:text-box>
        </draw:frame>
        <draw:frame draw:style-name="gr2073" draw:text-style-name="P2" draw:layer="layout" svg:width="2cm" svg:height="0.5cm" svg:x="16.5cm" svg:y="5.5cm">
          <draw:text-box>
            <text:p text:style-name="P1"><text:span text:style-name="T1">3</text:span></text:p>
          </draw:text-box>
        </draw:frame>
        <draw:line draw:style-name="gr2074" draw:text-style-name="P3" draw:layer="layout" svg:x1="16.5cm" svg:y1="5cm" svg:x2="18.5cm" svg:y2="5cm">
          <text:p/>
        </draw:line>
        <draw:line draw:style-name="gr2075" draw:text-style-name="P3" draw:layer="layout" svg:x1="16.5cm" svg:y1="5.5cm" svg:x2="18.5cm" svg:y2="5.5cm">
          <text:p/>
        </draw:line>
        <draw:line draw:style-name="gr2076" draw:text-style-name="P3" draw:layer="layout" svg:x1="16.5cm" svg:y1="6cm" svg:x2="18.5cm" svg:y2="6cm">
          <text:p/>
        </draw:line>
        <draw:line draw:style-name="gr2077" draw:text-style-name="P3" draw:layer="layout" svg:x1="16.5cm" svg:y1="6cm" svg:x2="16.5cm" svg:y2="5cm">
          <text:p/>
        </draw:line>
        <draw:line draw:style-name="gr2078" draw:text-style-name="P3" draw:layer="layout" svg:x1="18.5cm" svg:y1="6cm" svg:x2="18.5cm" svg:y2="5cm">
          <text:p/>
        </draw:line>
        <draw:frame draw:style-name="gr2079" draw:text-style-name="P2" draw:layer="layout" svg:width="2cm" svg:height="0.5cm" svg:x="19.5cm" svg:y="5cm">
          <draw:text-box>
            <text:p text:style-name="P1"><text:span text:style-name="T1">v4, v0</text:span></text:p>
          </draw:text-box>
        </draw:frame>
        <draw:frame draw:style-name="gr2080" draw:text-style-name="P2" draw:layer="layout" svg:width="2cm" svg:height="0.5cm" svg:x="19.5cm" svg:y="5.5cm">
          <draw:text-box>
            <text:p text:style-name="P1"><text:span text:style-name="T1">2</text:span></text:p>
          </draw:text-box>
        </draw:frame>
        <draw:line draw:style-name="gr2081" draw:text-style-name="P3" draw:layer="layout" svg:x1="19.5cm" svg:y1="5cm" svg:x2="21.5cm" svg:y2="5cm">
          <text:p/>
        </draw:line>
        <draw:line draw:style-name="gr2082" draw:text-style-name="P3" draw:layer="layout" svg:x1="19.5cm" svg:y1="5.5cm" svg:x2="21.5cm" svg:y2="5.5cm">
          <text:p/>
        </draw:line>
        <draw:line draw:style-name="gr2083" draw:text-style-name="P3" draw:layer="layout" svg:x1="19.5cm" svg:y1="6cm" svg:x2="21.5cm" svg:y2="6cm">
          <text:p/>
        </draw:line>
        <draw:line draw:style-name="gr2084" draw:text-style-name="P3" draw:layer="layout" svg:x1="19.5cm" svg:y1="6cm" svg:x2="19.5cm" svg:y2="5cm">
          <text:p/>
        </draw:line>
        <draw:line draw:style-name="gr2085" draw:text-style-name="P3" draw:layer="layout" svg:x1="21.5cm" svg:y1="6cm" svg:x2="21.5cm" svg:y2="5cm">
          <text:p/>
        </draw:line>
        <draw:custom-shape draw:style-name="gr2086" draw:text-style-name="P6" xml:id="id339" draw:id="id339" draw:layer="layout" svg:width="1cm" svg:height="1cm" svg:x="18.5cm" svg:y="3cm">
          <text:p text:style-name="P5"><text:span text:style-name="T2">R</text:span><text:span text:style-name="T3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087" draw:text-style-name="P3" draw:layer="layout" draw:type="line" svg:x1="17.5cm" svg:y1="5cm" svg:x2="18.646cm" svg:y2="3.854cm" draw:end-shape="id339" draw:end-glue-point="7" svg:d="M17500 5000l1146-1146" svg:viewBox="0 0 1147 1147">
          <text:p/>
        </draw:connector>
        <draw:connector draw:style-name="gr2088" draw:text-style-name="P3" draw:layer="layout" draw:type="line" svg:x1="20.5cm" svg:y1="5cm" svg:x2="19.354cm" svg:y2="3.854cm" draw:end-shape="id339" draw:end-glue-point="9" svg:d="M20500 5000l-1146-1146" svg:viewBox="0 0 1147 1147">
          <text:p/>
        </draw:connector>
        <draw:connector draw:style-name="gr8" draw:text-style-name="P4" draw:layer="layout" draw:type="line" svg:x1="11cm" svg:y1="3cm" svg:x2="14cm" svg:y2="2cm" svg:d="M11000 3000l3000-1000" svg:viewBox="0 0 3001 1001">
          <text:p/>
        </draw:connector>
        <draw:connector draw:style-name="gr8" draw:text-style-name="P4" draw:layer="layout" draw:type="line" svg:x1="19cm" svg:y1="3cm" svg:x2="16cm" svg:y2="2.001cm" svg:d="M19000 3000l-3000-999" svg:viewBox="0 0 3001 1000">
          <text:p/>
        </draw:connector>
        <draw:frame draw:style-name="gr2089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2090" draw:text-style-name="P2" draw:layer="layout" svg:width="2cm" svg:height="0.5cm" svg:x="5cm" svg:y="9.5cm">
          <draw:text-box>
            <text:p text:style-name="P1"><text:span text:style-name="T1">2</text:span></text:p>
          </draw:text-box>
        </draw:frame>
        <draw:line draw:style-name="gr2091" draw:text-style-name="P3" draw:layer="layout" svg:x1="5cm" svg:y1="9cm" svg:x2="7cm" svg:y2="9cm">
          <text:p/>
        </draw:line>
        <draw:line draw:style-name="gr2092" draw:text-style-name="P3" draw:layer="layout" svg:x1="5cm" svg:y1="9.5cm" svg:x2="7cm" svg:y2="9.5cm">
          <text:p/>
        </draw:line>
        <draw:line draw:style-name="gr2093" draw:text-style-name="P3" draw:layer="layout" svg:x1="5cm" svg:y1="10cm" svg:x2="7cm" svg:y2="10cm">
          <text:p/>
        </draw:line>
        <draw:line draw:style-name="gr2094" draw:text-style-name="P3" draw:layer="layout" svg:x1="5cm" svg:y1="10cm" svg:x2="5cm" svg:y2="9cm">
          <text:p/>
        </draw:line>
        <draw:line draw:style-name="gr2095" draw:text-style-name="P3" draw:layer="layout" svg:x1="7cm" svg:y1="10cm" svg:x2="7cm" svg:y2="9cm">
          <text:p/>
        </draw:line>
        <draw:frame draw:style-name="gr2096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2097" draw:text-style-name="P2" draw:layer="layout" svg:width="2cm" svg:height="0.5cm" svg:x="8cm" svg:y="9.5cm">
          <draw:text-box>
            <text:p text:style-name="P1"><text:span text:style-name="T1">5</text:span></text:p>
          </draw:text-box>
        </draw:frame>
        <draw:line draw:style-name="gr2098" draw:text-style-name="P3" draw:layer="layout" svg:x1="8cm" svg:y1="9cm" svg:x2="10cm" svg:y2="9cm">
          <text:p/>
        </draw:line>
        <draw:line draw:style-name="gr2099" draw:text-style-name="P3" draw:layer="layout" svg:x1="8cm" svg:y1="9.5cm" svg:x2="10cm" svg:y2="9.5cm">
          <text:p/>
        </draw:line>
        <draw:line draw:style-name="gr2100" draw:text-style-name="P3" draw:layer="layout" svg:x1="8cm" svg:y1="10cm" svg:x2="10cm" svg:y2="10cm">
          <text:p/>
        </draw:line>
        <draw:line draw:style-name="gr2101" draw:text-style-name="P3" draw:layer="layout" svg:x1="8cm" svg:y1="10cm" svg:x2="8cm" svg:y2="9cm">
          <text:p/>
        </draw:line>
        <draw:line draw:style-name="gr2102" draw:text-style-name="P3" draw:layer="layout" svg:x1="10cm" svg:y1="10cm" svg:x2="10cm" svg:y2="9cm">
          <text:p/>
        </draw:line>
        <draw:custom-shape draw:style-name="gr2103" draw:text-style-name="P6" xml:id="id340" draw:id="id340" draw:layer="layout" svg:width="1cm" svg:height="1cm" svg:x="7cm" svg:y="7cm">
          <text:p text:style-name="P5"><text:span text:style-name="T2">R</text:span><text:span text:style-name="T3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104" draw:text-style-name="P3" draw:layer="layout" draw:type="line" svg:x1="6cm" svg:y1="9cm" svg:x2="7.146cm" svg:y2="7.854cm" draw:end-shape="id340" draw:end-glue-point="7" svg:d="M6000 9000l1146-1146" svg:viewBox="0 0 1147 1147">
          <text:p/>
        </draw:connector>
        <draw:connector draw:style-name="gr2105" draw:text-style-name="P3" draw:layer="layout" draw:type="line" svg:x1="9cm" svg:y1="9cm" svg:x2="7.854cm" svg:y2="7.854cm" draw:end-shape="id340" draw:end-glue-point="9" svg:d="M9000 9000l-1146-1146" svg:viewBox="0 0 1147 1147">
          <text:p/>
        </draw:connector>
        <draw:connector draw:style-name="gr8" draw:text-style-name="P4" draw:layer="layout" draw:type="line" svg:x1="7.5cm" svg:y1="7.001cm" svg:x2="9.5cm" svg:y2="6cm" svg:d="M7500 7001l2000-1001" svg:viewBox="0 0 2001 1002">
          <text:p/>
        </draw:connector>
        <draw:connector draw:style-name="gr8" draw:text-style-name="P4" draw:layer="layout" draw:type="line" svg:x1="6cm" svg:y1="9cm" svg:x2="10.001cm" svg:y2="7.501cm" draw:end-shape="id341" draw:end-glue-point="6" svg:d="M6000 9000l4001-1499" svg:viewBox="0 0 4002 1500">
          <text:p/>
        </draw:connector>
        <draw:frame draw:style-name="gr2106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2107" draw:text-style-name="P2" draw:layer="layout" svg:width="2cm" svg:height="0.5cm" svg:x="11cm" svg:y="9.5cm">
          <draw:text-box>
            <text:p text:style-name="P1"><text:span text:style-name="T1">2</text:span></text:p>
          </draw:text-box>
        </draw:frame>
        <draw:line draw:style-name="gr2108" draw:text-style-name="P3" draw:layer="layout" svg:x1="11cm" svg:y1="9cm" svg:x2="13cm" svg:y2="9cm">
          <text:p/>
        </draw:line>
        <draw:line draw:style-name="gr2109" draw:text-style-name="P3" draw:layer="layout" svg:x1="11cm" svg:y1="9.5cm" svg:x2="13cm" svg:y2="9.5cm">
          <text:p/>
        </draw:line>
        <draw:line draw:style-name="gr2110" draw:text-style-name="P3" draw:layer="layout" svg:x1="11cm" svg:y1="10cm" svg:x2="13cm" svg:y2="10cm">
          <text:p/>
        </draw:line>
        <draw:line draw:style-name="gr2111" draw:text-style-name="P3" draw:layer="layout" svg:x1="11cm" svg:y1="10cm" svg:x2="11cm" svg:y2="9cm">
          <text:p/>
        </draw:line>
        <draw:line draw:style-name="gr2112" draw:text-style-name="P3" draw:layer="layout" svg:x1="13cm" svg:y1="10cm" svg:x2="13cm" svg:y2="9cm">
          <text:p/>
        </draw:line>
        <draw:connector draw:style-name="gr8" draw:text-style-name="P4" draw:layer="layout" draw:type="line" svg:x1="12cm" svg:y1="9cm" svg:x2="10.855cm" svg:y2="7.855cm" draw:end-shape="id341" draw:end-glue-point="9" svg:d="M12000 9000l-1145-1145" svg:viewBox="0 0 1146 1146">
          <text:p/>
        </draw:connector>
        <draw:connector draw:style-name="gr8" draw:text-style-name="P4" draw:layer="layout" draw:type="line" svg:x1="10.501cm" svg:y1="7.001cm" svg:x2="12.5cm" svg:y2="6cm" draw:start-shape="id341" draw:start-glue-point="4" svg:d="M10501 7001l1999-1001" svg:viewBox="0 0 2000 1002">
          <text:p/>
        </draw:connector>
      </draw:page>
      <draw:page draw:name="page17" draw:style-name="dp1" draw:master-page-name="Default">
        <draw:frame draw:style-name="gr2113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2114" draw:text-style-name="P2" draw:layer="layout" svg:width="2cm" svg:height="0.5cm" svg:x="14cm" svg:y="1.5cm">
          <draw:text-box>
            <text:p text:style-name="P1"><text:span text:style-name="T1">5</text:span></text:p>
          </draw:text-box>
        </draw:frame>
        <draw:line draw:style-name="gr2115" draw:text-style-name="P3" draw:layer="layout" svg:x1="14cm" svg:y1="1cm" svg:x2="16cm" svg:y2="1cm">
          <text:p/>
        </draw:line>
        <draw:line draw:style-name="gr2116" draw:text-style-name="P3" draw:layer="layout" svg:x1="14cm" svg:y1="1.5cm" svg:x2="16cm" svg:y2="1.5cm">
          <text:p/>
        </draw:line>
        <draw:line draw:style-name="gr2117" draw:text-style-name="P3" draw:layer="layout" svg:x1="14cm" svg:y1="2cm" svg:x2="16cm" svg:y2="2cm">
          <text:p/>
        </draw:line>
        <draw:line draw:style-name="gr2118" draw:text-style-name="P3" draw:layer="layout" svg:x1="14cm" svg:y1="2cm" svg:x2="14cm" svg:y2="1cm">
          <text:p/>
        </draw:line>
        <draw:line draw:style-name="gr2119" draw:text-style-name="P3" draw:layer="layout" svg:x1="16cm" svg:y1="2cm" svg:x2="16cm" svg:y2="1cm">
          <text:p/>
        </draw:line>
        <draw:frame draw:style-name="gr2120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2121" draw:text-style-name="P2" draw:layer="layout" svg:width="2cm" svg:height="0.5cm" svg:x="8.5cm" svg:y="5.5cm">
          <draw:text-box>
            <text:p text:style-name="P1"><text:span text:style-name="T1">4</text:span></text:p>
          </draw:text-box>
        </draw:frame>
        <draw:line draw:style-name="gr2122" draw:text-style-name="P3" draw:layer="layout" svg:x1="8.5cm" svg:y1="5cm" svg:x2="10.5cm" svg:y2="5cm">
          <text:p/>
        </draw:line>
        <draw:line draw:style-name="gr2123" draw:text-style-name="P3" draw:layer="layout" svg:x1="8.5cm" svg:y1="5.5cm" svg:x2="10.5cm" svg:y2="5.5cm">
          <text:p/>
        </draw:line>
        <draw:line draw:style-name="gr2124" draw:text-style-name="P3" draw:layer="layout" svg:x1="8.5cm" svg:y1="6cm" svg:x2="10.5cm" svg:y2="6cm">
          <text:p/>
        </draw:line>
        <draw:line draw:style-name="gr2125" draw:text-style-name="P3" draw:layer="layout" svg:x1="8.5cm" svg:y1="6cm" svg:x2="8.5cm" svg:y2="5cm">
          <text:p/>
        </draw:line>
        <draw:line draw:style-name="gr2126" draw:text-style-name="P3" draw:layer="layout" svg:x1="10.5cm" svg:y1="6cm" svg:x2="10.5cm" svg:y2="5cm">
          <text:p/>
        </draw:line>
        <draw:frame draw:style-name="gr2127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2128" draw:text-style-name="P2" draw:layer="layout" svg:width="2cm" svg:height="0.5cm" svg:x="11.5cm" svg:y="5.5cm">
          <draw:text-box>
            <text:p text:style-name="P1"><text:span text:style-name="T1">4</text:span></text:p>
          </draw:text-box>
        </draw:frame>
        <draw:line draw:style-name="gr2129" draw:text-style-name="P3" draw:layer="layout" svg:x1="11.5cm" svg:y1="5cm" svg:x2="13.5cm" svg:y2="5cm">
          <text:p/>
        </draw:line>
        <draw:line draw:style-name="gr2130" draw:text-style-name="P3" draw:layer="layout" svg:x1="11.5cm" svg:y1="5.5cm" svg:x2="13.5cm" svg:y2="5.5cm">
          <text:p/>
        </draw:line>
        <draw:line draw:style-name="gr2131" draw:text-style-name="P3" draw:layer="layout" svg:x1="11.5cm" svg:y1="6cm" svg:x2="13.5cm" svg:y2="6cm">
          <text:p/>
        </draw:line>
        <draw:line draw:style-name="gr2132" draw:text-style-name="P3" draw:layer="layout" svg:x1="11.5cm" svg:y1="6cm" svg:x2="11.5cm" svg:y2="5cm">
          <text:p/>
        </draw:line>
        <draw:line draw:style-name="gr2133" draw:text-style-name="P3" draw:layer="layout" svg:x1="13.5cm" svg:y1="6cm" svg:x2="13.5cm" svg:y2="5cm">
          <text:p/>
        </draw:line>
        <draw:custom-shape draw:style-name="gr2134" draw:text-style-name="P6" xml:id="id342" draw:id="id342" draw:layer="layout" svg:width="1cm" svg:height="1cm" svg:x="10.5cm" svg:y="3cm">
          <text:p text:style-name="P5"><text:span text:style-name="T2">R</text:span><text:span text:style-name="T3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135" draw:text-style-name="P3" draw:layer="layout" draw:type="line" svg:x1="9.5cm" svg:y1="5cm" svg:x2="10.646cm" svg:y2="3.854cm" draw:end-shape="id342" draw:end-glue-point="7" svg:d="M9500 5000l1146-1146" svg:viewBox="0 0 1147 1147">
          <text:p/>
        </draw:connector>
        <draw:connector draw:style-name="gr2136" draw:text-style-name="P3" draw:layer="layout" draw:type="line" svg:x1="12.5cm" svg:y1="5cm" svg:x2="11.354cm" svg:y2="3.854cm" draw:end-shape="id342" draw:end-glue-point="9" svg:d="M12500 5000l-1146-1146" svg:viewBox="0 0 1147 1147">
          <text:p/>
        </draw:connector>
        <draw:frame draw:style-name="gr2137" draw:text-style-name="P2" draw:layer="layout" svg:width="2cm" svg:height="0.5cm" svg:x="16.5cm" svg:y="5cm">
          <draw:text-box>
            <text:p text:style-name="P1"><text:span text:style-name="T1">v4, v5</text:span></text:p>
          </draw:text-box>
        </draw:frame>
        <draw:frame draw:style-name="gr2138" draw:text-style-name="P2" draw:layer="layout" svg:width="2cm" svg:height="0.5cm" svg:x="16.5cm" svg:y="5.5cm">
          <draw:text-box>
            <text:p text:style-name="P1"><text:span text:style-name="T1">3</text:span></text:p>
          </draw:text-box>
        </draw:frame>
        <draw:line draw:style-name="gr2139" draw:text-style-name="P3" draw:layer="layout" svg:x1="16.5cm" svg:y1="5cm" svg:x2="18.5cm" svg:y2="5cm">
          <text:p/>
        </draw:line>
        <draw:line draw:style-name="gr2140" draw:text-style-name="P3" draw:layer="layout" svg:x1="16.5cm" svg:y1="5.5cm" svg:x2="18.5cm" svg:y2="5.5cm">
          <text:p/>
        </draw:line>
        <draw:line draw:style-name="gr2141" draw:text-style-name="P3" draw:layer="layout" svg:x1="16.5cm" svg:y1="6cm" svg:x2="18.5cm" svg:y2="6cm">
          <text:p/>
        </draw:line>
        <draw:line draw:style-name="gr2142" draw:text-style-name="P3" draw:layer="layout" svg:x1="16.5cm" svg:y1="6cm" svg:x2="16.5cm" svg:y2="5cm">
          <text:p/>
        </draw:line>
        <draw:line draw:style-name="gr2143" draw:text-style-name="P3" draw:layer="layout" svg:x1="18.5cm" svg:y1="6cm" svg:x2="18.5cm" svg:y2="5cm">
          <text:p/>
        </draw:line>
        <draw:frame draw:style-name="gr2144" draw:text-style-name="P2" draw:layer="layout" svg:width="2cm" svg:height="0.5cm" svg:x="19.5cm" svg:y="5cm">
          <draw:text-box>
            <text:p text:style-name="P1"><text:span text:style-name="T1">v4, v0</text:span></text:p>
          </draw:text-box>
        </draw:frame>
        <draw:frame draw:style-name="gr2145" draw:text-style-name="P2" draw:layer="layout" svg:width="2cm" svg:height="0.5cm" svg:x="19.5cm" svg:y="5.5cm">
          <draw:text-box>
            <text:p text:style-name="P1"><text:span text:style-name="T1">2</text:span></text:p>
          </draw:text-box>
        </draw:frame>
        <draw:line draw:style-name="gr2146" draw:text-style-name="P3" draw:layer="layout" svg:x1="19.5cm" svg:y1="5cm" svg:x2="21.5cm" svg:y2="5cm">
          <text:p/>
        </draw:line>
        <draw:line draw:style-name="gr2147" draw:text-style-name="P3" draw:layer="layout" svg:x1="19.5cm" svg:y1="5.5cm" svg:x2="21.5cm" svg:y2="5.5cm">
          <text:p/>
        </draw:line>
        <draw:line draw:style-name="gr2148" draw:text-style-name="P3" draw:layer="layout" svg:x1="19.5cm" svg:y1="6cm" svg:x2="21.5cm" svg:y2="6cm">
          <text:p/>
        </draw:line>
        <draw:line draw:style-name="gr2149" draw:text-style-name="P3" draw:layer="layout" svg:x1="19.5cm" svg:y1="6cm" svg:x2="19.5cm" svg:y2="5cm">
          <text:p/>
        </draw:line>
        <draw:line draw:style-name="gr2150" draw:text-style-name="P3" draw:layer="layout" svg:x1="21.5cm" svg:y1="6cm" svg:x2="21.5cm" svg:y2="5cm">
          <text:p/>
        </draw:line>
        <draw:custom-shape draw:style-name="gr2151" draw:text-style-name="P6" xml:id="id343" draw:id="id343" draw:layer="layout" svg:width="1cm" svg:height="1cm" svg:x="18.5cm" svg:y="3cm">
          <text:p text:style-name="P5"><text:span text:style-name="T2">R</text:span><text:span text:style-name="T3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152" draw:text-style-name="P3" draw:layer="layout" draw:type="line" svg:x1="17.5cm" svg:y1="5cm" svg:x2="18.646cm" svg:y2="3.854cm" draw:end-shape="id343" draw:end-glue-point="7" svg:d="M17500 5000l1146-1146" svg:viewBox="0 0 1147 1147">
          <text:p/>
        </draw:connector>
        <draw:connector draw:style-name="gr2153" draw:text-style-name="P3" draw:layer="layout" draw:type="line" svg:x1="20.5cm" svg:y1="5cm" svg:x2="19.354cm" svg:y2="3.854cm" draw:end-shape="id343" draw:end-glue-point="9" svg:d="M20500 5000l-1146-1146" svg:viewBox="0 0 1147 1147">
          <text:p/>
        </draw:connector>
        <draw:connector draw:style-name="gr8" draw:text-style-name="P4" draw:layer="layout" draw:type="line" svg:x1="11cm" svg:y1="3cm" svg:x2="14cm" svg:y2="2cm" svg:d="M11000 3000l3000-1000" svg:viewBox="0 0 3001 1001">
          <text:p/>
        </draw:connector>
        <draw:connector draw:style-name="gr8" draw:text-style-name="P4" draw:layer="layout" draw:type="line" svg:x1="19cm" svg:y1="3cm" svg:x2="16cm" svg:y2="2.001cm" svg:d="M19000 3000l-3000-999" svg:viewBox="0 0 3001 1000">
          <text:p/>
        </draw:connector>
        <draw:frame draw:style-name="gr2154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2155" draw:text-style-name="P2" draw:layer="layout" svg:width="2cm" svg:height="0.5cm" svg:x="5cm" svg:y="9.5cm">
          <draw:text-box>
            <text:p text:style-name="P1"><text:span text:style-name="T1">2</text:span></text:p>
          </draw:text-box>
        </draw:frame>
        <draw:line draw:style-name="gr2156" draw:text-style-name="P3" draw:layer="layout" svg:x1="5cm" svg:y1="9cm" svg:x2="7cm" svg:y2="9cm">
          <text:p/>
        </draw:line>
        <draw:line draw:style-name="gr2157" draw:text-style-name="P3" draw:layer="layout" svg:x1="5cm" svg:y1="9.5cm" svg:x2="7cm" svg:y2="9.5cm">
          <text:p/>
        </draw:line>
        <draw:line draw:style-name="gr2158" draw:text-style-name="P3" draw:layer="layout" svg:x1="5cm" svg:y1="10cm" svg:x2="7cm" svg:y2="10cm">
          <text:p/>
        </draw:line>
        <draw:line draw:style-name="gr2159" draw:text-style-name="P3" draw:layer="layout" svg:x1="5cm" svg:y1="10cm" svg:x2="5cm" svg:y2="9cm">
          <text:p/>
        </draw:line>
        <draw:line draw:style-name="gr2160" draw:text-style-name="P3" draw:layer="layout" svg:x1="7cm" svg:y1="10cm" svg:x2="7cm" svg:y2="9cm">
          <text:p/>
        </draw:line>
        <draw:frame draw:style-name="gr2161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2162" draw:text-style-name="P2" draw:layer="layout" svg:width="2cm" svg:height="0.5cm" svg:x="8cm" svg:y="9.5cm">
          <draw:text-box>
            <text:p text:style-name="P1"><text:span text:style-name="T1">5</text:span></text:p>
          </draw:text-box>
        </draw:frame>
        <draw:line draw:style-name="gr2163" draw:text-style-name="P3" draw:layer="layout" svg:x1="8cm" svg:y1="9cm" svg:x2="10cm" svg:y2="9cm">
          <text:p/>
        </draw:line>
        <draw:line draw:style-name="gr2164" draw:text-style-name="P3" draw:layer="layout" svg:x1="8cm" svg:y1="9.5cm" svg:x2="10cm" svg:y2="9.5cm">
          <text:p/>
        </draw:line>
        <draw:line draw:style-name="gr2165" draw:text-style-name="P3" draw:layer="layout" svg:x1="8cm" svg:y1="10cm" svg:x2="10cm" svg:y2="10cm">
          <text:p/>
        </draw:line>
        <draw:line draw:style-name="gr2166" draw:text-style-name="P3" draw:layer="layout" svg:x1="8cm" svg:y1="10cm" svg:x2="8cm" svg:y2="9cm">
          <text:p/>
        </draw:line>
        <draw:line draw:style-name="gr2167" draw:text-style-name="P3" draw:layer="layout" svg:x1="10cm" svg:y1="10cm" svg:x2="10cm" svg:y2="9cm">
          <text:p/>
        </draw:line>
        <draw:custom-shape draw:style-name="gr2168" draw:text-style-name="P6" xml:id="id344" draw:id="id344" draw:layer="layout" svg:width="1cm" svg:height="1cm" svg:x="7cm" svg:y="7cm">
          <text:p text:style-name="P5"><text:span text:style-name="T2">R</text:span><text:span text:style-name="T3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169" draw:text-style-name="P3" draw:layer="layout" draw:type="line" svg:x1="6cm" svg:y1="9cm" svg:x2="7.146cm" svg:y2="7.854cm" draw:end-shape="id344" draw:end-glue-point="7" svg:d="M6000 9000l1146-1146" svg:viewBox="0 0 1147 1147">
          <text:p/>
        </draw:connector>
        <draw:connector draw:style-name="gr2170" draw:text-style-name="P3" draw:layer="layout" draw:type="line" svg:x1="9cm" svg:y1="9cm" svg:x2="7.854cm" svg:y2="7.854cm" draw:end-shape="id344" draw:end-glue-point="9" svg:d="M9000 9000l-1146-1146" svg:viewBox="0 0 1147 1147">
          <text:p/>
        </draw:connector>
        <draw:connector draw:style-name="gr8" draw:text-style-name="P4" draw:layer="layout" draw:type="line" svg:x1="7.5cm" svg:y1="7.001cm" svg:x2="9.5cm" svg:y2="6cm" svg:d="M7500 7001l2000-1001" svg:viewBox="0 0 2001 1002">
          <text:p/>
        </draw:connector>
      </draw:page>
      <draw:page draw:name="page18" draw:style-name="dp1" draw:master-page-name="Default">
        <draw:frame draw:style-name="gr2171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2172" draw:text-style-name="P2" draw:layer="layout" svg:width="2cm" svg:height="0.5cm" svg:x="14cm" svg:y="1.5cm">
          <draw:text-box>
            <text:p text:style-name="P1"><text:span text:style-name="T1">5</text:span></text:p>
          </draw:text-box>
        </draw:frame>
        <draw:line draw:style-name="gr2173" draw:text-style-name="P3" draw:layer="layout" svg:x1="14cm" svg:y1="1cm" svg:x2="16cm" svg:y2="1cm">
          <text:p/>
        </draw:line>
        <draw:line draw:style-name="gr2174" draw:text-style-name="P3" draw:layer="layout" svg:x1="14cm" svg:y1="1.5cm" svg:x2="16cm" svg:y2="1.5cm">
          <text:p/>
        </draw:line>
        <draw:line draw:style-name="gr2175" draw:text-style-name="P3" draw:layer="layout" svg:x1="14cm" svg:y1="2cm" svg:x2="16cm" svg:y2="2cm">
          <text:p/>
        </draw:line>
        <draw:line draw:style-name="gr2176" draw:text-style-name="P3" draw:layer="layout" svg:x1="14cm" svg:y1="2cm" svg:x2="14cm" svg:y2="1cm">
          <text:p/>
        </draw:line>
        <draw:line draw:style-name="gr2177" draw:text-style-name="P3" draw:layer="layout" svg:x1="16cm" svg:y1="2cm" svg:x2="16cm" svg:y2="1cm">
          <text:p/>
        </draw:line>
        <draw:frame draw:style-name="gr2178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2179" draw:text-style-name="P2" draw:layer="layout" svg:width="2cm" svg:height="0.5cm" svg:x="8.5cm" svg:y="5.5cm">
          <draw:text-box>
            <text:p text:style-name="P1"><text:span text:style-name="T1">4</text:span></text:p>
          </draw:text-box>
        </draw:frame>
        <draw:line draw:style-name="gr2180" draw:text-style-name="P3" draw:layer="layout" svg:x1="8.5cm" svg:y1="5cm" svg:x2="10.5cm" svg:y2="5cm">
          <text:p/>
        </draw:line>
        <draw:line draw:style-name="gr2181" draw:text-style-name="P3" draw:layer="layout" svg:x1="8.5cm" svg:y1="5.5cm" svg:x2="10.5cm" svg:y2="5.5cm">
          <text:p/>
        </draw:line>
        <draw:line draw:style-name="gr2182" draw:text-style-name="P3" draw:layer="layout" svg:x1="8.5cm" svg:y1="6cm" svg:x2="10.5cm" svg:y2="6cm">
          <text:p/>
        </draw:line>
        <draw:line draw:style-name="gr2183" draw:text-style-name="P3" draw:layer="layout" svg:x1="8.5cm" svg:y1="6cm" svg:x2="8.5cm" svg:y2="5cm">
          <text:p/>
        </draw:line>
        <draw:line draw:style-name="gr2184" draw:text-style-name="P3" draw:layer="layout" svg:x1="10.5cm" svg:y1="6cm" svg:x2="10.5cm" svg:y2="5cm">
          <text:p/>
        </draw:line>
        <draw:frame draw:style-name="gr2185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2186" draw:text-style-name="P2" draw:layer="layout" svg:width="2cm" svg:height="0.5cm" svg:x="11.5cm" svg:y="5.5cm">
          <draw:text-box>
            <text:p text:style-name="P1"><text:span text:style-name="T1">4</text:span></text:p>
          </draw:text-box>
        </draw:frame>
        <draw:line draw:style-name="gr2187" draw:text-style-name="P3" draw:layer="layout" svg:x1="11.5cm" svg:y1="5cm" svg:x2="13.5cm" svg:y2="5cm">
          <text:p/>
        </draw:line>
        <draw:line draw:style-name="gr2188" draw:text-style-name="P3" draw:layer="layout" svg:x1="11.5cm" svg:y1="5.5cm" svg:x2="13.5cm" svg:y2="5.5cm">
          <text:p/>
        </draw:line>
        <draw:line draw:style-name="gr2189" draw:text-style-name="P3" draw:layer="layout" svg:x1="11.5cm" svg:y1="6cm" svg:x2="13.5cm" svg:y2="6cm">
          <text:p/>
        </draw:line>
        <draw:line draw:style-name="gr2190" draw:text-style-name="P3" draw:layer="layout" svg:x1="11.5cm" svg:y1="6cm" svg:x2="11.5cm" svg:y2="5cm">
          <text:p/>
        </draw:line>
        <draw:line draw:style-name="gr2191" draw:text-style-name="P3" draw:layer="layout" svg:x1="13.5cm" svg:y1="6cm" svg:x2="13.5cm" svg:y2="5cm">
          <text:p/>
        </draw:line>
        <draw:custom-shape draw:style-name="gr2192" draw:text-style-name="P6" xml:id="id345" draw:id="id345" draw:layer="layout" svg:width="1cm" svg:height="1cm" svg:x="10.5cm" svg:y="3cm">
          <text:p text:style-name="P5"><text:span text:style-name="T2">R</text:span><text:span text:style-name="T3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193" draw:text-style-name="P3" draw:layer="layout" draw:type="line" svg:x1="9.5cm" svg:y1="5cm" svg:x2="10.646cm" svg:y2="3.854cm" draw:end-shape="id345" draw:end-glue-point="7" svg:d="M9500 5000l1146-1146" svg:viewBox="0 0 1147 1147">
          <text:p/>
        </draw:connector>
        <draw:connector draw:style-name="gr2194" draw:text-style-name="P3" draw:layer="layout" draw:type="line" svg:x1="12.5cm" svg:y1="5cm" svg:x2="11.354cm" svg:y2="3.854cm" draw:end-shape="id345" draw:end-glue-point="9" svg:d="M12500 5000l-1146-1146" svg:viewBox="0 0 1147 1147">
          <text:p/>
        </draw:connector>
        <draw:frame draw:style-name="gr2195" draw:text-style-name="P2" draw:layer="layout" svg:width="2cm" svg:height="0.5cm" svg:x="16.5cm" svg:y="5cm">
          <draw:text-box>
            <text:p text:style-name="P1"><text:span text:style-name="T1">v4, v5</text:span></text:p>
          </draw:text-box>
        </draw:frame>
        <draw:frame draw:style-name="gr2196" draw:text-style-name="P2" draw:layer="layout" svg:width="2cm" svg:height="0.5cm" svg:x="16.5cm" svg:y="5.5cm">
          <draw:text-box>
            <text:p text:style-name="P1"><text:span text:style-name="T1">3</text:span></text:p>
          </draw:text-box>
        </draw:frame>
        <draw:line draw:style-name="gr2197" draw:text-style-name="P3" draw:layer="layout" svg:x1="16.5cm" svg:y1="5cm" svg:x2="18.5cm" svg:y2="5cm">
          <text:p/>
        </draw:line>
        <draw:line draw:style-name="gr2198" draw:text-style-name="P3" draw:layer="layout" svg:x1="16.5cm" svg:y1="5.5cm" svg:x2="18.5cm" svg:y2="5.5cm">
          <text:p/>
        </draw:line>
        <draw:line draw:style-name="gr2199" draw:text-style-name="P3" draw:layer="layout" svg:x1="16.5cm" svg:y1="6cm" svg:x2="18.5cm" svg:y2="6cm">
          <text:p/>
        </draw:line>
        <draw:line draw:style-name="gr2200" draw:text-style-name="P3" draw:layer="layout" svg:x1="16.5cm" svg:y1="6cm" svg:x2="16.5cm" svg:y2="5cm">
          <text:p/>
        </draw:line>
        <draw:line draw:style-name="gr2201" draw:text-style-name="P3" draw:layer="layout" svg:x1="18.5cm" svg:y1="6cm" svg:x2="18.5cm" svg:y2="5cm">
          <text:p/>
        </draw:line>
        <draw:frame draw:style-name="gr2202" draw:text-style-name="P2" draw:layer="layout" svg:width="2cm" svg:height="0.5cm" svg:x="19.5cm" svg:y="5cm">
          <draw:text-box>
            <text:p text:style-name="P1"><text:span text:style-name="T1">v4, v0</text:span></text:p>
          </draw:text-box>
        </draw:frame>
        <draw:frame draw:style-name="gr2203" draw:text-style-name="P2" draw:layer="layout" svg:width="2cm" svg:height="0.5cm" svg:x="19.5cm" svg:y="5.5cm">
          <draw:text-box>
            <text:p text:style-name="P1"><text:span text:style-name="T1">2</text:span></text:p>
          </draw:text-box>
        </draw:frame>
        <draw:line draw:style-name="gr2204" draw:text-style-name="P3" draw:layer="layout" svg:x1="19.5cm" svg:y1="5cm" svg:x2="21.5cm" svg:y2="5cm">
          <text:p/>
        </draw:line>
        <draw:line draw:style-name="gr2205" draw:text-style-name="P3" draw:layer="layout" svg:x1="19.5cm" svg:y1="5.5cm" svg:x2="21.5cm" svg:y2="5.5cm">
          <text:p/>
        </draw:line>
        <draw:line draw:style-name="gr2206" draw:text-style-name="P3" draw:layer="layout" svg:x1="19.5cm" svg:y1="6cm" svg:x2="21.5cm" svg:y2="6cm">
          <text:p/>
        </draw:line>
        <draw:line draw:style-name="gr2207" draw:text-style-name="P3" draw:layer="layout" svg:x1="19.5cm" svg:y1="6cm" svg:x2="19.5cm" svg:y2="5cm">
          <text:p/>
        </draw:line>
        <draw:line draw:style-name="gr2208" draw:text-style-name="P3" draw:layer="layout" svg:x1="21.5cm" svg:y1="6cm" svg:x2="21.5cm" svg:y2="5cm">
          <text:p/>
        </draw:line>
        <draw:custom-shape draw:style-name="gr2209" draw:text-style-name="P6" xml:id="id346" draw:id="id346" draw:layer="layout" svg:width="1cm" svg:height="1cm" svg:x="18.5cm" svg:y="3cm">
          <text:p text:style-name="P5"><text:span text:style-name="T2">R</text:span><text:span text:style-name="T3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210" draw:text-style-name="P3" draw:layer="layout" draw:type="line" svg:x1="17.5cm" svg:y1="5cm" svg:x2="18.646cm" svg:y2="3.854cm" draw:end-shape="id346" draw:end-glue-point="7" svg:d="M17500 5000l1146-1146" svg:viewBox="0 0 1147 1147">
          <text:p/>
        </draw:connector>
        <draw:connector draw:style-name="gr2211" draw:text-style-name="P3" draw:layer="layout" draw:type="line" svg:x1="20.5cm" svg:y1="5cm" svg:x2="19.354cm" svg:y2="3.854cm" draw:end-shape="id346" draw:end-glue-point="9" svg:d="M20500 5000l-1146-1146" svg:viewBox="0 0 1147 1147">
          <text:p/>
        </draw:connector>
        <draw:connector draw:style-name="gr8" draw:text-style-name="P4" draw:layer="layout" draw:type="line" svg:x1="11cm" svg:y1="3cm" svg:x2="14cm" svg:y2="2cm" svg:d="M11000 3000l3000-1000" svg:viewBox="0 0 3001 1001">
          <text:p/>
        </draw:connector>
        <draw:connector draw:style-name="gr8" draw:text-style-name="P4" draw:layer="layout" draw:type="line" svg:x1="19cm" svg:y1="3cm" svg:x2="16cm" svg:y2="2.001cm" svg:d="M19000 3000l-3000-999" svg:viewBox="0 0 3001 1000">
          <text:p/>
        </draw:connector>
      </draw:page>
      <draw:page draw:name="page19" draw:style-name="dp1" draw:master-page-name="Default">
        <draw:frame draw:style-name="gr2212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2213" draw:text-style-name="P2" draw:layer="layout" svg:width="2cm" svg:height="0.5cm" svg:x="14cm" svg:y="1.5cm">
          <draw:text-box>
            <text:p text:style-name="P1"><text:span text:style-name="T1">5</text:span></text:p>
          </draw:text-box>
        </draw:frame>
        <draw:line draw:style-name="gr2214" draw:text-style-name="P3" draw:layer="layout" svg:x1="14cm" svg:y1="1cm" svg:x2="16cm" svg:y2="1cm">
          <text:p/>
        </draw:line>
        <draw:line draw:style-name="gr2215" draw:text-style-name="P3" draw:layer="layout" svg:x1="14cm" svg:y1="1.5cm" svg:x2="16cm" svg:y2="1.5cm">
          <text:p/>
        </draw:line>
        <draw:line draw:style-name="gr2216" draw:text-style-name="P3" draw:layer="layout" svg:x1="14cm" svg:y1="2cm" svg:x2="16cm" svg:y2="2cm">
          <text:p/>
        </draw:line>
        <draw:line draw:style-name="gr2217" draw:text-style-name="P3" draw:layer="layout" svg:x1="14cm" svg:y1="2cm" svg:x2="14cm" svg:y2="1cm">
          <text:p/>
        </draw:line>
        <draw:line draw:style-name="gr2218" draw:text-style-name="P3" draw:layer="layout" svg:x1="16cm" svg:y1="2cm" svg:x2="16cm" svg:y2="1cm">
          <text:p/>
        </draw:line>
        <draw:frame draw:style-name="gr2219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2220" draw:text-style-name="P2" draw:layer="layout" svg:width="2cm" svg:height="0.5cm" svg:x="8.5cm" svg:y="5.5cm">
          <draw:text-box>
            <text:p text:style-name="P1"><text:span text:style-name="T1">4</text:span></text:p>
          </draw:text-box>
        </draw:frame>
        <draw:line draw:style-name="gr2221" draw:text-style-name="P3" draw:layer="layout" svg:x1="8.5cm" svg:y1="5cm" svg:x2="10.5cm" svg:y2="5cm">
          <text:p/>
        </draw:line>
        <draw:line draw:style-name="gr2222" draw:text-style-name="P3" draw:layer="layout" svg:x1="8.5cm" svg:y1="5.5cm" svg:x2="10.5cm" svg:y2="5.5cm">
          <text:p/>
        </draw:line>
        <draw:line draw:style-name="gr2223" draw:text-style-name="P3" draw:layer="layout" svg:x1="8.5cm" svg:y1="6cm" svg:x2="10.5cm" svg:y2="6cm">
          <text:p/>
        </draw:line>
        <draw:line draw:style-name="gr2224" draw:text-style-name="P3" draw:layer="layout" svg:x1="8.5cm" svg:y1="6cm" svg:x2="8.5cm" svg:y2="5cm">
          <text:p/>
        </draw:line>
        <draw:line draw:style-name="gr2225" draw:text-style-name="P3" draw:layer="layout" svg:x1="10.5cm" svg:y1="6cm" svg:x2="10.5cm" svg:y2="5cm">
          <text:p/>
        </draw:line>
        <draw:frame draw:style-name="gr2226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2227" draw:text-style-name="P2" draw:layer="layout" svg:width="2cm" svg:height="0.5cm" svg:x="11.5cm" svg:y="5.5cm">
          <draw:text-box>
            <text:p text:style-name="P1"><text:span text:style-name="T1">4</text:span></text:p>
          </draw:text-box>
        </draw:frame>
        <draw:line draw:style-name="gr2228" draw:text-style-name="P3" draw:layer="layout" svg:x1="11.5cm" svg:y1="5cm" svg:x2="13.5cm" svg:y2="5cm">
          <text:p/>
        </draw:line>
        <draw:line draw:style-name="gr2229" draw:text-style-name="P3" draw:layer="layout" svg:x1="11.5cm" svg:y1="5.5cm" svg:x2="13.5cm" svg:y2="5.5cm">
          <text:p/>
        </draw:line>
        <draw:line draw:style-name="gr2230" draw:text-style-name="P3" draw:layer="layout" svg:x1="11.5cm" svg:y1="6cm" svg:x2="13.5cm" svg:y2="6cm">
          <text:p/>
        </draw:line>
        <draw:line draw:style-name="gr2231" draw:text-style-name="P3" draw:layer="layout" svg:x1="11.5cm" svg:y1="6cm" svg:x2="11.5cm" svg:y2="5cm">
          <text:p/>
        </draw:line>
        <draw:line draw:style-name="gr2232" draw:text-style-name="P3" draw:layer="layout" svg:x1="13.5cm" svg:y1="6cm" svg:x2="13.5cm" svg:y2="5cm">
          <text:p/>
        </draw:line>
        <draw:custom-shape draw:style-name="gr2233" draw:text-style-name="P6" xml:id="id347" draw:id="id347" draw:layer="layout" svg:width="1cm" svg:height="1cm" svg:x="10.5cm" svg:y="3cm">
          <text:p text:style-name="P5"><text:span text:style-name="T2">R</text:span><text:span text:style-name="T3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234" draw:text-style-name="P3" draw:layer="layout" draw:type="line" svg:x1="9.5cm" svg:y1="5cm" svg:x2="10.646cm" svg:y2="3.854cm" draw:end-shape="id347" draw:end-glue-point="7" svg:d="M9500 5000l1146-1146" svg:viewBox="0 0 1147 1147">
          <text:p/>
        </draw:connector>
        <draw:connector draw:style-name="gr2235" draw:text-style-name="P3" draw:layer="layout" draw:type="line" svg:x1="12.5cm" svg:y1="5cm" svg:x2="11.354cm" svg:y2="3.854cm" draw:end-shape="id347" draw:end-glue-point="9" svg:d="M12500 5000l-1146-1146" svg:viewBox="0 0 1147 1147">
          <text:p/>
        </draw:connector>
        <draw:connector draw:style-name="gr8" draw:text-style-name="P4" draw:layer="layout" draw:type="line" svg:x1="11cm" svg:y1="3cm" svg:x2="14cm" svg:y2="2cm" svg:d="M11000 3000l3000-1000" svg:viewBox="0 0 3001 1001">
          <text:p/>
        </draw:connector>
      </draw:page>
      <draw:page draw:name="page20" draw:style-name="dp1" draw:master-page-name="Default">
        <draw:frame draw:style-name="gr2236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2237" draw:text-style-name="P2" draw:layer="layout" svg:width="2cm" svg:height="0.5cm" svg:x="14cm" svg:y="1.5cm">
          <draw:text-box>
            <text:p text:style-name="P1"><text:span text:style-name="T1">5</text:span></text:p>
          </draw:text-box>
        </draw:frame>
        <draw:line draw:style-name="gr2238" draw:text-style-name="P3" draw:layer="layout" svg:x1="14cm" svg:y1="1cm" svg:x2="16cm" svg:y2="1cm">
          <text:p/>
        </draw:line>
        <draw:line draw:style-name="gr2239" draw:text-style-name="P3" draw:layer="layout" svg:x1="14cm" svg:y1="1.5cm" svg:x2="16cm" svg:y2="1.5cm">
          <text:p/>
        </draw:line>
        <draw:line draw:style-name="gr2240" draw:text-style-name="P3" draw:layer="layout" svg:x1="14cm" svg:y1="2cm" svg:x2="16cm" svg:y2="2cm">
          <text:p/>
        </draw:line>
        <draw:line draw:style-name="gr2241" draw:text-style-name="P3" draw:layer="layout" svg:x1="14cm" svg:y1="2cm" svg:x2="14cm" svg:y2="1cm">
          <text:p/>
        </draw:line>
        <draw:line draw:style-name="gr2242" draw:text-style-name="P3" draw:layer="layout" svg:x1="16cm" svg:y1="2cm" svg:x2="16cm" svg:y2="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17:10:56.282064467</meta:creation-date>
    <dc:date>2022-07-11T09:24:03.374760558</dc:date>
    <meta:editing-duration>PT9H36M7S</meta:editing-duration>
    <meta:editing-cycles>31</meta:editing-cycles>
    <meta:generator>LibreOffice/6.4.7.2$Linux_X86_64 LibreOffice_project/40$Build-2</meta:generator>
    <meta:document-statistic meta:object-count="2714"/>
  </office:meta>
</office:document-meta>
</file>